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Heading_20_1">
      <style:text-properties officeooo:paragraph-rsid="02040b59"/>
    </style:style>
    <style:style style:name="P8" style:family="paragraph" style:parent-style-name="Heading_20_2">
      <style:text-properties officeooo:rsid="0205e43d" officeooo:paragraph-rsid="0205e43d"/>
    </style:style>
    <style:style style:name="P9" style:family="paragraph" style:parent-style-name="Standard" style:list-style-name="L2">
      <style:text-properties officeooo:paragraph-rsid="020bd546"/>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1"/>
    <style:style style:name="P68" style:family="paragraph" style:parent-style-name="VimmAdded" style:list-style-name="L1">
      <style:text-properties officeooo:rsid="0207aeb4" officeooo:paragraph-rsid="0207aeb4"/>
    </style:style>
    <style:style style:name="P69" style:family="paragraph" style:parent-style-name="VimmAdded" style:list-style-name="L1">
      <style:text-properties officeooo:rsid="020a8cd0" officeooo:paragraph-rsid="020a8cd0"/>
    </style:style>
    <style:style style:name="P70" style:family="paragraph" style:parent-style-name="VimmBody" style:list-style-name="L60"/>
    <style:style style:name="P71" style:family="paragraph" style:parent-style-name="VimmBody">
      <style:text-properties officeooo:paragraph-rsid="020e1507"/>
    </style:style>
    <style:style style:name="P72" style:family="paragraph" style:parent-style-name="VimmBody">
      <style:text-properties officeooo:paragraph-rsid="02110244"/>
    </style:style>
    <style:style style:name="P73" style:family="paragraph" style:parent-style-name="VimmBody">
      <style:text-properties officeooo:paragraph-rsid="021155bf"/>
    </style:style>
    <style:style style:name="P74" style:family="paragraph" style:parent-style-name="VimmVersePali" style:list-style-name="L5"/>
    <style:style style:name="P75" style:family="paragraph" style:parent-style-name="VimmVersePali" style:list-style-name="L12"/>
    <style:style style:name="P76" style:family="paragraph" style:parent-style-name="VimmVersePali" style:list-style-name="L16"/>
    <style:style style:name="P77" style:family="paragraph" style:parent-style-name="VimmVersePali" style:list-style-name="L23"/>
    <style:style style:name="P78" style:family="paragraph" style:parent-style-name="VimmVersePali" style:list-style-name="L28"/>
    <style:style style:name="P79" style:family="paragraph" style:parent-style-name="VimmVersePali" style:list-style-name="L29"/>
    <style:style style:name="P80" style:family="paragraph" style:parent-style-name="VimmVersePali" style:list-style-name="L31"/>
    <style:style style:name="P81" style:family="paragraph" style:parent-style-name="VimmVersePali" style:list-style-name="L37"/>
    <style:style style:name="P82" style:family="paragraph" style:parent-style-name="VimmVersePali" style:list-style-name="L39"/>
    <style:style style:name="P83" style:family="paragraph" style:parent-style-name="VimmVersePali" style:list-style-name="L40"/>
    <style:style style:name="P84" style:family="paragraph" style:parent-style-name="VimmVersePali" style:list-style-name="L43"/>
    <style:style style:name="P85" style:family="paragraph" style:parent-style-name="VimmVersePali" style:list-style-name="L44"/>
    <style:style style:name="P86" style:family="paragraph" style:parent-style-name="VimmVersePali" style:list-style-name="L45"/>
    <style:style style:name="P87" style:family="paragraph" style:parent-style-name="VimmVersePali" style:list-style-name="L47"/>
    <style:style style:name="P88" style:family="paragraph" style:parent-style-name="VimmVersePali" style:list-style-name="L49"/>
    <style:style style:name="P89" style:family="paragraph" style:parent-style-name="VimmVersePali" style:list-style-name="L50"/>
    <style:style style:name="P90" style:family="paragraph" style:parent-style-name="VimmVersePali" style:list-style-name="L54"/>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language-asian="fr" style:country-asian="FR"/>
    </style:style>
    <style:style style:name="T9" style:family="text">
      <style:text-properties style:rfc-language-tag="es-ES-u-co-trad" fo:language="es" fo:country="ES" style:rfc-language-tag-asian="es-ES-u-co-trad" style:language-asian="es" style:country-asian="ES"/>
    </style:style>
    <style:style style:name="T10" style:family="text">
      <style:text-properties fo:language="en" fo:country="CA" style:language-asian="en" style:country-asian="CA"/>
    </style:style>
    <style:style style:name="T11" style:family="text">
      <style:text-properties fo:language="it" fo:country="IT" style:language-asian="it" style:country-asian="IT"/>
    </style:style>
    <style:style style:name="T12" style:family="text">
      <style:text-properties fo:language="it" fo:country="IT" officeooo:rsid="01bd1622" style:language-asian="it" style:country-asian="IT"/>
    </style:style>
    <style:style style:name="T13" style:family="text">
      <style:text-properties fo:language="it" fo:country="IT" officeooo:rsid="01bf02a6" style:language-asian="it" style:country-asian="IT"/>
    </style:style>
    <style:style style:name="T14" style:family="text">
      <style:text-properties fo:language="en" fo:country="IN"/>
    </style:style>
    <style:style style:name="T15" style:family="text">
      <style:text-properties fo:language="en" fo:country="IN" officeooo:rsid="01ba2f63"/>
    </style:style>
    <style:style style:name="T16" style:family="text">
      <style:text-properties fo:language="en" fo:country="US" style:language-asian="en" style:country-asian="US" style:language-complex="ar" style:country-complex="SA"/>
    </style:style>
    <style:style style:name="T17" style:family="text">
      <style:text-properties fo:language="de" fo:country="DE"/>
    </style:style>
    <style:style style:name="T18" style:family="text">
      <style:text-properties fo:language="de" fo:country="DE" style:language-asian="de" style:country-asian="DE"/>
    </style:style>
    <style:style style:name="T19" style:family="text">
      <style:text-properties officeooo:rsid="017473d0"/>
    </style:style>
    <style:style style:name="T20" style:family="text">
      <style:text-properties style:language-asian="fr" style:country-asian="FR"/>
    </style:style>
    <style:style style:name="T21" style:family="text">
      <style:text-properties style:language-asian="it" style:country-asian="IT"/>
    </style:style>
    <style:style style:name="T22" style:family="text">
      <style:text-properties style:rfc-language-tag-asian="es-ES-u-co-trad" style:language-asian="es" style:country-asian="ES"/>
    </style:style>
    <style:style style:name="T23" style:family="text">
      <style:text-properties style:language-asian="de" style:country-asian="DE"/>
    </style:style>
    <style:style style:name="T24" style:family="text">
      <style:text-properties style:language-asian="en" style:country-asian="CA"/>
    </style:style>
    <style:style style:name="T25" style:family="text">
      <style:text-properties style:language-asian="en" style:country-asian="US" style:language-complex="ar" style:country-complex="SA"/>
    </style:style>
    <style:style style:name="T26" style:family="text">
      <style:text-properties officeooo:rsid="01bd1622"/>
    </style:style>
    <style:style style:name="T27" style:family="text">
      <style:text-properties officeooo:rsid="01bf02a6"/>
    </style:style>
    <style:style style:name="T28" style:family="text">
      <style:text-properties officeooo:rsid="01c00969"/>
    </style:style>
    <style:style style:name="T29" style:family="text">
      <style:text-properties officeooo:rsid="01c20866"/>
    </style:style>
    <style:style style:name="T30" style:family="text">
      <style:text-properties officeooo:rsid="01c3a71e"/>
    </style:style>
    <style:style style:name="T31" style:family="text">
      <style:text-properties officeooo:rsid="01e21949"/>
    </style:style>
    <style:style style:name="T32" style:family="text">
      <style:text-properties officeooo:rsid="01faa5e3"/>
    </style:style>
    <style:style style:name="T33" style:family="text">
      <style:text-properties officeooo:rsid="01fc04c9"/>
    </style:style>
    <style:style style:name="T34" style:family="text">
      <style:text-properties officeooo:rsid="02016008"/>
    </style:style>
    <style:style style:name="T35" style:family="text">
      <style:text-properties officeooo:rsid="02020ecf"/>
    </style:style>
    <style:style style:name="T36" style:family="text">
      <style:text-properties officeooo:rsid="0207aeb4"/>
    </style:style>
    <style:style style:name="T37" style:family="text">
      <style:text-properties officeooo:rsid="02089033"/>
    </style:style>
    <style:style style:name="T38" style:family="text">
      <style:text-properties officeooo:rsid="020a8cd0"/>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loext:content-control loext:date="true" loext:date-format="M/d/yyyy" loext:date-rfc-language-tag="en-US" loext:current-date="By the Arahant UpatissaT00:00:00Z">By the Arahant Upatissa</loext:content-control></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8"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68">Sections in the front matter were reordered — short dedications, prefatory notes, acknowledgements were moved under the new heading Prefaces for clarity.</text:p>
        </text:list-item>
        <text:list-item>
          <text:p text:style-name="P68">Owing to <text:span text:style-name="T37">an </text:span>imperfect OCR process, there are typos in the text, especially in the Pali quotes. This is a reader's edition, so those needing the Pali footnotes should check the sources. These quotes might be machine-corrected based on fuzzy matching <text:span text:style-name="T38">(e.g. </text:span>with SuttaCentra<text:span text:style-name="T38">l data)</text:span>, in the future.</text:p>
        </text:list-item>
        <text:list-item>
          <text:p text:style-name="P69">Cross-references to pages are not converted yet.</text:p>
        </text:list-item>
        <text:list-item>
          <text:p text:style-name="P69">Index and glossaries are skipped in the electronic edition.</text:p>
        </text:list-item>
        <text:list-item>
          <text:p text:style-name="P69">The Additions and Corrections section was applied and is therefore skipped.</text:p>
        </text:list-item>
        <text:list-item>
          <text:p text:style-name="P69">Footnotes in chapter titles will be moved into the main text, owing to limitations of some target formats which can't handle footnotes in chapter titles.</text:p>
        </text:list-item>
      </text:list>
      <text:h text:style-name="Heading_20_3" text:outline-level="3" text:is-list-header="true"><text:span text:style-name="T36">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h text:style-name="Heading_20_3" text:outline-level="3" text:is-list-header="true">Editorial data</text:h>
      <text:p text:style-name="VimmBody"/>
      <text:p text:style-name="VimmBody">Dhammapada v. 239</text:p>
      <text:p text:style-name="VimmBody">(Trans. by Soma Thera)</text:p>
      <text:p text:style-name="VimmBody"><text:span text:style-name="VimmPageNo">[[4|ii]]</text:span></text:p>
      <text:p text:style-name="VimmBody">The Path of Freedom (Vimuttimagga)</text:p>
      <text:p text:style-name="VimmBody">By the Arahant Upatlssa</text:p>
      <text:p text:style-name="VimmBody">Translated into Chinese as Ciè -to-tāo-lun by Tipitaka Sanghapāla of Funan</text:p>
      <text:p text:style-name="VimmBody">Translated from the Chinese by Rev. N.R.M. Ehara, Soma Thera,and Kheminda Thera</text:p>
      <text:p text:style-name="VimmBody"><text:bookmark-start text:name="bookmark2"/>Buddhist Publication Society<text:bookmark-end text:name="bookmark2"/>. Kandy, Sri Lanka</text:p>
      <text:p text:style-name="VimmBody"><text:span text:style-name="VimmPageNo">[[5|iii]]</text:span></text:p>
      <text:p text:style-name="VimmBody">Buddhist Publication Society, P.O. Box 61, <text:s/>54, Sangharaja Mawatha, Kandy, Sri Lanka</text:p>
      <text:p text:style-name="VimmBody"><text:soft-page-break/>First published in 1961 by Dr. D. Roland D. Weerasuria</text:p>
      <text:p text:style-name="VimmBody">First BPS edition 1977, Reprinted 1995</text:p>
      <text:p text:style-name="VimmBody">Copyright © 1995 Buddhist Publication Society</text:p>
      <text:p text:style-name="VimmBody">ISBN 955-24-0054-6</text:p>
      <text:p text:style-name="VimmBody">Reprinted and Donated for free distribution by</text:p>
      <text:p text:style-name="VimmBody">The Corporate Body of the Buddha Educational Foundation</text:p>
      <text:p text:style-name="VimmBody">11F, 55 Hang Chow South Road Sec 1, Taipei, Taiwan, R.O.C.</text:p>
      <text:p text:style-name="VimmBody">Tel: 886-2-23951198, Fax: 886-2-23913415 </text:p>
      <text:p text:style-name="VimmBody">Email:<text:span text:style-name="T10"> overseas@budaedu.org</text:span></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1">Ciè-to-tāo-lun</text:span></text:span><text:span text:style-name="T21">.</text:span></text:p>
      <text:p text:style-name="VimmBody"><text:span text:style-name="VimmPageNo"><text:span text:style-name="T11">[[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oft-page-break/><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1">[[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
      <text:p text:style-name="VimmBody"><text:span text:style-name="VimmPageNo">[[32|xxxi]]</text:span> As stated elsewhere (In Memoriam, p. <text:span text:style-name="VimmTODO">[TODO:ref]</text:span> xv)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ẏ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text:soft-page-break/>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e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text:soft-page-break/>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8">vihāra </text:span><text:span text:style-name="VimmPageNo"><text:span text:style-name="T8">[[34|xxxiii]]</text:span></text:span><text:span text:style-name="T8">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8">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8">Maḍihē Paññâsīha Mahā Nāyaka </text:span>Thera of <text:span text:style-name="T8">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8">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8">de </text:span>Mel who read through the type-script and made valuable suggestions.</text:p>
      <text:p text:style-name="VimmBody">To Mr. <text:span text:style-name="T8">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0">saddhâ</text:span></text:span>) wishing his father, Mudaliyar <text:span text:style-name="T8">D. D. Weérasuria </text:span>j.p., who passed away on 25. 5. 1949, the happiness of <text:span text:style-name="VimmPali"><text:span text:style-name="T20">Nibbāna</text:span></text:span><text:span text:style-name="T20">.</text:span><text:span text:style-name="T8">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8">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1">Soma Mahā </text:span>Thera (1898—1960)</text:h>
      <text:p text:style-name="VimmVersePali">Aciraṃ vat’ ayaṃ kāyo pathaviṃ adhisessati<text:line-break/><text:span text:style-name="T21">Chuddho apetavi</text:span>ññāṇ<text:span text:style-name="T21">o</text:span>, niratthaṃ <text:span text:style-name="T21">va kalingaraṃ</text:span><text:span text:style-name="T21"><text:note text:id="ftn1" text:note-class="footnote"><text:note-citation>1</text:note-citation><text:note-body><text:p text:style-name="Standard">Dh. 41.</text:p></text:note-body></text:note></text:span></text:p>
      <text:p text:style-name="VimmBody"><text:span text:style-name="VimmPageNo">[[11|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1">Soma Mahā </text:span>Thera, for, but for his indomitable energy and earnestness this work would not have been <text:soft-page-break/>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1">Soma Mah</text:span>ā<text:span text:style-name="T11"> </text:span>Thera was born on December 23,1898, in Kotahena, Colombo, and passed away at <text:span text:style-name="T11">Vajiràràma, </text:span>Bambalapitiya, Colombo, Tuesday, February 23, 1960. His father was Emmanuel Marian Perera Pulle, and his mother, Theresa Rodrigo Babapulle. His name was Victor Emmanuel Perera Pulle. He receiy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1">th</text:span><text:span text:style-name="T12">e</text:span><text:span text:style-name="T11"> </text:span>Dhammapada being sold for a rupee he quickly bought and read it again and again. This was his introduction to the <text:span text:style-name="VimmPali">Buddhadhamma</text:span>. From that day on he <text:span text:style-name="VimmPageNo">[[12|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ext:soft-page-break/>‘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26">é</text:span></text:span><text:span text:style-name="VimmPali"><text:span text:style-name="T20">lan</text:span></text:span><text:span text:style-name="T8">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20">“</text:span><text:span text:style-name="VimmPali"><text:span text:style-name="T20">Le </text:span></text:span><text:span text:style-name="VimmPali">style </text:span><text:span text:style-name="VimmPali"><text:span text:style-name="T20">est l’homme meme</text:span></text:span>” is perfectly applicable. In his Study Circle days, he had a massive <text:soft-page-break/>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0">“</text:span><text:span text:style-name="VimmPali"><text:span text:style-name="T20">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8">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2">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2">avāda</text:span></text:span><text:span text:style-name="T9"> </text:span>in his country and that there was much that could be translated from the <text:span text:style-name="VimmPali"><text:span text:style-name="T22">Mahāyāna</text:span></text:span><text:span text:style-name="T9">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22">Mahāyāna</text:span></text:span><text:span text:style-name="T22">.</text:span><text:span text:style-name="T9"> </text:span>Towards the end of 1935, through his good offices, we were invited to Jozaiji, the Nichiren temple in Kawatana-<text:span text:style-name="T9">Machi, </text:span>Nagasaki-ken. The head of that temple, the Rev. N. R. M. Ehara, had been a lecturer at Rissho for sometime. He was the perfect host—a most <text:soft-page-break/>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ṅ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27">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text:soft-page-break/>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ḣ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text:span><text:soft-page-break/><text:span text:style-name="VimmPali">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text:soft-page-break/>pen. His masterly articles on ‘The Greatest Mahānāyaka Thera of Our Time’ and the editorial ‘A Maker of Good Men’ on the passing away of the. Venerable Paelāēnē Siri Vajirañāṇa Mahā Nāyakā Thera, were written at a time when he was much harassed by asthma. Finding that the long stay at the Island Hermitage had worsened his asthma and seeing the advantage of being with the Venerable Paelāēnē Siri Vajirañāṇa Mahā Nāyakā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text:soft-page-break/>one of kindness and understandi<text:span text:style-name="T1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Yietta said that these same questions had been put by him to European scholars, individually and in groups, but he had not received such satiṣfying answers as had been given by Soma Mahā Thera.</text:p>
      <text:p text:style-name="VimmBody">Another invitation that the mission accepted was that of the Buddhists of Hamburg. They were anxious to have us with them during Vesak time. So from Isl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text:soft-page-break/>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hed with half measuresj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text:soft-page-break/>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1">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text:soft-page-break/>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á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text:soft-page-break/>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Cv. Ch. XXXVII, 241-43):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Ch. XXXII, 73: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è-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text:soft-page-break/>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VimmBody">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9">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9">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9">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Path of Purification Introduction <text:span text:style-name="VimmTODO">pp. xxvii-xxvIll</text:span>). The statement of the Venerable <text:span text:style-name="T9">Dhammapāla </text:span>Thera in the <text:span text:style-name="VimmPali"><text:span text:style-name="T22">Paramatthamañjūsā</text:span></text:span><text:span text:style-name="T9"> </text:span>quoted earlier seems to disallow (b) above.</text:p>
      <text:p text:style-name="VimmBody">The Venerable Buddhadatta <text:span text:style-name="T9">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LL).</text:p>
      <text:p text:style-name="VimmBody">Regarding the view that the <text:span text:style-name="VimmPali">Vimuttimagga</text:span> was a work written at the Abhayagiri Monastery, the <text:span text:style-name="T9">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9">Bhadantācariya </text:span>Buddhaghosa himself never mentions it” (Introduction, XXVILL).</text:p>
      <text:p text:style-name="VimmBody"><text:soft-page-break/>Prof. Dr. P. V. Bapat in the Introduction (p. liv)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9">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2">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text:soft-page-break/>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 </text:span>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Mv. Ch. XXXILL, 2-4).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q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b.c. and King Vasabha from 66-110 a.c.)? If our author is in fact this Upatissa Thera, this story will provide him with the most appropriate material for a simile to illustrate the regardlessness of an unvirtuous man for the Good Law. How appropriate the background provided by the prince’s <text:soft-page-break/>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3">*</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a.d. in Ceylon” (p. lvi), the <text:span text:style-name="VimmPali">Vimuttimagga</text:span> is hardly the place to display such special knowledge.</text:p>
      <text:p text:style-name="VimmBody">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 - 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taka; and Atīṡa (Dīpaṁkara Śrī Jñāna), who became abbot of Vikramaṡīla, was here in the eleventh century”. Further, I myself remember the late lama, when he <text:soft-page-break/>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8">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8">Mah</text:span>ā<text:span text:style-name="T8">sena </text:span>(beginning of the fourth century a.d.)”.</text:p>
      <text:h text:style-name="Heading_20_3" text:outline-level="3" text:is-list-header="true">Tipiṭaka Sanghapāla Thera of Funan</text:h>
      <text:p text:style-name="VimmBody">Below is given the Life of Tipiṭaka <text:span text:style-name="T8">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8">Sanghapāla; </text:span>he was a foreign scholar. His bearing was noble and he was handsome of feature. He was a skilful debater. Coming to the capital he stayed at <text:span text:style-name="T8">Shōkwanji (Mahāvidarṣanārāma). </text:span>The Emperor <text:span text:style-name="T8">Bū </text:span>honoured and respected him, and treated him with great consideration. He was requested by the emperor to translate Buddhist scriptures in <text:span text:style-name="T8">Jūkoden (Āyus-prabhā vihāra) </text:span>and Sen-un- kwan (. . . <text:span text:style-name="T8">megha-vihāra). </text:span>He translated the <text:span text:style-name="VimmPali"><text:span text:style-name="T20">Mahā </text:span></text:span><text:span text:style-name="VimmPali">Aṡoka </text:span><text:span text:style-name="VimmPali"><text:span text:style-name="T20">Sūtra</text:span></text:span>, <text:span text:style-name="VimmPali">Vimokṣa- </text:span><text:span text:style-name="VimmPali"><text:span text:style-name="T20">Mārga-ṡāstra</text:span></text:span>, and others. <text:span text:style-name="T8">Hōsho, </text:span>En-don-u and others assisted (lit. wrote).</text:p>
      <text:p text:style-name="VimmBody">This occurs under the Biographẏ of Guṇavrddhi of Mid-India who built <text:span text:style-name="T8">Shōkwanji </text:span>and died in <text:span text:style-name="T8">Shōkwanji </text:span>in the second year of <text:span text:style-name="T8">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8">Sanghapāla </text:span>is given first. <text:span text:style-name="T8">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8">Shōkwanji </text:span>and became a disciple of Guṇabhadra, a <text:span text:style-name="VimmPali">ṡramaṇa</text:span> of India and studied <text:span text:style-name="VimmPali">Vaipulya</text:span> under him. Sangha<text:span text:style-name="T8">pāla’s </text:span>knowledge was wide and deep and he was conversant with the languages and books of several countries . . . <text:span text:style-name="T8">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8">Shōkwanji </text:span>Senunkwan and <text:span text:style-name="T8">Funānkwan </text:span>of the Capital Yoto (Sun City). He translated for seventeen years. His translations amounted to eleven cases of forty-eight fascicles. They are the great <text:span text:style-name="VimmPali">Aṡoka </text:span><text:span text:style-name="VimmPali"><text:span text:style-name="T20">sūtra</text:span></text:span>, the <text:span text:style-name="VimmPali">Vimokṣa-Mārga-ṡāstra</text:span> and others. When the translations began the Emperor <text:span text:style-name="T8">Bū </text:span>himself came to Jukoden, attended the exposition of the Law by <text:span text:style-name="T8">Sanghapāla </text:span>and himself wrote (down the translations). After that he handed them over to the writer who was to make the printing blocks, The emperor commanded <text:soft-page-break/>the <text:span text:style-name="VimmPali">ṡramaṇa</text:span> <text:span text:style-name="T8">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ṡ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VimmBody">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a.c.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na, were killed by a labourer on the orders of the queen when they attempted to destroy the Thūpārāma. The efforts of the Mahāvihāra monks since the beginning of the dispute with those of the Abhayagiri in the first century a.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oft-page-break/><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Cv. Ch. XXXVII, 227-32).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8">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8">the </text:span>factors of meditation, <text:span text:style-name="VimmPali"><text:span text:style-name="T20">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note 3 on pp. 148-49.</text:p>
      <text:p text:style-name="VimmBody">They agree that in practising <text:span text:style-name="VimmPali"><text:span text:style-name="T20">Ānāpānasati</text:span></text:span><text:span text:style-name="T8">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p. 280) the <text:span text:style-name="VimmPali">Paṭisambhidāmagga</text:span> (I, p. 165)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p. 278) says that there are eight stages in the practice of <text:span text:style-name="VimmPali"><text:span text:style-name="T20">Ānāpānasati</text:span></text:span>, the first four of which are (1) counting, (2) connection, (3) touching, and (4) fixing. Here the Venerable Buddhaghosa Thera does not quote authority for this statement as he usually does. The <text:span text:style-name="VimmPali">Vimuttimagga</text:span> (p. 159) supplies this omission by saying that ‘certain predecessors’ taught these four ways. Here both base themselves on authority outside the texts and the commentaries.</text:p>
      <text:p text:style-name="VimmBody"><text:soft-page-break/>In discussing the earth <text:span text:style-name="VimmPali">kasiṇa</text:span>, the <text:span text:style-name="VimmPali">Visuddhimagga</text:span> (p. 123) says, ‘The four blemishes of the earth <text:span text:style-name="VimmPali">kasiṇa</text:span> are due to the intrusion of blue, yellow, red, or white’. But it does not 'give any reason. The <text:span text:style-name="VimmPali">Vimuttimagga</text:span> (p. 72)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0">Ānāpānasati</text:span></text:span><text:span text:style-name="T8">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VimmBody"><text:span text:style-name="VimmPali">Visuddhimagga</text:span></text:p>
      <text:p text:style-name="VimmBody">Text —</text:p>
      <text:p text:style-name="VimmBody">1. Edition of the Pali Text Society, London 1920.</text:p>
      <text:p text:style-name="VimmBody">2. Edition of the Harvard Oriental Series, Vol. 41, Cambridge, Mass., 1950.</text:p>
      <text:p text:style-name="VimmBody">Translations— </text:p>
      <text:p text:style-name="VimmBody">English</text:p>
      <text:p text:style-name="VimmBody">1. The Path of Purity (3 Vols.) by Prof.Pe Maung Tin, P.T.S., London, 1922, 1928, 1931.</text:p>
      <text:p text:style-name="VimmBody">2. The Path of Purification by the Venerable Bhikkhu Ñāṇamoli, Colombo, 1956.</text:p>
      <text:p text:style-name="VimmBody">German:</text:p>
      <text:p text:style-name="VimmBody">1. <text:span text:style-name="T18">Der Weg zur Reinheit, 1 </text:span>Band, by the Venerable <text:span text:style-name="T18">Nyāṇatiloka Mahā <text:tab/></text:span>Thera <text:span text:style-name="T18">(Vorwort</text:span> pp. IV-VII), Benares <text:span text:style-name="T18">Verlag, Munchen Neubiberg, </text:span>1931.</text:p>
      <text:p text:style-name="VimmBody">2. <text:span text:style-name="T18">Der Weg zur Reinheit, </text:span>complete edition, by the Venerable N<text:span text:style-name="T18">yāṇatiloka Mahā </text:span>Thera <text:span text:style-name="T18">(Vorwort pp. VILL-X, XII), Verlag Christani, Konstanz, 1952.</text:span></text:p>
      <text:p text:style-name="VimmBody">Sinhalese:</text:p>
      <text:p text:style-name="VimmBody"><text:span text:style-name="T18">1. </text:span>The Ancient <text:span text:style-name="T18">Paraphrase </text:span>by <text:span text:style-name="T18">King Parākramabāhu II (1236-68 A.C.).</text:span></text:p>
      <text:p text:style-name="VimmBody"><text:span text:style-name="T18">2. Sinhala Visuddhimārgaya </text:span>by <text:span text:style-name="T18">Paṇḍita Mātara Śrī Dharmavaṁsa Sthavira, Mātara, 1953.</text:span></text:p>
      <text:p text:style-name="VimmBody"/>
      <text:p text:style-name="VimmBody"><text:span text:style-name="VimmPali"><text:span text:style-name="T23">Paramatthamañjūsā</text:span></text:span><text:span text:style-name="T18"> </text:span><text:span text:style-name="T23">(</text:span><text:span text:style-name="VimmPali"><text:span text:style-name="T23">Vidsuddhimagga</text:span></text:span><text:span text:style-name="T18"> </text:span>commentary) by <text:span text:style-name="T18">Bhadantācariya Dhammapāla — </text:span>Venerable <text:span text:style-name="T18">Morontuduvē Dhammānanda Nāyaka </text:span>Thera’s Sinhalese edition, <text:span text:style-name="T18">1908.</text:span></text:p>
      <text:p text:style-name="VimmBody"/>
      <text:p text:style-name="VimmBody"><text:span text:style-name="VimmPali">Mahāvaṁsa</text:span></text:p>
      <text:p text:style-name="VimmBody"><text:span text:style-name="T18">Text — Edition </text:span>of the <text:span text:style-name="T18">Pali Text Society, London, 1908.</text:span></text:p>
      <text:p text:style-name="VimmBody">Translation —</text:p>
      <text:p text:style-name="VimmBody">English<text:span text:style-name="T18">: The </text:span><text:span text:style-name="VimmPali"><text:span text:style-name="T23">Mahāvaṁsa</text:span></text:span><text:span text:style-name="T18"> </text:span>or <text:span text:style-name="T18">The Great </text:span>Chronicle of <text:span text:style-name="T18">Ceylon </text:span>by <text:span text:style-name="T18">Dr. Wilhelm Geiger, Ceylon</text:span> <text:tab/><text:span text:style-name="T18">Government Information Department, Colombo, 1950 (Reprint).</text:span></text:p>
      <text:p text:style-name="VimmBody"/>
      <text:p text:style-name="VimmBody"><text:span text:style-name="VimmPali">Cūḷavaṁsa</text:span></text:p>
      <text:p text:style-name="VimmBody"><text:soft-page-break/><text:span text:style-name="T18">Translation — </text:span>English: <text:span text:style-name="VimmPali"><text:span text:style-name="T23">Cūḷavaṁsa</text:span></text:span><text:span text:style-name="T18">, </text:span>being the more recent part of the<text:span text:style-name="VimmPali"><text:span text:style-name="T23"> Mahāvaṁsa</text:span></text:span><text:span text:style-name="T18"> </text:span>by Dr. Wilhelm Geiger and Mrs. C. Mabel Rickmers, (2 Parts). P.T.S London 1929, 1930.</text:p>
      <text:p text:style-name="VimmBody"/>
      <text:p text:style-name="VimmBody"><text:span text:style-name="VimmPageNo"><text:span text:style-name="T14">[[49|xlviii]]</text:span></text:span><text:span text:style-name="VimmPali"> The Pali Literature of Ceylon </text:span><text:span text:style-name="T14">by Dr. G. P. Malalasekera, Royal Asiatic Society's Prize Publication Fund Vol. X, London, 1928.</text:span></text:p>
      <text:p text:style-name="VimmBody"/>
      <text:p text:style-name="VimmBody"><text:span text:style-name="VimmPali">History of Indian Literature</text:span> <text:span text:style-name="T14">by Dr. M. Winternitz, English translation by Mrs. S. Ketkar and Miss H. Kohn, University of Calcutta, 1933.</text:span></text:p>
      <text:p text:style-name="VimmBody"/>
      <text:p text:style-name="VimmBody"><text:span text:style-name="VimmPali">Early History of Buddhism in Ceylon</text:span> <text:span text:style-name="T14">by Dr. E. W. Adikaram, Colombo, 1953 (Second Impression).</text:span></text:p>
      <text:p text:style-name="VimmBody"/>
      <text:p text:style-name="VimmBody"><text:span text:style-name="VimmPali">Vimuttimagga and Visuddhimagga, a Comparative Study</text:span> <text:span text:style-name="T14">by Prof. P. V. Bapat, Poona, 1937.</text:span></text:p>
      <text:p text:style-name="VimmBody"/>
      <text:p text:style-name="VimmBody"><text:span text:style-name="VimmPali">Vimuttimagga</text:span></text:p>
      <text:p text:style-name="VimmBody"><text:span text:style-name="T14">Translation </text:span><text:span text:style-name="T18">—</text:span><text:span text:style-name="T14"> Chinese: </text:span><text:span text:style-name="VimmPali">Ciè-to-tāo-lun</text:span> <text:span text:style-name="T14">or </text:span><text:span text:style-name="VimmPali">Gedatsu Dō Ron</text:span> <text:span text:style-name="T14">by Tipiṭaka Sanghapāla of Funan (6th cent. A. C.).</text:span></text:p>
      <text:p text:style-name="VimmBody"><text:span text:style-name="VimmPageNo">[[50|xlix]]</text:span></text:p>
      <text:h text:style-name="Heading_20_3" text:outline-level="3" text:is-list-header="true">Abb<text:span text:style-name="T34">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l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 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ạ Aṭṭhakathā</text:p>
      <text:p text:style-name="VimmExportSkip"><text:span text:style-name="VimmPageNo">[[52|li]]</text:span></text:p>
      <text:p text:style-name="VimmExportSkip"><text:soft-page-break/>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text:soft-page-break/>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text:soft-page-break/>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LL,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8">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text:soft-page-break/>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LL, CHAPTER VILL,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text:soft-page-break/>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LL, Not-Self<text:tab/>.<text:tab/>.<text:tab/>.<text:tab/>.<text:tab/>.<text:tab/>.<text:tab/>288</text:p>
      <text:p text:style-name="VimmExportSkip">The Signless, the Unhankered, and the Void</text:p>
      <text:p text:style-name="VimmExportSkip"><text:soft-page-break/>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y Conditions</text:p>
      <text:p text:style-name="VimmExportSkip">The Nine Concie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ext:soft-page-break/>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8">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20">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8">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20">Cattāro ariyadhammā</text:span></text:span><text:span text:style-name="T20">.</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6</text:note-citation><text:note-body><text:p text:style-name="Standard"><text:span text:style-name="VimmPali">Vikkhambana-vimutti</text:span>.</text:p></text:note-body></text:note> freedom of parts,<text:note text:id="ftn24" text:note-class="footnote"><text:note-citation>7</text:note-citation><text:note-body><text:p text:style-name="Standard"><text:span text:style-name="VimmPali">Tadanga-vimutti</text:span>.</text:p></text:note-body></text:note> freedom of eradication,<text:note text:id="ftn25" text:note-class="footnote"><text:note-citation>8</text:note-citation><text:note-body><text:p text:style-name="Standard"><text:span text:style-name="VimmPali">Samuccheda-vimutti</text:span>.</text:p></text:note-body></text:note> freedom of tranquillity,<text:note text:id="ftn26" text:note-class="footnote"><text:note-citation>9</text:note-citation><text:note-body><text:p text:style-name="Standard"><text:span text:style-name="VimmPali">Paṭippassaddha</text:span>-<text:span text:style-name="VimmPali">vimutti</text:span>.</text:p></text:note-body></text:note> and freedom of emancipation.<text:note text:id="ftn27" text:note-class="footnote"><text:note-citation>10</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11</text:note-citation><text:note-body><text:p text:style-name="Standard"><text:span text:style-name="VimmPali">Paṭhamajjhāna</text:span>.</text:p></text:note-body></text:note> This is called ‘freedom of supression’. ‘Freedom of parts’ is the freedom from views through the practice of concentration which partakes of penetration.<text:note text:id="ftn29" text:note-class="footnote"><text:note-citation>12</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3</text:note-citation><text:note-body><text:p text:style-name="Standard"><text:span text:style-name="VimmPali">Lokuttara-magga</text:span>.</text:p></text:note-body></text:note> This is <text:soft-page-break/>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2</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3</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4</text:note-citation><text:note-body><text:p text:style-name="Standard"><text:span text:style-name="VimmPali">Khandhā</text:span>.</text:p></text:note-body></text:note> What are the three? They are the group of virtue, <text:note text:id="ftn35" text:note-class="footnote"><text:note-citation>5</text:note-citation><text:note-body><text:p text:style-name="Standard"><text:span text:style-name="VimmPali">Sīlakkhandha</text:span>.</text:p></text:note-body></text:note><text:s/>the group of concentration,<text:note text:id="ftn36" text:note-class="footnote"><text:note-citation>6</text:note-citation><text:note-body><text:p text:style-name="Standard"><text:span text:style-name="VimmPali">Samādhikkhandha</text:span>.</text:p></text:note-body></text:note> and the group of wisdom.<text:note text:id="ftn37" text:note-class="footnote"><text:note-citation>7</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8</text:note-citation><text:note-body><text:p text:style-name="Standard"><text:span text:style-name="VimmPali">Adhisilasikkhā</text:span>.</text:p></text:note-body></text:note> the training of the higher thought,<text:note text:id="ftn39" text:note-class="footnote"><text:note-citation>9</text:note-citation><text:note-body><text:p text:style-name="Standard"><text:span text:style-name="VimmPali">Adhicittasikkhā</text:span>.</text:p></text:note-body></text:note> and the training of the higher wisdom.<text:note text:id="ftn40" text:note-class="footnote"><text:note-citation>10</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11</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oft-page-break/><text:span text:style-name="VimmQA">Q.</text:span> What is the training of virtue? <text:span text:style-name="VimmQA">A.</text:span> Indicated virtue<text:note text:id="ftn42" text:note-class="footnote"><text:note-citation>1</text:note-citation><text:note-body><text:p text:style-name="Standard">The virtue that can be appreciated by ordinary men.</text:p></text:note-body></text:note> — this is called the training of virtue. Virtue partaking of penetration<text:note text:id="ftn43" text:note-class="footnote"><text:note-citation>2</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3</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4</text:note-citation><text:note-body><text:p text:style-name="Standard"><text:span text:style-name="VimmPali">Rūpāmcara samādhi</text:span>.</text:p></text:note-body></text:note> and (the) formless (plane)<text:note text:id="ftn46" text:note-class="footnote"><text:note-citation>5</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6</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7</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8</text:note-citation><text:note-body><text:p text:style-name="Standard"><text:span text:style-name="VimmPali">Silavisuddhi</text:span>.</text:p></text:note-body></text:note> purity of thought,<text:note text:id="ftn50" text:note-class="footnote"><text:note-citation>9</text:note-citation><text:note-body><text:p text:style-name="Standard"><text:span text:style-name="VimmPali">Cittavisuddhi</text:span>.</text:p></text:note-body></text:note> and purity of views.<text:note text:id="ftn51" text:note-class="footnote"><text:note-citation>10</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eldges the path through three kinds of good: the initial good, the medial good, the final good.<text:note text:id="ftn53" text:note-class="footnote"><text:note-citation>1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text:soft-page-break/>Under standing things as they are, a man is disgusted; through disgust he separates from passion; through separation from passion, he frees himself; having freed himself, he knows it (the nature of his freedom).<text:note text:id="ftn54" text:note-class="footnote"><text:note-citation>1</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2</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3</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4</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5</text:note-citation><text:note-body><text:p text:style-name="Standard"><text:span text:style-name="VimmPali">Apāya</text:span>.</text:p></text:note-body></text:note> through concentration he transcends the sense plane;<text:note text:id="ftn59" text:note-class="footnote"><text:note-citation>6</text:note-citation><text:note-body><text:p text:style-name="Standard"><text:span text:style-name="VimmPali">Kāmāvacara</text:span>.</text:p></text:note-body></text:note> through wisdom he transcends all becoming.<text:note text:id="ftn60" text:note-class="footnote"><text:note-citation>7</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8</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9</text:note-citation><text:note-body><text:p text:style-name="Standard">Cp. <text:span text:style-name="VimmBibRef">Ibid.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10</text:note-citation><text:note-body><text:p text:style-name="Standard">Cp. <text:span text:style-name="VimmBibRef">Ibid.:</text:span> <text:span text:style-name="VimmPali">Puna ca paraṁ Sāriputta idh'ekacco puggalo silesu paripūrakāri hoti, samādhismiṁ paripūrakāri paññāya na paripūrakāri. So pañcannaṁ orambhāgiyānaṁ saṁyojanānaṁ parikkhayā ....</text:span><text:span text:style-name="VimmBibRef"> </text:span><text:span text:style-name="VimmPali">uddhaṁsoto hoti akaniṭṭhagāmi.</text:span></text:p></text:note-body></text:note> If he practises virtue, concentration and wisdom to the full, he will reach the peerless freedom of the Consummate One.<text:note text:id="ftn64" text:note-class="footnote"><text:note-citation>11</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oft-page-break/><text:span text:style-name="VimmQA">Q.</text:span> What is virtue? What is its salient characteristic?<text:note text:id="ftn65" text:note-class="footnote"><text:note-citation>1</text:note-citation><text:note-body><text:p text:style-name="Standard"><text:span text:style-name="VimmPali">Lakkhaṇa</text:span>.</text:p></text:note-body></text:note> What is its function?<text:note text:id="ftn66" text:note-class="footnote"><text:note-citation>2</text:note-citation><text:note-body><text:p text:style-name="Standard"><text:span text:style-name="VimmPali">Rasa</text:span>.</text:p></text:note-body></text:note> What is its manifestation?<text:note text:id="ftn67" text:note-class="footnote"><text:note-citation>3</text:note-citation><text:note-body><text:p text:style-name="Standard"><text:span text:style-name="VimmPali">Paccuppaṭṭhāna</text:span>.</text:p></text:note-body></text:note> What is its near cause?<text:note text:id="ftn68" text:note-class="footnote"><text:note-citation>4</text:note-citation><text:note-body><text:p text:style-name="Standard"><text:span text:style-name="VimmPali">Padaṭṭhāna</text:span>.</text:p></text:note-body></text:note> What are its benefits?<text:note text:id="ftn69" text:note-class="footnote"><text:note-citation>5</text:note-citation><text:note-body><text:p text:style-name="Standard"><text:span text:style-name="VimmPali">Ānisaṁsa.</text:span></text:p></text:note-body></text:note> What is the meaning of virtue? What is the difference between virtue and mode of life?<text:note text:id="ftn70" text:note-class="footnote"><text:note-citation>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8</text:note-citation><text:note-body><text:p text:style-name="Standard"><text:span text:style-name="VimmPali">Cetanā sila</text:span>.</text:p></text:note-body></text:note> virtue of abstention<text:note text:id="ftn73" text:note-class="footnote"><text:note-citation>9</text:note-citation><text:note-body><text:p text:style-name="Standard"><text:span text:style-name="VimmPali">Veramaṇi sila</text:span>.</text:p></text:note-body></text:note> and virtue of non-transgression.<text:note text:id="ftn74" text:note-class="footnote"><text:note-citation>10</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1</text:note-citation><text:note-body><text:p text:style-name="Standard"><text:span text:style-name="VimmPali">Sabbe kusalā dhammā</text:span>.</text:p></text:note-body></text:note> are virtue. It is said in the Abhidhamma<text:note text:id="ftn76" text:note-class="footnote"><text:note-citation>12</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3</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14</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15</text:note-citation><text:note-body><text:p text:style-name="Standard">Not in <text:span text:style-name="VimmBibRef">Vis. Mag.</text:span> And, <text:span text:style-name="T20">‘</text:span><text:span text:style-name="VimmPali"><text:span text:style-name="T20">nibbidānupassanāya nandiyā</text:span></text:span><text:span text:style-name="T8">'</text:span> of<text:span text:style-name="T8"> Pts.</text:span> 1, 46, quoted in <text:span text:style-name="VimmBibRef">Vis. Mag.</text:span>, is not here. </text:p></text:note-body></text:note> the destruction of the perception of craving by the view of tribulation,<text:note text:id="ftn80" text:note-class="footnote"><text:note-citation>16</text:note-citation><text:note-body><text:p text:style-name="Standard"><text:span text:style-name="VimmTODO">[TODO: reference previous footnote]</text:span></text:p></text:note-body></text:note> the destruction of the perception of passion by <text:soft-page-break/>the view of the stainless, the destruction of origination by the view of cessation,<text:note text:id="ftn81" text:note-class="footnote"><text:note-citation>1</text:note-citation><text:note-body><text:p text:style-name="Standard">After this <text:span text:style-name="VimmBibRef">Vis. Mag.</text:span> has ‘<text:span text:style-name="VimmPali"><text:span text:style-name="T20">paṭinissaggānupassanāya ādānassa</text:span></text:span><text:span text:style-name="T20">’</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2</text:note-citation><text:note-body><text:p text:style-name="Standard"><text:span text:style-name="VimmPali"><text:span text:style-name="T20">Ālaya</text:span></text:span><text:span text:style-name="T20">.</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8">the </text:span>Community of Bhikkhus;<text:note text:id="ftn83" text:note-class="footnote"><text:note-citation>3</text:note-citation><text:note-body><text:p text:style-name="Standard">Lit. <text:span text:style-name="VimmPali"><text:span text:style-name="T20">Pātimokkha </text:span></text:span><text:span text:style-name="VimmPali">dhamma</text:span>.</text:p></text:note-body></text:note> transgression of the virtue pertaining to the requisites;<text:note text:id="ftn84" text:note-class="footnote"><text:note-citation>4</text:note-citation><text:note-body><text:p text:style-name="Standard">Lit. <text:span text:style-name="VimmPali">Paccaya dhamma</text:span>.</text:p></text:note-body></text:note> transgression of the virtue pertaining to the faculties.<text:note text:id="ftn85" text:note-class="footnote"><text:note-citation>5</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8">Tathāgata </text:span>owing to immodesty<text:note text:id="ftn86" text:note-class="footnote"><text:note-citation>6</text:note-citation><text:note-body><text:p text:style-name="Standard"><text:span text:style-name="VimmPali">Ahiri</text:span>.</text:p></text:note-body></text:note> and indecorum.<text:note text:id="ftn87" text:note-class="footnote"><text:note-citation>7</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8</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9</text:note-citation><text:note-body><text:p text:style-name="Standard"><text:span text:style-name="VimmPali">Dhana</text:span>.</text:p></text:note-body></text:note> and the noble. This is the ground of the Buddhas. This is to bathe without water.<text:note text:id="ftn90" text:note-class="footnote"><text:note-citation>10</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11</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2</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text:soft-page-break/>(He who practises virtue) will be steadfast in all good. He will fulfil purity of aspiration. Even in death he will be self-possessed.<text:note text:id="ftn93" text:note-class="footnote"><text:note-citation>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3</text:note-citation><text:note-body><text:p text:style-name="Standard"><text:span text:style-name="VimmPali">Vata, Vatta</text:span>. Cp. <text:span text:style-name="VimmBibRef">Nd1 66, 92, 104, 106, 188</text:span>.</text:p></text:note-body></text:note> Practice,<text:note text:id="ftn96" text:note-class="footnote"><text:note-citation>4</text:note-citation><text:note-body><text:p text:style-name="Standard"><text:span text:style-name="VimmPali">Paṭipatti</text:span>.</text:p></text:note-body></text:note> energy,<text:note text:id="ftn97" text:note-class="footnote"><text:note-citation>5</text:note-citation><text:note-body><text:p text:style-name="Standard"><text:span text:style-name="VimmPali">Viriya</text:span>.</text:p></text:note-body></text:note> resolution,<text:note text:id="ftn98" text:note-class="footnote"><text:note-citation>6</text:note-citation><text:note-body><text:p text:style-name="Standard"><text:span text:style-name="VimmPali">Adiṭṭhāna</text:span>.</text:p></text:note-body></text:note> austerities.<text:note text:id="ftn99" text:note-class="footnote"><text:note-citation>7</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riezable virtue.<text:note text:id="ftn100" text:note-class="footnote"><text:note-citation>8</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9</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10</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11</text:note-citation><text:note-body><text:p text:style-name="Standard"><text:span text:style-name="VimmPali">Dhammā</text:span>.</text:p></text:note-body></text:note> are ‘obstacles’. Thirty-four states are ‘causes’ of virtue.</text:p>
      <text:h text:style-name="Heading_20_3" text:outline-level="3" text:is-list-header="true"><text:soft-page-break/>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2</text:note-citation><text:note-body><text:p text:style-name="Standard"><text:span text:style-name="VimmPali">Cāritta sila</text:span>.</text:p></text:note-body></text:note> and precepts governing prohibitions.<text:note text:id="ftn106" text:note-class="footnote"><text:note-citation>3</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4</text:note-citation><text:note-body><text:p text:style-name="Standard"><text:span text:style-name="VimmPali">Pahāna</text:span>.</text:p></text:note-body></text:note> and the virtue of undertaking.<text:note text:id="ftn108" text:note-class="footnote"><text:note-citation>5</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6</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7</text:note-citation><text:note-body><text:p text:style-name="Standard"><text:span text:style-name="VimmPali">Lokiya sila</text:span>.</text:p></text:note-body></text:note> and supra- mundane virtue.<text:note text:id="ftn111" text:note-class="footnote"><text:note-citation>8</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9</text:note-citation><text:note-body><text:p text:style-name="Standard"><text:span text:style-name="VimmPali">Pamāṇa sila</text:span>.</text:p></text:note-body></text:note> and immeasurable virtue.<text:note text:id="ftn113" text:note-class="footnote"><text:note-citation>10</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text:soft-page-break/>Fifth group of two in virtue</text:h>
      <text:p text:style-name="VimmBody">And again, there is a group of two in virtue: with limit and without limit.<text:note text:id="ftn114" text:note-class="footnote"><text:note-citation>1</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2</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3</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4</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5</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6</text:note-citation><text:note-body><text:p text:style-name="Standard"><text:span text:style-name="VimmPali">Ādibrahmacariyaka</text:span>.</text:p></text:note-body></text:note> and the virtue or enhanced practice.<text:note text:id="ftn120" text:note-class="footnote"><text:note-citation>7</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8</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9</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10</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xt:soft-page-break/>Tenth group of two in virtue</text:h>
      <text:p text:style-name="VimmBody">And again, there is a group of two in virtue: virtue practised within a time-limit<text:note text:id="ftn124" text:note-class="footnote"><text:note-citation>1</text:note-citation><text:note-body><text:p text:style-name="Standard"><text:span text:style-name="VimmPali">Kālapariyanta</text:span>.</text:p></text:note-body></text:note> and virtue practised till the dissolution of the body.<text:note text:id="ftn125" text:note-class="footnote"><text:note-citation>2</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3</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4</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5</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6</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7</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8</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text:p>
      <text:p text:style-name="VimmBody">by the world,<text:note text:id="ftn132" text:note-class="footnote"><text:note-citation>9</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10</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1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text:soft-page-break/>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1</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n virtue</text:h>
      <text:p text:style-name="VimmBody">And again, there is a group of three in virtue thus: pure virtue,<text:note text:id="ftn136" text:note-class="footnote"><text:note-citation>2</text:note-citation><text:note-body><text:p text:style-name="Standard"><text:span text:style-name="VimmPali">Visuddha sila</text:span>.</text:p></text:note-body></text:note> impure virtue,<text:note text:id="ftn137" text:note-class="footnote"><text:note-citation>3</text:note-citation><text:note-body><text:p text:style-name="Standard"><text:span text:style-name="VimmPali">Avisuddha sila</text:span>.</text:p></text:note-body></text:note> doubtful virtue.<text:note text:id="ftn138" text:note-class="footnote"><text:note-citation>4</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5</text:note-citation><text:note-body><text:p text:style-name="Standard"><text:span text:style-name="VimmPali">Sekha sila</text:span>.</text:p></text:note-body></text:note> learning ender’s virtue,<text:note text:id="ftn140" text:note-class="footnote"><text:note-citation>6</text:note-citation><text:note-body><text:p text:style-name="Standard"><text:span text:style-name="VimmPali">Asekha sila</text:span>.</text:p></text:note-body></text:note> neither learner’s nor learning-ender’s virtue.<text:note text:id="ftn141" text:note-class="footnote"><text:note-citation>7</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8</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text:p>
      <text:p text:style-name="VimmBody">virtue, fatuous virtue.<text:note text:id="ftn143" text:note-class="footnote"><text:note-citation>9</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10</text:note-citation><text:note-body><text:p text:style-name="Standard"><text:span text:style-name="VimmPali">Go Sila</text:span>.</text:p></text:note-body></text:note> or dog-asceticism<text:note text:id="ftn145" text:note-class="footnote"><text:note-citation>11</text:note-citation><text:note-body><text:p text:style-name="Standard"><text:span text:style-name="VimmPali">Kukkura sila</text:span>. For details of 1 and 2, see <text:span text:style-name="VimmBibRef">M. I, 388 f.</text:span> (note 3).</text:p></text:note-body></text:note> — this is called ‘fatuous virtue’.</text:p>
      <text:p text:style-name="VimmBody"><text:soft-page-break/>If a man fulfils ‘fatuous virtue’, he will become a cow or a dog. If he does not fulfil, he will fall into hell.<text:note text:id="ftn146" text:note-class="footnote"><text:note-citation>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2</text:note-citation><text:note-body><text:p text:style-name="Standard"><text:span text:style-name="VimmPali">Hina sila</text:span>.</text:p></text:note-body></text:note> middling,<text:note text:id="ftn148" text:note-class="footnote"><text:note-citation>3</text:note-citation><text:note-body><text:p text:style-name="Standard"><text:span text:style-name="VimmPali">Majjhima sila</text:span>.</text:p></text:note-body></text:note> superior.<text:note text:id="ftn149" text:note-class="footnote"><text:note-citation>4</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ia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5</text:note-citation><text:note-body><text:p text:style-name="Standard"><text:span text:style-name="VimmPali">Hānubhāgiya</text:span>.</text:p></text:note-body></text:note> partaking of stagnation,<text:note text:id="ftn151" text:note-class="footnote"><text:note-citation>6</text:note-citation><text:note-body><text:p text:style-name="Standard"><text:span text:style-name="VimmPali">Thitibhāgiya</text:span>.</text:p></text:note-body></text:note> partaking of excellence,<text:note text:id="ftn152" text:note-class="footnote"><text:note-citation>7</text:note-citation><text:note-body><text:p text:style-name="Standard"><text:span text:style-name="VimmPali">Visesabhāgiya</text:span>.</text:p></text:note-body></text:note> partaking of penetration.<text:note text:id="ftn153" text:note-class="footnote"><text:note-citation>8</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9</text:note-citation><text:note-body><text:p text:style-name="Standard"><text:span text:style-name="VimmPali">Anupasampanna sila</text:span>.</text:p></text:note-body></text:note> and precepts for the white-clothed householders.<text:note text:id="ftn155" text:note-class="footnote"><text:note-citation>10</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11</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12</text:note-citation><text:note-body><text:p text:style-name="Standard"><text:span text:style-name="VimmPali">Bhikkhuṁ sila</text:span>.</text:p></text:note-body></text:note> The <text:span text:style-name="VimmPali">Pātimokkha</text:span>-restraints— these are ‘the precepts for bhikkhunis’.</text:p>
      <text:p text:style-name="VimmBody"><text:soft-page-break/>The ten precepts for male and female novices<text:note text:id="ftn158" text:note-class="footnote"><text:note-citation>1</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2</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3</text:note-citation><text:note-body><text:p text:style-name="Standard"><text:span text:style-name="VimmPali">Pakati sila</text:span>.</text:p></text:note-body></text:note></text:p>
      <text:p text:style-name="VimmBody">virtue that is good manners,<text:note text:id="ftn161" text:note-class="footnote"><text:note-citation>4</text:note-citation><text:note-body><text:p text:style-name="Standard"><text:span text:style-name="VimmPali">Ācāra sila</text:span>.</text:p></text:note-body></text:note> virtue that is law<text:note text:id="ftn162" text:note-class="footnote"><text:note-citation>5</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6</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7</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8</text:note-citation><text:note-body><text:p text:style-name="Standard">Cp.</text:p><text:list text:style-name="L2"><text:list-item><text:p text:style-name="P9"><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9"><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9</text:note-citation><text:note-body><text:p text:style-name="Standard">Cp.</text:p><text:list text:style-name="L3"><text:list-item><text:p text:style-name="P10"><text:span text:style-name="VimmBibRef">M. II, 27</text:span>: <text:span text:style-name="VimmBibQuote">Yaṁ cittaṁ vitarāgaṁ vitadosaṁ vilamohaṁ, itosamatthānā kusalasilā,</text:span></text:p></text:list-item><text:list-item><text:p text:style-name="P10"><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10</text:note-citation><text:note-body><text:p text:style-name="Standard">Cp. </text:p><text:list text:style-name="L4"><text:list-item><text:p text:style-name="P11"><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11"><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11</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text:soft-page-break/>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text:soft-page-break/>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Standard">Ibid: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Standard">Ibid.</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1">paraṁ </text:span></text:span><text:span text:style-name="VimmBibQuote">gahapatayo dussīlo sīla-vipanno ya</text:span><text:span text:style-name="VimmBibQuote"><text:span text:style-name="T11">ṁ</text:span></text:span><text:span text:style-name="VimmBibQuote"> yad eva parisa</text:span><text:span text:style-name="VimmBibQuote"><text:span text:style-name="T11">ṁ</text:span></text:span><text:span text:style-name="VimmBibQuote"> upasa</text:span><text:span text:style-name="VimmBibQuote"><text:span text:style-name="T11">ṁ</text:span></text:span><text:span text:style-name="VimmBibQuote">kamati yadi khattiya-parisa</text:span><text:span text:style-name="VimmBibQuote"><text:span text:style-name="T11">ṁ</text:span></text:span><text:span text:style-name="VimmBibQuote"> yadi brāhmaṇa-parisa</text:span><text:span text:style-name="VimmBibQuote"><text:span text:style-name="T11">ṁ</text:span></text:span><text:span text:style-name="VimmBibQuote"> yadi gahapati-parisa</text:span><text:span text:style-name="VimmBibQuote"><text:span text:style-name="T11">ṁ</text:span></text:span><text:span text:style-name="VimmBibQuote"> yadi </text:span><text:span text:style-name="VimmBibQuote"><text:span text:style-name="T11">sama</text:span></text:span><text:span text:style-name="VimmBibQuote">ṇ</text:span><text:span text:style-name="VimmBibQuote"><text:span text:style-name="T11">a</text:span></text:span><text:span text:style-name="VimmBibQuote">parisa</text:span><text:span text:style-name="VimmBibQuote"><text:span text:style-name="T11">ṁ</text:span></text:span><text:span text:style-name="VimmBibQuote">, avisārado upasa</text:span><text:span text:style-name="VimmBibQuote"><text:span text:style-name="T11">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1">irāso </text:span></text:span><text:span text:style-name="VimmBibQuote">saddhamme </text:span><text:span text:style-name="VimmBibQuote"><text:span text:style-name="T11">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5"><text:list-item><text:p text:style-name="P12"><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12"><text:span text:style-name="VimmBibRef">Vis Mag. 36</text:span>, and <text:span text:style-name="VimmBibRef">Sddh.v. 621</text:span>:</text:p><text:p text:style-name="P74">Kikī va aṇḍaṁ camarīva vāladhiṁ<text:line-break/>Piyaṁ va puttaṁ nayanaṁ va ekakaṁ,<text:line-break/>That’ eva silaṁ aṇurakhamānakā,<text:line-break/>Supesalā hotha sadā sagāravā.</text:p></text:list-item><text:list-item><text:p text:style-name="P12"><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8">SANGHAPĀLA </text:span>OF FUNAN</text:p>
      <text:h text:style-name="Heading_20_2" text:outline-level="2">On austerities</text:h>
      <text:p text:style-name="VimmExportSkip">CHAPTER THE THIRD</text:p>
      <text:p text:style-name="P71"><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Standard">Ibid.</text:p></text:note-body></text:note> two teachings connected with robes, namely, dirt-rags*<text:note text:id="ftn225" text:note-class="footnote"><text:note-citation>3</text:note-citation><text:note-body><text:p text:style-name="Standard"><text:span text:style-name="VimmPali"><text:span text:style-name="T20">Paṁsukūlika-anga.</text:span></text:span></text:p></text:note-body></text:note> and three robes;†<text:note text:id="ftn226" text:note-class="footnote"><text:note-citation>4</text:note-citation><text:note-body><text:p text:style-name="Standard"><text:span text:style-name="VimmPali"><text:span text:style-name="T20">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0">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0">Sapadānacārika-</text:span></text:span><text:span text:style-name="VimmPali">°</text:span></text:p></text:note-body></text:note> one eating,*<text:note text:id="ftn229" text:note-class="footnote"><text:note-citation>7</text:note-citation><text:note-body><text:p text:style-name="Standard"><text:span text:style-name="VimmPali"><text:span text:style-name="T20">Ekāsanika-</text:span></text:span><text:span text:style-name="VimmPali">°</text:span></text:p></text:note-body></text:note> measured food,*<text:note text:id="ftn230" text:note-class="footnote"><text:note-citation>8</text:note-citation><text:note-body><text:p text:style-name="Standard"><text:span text:style-name="VimmPali"><text:span text:style-name="T20">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0">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0">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0">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0">Sosānika</text:span></text:span><text:span text:style-name="T8">-</text:span><text:span text:style-name="VimmPali">°</text:span></text:p></text:note-body></text:note> the fifth: any chanced upon place;*<text:note text:id="ftn236" text:note-class="footnote"><text:note-citation>14</text:note-citation><text:note-body><text:p text:style-name="Standard"><text:span text:style-name="VimmPali"><text:span text:style-name="T20">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0">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2</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text:p>
      <text:p text:style-name="VimmBody">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text:soft-page-break/>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text:span>9.</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text:soft-page-break/>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9">hiti saṇṭhiti </text:span></text:span><text:span text:style-name="VimmBibQuote">ava</text:span><text:span text:style-name="VimmBibQuote"><text:span text:style-name="T9">ṭṭ</text:span></text:span><text:span text:style-name="VimmBibQuote">hiti </text:span><text:span text:style-name="VimmBibQuote"><text:span text:style-name="T9">avisāhāro </text:span></text:span><text:span text:style-name="VimmBibQuote">avikkhepo avisāhaṭa</text:span><text:span text:style-name="VimmBibQuote"><text:span text:style-name="T9">m</text:span></text:span><text:span text:style-name="VimmBibQuote">ā</text:span><text:span text:style-name="VimmBibQuote"><text:span text:style-name="T9">nasat</text:span></text:span><text:span text:style-name="VimmBibQuote">ā</text:span><text:span text:style-name="VimmBibQuote"><text:span text:style-name="T9">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8">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8">Rūpī rūpāni </text:span></text:span><text:span text:style-name="VimmBibQuote">passati</text:span> etc. In the Abhidharma <text:span text:style-name="T8">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8">anupubhavihārā</text:span></text:span><text:span text:style-name="VimmBibQuote"><text:span text:style-name="T20">.</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1">jhānas</text:span></text:span>) are ‘produced together with joy’, the third is ‘produced together with bliss’ and the fourth meditation (<text:span text:style-name="VimmPali"><text:span text:style-name="T21">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1">Kāmāvacara samādhi</text:span></text:span><text:span text:style-name="T21">.</text:span><text:span text:style-name="T11">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1">Rūpāvacara samādhi</text:span></text:span><text:span text:style-name="T21">.</text:span></text:p></text:note-body></text:note> the formless plane concentration;<text:note text:id="ftn286" text:note-class="footnote"><text:note-citation>3</text:note-citation><text:note-body><text:p text:style-name="Standard"><text:span text:style-name="VimmPali"><text:span text:style-name="T21">Arūpāvacara samādhi</text:span></text:span><text:span text:style-name="T21">.</text:span></text:p></text:note-body></text:note> unincluded concentration.<text:note text:id="ftn287" text:note-class="footnote"><text:note-citation>4</text:note-citation><text:note-body><text:p text:style-name="Standard"><text:span text:style-name="VimmPali"><text:span text:style-name="T21">Apariyāpanna samādhi</text:span></text:span><text:span text:style-name="T21">.</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1">A. II, 149</text:span></text:span><text:span text:style-name="T11">: </text:span><text:span text:style-name="VimmBibQuote"><text:span text:style-name="T11">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text:note text:id="ftn290" text:note-class="footnote"><text:note-citation>7</text:note-citation><text:note-body><text:p text:style-name="Standard">Lit. <text:span text:style-name="VimmPali">samādhi</text:span>. Possibly an error.</text:p></text:note-body></text:note> that is weak — these u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text:soft-page-break/>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1"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2" text:note-class="footnote"><text:note-citation>2</text:note-citation><text:note-body><text:p text:style-name="Standard"><text:span text:style-name="VimmPali">Mahā karuṇā samāpatti</text:span>.</text:p></text:note-body></text:note> and the concentration of the twin-miracle<text:note text:id="ftn293"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4"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5"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a factors are) equanimity and unification of mind.</text:p>
      <text:h text:style-name="Heading_20_3" text:outline-level="3" text:is-list-header="true">Misci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6"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7"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8"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ama, and his sole attendant was the Venerable Elder Meghiya.</text:p><text:p text:style-name="Standard">And in the morning, the Venerable Elder Meghiya taking bowl and robe went to the village of Jantugama for alms. And after completing his alms-round, he wended his way to the bank of the river Kimilāla. The land there was level meadow, and it was known as the Grove of Sweet Mango. Beside it ran the excellent waters of Kimi- 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9"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300"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1"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2"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3" text:note-class="footnote"><text:note-citation>2</text:note-citation><text:note-body><text:p text:style-name="Standard"><text:span text:style-name="VimmPali">Uttarāsanga</text:span> (transliteration).</text:p></text:note-body></text:note> arranges his robes and, carrying bowl<text:note text:id="ftn304" text:note-class="footnote"><text:note-citation>3</text:note-citation><text:note-body><text:p text:style-name="Standard"><text:span text:style-name="VimmPali">Patta</text:span> (transliteration).</text:p></text:note-body></text:note> and robe and the meditation mat on his right shoulder, rolls the shoulder-cloak<text:note text:id="ftn305"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adhu, I will instruct you in the regular manner. You should observe well. Therefore, the Blessed One uttered these stanzas:-<text:note text:id="ftn306"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text:soft-pag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1"><text:note text:id="ftn307" text:note-class="footnote"><text:note-citation>1</text:note-citation><text:note-body><text:p text:style-name="Standard"><text:span text:style-name="VimmPali">Cariyā</text:span>.</text:p></text:note-body></text:note><text:s/>Now, when the teacher<text:note text:id="ftn308"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9"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10"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1"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2"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3"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ext:soft-page-break/>The person walking in faith-intelligence-excogitation.<text:note text:id="ftn314" text:note-class="footnote"><text:note-citation>7</text:note-citation><text:note-body><text:p text:style-name="Standard"><text:span text:style-name="VimmTODO">[TODO: ref previous footnote]</text:span></text:p></text:note-body></text:note></text:p>
      <text:p text:style-name="VimmBody">Thus ‘the person walking in passion’, ‘the person walking in passion- infatuation’ and ‘the person walking in passion-hate-infatuation’ are called ‘persons walking in passion’.<text:note text:id="ftn315" text:note-class="footnote"><text:note-citation>2</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6" text:note-class="footnote"><text:note-citation>3</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text:note text:id="ftn317" text:note-class="footnote"><text:note-citation>4</text:note-citation><text:note-body><text:p text:style-name="Standard"><text:span text:style-name="VimmPali">Ādinava</text:span>.</text:p></text:note-body></text:note>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ext:soft-page-break/>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8"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9" text:note-class="footnote"><text:note-citation>2</text:note-citation><text:note-body><text:p text:style-name="Standard"><text:span text:style-name="VimmPali">Dosa</text:span> (Sk. dosa).</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20"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21"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2"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3"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4"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d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5" text:note-class="footnote"><text:note-citation>2</text:note-citation><text:note-body><text:p text:style-name="Standard">Cp.Vis. Mag. 108-9.</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u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1"><text:note text:id="ftn326"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7" text:note-class="footnote"><text:note-citation>4</text:note-citation><text:note-body><text:p text:style-name="Standard"><text:span text:style-name="VimmBibRef">A. I, 41</text:span>: <text:span text:style-name="VimmBibQuote"><text:span text:style-name="T20">Paṭhavi, āpo, </text:span></text:span><text:span text:style-name="VimmBibQuote">tejo, </text:span><text:span text:style-name="VimmBibQuote"><text:span text:style-name="T20">vāyo</text:span></text:span><text:span text:style-name="VimmBibQuote">, </text:span><text:span text:style-name="VimmBibQuote"><text:span text:style-name="T20">nīla, pīta</text:span></text:span><text:span text:style-name="VimmBibQuote">, </text:span><text:span text:style-name="VimmBibQuote"><text:span text:style-name="T20">lohita, </text:span></text:span><text:span text:style-name="VimmBibQuote">odā</text:span><text:span text:style-name="VimmBibQuote"><text:span text:style-name="T20">ta, ākāsā, viññāṇa</text:span></text:span><text:span text:style-name="VimmBibQuote"><text:span text:style-name="T8">.</text:span></text:span><text:span text:style-name="T8"> </text:span>For the last two <text:span text:style-name="VimmPali">kasiṇas</text:span> Vis. Mag. substitutes <text:span text:style-name="VimmPali"><text:span text:style-name="T20">āloka-°</text:span></text:span><text:span text:style-name="T20"> </text:span>and <text:span text:style-name="VimmPali">paricchinn</text:span><text:span text:style-name="VimmPali"><text:span text:style-name="T20">ākāsa-kasi</text:span></text:span><text:span text:style-name="VimmPali">ṇ</text:span><text:span text:style-name="VimmPali"><text:span text:style-name="T20">as</text:span></text:span><text:span text:style-name="T20">.</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8" text:note-class="footnote"><text:note-citation>1</text:note-citation><text:note-body><text:p text:style-name="Standard"><text:span text:style-name="VimmBibRef"><text:span text:style-name="T8">Pts. I, </text:span></text:span><text:span text:style-name="VimmBibRef">49</text:span>: <text:span text:style-name="VimmBibQuote"><text:span text:style-name="T20">Uddhumātaka</text:span></text:span><text:span text:style-name="VimmBibQuote">, vinīlaka, vipubbaka, vikkhittaka, </text:span><text:span text:style-name="VimmBibQuote"><text:span text:style-name="T20">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9" text:note-class="footnote"><text:note-citation>2</text:note-citation><text:note-body><text:p text:style-name="Standard"><text:span text:style-name="VimmPali"><text:span text:style-name="T20">Buddhānussati, Dhammānussati Sanghānussati</text:span></text:span><text:span text:style-name="VimmPali">, </text:span><text:span text:style-name="VimmPali"><text:span text:style-name="T20">sīlānussati</text:span></text:span><text:span text:style-name="VimmPali">, </text:span><text:span text:style-name="VimmPali"><text:span text:style-name="T20">cāgānussati, devatānussati</text:span></text:span><text:span text:style-name="VimmPali">, </text:span><text:span text:style-name="VimmPali"><text:span text:style-name="T20">maraṇānussati</text:span></text:span><text:span text:style-name="VimmPali">, </text:span><text:span text:style-name="VimmPali"><text:span text:style-name="T20">kāyagatā-,° ānāpāna-sati, upasamānussati</text:span></text:span><text:span text:style-name="T20">.</text:span></text:p></text:note-body></text:note> the four immeasurable thoughts: loving-kindness compassion, appreciative joy, equanimity;<text:note text:id="ftn330" text:note-class="footnote"><text:note-citation>3</text:note-citation><text:note-body><text:p text:style-name="Standard"><text:span text:style-name="T8">Lit. </text:span><text:span text:style-name="VimmPali"><text:span text:style-name="T20">appamāṇa citta</text:span></text:span><text:span text:style-name="T20">.</text:span><text:span text:style-name="T8"> Cp. </text:span><text:span text:style-name="VimmBibRef"><text:span text:style-name="T8">D. III, 223-4</text:span></text:span><text:span text:style-name="T8">: </text:span><text:span text:style-name="VimmBibQuote"><text:span text:style-name="T8">catasso appamaññāyo. — Mettā, karuṇā, muditā, upekkhā.</text:span></text:span></text:p></text:note-body></text:note> the Determining of the elements;<text:note text:id="ftn331" text:note-class="footnote"><text:note-citation>4</text:note-citation><text:note-body><text:p text:style-name="Standard"><text:span text:style-name="VimmPali"><text:span text:style-name="T20">Catudhātuvavatthāna</text:span></text:span><text:span text:style-name="T20">.</text:span></text:p></text:note-body></text:note> the Perception of the foulness of food;<text:note text:id="ftn332" text:note-class="footnote"><text:note-citation>5</text:note-citation><text:note-body><text:p text:style-name="Standard"><text:span text:style-name="VimmPali"><text:span text:style-name="T20">Ahāre paṭikkūla-saññā</text:span></text:span><text:span text:style-name="T20">.</text:span></text:p></text:note-body></text:note> the sphere of nothingness, the sphere of neither perception nor non-perception.<text:note text:id="ftn333" text:note-class="footnote"><text:note-citation>6</text:note-citation><text:note-body><text:p text:style-name="Standard"><text:span text:style-name="VimmPali"><text:span text:style-name="T20">Akiñcaññāyatana ; nevasaññāndsaññāyatana</text:span></text:span><text:span text:style-name="T20">.</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4" text:note-class="footnote"><text:note-citation>7</text:note-citation><text:note-body><text:p text:style-name="Standard"><text:span text:style-name="T8">Cp. </text:span><text:span text:style-name="VimmBibRef"><text:span text:style-name="T8">Vis. </text:span></text:span><text:span text:style-name="VimmBibRef">Mag. 111</text:span><text:span text:style-name="VimmBibRef"><text:span text:style-name="T8">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i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8">space-</text:span><text:span text:style-name="VimmPali"><text:span text:style-name="T20">kasiṇa</text:span></text:span><text:span text:style-name="T8"> </text:span>and consciousness-<text:span text:style-name="VimmPali"><text:span text:style-name="T20">kasiṇa</text:span></text:span><text:span text:style-name="VimmPali">,</text:span> the remaining eight <text:span text:style-name="VimmPali"><text:span text:style-name="T20">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0">kasiṇa</text:span></text:span><text:span text:style-name="VimmPali">, </text:span>consciousmss-<text:span text:style-name="VimmPali"><text:span text:style-name="T20">kasiṇa</text:span></text:span><text:span text:style-name="VimmPali">,</text:span> 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0">kasiṇas</text:span></text:span><text:span text:style-name="VimmPali">,</text:span> the remaining eight <text:span text:style-name="VimmPali"><text:span text:style-name="T20">kasiṇas</text:span></text:span> and what remain of the thirty subjects of meditation, do not transcend form.</text:p>
      <text:p text:style-name="VimmBody">Three subjects of meditation transcend the object: the two formless-<text:span text:style-name="VimmPali"><text:span text:style-name="T20">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0">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0">kasiṇas</text:span></text:span>, the remaining eight <text:span text:style-name="VimmPali"><text:span text:style-name="T20">kasiṇa</text:span></text:span><text:span text:style-name="VimmPali">s</text:span> and limited-space <text:span text:style-name="VimmPali"><text:span text:style-name="T20">kasiṇa</text:span></text:span>. What remain of the other thirty subjects of meditation do not become causes of supernormal power. Thirty-seven subjects of meditation become insight-causes, namely, (all) except the sphere of neither perception nor non-perception.<text:note text:id="ftn335" text:note-class="footnote"><text:note-citation>1</text:note-citation><text:note-body><text:p text:style-name="Standard"><text:span text:style-name="VimmBibRef">A. IV, 426</text:span>: <text:span text:style-name="VimmBibQuote">Iti kho bhikkhave </text:span><text:span text:style-name="VimmBibQuote"><text:span text:style-name="T8">yavatā saññāsamāpatti</text:span></text:span><text:span text:style-name="VimmBibQuote">, </text:span><text:span text:style-name="VimmBibQuote"><text:span text:style-name="T8">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0">kasiṇa</text:span></text:span>, the remaining nine <text:span text:style-name="VimmPali"><text:span text:style-name="T20">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0">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mmeasurable thoughts, the four colour <text:span text:style-name="VimmPali">kasiṇas</text:span>, (limited-) space <text:span text:style-name="VimmPali">kasiṇa</text:span>, recollection of the Buddha and recollection of the Community of Bhikkhus.</text:p>
      <text:p text:style-name="VimmBody">And again, four subjects of meditation: internally developed object; 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8">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6"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7"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8" text:note-class="footnote"><text:note-citation>1</text:note-citation><text:note-body><text:p text:style-name="Standard"><text:span text:style-name="VimmBibRef">A. I, 449</text:span>: <text:span text:style-name="VimmBibQuote">Cetaso vikkhepassa </text:span><text:span text:style-name="VimmBibQuote"><text:span text:style-name="T9">pahānaya ānāpānasati </text:span></text:span><text:span text:style-name="VimmBibQuote">bh</text:span><text:span text:style-name="VimmBibQuote"><text:span text:style-name="T9">ā</text:span></text:span><text:span text:style-name="VimmBibQuote">vetabb</text:span><text:span text:style-name="VimmBibQuote"><text:span text:style-name="T9">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9"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40"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41"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2"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3"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4"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8">Kāmacchando </text:span></text:span><text:span text:style-name="VimmBibQuote">bhikkhave </text:span><text:span text:style-name="VimmBibQuote"><text:span text:style-name="T8">ā</text:span></text:span><text:span text:style-name="VimmBibQuote">varaṇo nīvarano.</text:span></text:p><text:p text:style-name="Standard">Simile No. 17 — <text:span text:style-name="VimmBibRef">D. I, 245</text:span>: <text:span text:style-name="VimmBibQuote"><text:span text:style-name="T8">Kāma-gu</text:span></text:span><text:span text:style-name="VimmBibQuote">ṇ</text:span><text:span text:style-name="VimmBibQuote"><text:span text:style-name="T8">ā </text:span></text:span><text:span text:style-name="VimmBibQuote">ariyassa vinaye </text:span><text:span text:style-name="VimmBibQuote"><text:span text:style-name="T8">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8">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5"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8">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6"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7"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8"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1">maṇḍala</text:span></text:span><text:span text:style-name="T11">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21">maṇḍala</text:span></text:span>, he should not open his eyes too wide nor shut them entirely. Thus should he view it. If he opens his eyes too wide, they will grow weary, he will not be able to know the true nature of the <text:span text:style-name="VimmPali"><text:span text:style-name="T21">maṇḍala</text:span></text:span><text:span text:style-name="T21">,</text:span><text:span text:style-name="T11"> </text:span>and the after-image will not arise. If he faces <text:span text:style-name="T11">the </text:span><text:span text:style-name="VimmPali"><text:span text:style-name="T21">maṇḍala</text:span></text:span><text:span text:style-name="T21">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21">maṇḍala</text:span></text:span>. Thus should the yogin dwell (on the <text:span text:style-name="VimmPali"><text:span text:style-name="T21">maṇḍala</text:span></text:span><text:span text:style-name="T21">)</text:span><text:span text:style-name="T11"> </text:span>in order to gain fixity of mind. As a man looking at his own face in a mirror sees his face because of the mirror, i.e., because the face is reflected by the mirror, so the yogin dwelling on the <text:span text:style-name="VimmPali"><text:span text:style-name="T21">maṇḍala</text:span></text:span><text:span text:style-name="T11"> </text:span>sees the sign of concentration which arises, because of the <text:span text:style-name="VimmPali"><text:span text:style-name="T21">maṇḍala</text:span></text:span><text:span text:style-name="T21">.</text:span><text:span text:style-name="T11">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1">maṇḍala</text:span></text:span><text:span text:style-name="T11"> </text:span>squarely; third is to supply the deficiency should a<text:span text:style-name="T11"> </text:span>partial sign or half the <text:span text:style-name="VimmPali"><text:span text:style-name="T21">maṇḍala</text:span></text:span><text:span text:style-name="T11"> </text:span>appear; (fourth:) at this time if his mind is distracted and becomes negligent, he should endeavour like a potter at the wheel<text:note text:id="ftn349" text:note-class="footnote"><text:note-citation>1</text:note-citation><text:note-body><text:p text:style-name="Standard">Cp. <text:span text:style-name="VimmBibRef">M. II, 18</text:span>: <text:span text:style-name="VimmBibQuote">Seyyathāpi Udāyi, dakkho </text:span><text:span text:style-name="VimmBibQuote"><text:span text:style-name="T11">kumbhak</text:span></text:span><text:span text:style-name="VimmBibQuote">ā</text:span><text:span text:style-name="VimmBibQuote"><text:span text:style-name="T11">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1">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1">maṇḍala</text:span></text:span><text:span text:style-name="T11">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50"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51" text:note-class="footnote"><text:note-citation>1</text:note-citation><text:note-body><text:p text:style-name="Standard">Cp. <text:span text:style-name="VimmBibRef">D. I, 70</text:span>: <text:span text:style-name="VimmBibQuote">Idha mahā-raja bhikkhu </text:span><text:span text:style-name="VimmBibQuote"><text:span text:style-name="T9">cakkhun</text:span></text:span><text:span text:style-name="VimmBibQuote">ā</text:span><text:span text:style-name="VimmBibQuote"><text:span text:style-name="T9"> rūpaṁ disv</text:span></text:span><text:span text:style-name="VimmBibQuote">ā</text:span><text:span text:style-name="VimmBibQuote"><text:span text:style-name="T9"> na nimittagg</text:span></text:span><text:span text:style-name="VimmBibQuote">ā</text:span><text:span text:style-name="VimmBibQuote"><text:span text:style-name="T9">hī </text:span></text:span><text:span text:style-name="VimmBibQuote">hot</text:span><text:span text:style-name="VimmBibQuote"><text:span text:style-name="T9">i n</text:span></text:span><text:span text:style-name="VimmBibQuote">ā</text:span><text:span text:style-name="VimmBibQuote"><text:span text:style-name="T9">nuvyañjanagg</text:span></text:span><text:span text:style-name="VimmBibQuote">ā</text:span><text:span text:style-name="VimmBibQuote"><text:span text:style-name="T9">hī. Yatv</text:span></text:span><text:span text:style-name="VimmBibQuote">ā</text:span><text:span text:style-name="VimmBibQuote"><text:span text:style-name="T9">dhikaraṇam enaṁ cakkhundriyaṁ asaṁvutaṁ viharantaṁ abhijjh</text:span></text:span><text:span text:style-name="VimmBibQuote">ā</text:span><text:span text:style-name="VimmBibQuote"><text:span text:style-name="T9">-domanass</text:span></text:span><text:span text:style-name="VimmBibQuote">ā </text:span><text:span text:style-name="VimmBibQuote"><text:span text:style-name="T9">p</text:span></text:span><text:span text:style-name="VimmBibQuote">ā</text:span><text:span text:style-name="VimmBibQuote"><text:span text:style-name="T9">pak</text:span></text:span><text:span text:style-name="VimmBibQuote">ā</text:span><text:span text:style-name="VimmBibQuote"><text:span text:style-name="T9"> akusal</text:span></text:span><text:span text:style-name="VimmBibQuote">ā</text:span><text:span text:style-name="VimmBibQuote"><text:span text:style-name="T9"> dhamm</text:span></text:span><text:span text:style-name="VimmBibQuote">ā</text:span><text:span text:style-name="VimmBibQuote"><text:span text:style-name="T9"> anv</text:span></text:span><text:span text:style-name="VimmBibQuote">ā</text:span><text:span text:style-name="VimmBibQuote"><text:span text:style-name="T9">ssaveyyuṁ tassa saṁvar</text:span></text:span><text:span text:style-name="VimmBibQuote">ā</text:span><text:span text:style-name="VimmBibQuote"><text:span text:style-name="T9">ya p</text:span></text:span><text:span text:style-name="VimmBibQuote">āṭ</text:span><text:span text:style-name="VimmBibQuote"><text:span text:style-name="T9">ipajjati, rakkhati cakkhundriyaṁ, cakkhundriye saṁvaraṁ </text:span></text:span><text:span text:style-name="VimmBibQuote">ā</text:span><text:span text:style-name="VimmBibQuote"><text:span text:style-name="T9">pajjati.</text:span></text:span></text:p></text:note-body></text:note> This is the meaning of conditioning cause. And again, it is said that the meaning of wisdom is the meaning of the sign. The Buddha has declared: “With trained perception one should forsake”.<text:note text:id="ftn352" text:note-class="footnote"><text:note-citation>2</text:note-citation><text:note-body><text:p text:style-name="Standard"><text:span text:style-name="T9">Cp. </text:span><text:span text:style-name="VimmBibRef"><text:span text:style-name="T9">D. I, 181</text:span></text:span><text:span text:style-name="T9">: </text:span><text:span text:style-name="VimmBibQuote"><text:span text:style-name="T9">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3" text:note-class="footnote"><text:note-citation>3</text:note-citation><text:note-body><text:p text:style-name="Standard"><text:span text:style-name="VimmBibRef">A. </text:span><text:span text:style-name="VimmBibRef"><text:span text:style-name="T9">III, 116</text:span></text:span><text:span text:style-name="T9">: </text:span><text:span text:style-name="VimmBibQuote"><text:span text:style-name="T9">Pañc’ ime bhikkhave dhammā sekhassa</text:span></text:span><text:span text:style-name="VimmPali"><text:span text:style-name="T22"> </text:span></text:span><text:span text:style-name="T9">(=</text:span><text:span text:style-name="VimmBibQuote"><text:span text:style-name="T9">sekhassāti sikkhakassa sakaranīyassa</text:span></text:span><text:span text:style-name="VimmPali"><text:span text:style-name="T22"> — </text:span></text:span><text:span text:style-name="VimmBibRef"><text:span text:style-name="T9">Mp. III, 274</text:span></text:span><text:span text:style-name="T9">) </text:span><text:span text:style-name="VimmBibQuote"><text:span text:style-name="T9">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0">maṇḍala</text:span></text:span><text:span text:style-name="T20">.</text:span><text:span text:style-name="T8">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4" text:note-class="footnote"><text:note-citation>1</text:note-citation><text:note-body><text:p text:style-name="Standard"><text:span text:style-name="VimmPali"><text:span text:style-name="T20">Appanā jhāna</text:span></text:span><text:span text:style-name="T20">.</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8">jhāna</text:span></text:h>
      <text:p text:style-name="VimmBody">Fixed meditation, <text:span text:style-name="VimmPali"><text:span text:style-name="T20">jhāna</text:span></text:span>, follows access. This state acquires the power of mental progress. This is the power of application of thought, faith and the others. This state does not move in the object. This is called fixed meditation, <text:span text:style-name="VimmPali"><text:span text:style-name="T20">jhāna</text:span></text:span><text:span text:style-name="T20">.</text:span></text:p>
      <text:p text:style-name="VimmBody"><text:span text:style-name="VimmQA">Q.</text:span> What is the difference between, access and fixed meditation, <text:span text:style-name="VimmPali"><text:span text:style-name="T20">jhāna</text:span></text:span><text:span text:style-name="T20">?</text:span></text:p>
      <text:p text:style-name="VimmBody"><text:span text:style-name="VimmQA">A.</text:span> The overcoming of the five hindrances is access. One overcomes these five and thereby fulfils fixed meditation, <text:span text:style-name="VimmPali"><text:span text:style-name="T20">jhāna</text:span></text:span><text:span text:style-name="T20">.</text:span><text:span text:style-name="T8"> </text:span>Through access one approaches distinction in meditation, <text:span text:style-name="VimmPali"><text:span text:style-name="T20">jhāna</text:span></text:span><text:span text:style-name="T20">.</text:span><text:span text:style-name="T8"> </text:span>When distinction in meditation is accomplished, it is fixed <text:span text:style-name="T8">meditation, </text:span><text:span text:style-name="VimmPali"><text:span text:style-name="T20">jhāna</text:span></text:span><text:span text:style-name="T22">.</text:span><text:span text:style-name="T9"> </text:span>In access-meditation mind and body, not having attained to tranquillity, are unsteady like a ship on waves. In fixed meditation, <text:span text:style-name="VimmPali"><text:span text:style-name="T20">jhāna</text:span></text:span>, mind and body having attained to tranquillity are steady like a ship on unruffled water. Because the factors<text:note text:id="ftn355"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6" text:note-class="footnote"><text:note-citation>3</text:note-citation><text:note-body><text:p text:style-name="Standard">Cp. <text:span text:style-name="VimmBibRef">Vis. Mag., 126</text:span>: <text:span text:style-name="VimmBibQuote"><text:span text:style-name="T8">Yathā nāma </text:span></text:span><text:span text:style-name="VimmBibQuote">daharo </text:span><text:span text:style-name="VimmBibQuote"><text:span text:style-name="T8">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7" text:note-class="footnote"><text:note-citation>4</text:note-citation><text:note-body><text:p text:style-name="Standard">Text has <text:span text:style-name="VimmPali">aṅga</text:span>.</text:p></text:note-body></text:note> being powerful (in fixed meditation, <text:span text:style-name="VimmPali"><text:span text:style-name="T20">jhāna</text:span></text:span>) one dwells on the object peacefully and long, like a powerful man.<text:note text:id="ftn358" text:note-class="footnote"><text:note-citation>5</text:note-citation><text:note-body><text:p text:style-name="Standard">Cp. <text:span text:style-name="VimmBibRef">Vis. Mag., 126</text:span>: <text:span text:style-name="VimmBibQuote"><text:span text:style-name="T8">Yathā nāma </text:span></text:span><text:span text:style-name="VimmBibQuote">daharo </text:span><text:span text:style-name="VimmBibQuote"><text:span text:style-name="T8">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9"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60" text:note-class="footnote"><text:note-citation>7</text:note-citation><text:note-body><text:p text:style-name="Standard"><text:span text:style-name="VimmBibRef">Cp. 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61"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2"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3"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4" text:note-class="footnote"><text:note-citation>2</text:note-citation><text:note-body><text:p text:style-name="Standard"><text:span text:style-name="VimmBibRef">A. IV, 203</text:span>: <text:span text:style-name="VimmBibQuote"><text:span text:style-name="T8">Seyyathāpi Pahārāda mahāsamuddho </text:span></text:span><text:span text:style-name="VimmBibQuote">ekaraso loṇaraso, evam eva kho </text:span><text:span text:style-name="VimmBibQuote"><text:span text:style-name="T8">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0">jhāna</text:span></text:span><text:span text:style-name="T20">.</text:span><text:span text:style-name="T8"> </text:span>Understanding causes and good standing well, in this way, he, in no long time, brings out concentration.</text:p>
      <text:h text:style-name="Heading_20_4" text:outline-level="4" text:is-list-header="true">The first meditation, <text:span text:style-name="T8">jhāna</text:span></text:h>
      <text:p text:style-name="VimmBody">That yogin, having separated himself from lust, having separated himself from demeritorious states, attains to the first meditation, <text:span text:style-name="VimmPali"><text:span text:style-name="T20">jhāna</text:span></text:span>, which is accompanied by initial and sustained application of thought, born of solitude, and full of joy and bliss.<text:note text:id="ftn365" text:note-class="footnote"><text:note-citation>3</text:note-citation><text:note-body><text:p text:style-name="Standard"><text:span text:style-name="VimmBibRef">A. III, 25</text:span>: <text:span text:style-name="VimmBibQuote">Idha bhikkhave bhikkhu vivicc'eva </text:span><text:span text:style-name="VimmBibQuote"><text:span text:style-name="T8">kāmehi </text:span></text:span><text:span text:style-name="VimmBibQuote">vivicca akusalehi dhammehi savitakkaṁ </text:span><text:span text:style-name="VimmBibQuote"><text:span text:style-name="T8">sa</text:span></text:span><text:span text:style-name="VimmBibQuote">vicar</text:span><text:span text:style-name="VimmBibQuote"><text:span text:style-name="T8">ā</text:span></text:span><text:span text:style-name="VimmBibQuote">rṁ vivekajaṁ pīri-sukhaṁ paṭhamajjh</text:span><text:span text:style-name="VimmBibQuote"><text:span text:style-name="T8">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6" text:note-class="footnote"><text:note-citation>1</text:note-citation><text:note-body><text:p text:style-name="Standard"/><text:list text:style-name="L6"><text:list-item><text:p text:style-name="P13"><text:span text:style-name="VimmBibRef">Nd1. 26</text:span>: <text:span text:style-name="VimmBibQuote"><text:span text:style-name="T8">Vivekā </text:span></text:span><text:span text:style-name="VimmBibQuote">ti tayo </text:span><text:span text:style-name="VimmBibQuote"><text:span text:style-name="T8">vivekā</text:span></text:span><text:span text:style-name="VimmBibQuote">, </text:span><text:span text:style-name="VimmBibQuote"><text:span text:style-name="T8">kāyaviveko, </text:span></text:span><text:span text:style-name="VimmBibQuote">cittaviveko, upadhiviveko.</text:span></text:p></text:list-item><text:list-item><text:p text:style-name="P13"><text:span text:style-name="VimmBibRef">Ibid. 27</text:span>: <text:span text:style-name="VimmBibQuote"><text:span text:style-name="T8">Kāyaviveko </text:span></text:span><text:span text:style-name="VimmBibQuote">ca </text:span><text:span text:style-name="VimmBibQuote"><text:span text:style-name="T8">vūpakaṭṭhakāyānaṁ nekkhammābhiratānaṁ</text:span></text:span><text:span text:style-name="VimmBibQuote">; cittaviveko ca </text:span><text:span text:style-name="VimmBibQuote"><text:span text:style-name="T8">parisuddhacittānaṁ paramavodānappattānaṁ; </text:span></text:span><text:span text:style-name="VimmBibQuote">upadhiviveko ca nirupadhina</text:span><text:span text:style-name="VimmBibQuote"><text:span text:style-name="T8">ṁ</text:span></text:span><text:span text:style-name="VimmBibQuote"> </text:span><text:span text:style-name="VimmBibQuote"><text:span text:style-name="T8">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pm kindred, birth and death.</text:p>
      <text:p text:style-name="VimmBody">And again, there are five kinds of separation, namely, <text:span text:style-name="T18">suppressionseparation,</text:span> part-separation, eradication-separation, tranquillity-separation, emancipation-separation. What is suppression-separation? Namely, practise of the first meditation <text:span text:style-name="VimmPali"><text:span text:style-name="T20">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s the (Noble) Fruit. What is emancipation-separation? Namely, <text:span text:style-name="VimmPali"><text:span text:style-name="T20">Nibbāna</text:span></text:span><text:span text:style-name="T20">.</text:span><text:span text:style-name="T20"><text:note text:id="ftn367" text:note-class="footnote"><text:note-citation>2</text:note-citation><text:note-body><text:p text:style-name="Standard"><text:span text:style-name="VimmBibRef"><text:span text:style-name="T8">Pts. </text:span></text:span><text:span text:style-name="VimmBibRef">II, 220</text:span>: <text:span text:style-name="VimmBibQuote"><text:span text:style-name="T8">Sammādiṭṭhiyā </text:span></text:span><text:span text:style-name="VimmBibQuote">katame pañca </text:span><text:span text:style-name="VimmBibQuote"><text:span text:style-name="T8">vivekā? </text:span></text:span><text:span text:style-name="VimmBibQuote">Vikkhambhanaviveko tadaṅgaviveko samucchedaviveko paṭippassaddhiviveko nissaraṇaviveko. Vikkhambhanaviveko ca </text:span><text:span text:style-name="VimmBibQuote"><text:span text:style-name="T8">nīvara</text:span></text:span><text:span text:style-name="VimmBibQuote">ṇ</text:span><text:span text:style-name="VimmBibQuote"><text:span text:style-name="T8">ānaṁ paṭhamajjhānaṁ bhāvayato, </text:span></text:span><text:span text:style-name="VimmBibQuote">tadaṅgaviveko ca </text:span><text:span text:style-name="VimmBibQuote"><text:span text:style-name="T8">diṭṭhigatānaṁ nibbedhabhā</text:span></text:span><text:span text:style-name="VimmBibQuote">giya</text:span><text:span text:style-name="VimmBibQuote"><text:span text:style-name="T8">ṁ</text:span></text:span><text:span text:style-name="VimmBibQuote"> </text:span><text:span text:style-name="VimmBibQuote"><text:span text:style-name="T8">samādhiṁ bhāvayato, samucchedaviveko ca lokuttaraṁ khayagāmimaggaṁ bhāvayato, </text:span></text:span><text:span text:style-name="VimmBibQuote">paṭippassaddhiviveko </text:span><text:span text:style-name="VimmBibQuote"><text:span text:style-name="T8">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8" text:note-class="footnote"><text:note-citation>3</text:note-citation><text:note-body><text:p text:style-name="Standard"><text:span text:style-name="VimmBibRef"><text:span text:style-name="T8">Nd1 1—2</text:span></text:span><text:span text:style-name="VimmPali"><text:span text:style-name="T20">: </text:span></text:span><text:span text:style-name="VimmBibQuote"><text:span text:style-name="T8">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9" text:note-class="footnote"><text:note-citation>4</text:note-citation><text:note-body><text:p text:style-name="Standard"><text:span text:style-name="VimmBibRef"><text:span text:style-name="T8">D. III, 214</text:span></text:span><text:span text:style-name="T8">: </text:span><text:span text:style-name="VimmBibQuote"><text:span text:style-name="T8">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8">aie </text:span>named natural. Sensations, perceptions, formations and consciousness which are connected with these are named associated. The actions of body, speech and mind which are produced are called causally produced. <text:span text:style-name="T8">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70" text:note-class="footnote"><text:note-citation>5</text:note-citation><text:note-body><text:p text:style-name="Standard"><text:span text:style-name="VimmBibRef"><text:span text:style-name="T8">Vbh. 256</text:span></text:span><text:span text:style-name="T8">: </text:span><text:span text:style-name="VimmBibQuote"><text:span text:style-name="T8">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8">Tattha katame akusalā dhammā?</text:span></text:span></text:p><text:p text:style-name="Standard"><text:span text:style-name="VimmBibQuote"><text:span text:style-name="T8">Kāmacchando vyāpādo thīnamiddhaṁ uddhaccakukkuccaṁ vicikicchā: ime vuccanti akusalā dhammā.</text:span></text:span><text:span text:style-name="T8"> —</text:span>Here see <text:span text:style-name="VimmBibRef"><text:span text:style-name="T8">Vis. </text:span></text:span><text:span text:style-name="VimmBibRef">Mag. </text:span><text:span text:style-name="VimmBibRef"><text:span text:style-name="T8">141</text:span></text:span><text:span text:style-name="T8">: </text:span><text:span text:style-name="VimmBibQuote"><text:span text:style-name="T8">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71" text:note-class="footnote"><text:note-citation>1</text:note-citation><text:note-body><text:p text:style-name="Standard"><text:span text:style-name="VimmBibRef">It. 61</text:span>: <text:span text:style-name="VimmBibQuote"><text:span text:style-name="T8">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8">dispassion, </text:span>therefore he fulfils separation from lust. He is full of non-hatred and non-delusion, therefore he fulfils separation from demeritorious states”.<text:note text:id="ftn372"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8">pāripūriyā, </text:span></text:span><text:span text:style-name="VimmBibQuote">vivitto hoti </text:span><text:span text:style-name="VimmBibQuote"><text:span text:style-name="T8">kāmehi. </text:span></text:span><text:span text:style-name="VimmBibQuote">Tattha adosassa </text:span><text:span text:style-name="VimmBibQuote"><text:span text:style-name="T8">pāripūriyā </text:span></text:span><text:span text:style-name="VimmBibQuote">amohassa </text:span><text:span text:style-name="VimmBibQuote"><text:span text:style-name="T8">pāripūriyā </text:span></text:span><text:span text:style-name="VimmBibQuote">ca vivitto hoti p</text:span><text:span text:style-name="VimmBibQuote"><text:span text:style-name="T8">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i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i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0">.</text:span><text:span text:style-name="T8">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3"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0">jhāna</text:span></text:span>. The first meditation, <text:span text:style-name="VimmPali"><text:span text:style-name="T20">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4"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5"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6" text:note-class="footnote"><text:note-citation>1</text:note-citation><text:note-body><text:p text:style-name="Standard"><text:span text:style-name="VimmBibRef">Vis. Mag. 142</text:span>: <text:span text:style-name="VimmBibQuote"><text:span text:style-name="T11">Dukanipātaṭṭhakathāyaṁ pana ā</text:span></text:span><text:span text:style-name="VimmBibQuote">k</text:span><text:span text:style-name="VimmBibQuote"><text:span text:style-name="T11">ā</text:span></text:span><text:span text:style-name="VimmBibQuote">se gacchato mah</text:span><text:span text:style-name="VimmBibQuote"><text:span text:style-name="T11">ā</text:span></text:span><text:span text:style-name="VimmBibQuote">sakuṇassa ubhohi pakkhehi v</text:span><text:span text:style-name="VimmBibQuote"><text:span text:style-name="T11">ā</text:span></text:span><text:span text:style-name="VimmBibQuote">ta</text:span><text:span text:style-name="VimmBibQuote"><text:span text:style-name="T11">ṁ</text:span></text:span><text:span text:style-name="VimmBibQuote"> </text:span><text:span text:style-name="VimmBibQuote"><text:span text:style-name="T11">gahetvā </text:span></text:span><text:span text:style-name="VimmBibQuote">pakkhe sannisīd</text:span><text:span text:style-name="VimmBibQuote"><text:span text:style-name="T11">ā</text:span></text:span><text:span text:style-name="VimmBibQuote">petv</text:span><text:span text:style-name="VimmBibQuote"><text:span text:style-name="T11">ā</text:span></text:span><text:span text:style-name="VimmBibQuote"> gamanaṁ viya </text:span><text:span text:style-name="VimmBibQuote"><text:span text:style-name="T11">āramma</text:span></text:span><text:span text:style-name="VimmBibQuote">ṇ</text:span><text:span text:style-name="VimmBibQuote"><text:span text:style-name="T11">e </text:span></text:span><text:span text:style-name="VimmBibQuote">cetaso abhiniropanabh</text:span><text:span text:style-name="VimmBibQuote"><text:span text:style-name="T11">ā</text:span></text:span><text:span text:style-name="VimmBibQuote">vena pavatto vitakko; (so hi ekaggo hutv</text:span><text:span text:style-name="VimmBibQuote"><text:span text:style-name="T11">ā</text:span></text:span><text:span text:style-name="VimmBibQuote"> </text:span><text:span text:style-name="VimmBibQuote"><text:span text:style-name="T11">appeti</text:span></text:span><text:span text:style-name="VimmBibQuote">;) v</text:span><text:span text:style-name="VimmBibQuote"><text:span text:style-name="T11">ā</text:span></text:span><text:span text:style-name="VimmBibQuote">tagahaṇattha</text:span><text:span text:style-name="VimmBibQuote"><text:span text:style-name="T11">ṁ</text:span></text:span><text:span text:style-name="VimmBibQuote"> pakkhe phand</text:span><text:span text:style-name="VimmBibQuote"><text:span text:style-name="T11">ā</text:span></text:span><text:span text:style-name="VimmBibQuote">payam</text:span><text:span text:style-name="VimmBibQuote"><text:span text:style-name="T11">ā</text:span></text:span><text:span text:style-name="VimmBibQuote">nassa gamana</text:span><text:span text:style-name="VimmBibQuote"><text:span text:style-name="T11">ṁ</text:span></text:span><text:span text:style-name="VimmBibQuote"> viya anumajjanasabh</text:span><text:span text:style-name="VimmBibQuote"><text:span text:style-name="T11">ā</text:span></text:span><text:span text:style-name="VimmBibQuote">vena pavatto vic</text:span><text:span text:style-name="VimmBibQuote"><text:span text:style-name="T11">ā</text:span></text:span><text:span text:style-name="VimmBibQuote">ro ti vutta</text:span><text:span text:style-name="VimmBibQuote"><text:span text:style-name="T11">ṁ</text:span></text:span><text:span text:style-name="VimmBibQuote">.</text:span>—This simile is not in the <text:span text:style-name="VimmBibRef">Cy.</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7"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1">eva</text:span></text:span><text:span text:style-name="VimmBibQuote">ṁ</text:span><text:span text:style-name="VimmBibQuote"><text:span text:style-name="T11"> </text:span></text:span><text:span text:style-name="VimmBibQuote">vitakko, yathā taṁ yeva anupassati </text:span><text:span text:style-name="VimmBibQuote"><text:span text:style-name="T11">eva</text:span></text:span><text:span text:style-name="VimmBibQuote">ṁ</text:span><text:span text:style-name="VimmBibQuote"><text:span text:style-name="T11"> </text:span></text:span><text:span text:style-name="VimmBibQuote">vicāro. Yathā apariññā </text:span><text:span text:style-name="VimmBibQuote"><text:span text:style-name="T11">eva</text:span></text:span><text:span text:style-name="VimmBibQuote">ṁ</text:span><text:span text:style-name="VimmBibQuote"><text:span text:style-name="T11"> </text:span></text:span><text:span text:style-name="VimmBibQuote">vitakko, yathā pariññā </text:span><text:span text:style-name="VimmBibQuote"><text:span text:style-name="T11">eva</text:span></text:span><text:span text:style-name="VimmBibQuote">ṁ</text:span><text:span text:style-name="VimmBibQuote"><text:span text:style-name="T11">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8" text:note-class="footnote"><text:note-citation>3</text:note-citation><text:note-body><text:p text:style-name="Standard"><text:span text:style-name="VimmBibRef">S. IV, 235</text:span>: <text:span text:style-name="VimmBibQuote"><text:span text:style-name="T8">Katamā </text:span></text:span><text:span text:style-name="VimmBibQuote">ca bhikkhave </text:span><text:span text:style-name="VimmBibQuote"><text:span text:style-name="T8">sāmisā </text:span></text:span><text:span text:style-name="VimmBibQuote">pīti. Pañcime bhikkhave </text:span><text:span text:style-name="VimmBibQuote"><text:span text:style-name="T8">kāmaguṇā. </text:span></text:span><text:span text:style-name="VimmBibQuote">Katame </text:span><text:span text:style-name="VimmBibQuote"><text:span text:style-name="T8">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9"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80" text:note-class="footnote"><text:note-citation>5</text:note-citation><text:note-body><text:p text:style-name="Standard"><text:span text:style-name="VimmBibRef">A. II, 126</text:span>: <text:span text:style-name="VimmBibQuote">Idha ekacco puggalo vivicc'eva </text:span><text:span text:style-name="VimmBibQuote"><text:span text:style-name="T8">kāmehi </text:span></text:span><text:span text:style-name="VimmBibQuote">vivicca akusalehi dhammehi savitakkaṁ </text:span><text:span text:style-name="VimmBibQuote"><text:span text:style-name="T8">savicāra</text:span></text:span><text:span text:style-name="VimmBibQuote">ṁ</text:span><text:span text:style-name="VimmBibQuote"><text:span text:style-name="T8"> </text:span></text:span><text:span text:style-name="VimmBibQuote">vivekajaṁ pītisukhaṁ </text:span><text:span text:style-name="VimmBibQuote"><text:span text:style-name="T8">paṭhamajjhāna</text:span></text:span><text:span text:style-name="VimmBibQuote">ṁ</text:span><text:span text:style-name="VimmBibQuote"><text:span text:style-name="T8">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81" text:note-class="footnote"><text:note-citation>6</text:note-citation><text:note-body><text:p text:style-name="Standard"><text:span text:style-name="VimmBibRef">Ibid. 127</text:span>: <text:span text:style-name="VimmBibQuote"><text:span text:style-name="T8">Vitakkavicārānaṁ vūpasamā </text:span></text:span><text:span text:style-name="VimmBibQuote">ajjhatta</text:span><text:span text:style-name="VimmBibQuote"><text:span text:style-name="T8">ṁ</text:span></text:span><text:span text:style-name="VimmBibQuote"> </text:span><text:span text:style-name="VimmBibQuote"><text:span text:style-name="T8">sampasādo </text:span></text:span><text:span text:style-name="VimmBibQuote">cetaso </text:span><text:span text:style-name="VimmBibQuote"><text:span text:style-name="T8">ekodibhāvaṁ </text:span></text:span><text:span text:style-name="VimmBibQuote">avitakka</text:span><text:span text:style-name="VimmBibQuote"><text:span text:style-name="T8">ṁ</text:span></text:span><text:span text:style-name="VimmBibQuote"> </text:span><text:span text:style-name="VimmBibQuote"><text:span text:style-name="T8">avicāraṁ samādhijaṁ </text:span></text:span><text:span text:style-name="VimmBibQuote">pītisukka</text:span><text:span text:style-name="VimmBibQuote"><text:span text:style-name="T8">ṁ</text:span></text:span><text:span text:style-name="VimmBibQuote"> </text:span><text:span text:style-name="VimmBibQuote"><text:span text:style-name="T8">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2" text:note-class="footnote"><text:note-citation>1</text:note-citation><text:note-body><text:p text:style-name="Standard"><text:span text:style-name="VimmBibRef">Dhs.-a. 115</text:span>: <text:span text:style-name="VimmBibQuote"><text:span text:style-name="T8">Khuddakā </text:span></text:span><text:span text:style-name="VimmBibQuote">pīti, </text:span><text:span text:style-name="VimmBibQuote"><text:span text:style-name="T8">khaṇikā </text:span></text:span><text:span text:style-name="VimmBibQuote">pīti, </text:span><text:span text:style-name="VimmBibQuote"><text:span text:style-name="T8">okkantikā </text:span></text:span><text:span text:style-name="VimmBibQuote">pīti, </text:span><text:span text:style-name="VimmBibQuote"><text:span text:style-name="T8">pharaṇā p</text:span></text:span><text:span text:style-name="VimmBibQuote">ī</text:span><text:span text:style-name="VimmBibQuote"><text:span text:style-name="T8">ti</text:span></text:span><text:span text:style-name="VimmBibQuote">, </text:span><text:span text:style-name="VimmBibQuote"><text:span text:style-name="T8">ubbegā </text:span></text:span><text:span text:style-name="VimmBibQuote">pītī ti pañcavidh</text:span><text:span text:style-name="VimmBibQuote"><text:span text:style-name="T8">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3" text:note-class="footnote"><text:note-citation>2</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4" text:note-class="footnote"><text:note-citation>3</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5" text:note-class="footnote"><text:note-citation>4</text:note-citation><text:note-body><text:p text:style-name="Standard"><text:span text:style-name="VimmBibRef">Cp. 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6" text:note-class="footnote"><text:note-citation>1</text:note-citation><text:note-body><text:p text:style-name="Standard"><text:span text:style-name="VimmBibRef">Pet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7" text:note-class="footnote"><text:note-citation>2</text:note-citation><text:note-body><text:p text:style-name="Standard"/><text:list text:style-name="L7"><text:list-item><text:p text:style-name="P14"><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14"><text:span text:style-name="VimmBibRef">Vis. Mag. 139</text:span>: <text:span text:style-name="VimmBibQuote">Pañcangavippahīnaṁ pañcangasamannāgataṁ tividhakalyāṇaṁ dasalakkhaṇasampannaṁ paṭhamajjhānaṁ.</text:span></text:p></text:list-item><text:list-item><text:p text:style-name="P14"><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8"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9"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90"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91" text:note-class="footnote"><text:note-citation>1</text:note-citation><text:note-body><text:p text:style-name="Standard"><text:span text:style-name="VimmPali">Samatha</text:span> (transliteration).</text:p></text:note-body></text:note> the second, to insight,<text:note text:id="ftn392" text:note-class="footnote"><text:note-citation>2</text:note-citation><text:note-body><text:p text:style-name="Standard"><text:span text:style-name="VimmPali"><text:span text:style-name="T22">Vipassanā</text:span></text:span><text:span text:style-name="T9">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3" text:note-class="footnote"><text:note-citation>3</text:note-citation><text:note-body><text:p text:style-name="Standard"><text:span text:style-name="VimmPali">Y</text:span><text:span text:style-name="VimmPali"><text:span text:style-name="T22">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2">jhāna</text:span></text:span><text:span text:style-name="T22">.</text:span><text:span text:style-name="T9"> </text:span>Therefore, it cannot be said that there is a meditation (<text:span text:style-name="VimmPali"><text:span text:style-name="T22">jhāna</text:span></text:span>) outside the five factors. If there is a meditation, <text:span text:style-name="VimmPali"><text:span text:style-name="T22">jhāna</text:span></text:span><text:span text:style-name="T22">,</text:span><text:span text:style-name="T9"> </text:span>outside the five factors, how can it be said that the first meditation, <text:span text:style-name="VimmPali"><text:span text:style-name="T22">jhāna</text:span></text:span><text:span text:style-name="T22">,</text:span><text:span text:style-name="T9">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4"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5"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6"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7"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8"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9"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text:span text:style-name="VimmPali">,</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400" text:note-class="footnote"><text:note-citation>5</text:note-citation><text:note-body><text:p text:style-name="Standard">Cp. <text:span text:style-name="VimmBibRef">Ibid.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401"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p. 49, Vim. Mag. and Vis. Mag.</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iuces joy and bliss and lets it evenly moisten and saturate (him) in such a way that there is no part of him that is not saturated with it. There is no place in his body or mind that is not saturated with joy and bliss born of solitude”.<text:note text:id="ftn402"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3"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4"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5" text:note-class="footnote"><text:note-citation>3</text:note-citation><text:note-body><text:p text:style-name="Standard"><text:span text:style-name="VimmPali">Pariyuṭṭhāna kilesa</text:span>: — Cp. <text:span text:style-name="VimmBibRef">Thi.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9">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6"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9">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7" text:note-class="footnote"><text:note-citation>2</text:note-citation><text:note-body><text:p text:style-name="Standard">This passage does not occur in the Chinese <text:span text:style-name="VimmPali">Ekottara </text:span><text:span text:style-name="VimmPali"><text:span text:style-name="T22">Āgama</text:span></text:span><text:span text:style-name="T22">.</text:span><text:span text:style-name="T9"> </text:span><text:span text:style-name="VimmBibRef">A. IV, 418</text:span>: <text:span text:style-name="VimmBibQuote">Seyyathā pi bhikkhave gāvi pabbateyyā </text:span><text:span text:style-name="VimmBibQuote"><text:span text:style-name="T9">b</text:span></text:span><text:span text:style-name="VimmBibQuote">ā</text:span><text:span text:style-name="VimmBibQuote"><text:span text:style-name="T9">l</text:span></text:span><text:span text:style-name="VimmBibQuote">ā</text:span><text:span text:style-name="VimmBibQuote"><text:span text:style-name="T9"> avyatt</text:span></text:span><text:span text:style-name="VimmBibQuote">ā</text:span><text:span text:style-name="VimmBibQuote"><text:span text:style-name="T9"> akhettaññū </text:span></text:span><text:span text:style-name="VimmBibQuote">akusalā </text:span><text:span text:style-name="VimmBibQuote"><text:span text:style-name="T9">visame </text:span></text:span><text:span text:style-name="VimmBibQuote">pabbate carituṁ, </text:span><text:span text:style-name="VimmBibQuote"><text:span text:style-name="T9">tass</text:span></text:span><text:span text:style-name="VimmBibQuote">ā</text:span><text:span text:style-name="VimmBibQuote"><text:span text:style-name="T9"> </text:span></text:span><text:span text:style-name="VimmBibQuote">evam assa ‘yan nūnāhaṁ </text:span><text:span text:style-name="VimmBibQuote"><text:span text:style-name="T9">agatapubbañ c’eva </text:span></text:span><text:span text:style-name="VimmBibQuote">disaṁ gaccheyyaṁ, akhāditapubbāni ca </text:span><text:span text:style-name="VimmBibQuote"><text:span text:style-name="T8">tiṇāni khādeyyaṁ, apītapubbāni </text:span></text:span><text:span text:style-name="VimmBibQuote">ca </text:span><text:span text:style-name="VimmBibQuote"><text:span text:style-name="T8">pānīyāni </text:span></text:span><text:span text:style-name="VimmBibQuote">piveyyan' ti; </text:span><text:span text:style-name="VimmBibQuote"><text:span text:style-name="T8">sā </text:span></text:span><text:span text:style-name="VimmBibQuote">purina</text:span><text:span text:style-name="VimmBibQuote"><text:span text:style-name="T8">ṁ</text:span></text:span><text:span text:style-name="VimmBibQuote"> </text:span><text:span text:style-name="VimmBibQuote"><text:span text:style-name="T8">pādam </text:span></text:span><text:span text:style-name="VimmBibQuote">na suppatiṭṭhita</text:span><text:span text:style-name="VimmBibQuote"><text:span text:style-name="T8">ṁ pati</text:span></text:span><text:span text:style-name="VimmBibQuote">ṭṭ</text:span><text:span text:style-name="VimmBibQuote"><text:span text:style-name="T8">hāpetvā </text:span></text:span><text:span text:style-name="VimmBibQuote">pacchima</text:span><text:span text:style-name="VimmBibQuote"><text:span text:style-name="T8">ṁ pādaṁ </text:span></text:span><text:span text:style-name="VimmBibQuote">uddhareyya, </text:span><text:span text:style-name="VimmBibQuote"><text:span text:style-name="T8">sā </text:span></text:span><text:span text:style-name="VimmBibQuote">na c’eva agatapubba</text:span><text:span text:style-name="VimmBibQuote"><text:span text:style-name="T8">ṁ</text:span></text:span><text:span text:style-name="VimmBibQuote"> disa</text:span><text:span text:style-name="VimmBibQuote"><text:span text:style-name="T8">ṁ</text:span></text:span><text:span text:style-name="VimmBibQuote"> gaccheyya, na ca </text:span><text:span text:style-name="VimmBibQuote"><text:span text:style-name="T8">akhādirapubbāni tiṇāni khādeyya, </text:span></text:span><text:span text:style-name="VimmBibQuote">na ca </text:span><text:span text:style-name="VimmBibQuote"><text:span text:style-name="T8">apitapubbāni pānīyāni </text:span></text:span><text:span text:style-name="VimmBibQuote">piveyya; yasmi</text:span><text:span text:style-name="VimmBibQuote"><text:span text:style-name="T8">ṁ</text:span></text:span><text:span text:style-name="VimmBibQuote"> </text:span><text:span text:style-name="VimmBibQuote"><text:span text:style-name="T8">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8">kissa hetu? Tattha </text:span></text:span><text:span text:style-name="VimmBibQuote">hi </text:span><text:span text:style-name="VimmBibQuote"><text:span text:style-name="T8">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8" text:note-class="footnote"><text:note-citation>3</text:note-citation><text:note-body><text:p text:style-name="Standard"><text:span text:style-name="VimmPali"><text:span text:style-name="T20">Kammaṭṭhāna</text:span></text:span><text:span text:style-name="T20">.</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8">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9" text:note-class="footnote"><text:note-citation>1</text:note-citation><text:note-body><text:p text:style-name="Standard"><text:span text:style-name="VimmBibRef"><text:span text:style-name="T8">Pts. I, 99—100</text:span></text:span><text:span text:style-name="T8">: </text:span><text:span text:style-name="VimmBibQuote"><text:span text:style-name="T8">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10" text:note-class="footnote"><text:note-citation>2</text:note-citation><text:note-body><text:p text:style-name="Standard"><text:span text:style-name="VimmBibRef"><text:span text:style-name="T8">A. IV, 440</text:span></text:span><text:span text:style-name="T8">: </text:span><text:span text:style-name="VimmBibQuote">So </text:span><text:span text:style-name="VimmBibQuote"><text:span text:style-name="T8">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m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11"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2" text:note-class="footnote"><text:note-citation>1</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b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m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3"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ed from concentration saturates the body and the mind”.<text:note text:id="ftn414"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on, <text:span text:style-name="VimmPali">jhāna</text:span>: lower, middling and higher. The yogin who practises the lower meditation, <text:span text:style-name="VimmPali">jhāna</text:span>, will, after his death, be reborn in the Abode of Lesser Light. His life-span will be two aeons.<text:note text:id="ftn415"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6" text:note-class="footnote"><text:note-citation>4</text:note-citation><text:note-body><text:p text:style-name="Standard"><text:span text:style-name="VimmBibRef">Ibid</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7" text:note-class="footnote"><text:note-citation>5</text:note-citation><text:note-body><text:p text:style-name="Standard"><text:span text:style-name="VimmBibRef">Ibid</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8"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9"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4">Cp. </text:span><text:span text:style-name="VimmBibRef"><text:span text:style-name="T14">Vis. Mag. 160</text:span></text:span><text:span text:style-name="T14"> where </text:span><text:span text:style-name="VimmPali">brahmavihārupekkhā </text:span><text:span text:style-name="T1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8">dispassion </text:span>is called the equanimity of the meditation <text:span text:style-name="T20">(</text:span><text:span text:style-name="VimmPali"><text:span text:style-name="T20">jhāna</text:span></text:span><text:span text:style-name="T20">)</text:span><text:span text:style-name="T8">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8">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8">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20" text:note-class="footnote"><text:note-citation>1</text:note-citation><text:note-body><text:p text:style-name="Standard">Cp. <text:span text:style-name="VimmBibRef">D. - a. I, 184</text:span>: <text:span text:style-name="VimmBibQuote"><text:span text:style-name="T8">Sātthaka-sampajaññaṁ sappāya-sampajaññaṁ </text:span></text:span><text:span text:style-name="VimmBibQuote">gocara-sampaja</text:span><text:span text:style-name="VimmBibQuote"><text:span text:style-name="T8">ññaṁ</text:span></text:span><text:span text:style-name="VimmBibQuote"> asammoha-sampaja</text:span><text:span text:style-name="VimmBibQuote"><text:span text:style-name="T8">ññ</text:span></text:span><text:span text:style-name="VimmBibQuote">an ti catubbidha</text:span><text:span text:style-name="VimmBibQuote"><text:span text:style-name="T8">ṁ</text:span></text:span><text:span text:style-name="VimmBibQuote"> sampaja</text:span><text:span text:style-name="VimmBibQuote"><text:span text:style-name="T8">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21"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jn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2"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3"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4"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0">jhāna</text:span></text:span><text:span text:style-name="T20">.</text:span><text:span text:style-name="T8"> </text:span>His body should be known thus: as the lotuses born in the water <text:span text:style-name="VimmPageNoOrig">[420]</text:span> are immersed in the water from root to neck, so he abides in the third meditation, <text:span text:style-name="VimmPali"><text:span text:style-name="T20">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0">jhāna</text:span></text:span>, namely: higher, middling and lower. If a yogin practises the lower meditation, <text:span text:style-name="VimmPali"><text:span text:style-name="T20">jhāna</text:span></text:span><text:span text:style-name="T20">,</text:span><text:span text:style-name="T8"> </text:span>he will, after his death, be reborn in the Abode of Lesser Lustre. His life-span will be sixteen aeons. If he practises the middling meditation, <text:span text:style-name="VimmPali"><text:span text:style-name="T20">jhāna</text:span></text:span><text:span text:style-name="T20">,</text:span><text:span text:style-name="T8"> </text:span>he will, after his death, be reborn in the Abode of Measureless Lustre. His life-<text:soft-page-break/>span will be thirty- two aeons. If he practises the higher meditation, he will be reborn in the Abode of All Lustre. His life-span will be sixty-four aeons.<text:note text:id="ftn425" text:note-class="footnote"><text:note-citation>1</text:note-citation><text:note-body><text:p text:style-name="Standard"><text:span text:style-name="VimmBibRef">Vbh. 424—5</text:span>: <text:span text:style-name="VimmBibQuote">Tatiyaṁ </text:span><text:span text:style-name="VimmBibQuote"><text:span text:style-name="T8">jhāna</text:span></text:span><text:span text:style-name="VimmBibQuote">ṁ</text:span><text:span text:style-name="VimmBibQuote"><text:span text:style-name="T8"> </text:span></text:span><text:span text:style-name="VimmBibQuote">parittaṁ </text:span><text:span text:style-name="VimmBibQuote"><text:span text:style-name="T8">bhāvetvā parittasubhāna</text:span></text:span><text:span text:style-name="VimmBibQuote">ṁ</text:span><text:span text:style-name="VimmBibQuote"><text:span text:style-name="T8"> devānarh </text:span></text:span><text:span text:style-name="VimmBibQuote">sahavyataṁ uppajjanti. Tesaṁ kittakaṁ </text:span><text:span text:style-name="VimmBibQuote"><text:span text:style-name="T8">āyuppamāna</text:span></text:span><text:span text:style-name="VimmBibQuote">ṁ? Solasa kapp</text:span><text:span text:style-name="VimmBibQuote"><text:span text:style-name="T8">ā...........</text:span></text:span><text:span text:style-name="VimmBibQuote">Tatiyaṁ </text:span><text:span text:style-name="VimmBibQuote"><text:span text:style-name="T8">jhāna</text:span></text:span><text:span text:style-name="VimmBibQuote">ṁ majjhimaṁ </text:span><text:span text:style-name="VimmBibQuote"><text:span text:style-name="T8">bhāvetvā appamāṇasubhāna</text:span></text:span><text:span text:style-name="VimmBibQuote">ṁ</text:span><text:span text:style-name="VimmBibQuote"><text:span text:style-name="T8"> devāna</text:span></text:span><text:span text:style-name="VimmBibQuote">ṁ</text:span><text:span text:style-name="VimmBibQuote"><text:span text:style-name="T8"> </text:span></text:span><text:span text:style-name="VimmBibQuote">sahavyataṁ uppajjanti. Tesaṁ kittakaṁ </text:span><text:span text:style-name="VimmBibQuote"><text:span text:style-name="T8">āyuppamāna</text:span></text:span><text:span text:style-name="VimmBibQuote">ṁ? Dvattiṁsa </text:span><text:span text:style-name="VimmBibQuote"><text:span text:style-name="T8">kappā...........</text:span></text:span><text:span text:style-name="VimmBibQuote">Tatiyaṁ </text:span><text:span text:style-name="VimmBibQuote"><text:span text:style-name="T8">jhāna</text:span></text:span><text:span text:style-name="VimmBibQuote">ṁ</text:span><text:span text:style-name="VimmBibQuote"><text:span text:style-name="T8"> paṇīta</text:span></text:span><text:span text:style-name="VimmBibQuote">ṁ</text:span><text:span text:style-name="VimmBibQuote"><text:span text:style-name="T8"> bhāvetvā subhakiṇhāna</text:span></text:span><text:span text:style-name="VimmBibQuote">ṁ </text:span><text:span text:style-name="VimmBibQuote"><text:span text:style-name="T8">devāna</text:span></text:span><text:span text:style-name="VimmBibQuote">ṁ</text:span><text:span text:style-name="VimmBibQuote"><text:span text:style-name="T8"> </text:span></text:span><text:span text:style-name="VimmBibQuote">sahavyataṁ uppajjanti. Tesaṁ kittakaṁ </text:span><text:span text:style-name="VimmBibQuote"><text:span text:style-name="T8">āyuppamāna</text:span></text:span><text:span text:style-name="VimmBibQuote">ṁ? Catusaṭṭhi </text:span><text:span text:style-name="VimmBibQuote"><text:span text:style-name="T8">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0">jhāna</text:span></text:span><text:span text:style-name="T20">,</text:span><text:span text:style-name="T8"> </text:span>and acquired facility therein, wishes to cause the arising of the fourth meditation, <text:span text:style-name="VimmPali"><text:span text:style-name="T20">jhāna</text:span></text:span><text:span text:style-name="T20">,</text:span><text:span text:style-name="T8"> </text:span>and to transcend the third meditation, <text:span text:style-name="VimmPali"><text:span text:style-name="T20">jhāna</text:span></text:span><text:span text:style-name="T20">.</text:span><text:span text:style-name="T8"> </text:span>(He thinks), “The third is coarse. The fourth is fine”. He sees the tribulations of the third meditation, <text:span text:style-name="VimmPali"><text:span text:style-name="T20">jhāna</text:span></text:span><text:span text:style-name="T20">, </text:span>and the merits of the fourth meditation, <text:span text:style-name="VimmPali"><text:span text:style-name="T20">jhāna</text:span></text:span><text:span text:style-name="T20">.</text:span><text:span text:style-name="T8"> </text:span>What are the tribulations of the third meditation, <text:span text:style-name="VimmPali"><text:span text:style-name="T20">jhāna</text:span></text:span>? Joy is the near enemy. Right concentration with bliss is coarse. So he is not able to acquire supernormal power. The third meditation, <text:span text:style-name="VimmPali"><text:span text:style-name="T20">jhāna</text:span></text:span><text:span text:style-name="T20">,</text:span><text:span text:style-name="T8"> </text:span>does not partake of distinction. Thus he sees the tribulations of the third meditation, <text:span text:style-name="VimmPali"><text:span text:style-name="T20">jhāna</text:span></text:span><text:span text:style-name="T20">.</text:span><text:span text:style-name="T8"> </text:span>The merits of the fourth meditation, <text:span text:style-name="VimmPali"><text:span text:style-name="T20">jhāna,</text:span></text:span><text:span text:style-name="T8"> </text:span>consist in the over-coming of these (tribulations).</text:p>
      <text:p text:style-name="VimmBody">Thus the yogin, on seeing the tribulations of the third meditation, <text:span text:style-name="VimmPali"><text:span text:style-name="T20">jhāna, </text:span></text:span>and the merits of the fourth <text:span text:style-name="T8">meditation, </text:span><text:span text:style-name="VimmPali"><text:span text:style-name="T20">jhāna</text:span></text:span><text:span text:style-name="T20">,</text:span><text:span text:style-name="T8"> </text:span>meditates on the <text:span text:style-name="VimmPali">kasiṇa</text:span> sign and removes bliss at once. After removing it he can dwell with the mind of equanimity. Thus meditating his mind quickly attains to fixed meditation, <text:span text:style-name="VimmPali"><text:span text:style-name="T20">jhāna</text:span></text:span><text:span text:style-name="T20">,</text:span><text:span text:style-name="T8">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6"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7"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8"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9"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30"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31"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2"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ii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3"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4"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qimoner who practises the fourth meditation, <text:span text:style-name="VimmPali">jhāna</text:span>, will, after his death, be reborn in the Abode of Great Fruition. If his mind dislikes effort, he will be reborn in the Abode of the Unconscious. His life-span will be fifty aeons.<text:note text:id="ftn435"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6" text:note-class="footnote"><text:note-citation>3</text:note-citation><text:note-body><text:p text:style-name="Standard"/><text:list text:style-name="L8"><text:list-item><text:p text:style-name="P15"><text:span text:style-name="VimmBibRef">D. III, 237</text:span>: <text:span text:style-name="VimmBibQuote">Pañca Suddhāvāsa: Avihā, Atappā, Sudassā, Sudassī, Akaniṭṭhā.</text:span></text:p></text:list-item><text:list-item><text:p text:style-name="P15"><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rught in the third and not in the fourth meditation, <text:span text:style-name="VimmPali">jhāna</text:span>? <text:span text:style-name="VimmPageNo">[[176|113]]</text:span> </text:p>
      <text:p text:style-name="VimmBody"><text:span text:style-name="VimmQA">A.</text:span> There are differences of “coarse” and “fine”, according to result, in the third meditation, <text:span text:style-name="VimmPali"><text:span text:style-name="T20">jhāna.</text:span></text:span><text:span text:style-name="T8"> </text:span>Therefore, the excellence of the fruitionground is taught through the partaking of distinction. In the fourth meditation, <text:span text:style-name="VimmPali"><text:span text:style-name="T20">jhāna,</text:span></text:span><text:span text:style-name="T8">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0">jhāna</text:span></text:span><text:span text:style-name="T20">,</text:span><text:span text:style-name="T8"> </text:span>wishes to enjoy the space-concentration and to transcend the realm of form. He considers thus: “Concentration of form is coarse; space- concentration is fine”. That yogin sees the tribulations of form and the merits of space-concentration. What are the tribulan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0">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0">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0">jhāna</text:span></text:span>.</text:p>
      <text:p text:style-name="VimmBody">That yogin “by passing entiiely beyond perception of form, by the disappearance of the perception of impact, by being freed from attention to <text:span text:style-name="VimmPageNo">[[177|114]]</text:span> perceptions of diversity, thinking, ‘Infinite is space’, enters into and abides in the sphere of infinite space.<text:note text:id="ftn437"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8">rūpasaññānaṁ samatikkamā paṭigha-saññāna</text:span></text:span><text:span text:style-name="VimmBibQuote">ṁ</text:span><text:span text:style-name="VimmBibQuote"><text:span text:style-name="T8"> atthagam</text:span></text:span><text:span text:style-name="VimmBibQuote">ā</text:span><text:span text:style-name="VimmBibQuote"><text:span text:style-name="T8"> n</text:span></text:span><text:span text:style-name="VimmBibQuote">ān</text:span><text:span text:style-name="VimmBibQuote"><text:span text:style-name="T8">atta-saññānaṁ amanasi-kārā </text:span></text:span><text:span text:style-name="VimmBibQuote">“ananto </text:span><text:span text:style-name="VimmBibQuote"><text:span text:style-name="T8">ākāso ti” ākāsān- añcāyatana</text:span></text:span><text:span text:style-name="VimmBibQuote">ṁ</text:span><text:span text:style-name="VimmBibQuote"><text:span text:style-name="T8">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8">và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8" text:note-class="footnote"><text:note-citation>2</text:note-citation><text:note-body><text:p text:style-name="Standard"><text:span text:style-name="VimmBibRef"><text:span text:style-name="T8">A. V, 134—5</text:span></text:span><text:span text:style-name="T8">: </text:span><text:span text:style-name="VimmBibQuote"><text:span text:style-name="T8">Paṭhamassa jhānassa saddo kaṇṭako.</text:span></text:span></text:p></text:note-body></text:note> Thus disliking form, he goes further. He destroys them here. Therefore, he attains to the imperturbability of the formless attainment and the peacefulness of liberation. <text:span text:style-name="T8">Aḷāra Kālāma </text:span>and Uddaka R<text:span text:style-name="T8">ā</text:span>maputta when they entered the formless attainment, did not see nor hear those five hundred <text:span text:style-name="VimmPageNo">[[178|115]]</text:span> carts passing and repassing.<text:note text:id="ftn439"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40"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41"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8">Ākāsānañcāyatanūpagānaṁ </text:span></text:span><text:span text:style-name="VimmBibQuote">bhikkhave </text:span><text:span text:style-name="VimmBibQuote"><text:span text:style-name="T8">devānaṁ </text:span></text:span><text:span text:style-name="VimmBibQuote">vīsati</text:span><text:span text:style-name="VimmBibQuote"><text:span text:style-name="T8">ṁ</text:span></text:span><text:span text:style-name="VimmBibQuote"> kappa- </text:span><text:span text:style-name="VimmBibQuote"><text:span text:style-name="T8">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2"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0">jhāna</text:span></text:span><text:span text:style-name="T20">.</text:span><text:span text:style-name="T8">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3"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8">Ākiñcaññāya- tanūpagānaṁ </text:span></text:span><text:span text:style-name="VimmBibQuote">bhikkhave devāna</text:span><text:span text:style-name="VimmBibQuote"><text:span text:style-name="T8">ṁ</text:span></text:span><text:span text:style-name="VimmBibQuote"> saṭṭhi</text:span><text:span text:style-name="VimmBibQuote"><text:span text:style-name="T8">ṁ</text:span></text:span><text:span text:style-name="VimmBibQuote"> </text:span><text:span text:style-name="VimmBibQuote"><text:span text:style-name="T8">kappasahass</text:span></text:span><text:span text:style-name="VimmBibQuote">ā</text:span><text:span text:style-name="VimmBibQuote"><text:span text:style-name="T8">ni </text:span></text:span><text:span text:style-name="VimmBibQuote">ā</text:span><text:span text:style-name="VimmBibQuote"><text:span text:style-name="T8">yuppam</text:span></text:span><text:span text:style-name="VimmBibQuote">ā</text:span><text:span text:style-name="VimmBibQuote"><text:span text:style-name="T8">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0">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4" text:note-class="footnote"><text:note-citation>2</text:note-citation><text:note-body><text:p text:style-name="Standard"><text:span text:style-name="VimmBibRef">Vbh. 426</text:span>: <text:span text:style-name="VimmBibQuote"><text:span text:style-name="T8">Neva-saññā-nāsaññāyatanūpagānaṁ devānaṁ </text:span></text:span><text:span text:style-name="VimmBibQuote">kittaka</text:span><text:span text:style-name="VimmBibQuote"><text:span text:style-name="T8">ṁ</text:span></text:span><text:span text:style-name="VimmBibQuote"> </text:span><text:span text:style-name="VimmBibQuote"><text:span text:style-name="T8">āyuppamāṇaṁ</text:span></text:span><text:span text:style-name="VimmBibQuote">? </text:span><text:span text:style-name="VimmBibQuote"><text:span text:style-name="T8">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0">jhāna</text:span></text:span><text:span text:style-name="T20">,</text:span><text:span text:style-name="T8"> </text:span>speech is stopped. On entering the fourth meditation, <text:span text:style-name="VimmPali"><text:span text:style-name="T20">jhāna</text:span></text:span>, the yogin stops breathing.<text:note text:id="ftn445" text:note-class="footnote"><text:note-citation>1</text:note-citation><text:note-body><text:p text:style-name="Standard"><text:span text:style-name="VimmBibRef"><text:span text:style-name="T8">D. </text:span></text:span><text:span text:style-name="VimmBibRef">III, </text:span><text:span text:style-name="VimmBibRef"><text:span text:style-name="T8">266</text:span></text:span><text:span text:style-name="T8">: </text:span><text:span text:style-name="VimmBibQuote"><text:span text:style-name="T8">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0">jhāna</text:span></text:span><text:span text:style-name="T20">,</text:span><text:span text:style-name="T8"> </text:span>sound is a thorn”.<text:note text:id="ftn446" text:note-class="footnote"><text:note-citation>2</text:note-citation><text:note-body><text:p text:style-name="Standard"><text:span text:style-name="VimmBibRef"><text:span text:style-name="T8">A. V, 134—5</text:span></text:span><text:span text:style-name="T8">: </text:span><text:span text:style-name="VimmBibQuote"><text:span text:style-name="T8">Saddakaṇṭakā </text:span></text:span><text:span text:style-name="VimmBibQuote">hi </text:span><text:span text:style-name="VimmBibQuote"><text:span text:style-name="T8">bhikkhave jhānā vuttā mayā......Paṭhamassa jhānassa saddo kaṇṭako.</text:span></text:span></text:p></text:note-body></text:note> “Overturning”:<text:note text:id="ftn447" text:note-class="footnote"><text:note-citation>3</text:note-citation><text:note-body><text:p text:style-name="Standard"><text:span text:style-name="VimmPali"><text:span text:style-name="T20">Vipallāsa</text:span></text:span><text:span text:style-name="T20">.</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8" text:note-class="footnote"><text:note-citation>4</text:note-citation><text:note-body><text:p text:style-name="Standard">This is after Prof. Higata. But <text:span text:style-name="T8">the </text:span>text is as follows: “It does not differ from the four kinds of overturning of perception. Therefore it does not fulfil overturning”.</text:p></text:note-body></text:note> “Rising”:<text:note text:id="ftn449"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50" text:note-class="footnote"><text:note-citation>6</text:note-citation><text:note-body><text:p text:style-name="Standard"><text:span text:style-name="VimmPali">Nirodha-</text:span> and <text:span text:style-name="VimmPali">phala-samāpatti</text:span>.</text:p></text:note-body></text:note> he can “rise” through previous action<text:note text:id="ftn451"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2" text:note-class="footnote"><text:note-citation>8</text:note-citation><text:note-body><text:p text:style-name="Standard"><text:span text:style-name="VimmPali">Aṅga samatikkama</text:span>.</text:p></text:note-body></text:note> and transcending the object.<text:note text:id="ftn453"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text:soft-page-break/>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4"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5"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6" text:note-class="footnote"><text:note-citation>3</text:note-citation><text:note-body><text:p text:style-name="Standard">The first four are similar to those of <text:span text:style-name="VimmBibRef">Vis. Mag. 175—6</text:span>.</text:p></text:note-body></text:note> is able to know fire through the arising of <text:soft-page-break/>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q-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7"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8"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9"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60"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61"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text:span text:style-name="VimmPageNo">[[190|127]]</text:span>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2"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3"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4"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5" text:note-class="footnote"><text:note-citation>2</text:note-citation><text:note-body><text:p text:style-name="Standard">Lit. Ascending gradually.</text:p></text:note-body></text:note> and (6) in the reverse order,<text:note text:id="ftn466" text:note-class="footnote"><text:note-citation>3</text:note-citation><text:note-body><text:p text:style-name="Standard">Lit. Descending gradually.</text:p></text:note-body></text:note> (7) in the direct and in the reverse order,<text:note text:id="ftn467" text:note-class="footnote"><text:note-citation>4</text:note-citation><text:note-body><text:p text:style-name="Standard">Lit. Ascending and descending gradually.</text:p></text:note-body></text:note> (8) by developing separately<text:note text:id="ftn468" text:note-class="footnote"><text:note-citation>5</text:note-citation><text:note-body><text:p text:style-name="Standard">Lit. Increasing each one.</text:p></text:note-body></text:note> (9) by developing together, (10) by skipping over the middle,<text:note text:id="ftn469" text:note-class="footnote"><text:note-citation>6</text:note-citation><text:note-body><text:p text:style-name="Standard">Lit. Making little or restricting the middle.</text:p></text:note-body></text:note> (11) by limiting<text:note text:id="ftn470" text:note-class="footnote"><text:note-citation>7</text:note-citation><text:note-body><text:p text:style-name="Standard">Lit. Making little or restricting the factor.</text:p></text:note-body></text:note> the factor, (12) by limiting the object, (13) by limiting the factor and the object, (14) by fixing<text:note text:id="ftn471"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0">jhāna</text:span></text:span><text:span text:style-name="T20">. </text:span><text:span text:style-name="T8">(7) </text:span>“In the direct and in the reverse order”: He excels in ascending and in descending. He enters the third meditation, <text:span text:style-name="VimmPali">jhāna</text:span>, from the first meditation, <text:span text:style-name="VimmPali">jhāna</text:span>. From the third <text:span text:style-name="T8">méditation, </text:span><text:span text:style-name="VimmPali">jhāna</text:span>, he enters the second, and from the second he enters the fourth.<text:note text:id="ftn472" text:note-class="footnote"><text:note-citation>9</text:note-citation><text:note-body><text:p text:style-name="Standard">Cp.</text:p><text:list text:style-name="L9"><text:list-item><text:p text:style-name="P16"><text:span text:style-name="VimmBibRef">D. II, 156</text:span>: <text:span text:style-name="VimmBibQuote">‘Handa </text:span><text:span text:style-name="VimmBibQuote"><text:span text:style-name="T8">dāni </text:span></text:span><text:span text:style-name="VimmBibQuote">bhikkhave </text:span><text:span text:style-name="VimmBibQuote"><text:span text:style-name="T8">āmantayāmi v</text:span></text:span><text:span text:style-name="VimmBibQuote">o: “</text:span><text:span text:style-name="VimmBibQuote"><text:span text:style-name="T8">Vayadhammā saṁkhārā, appamādena sampādethāti"</text:span></text:span><text:span text:style-name="VimmBibQuote">.</text:span></text:p><text:p text:style-name="P16"><text:span text:style-name="VimmBibQuote"><text:span text:style-name="T8">Ayaṁ Tathāgatassa pacchimā vācā.</text:span></text:span></text:p><text:p text:style-name="P16"><text:span text:style-name="VimmBibQuote"><text:span text:style-name="T8">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16"><text:span text:style-name="VimmBibQuote"><text:span text:style-name="T8">Atha kho āyasmā Ānando āyasamantaṁ Anuruddhaṁ etad avoca:</text:span></text:span></text:p><text:p text:style-name="P16"><text:span text:style-name="VimmBibQuote"><text:span text:style-name="T8">‘Parinibbuto bhante Anuruddha Bhagavā'ti.</text:span></text:span></text:p><text:p text:style-name="P16"><text:span text:style-name="VimmBibQuote"><text:span text:style-name="T8">‘Na āvuso Ānanda Bhagavā parinibbuto, saññā-vedayita-nirodhaṁ samāpanno'ti.</text:span></text:span></text:p><text:p text:style-name="P16"><text:span text:style-name="VimmBibQuote"><text:span text:style-name="T8">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16"><text:span text:style-name="VimmBibRef"><text:span text:style-name="T8">Vis. Mag. 374</text:span></text:span><text:span text:style-name="VimmPali"><text:span text:style-name="T20">: </text:span></text:span><text:span text:style-name="VimmBibQuote"><text:span text:style-name="T8">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3" text:note-class="footnote"><text:note-citation>1</text:note-citation><text:note-body><text:p text:style-name="Standard">Cp.</text:p><text:list text:style-name="L10"><text:list-item><text:p text:style-name="P17"><text:span text:style-name="VimmBibRef">A. III, 323-4</text:span>; <text:span text:style-name="VimmBibRef">M. I, 58</text:span>; <text:span text:style-name="VimmBibRef">D. II, 295</text:span>: <text:span text:style-name="VimmBibQuote">Puna ca para</text:span><text:span text:style-name="VimmBibQuote"><text:span text:style-name="T8">ṁ</text:span></text:span><text:span text:style-name="VimmBibQuote"> bhikkhave bhikkhu seyyath</text:span><text:span text:style-name="VimmBibQuote"><text:span text:style-name="T8">ā </text:span></text:span><text:span text:style-name="VimmBibQuote">Pi passeyya sarīra</text:span><text:span text:style-name="VimmBibQuote"><text:span text:style-name="T8">ṁ</text:span></text:span><text:span text:style-name="VimmBibQuote"> sīvatik</text:span><text:span text:style-name="VimmBibQuote"><text:span text:style-name="T8">ā</text:span></text:span><text:span text:style-name="VimmBibQuote">ya chaḍḍita</text:span><text:span text:style-name="VimmBibQuote"><text:span text:style-name="T8">ṁ........</text:span></text:span><text:span text:style-name="VimmBibQuote">uddhum</text:span><text:span text:style-name="VimmBibQuote"><text:span text:style-name="T8">ā</text:span></text:span><text:span text:style-name="VimmBibQuote">taka</text:span><text:span text:style-name="VimmBibQuote"><text:span text:style-name="T8">ṁ........</text:span></text:span><text:span text:style-name="VimmBibQuote">so imam eva k</text:span><text:span text:style-name="VimmBibQuote"><text:span text:style-name="T8">ā</text:span></text:span><text:span text:style-name="VimmBibQuote">ya</text:span><text:span text:style-name="VimmBibQuote"><text:span text:style-name="T8">ṁ </text:span></text:span><text:span text:style-name="VimmBibQuote">upasa</text:span><text:span text:style-name="VimmBibQuote"><text:span text:style-name="T8">ṁ</text:span></text:span><text:span text:style-name="VimmBibQuote">harati: ‘Ayam pi kho k</text:span><text:span text:style-name="VimmBibQuote"><text:span text:style-name="T8">ā</text:span></text:span><text:span text:style-name="VimmBibQuote">yo eva</text:span><text:span text:style-name="VimmBibQuote"><text:span text:style-name="T8">ṁ</text:span></text:span><text:span text:style-name="VimmBibQuote">-dhammo eva</text:span><text:span text:style-name="VimmBibQuote"><text:span text:style-name="T8">ṁ</text:span></text:span><text:span text:style-name="VimmBibQuote">-bh</text:span><text:span text:style-name="VimmBibQuote"><text:span text:style-name="T8">ā</text:span></text:span><text:span text:style-name="VimmBibQuote">vi eta</text:span><text:span text:style-name="VimmBibQuote"><text:span text:style-name="T8">ṁ</text:span></text:span><text:span text:style-name="VimmBibQuote"> anatito ti’.</text:span></text:p></text:list-item><text:list-item><text:p text:style-name="P17"><text:span text:style-name="VimmBibRef">S. V. 131</text:span>: <text:span text:style-name="VimmBibQuote">Uddhum</text:span><text:span text:style-name="VimmBibQuote"><text:span text:style-name="T8">ā</text:span></text:span><text:span text:style-name="VimmBibQuote">takasaññ</text:span><text:span text:style-name="VimmBibQuote"><text:span text:style-name="T8">ā</text:span></text:span><text:span text:style-name="VimmBibQuote"> bhikkhave bh</text:span><text:span text:style-name="VimmBibQuote"><text:span text:style-name="T8">ā</text:span></text:span><text:span text:style-name="VimmBibQuote">vit</text:span><text:span text:style-name="VimmBibQuote"><text:span text:style-name="T8">ā</text:span></text:span><text:span text:style-name="VimmBibQuote"> bahulikat</text:span><text:span text:style-name="VimmBibQuote"><text:span text:style-name="T8">ā</text:span></text:span><text:span text:style-name="VimmBibQuote"> mahato ph</text:span><text:span text:style-name="VimmBibQuote"><text:span text:style-name="T8">ā</text:span></text:span><text:span text:style-name="VimmBibQuote">suvih</text:span><text:span text:style-name="VimmBibQuote"><text:span text:style-name="T8">ā</text:span></text:span><text:span text:style-name="VimmBibQuote">r</text:span><text:span text:style-name="VimmBibQuote"><text:span text:style-name="T8">ā</text:span></text:span><text:span text:style-name="VimmBibQuote">ya sa</text:span><text:span text:style-name="VimmBibQuote"><text:span text:style-name="T8">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4"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5"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8">seyyathā </text:span></text:span><text:span text:style-name="VimmBibQuote">pi passeyya sarīraṁ </text:span><text:span text:style-name="VimmBibQuote"><text:span text:style-name="T8">s</text:span></text:span><text:span text:style-name="VimmBibQuote">ī</text:span><text:span text:style-name="VimmBibQuote"><text:span text:style-name="T8">vathikāya </text:span></text:span><text:span text:style-name="VimmBibQuote">chaḍḍitaṁ </text:span><text:span text:style-name="VimmBibQuote"><text:span text:style-name="T8">ekāhamata</text:span></text:span><text:span text:style-name="VimmBibQuote">ṁ</text:span><text:span text:style-name="VimmBibQuote"><text:span text:style-name="T8"> vā </text:span></text:span><text:span text:style-name="VimmBibQuote">dvīhamataṁ </text:span><text:span text:style-name="VimmBibQuote"><text:span text:style-name="T8">vā </text:span></text:span><text:span text:style-name="VimmBibQuote">tīhamataṁ </text:span><text:span text:style-name="VimmBibQuote"><text:span text:style-name="T8">vā..........vin</text:span></text:span><text:span text:style-name="VimmBibQuote">ī</text:span><text:span text:style-name="VimmBibQuote"><text:span text:style-name="T8">laka</text:span></text:span><text:span text:style-name="VimmBibQuote">ṁ</text:span><text:span text:style-name="VimmBibQuote"><text:span text:style-name="T8">..........</text:span></text:span><text:span text:style-name="VimmBibQuote">so imam eva </text:span><text:span text:style-name="VimmBibQuote"><text:span text:style-name="T8">kāya</text:span></text:span><text:span text:style-name="VimmBibQuote">ṁ</text:span><text:span text:style-name="VimmBibQuote"><text:span text:style-name="T8"> </text:span></text:span><text:span text:style-name="VimmBibQuote">upasaṁharati: ‘Ayam pi kho k</text:span><text:span text:style-name="VimmBibQuote"><text:span text:style-name="T8">ā</text:span></text:span><text:span text:style-name="VimmBibQuote">yo evaṁ-dhammo </text:span><text:span text:style-name="VimmBibQuote"><text:span text:style-name="T8">eva</text:span></text:span><text:span text:style-name="VimmBibQuote">ṁ</text:span><text:span text:style-name="VimmBibQuote"><text:span text:style-name="T8">-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6" text:note-class="footnote"><text:note-citation>2</text:note-citation><text:note-body><text:p text:style-name="Standard">Cp. <text:span text:style-name="VimmBibRef">M. III, 91</text:span>: <text:span text:style-name="VimmBibQuote">Puna ca paraṁ, bhikkhave, bhikkhu </text:span><text:span text:style-name="VimmBibQuote"><text:span text:style-name="T8">seyyathā </text:span></text:span><text:span text:style-name="VimmBibQuote">pi passeyya sarīraṁ </text:span><text:span text:style-name="VimmBibQuote"><text:span text:style-name="T8">s</text:span></text:span><text:span text:style-name="VimmBibQuote">ī</text:span><text:span text:style-name="VimmBibQuote"><text:span text:style-name="T8">vathikāya </text:span></text:span><text:span text:style-name="VimmBibQuote">chaḍḍitaṁ </text:span><text:span text:style-name="VimmBibQuote"><text:span text:style-name="T8">ekāhamata</text:span></text:span><text:span text:style-name="VimmBibQuote">ṁ</text:span><text:span text:style-name="VimmBibQuote"><text:span text:style-name="T8"> vā </text:span></text:span><text:span text:style-name="VimmBibQuote">dvīhamataṁ </text:span><text:span text:style-name="VimmBibQuote"><text:span text:style-name="T8">vā </text:span></text:span><text:span text:style-name="VimmBibQuote">tīhamataṁ </text:span><text:span text:style-name="VimmBibQuote"><text:span text:style-name="T8">vā uddhumātaka</text:span></text:span><text:span text:style-name="VimmBibQuote">ṁ</text:span><text:span text:style-name="VimmBibQuote"><text:span text:style-name="T8"> vin</text:span></text:span><text:span text:style-name="VimmBibQuote">ī</text:span><text:span text:style-name="VimmBibQuote"><text:span text:style-name="T8">laka</text:span></text:span><text:span text:style-name="VimmBibQuote">ṁ</text:span><text:span text:style-name="VimmBibQuote"><text:span text:style-name="T8"> </text:span></text:span><text:span text:style-name="VimmBibQuote">vipubba</text:span><text:span text:style-name="VimmBibQuote"><text:span text:style-name="T8">kajāta</text:span></text:span><text:span text:style-name="VimmBibQuote">ṁ</text:span><text:span text:style-name="VimmBibQuote"><text:span text:style-name="T8">; </text:span></text:span><text:span text:style-name="VimmBibQuote">so imam eva </text:span><text:span text:style-name="VimmBibQuote"><text:span text:style-name="T8">kāya</text:span></text:span><text:span text:style-name="VimmBibQuote">ṁ</text:span><text:span text:style-name="VimmBibQuote"><text:span text:style-name="T8"> </text:span></text:span><text:span text:style-name="VimmBibQuote">upasaṁharati: </text:span><text:span text:style-name="VimmBibQuote"><text:span text:style-name="T8">Aya</text:span></text:span><text:span text:style-name="VimmBibQuote">ṁ</text:span><text:span text:style-name="VimmBibQuote"><text:span text:style-name="T8"> </text:span></text:span><text:span text:style-name="VimmBibQuote">pi kho </text:span><text:span text:style-name="VimmBibQuote"><text:span text:style-name="T8">kāyo </text:span></text:span><text:span text:style-name="VimmBibQuote">evaṁdhammo </text:span><text:span text:style-name="VimmBibQuote"><text:span text:style-name="T8">eva</text:span></text:span><text:span text:style-name="VimmBibQuote">ṁ</text:span><text:span text:style-name="VimmBibQuote"><text:span text:style-name="T8">bhāv</text:span></text:span><text:span text:style-name="VimmBibQuote">ī</text:span><text:span text:style-name="VimmBibQuote"><text:span text:style-name="T8"> </text:span></text:span><text:span text:style-name="VimmBibQuote">evaṁanatīto ti. </text:span><text:span text:style-name="VimmBibQuote"><text:span text:style-name="T8">Tassa </text:span></text:span><text:span text:style-name="VimmBibQuote">evam appamattassa </text:span><text:span text:style-name="VimmBibQuote"><text:span text:style-name="T8">ātāpino </text:span></text:span><text:span text:style-name="VimmBibQuote">pahitattassa viharato ye </text:span><text:span text:style-name="VimmBibQuote"><text:span text:style-name="T8">te gehasitā sarasa</text:span></text:span><text:span text:style-name="VimmBibQuote">ṁ</text:span><text:span text:style-name="VimmBibQuote"><text:span text:style-name="T8">kappā te </text:span></text:span><text:span text:style-name="VimmBibQuote">pahīyanti, tesam </text:span><text:span text:style-name="VimmBibQuote"><text:span text:style-name="T8">pahānā </text:span></text:span><text:span text:style-name="VimmBibQuote">ajjhattaṁ eva cittaṁ santiṭṭhati sannisīdati ekodihoti </text:span><text:span text:style-name="VimmBibQuote"><text:span text:style-name="T8">samādhiyati. </text:span></text:span><text:span text:style-name="VimmBibQuote">Evam pi, bhikkhave, bhikkhu </text:span><text:span text:style-name="VimmBibQuote"><text:span text:style-name="T8">kāvagata</text:span></text:span><text:span text:style-name="VimmBibQuote">ṁ</text:span><text:span text:style-name="VimmBibQuote"><text:span text:style-name="T8"> </text:span></text:span><text:span text:style-name="VimmBibQuote">satiṁ </text:span><text:span text:style-name="VimmBibQuote"><text:span text:style-name="T8">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7" text:note-class="footnote"><text:note-citation>1</text:note-citation><text:note-body><text:p text:style-name="Standard">Cp. <text:span text:style-name="VimmBibRef"><text:span text:style-name="T8">S. </text:span></text:span><text:span text:style-name="VimmBibRef">V, 131</text:span>: <text:span text:style-name="VimmBibQuote">Vicch</text:span><text:span text:style-name="VimmBibQuote"><text:span text:style-name="T8">iddakasaññā </text:span></text:span><text:span text:style-name="VimmBibQuote">bhikkhave </text:span><text:span text:style-name="VimmBibQuote"><text:span text:style-name="T8">bhāvitā bahulïkatā </text:span></text:span><text:span text:style-name="VimmBibQuote">mahato </text:span><text:span text:style-name="VimmBibQuote"><text:span text:style-name="T8">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8"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9" text:note-class="footnote"><text:note-citation>3</text:note-citation><text:note-body><text:p text:style-name="Standard"><text:span text:style-name="T8">Cp. </text:span><text:span text:style-name="VimmBibRef">A. III, 324</text:span>; <text:span text:style-name="VimmBibRef">M. I, 58</text:span>; <text:span text:style-name="VimmBibRef">D.II, 295</text:span>: <text:span text:style-name="VimmBibQuote">Puna ca paraṁ.......</text:span><text:span text:style-name="VimmBibQuote"><text:span text:style-name="T8">kākehi vā khajjamāna</text:span></text:span><text:span text:style-name="VimmBibQuote">ṁ</text:span><text:span text:style-name="VimmBibQuote"><text:span text:style-name="T8"> </text:span></text:span><text:span text:style-name="VimmBibQuote">kulalehi </text:span><text:span text:style-name="VimmBibQuote"><text:span text:style-name="T8">vā khajjamāna</text:span></text:span><text:span text:style-name="VimmBibQuote">ṁ</text:span><text:span text:style-name="VimmBibQuote"><text:span text:style-name="T8"> gijjhehi vā khajjamāna</text:span></text:span><text:span text:style-name="VimmBibQuote">ṁ</text:span><text:span text:style-name="VimmBibQuote"><text:span text:style-name="T8"> supāṇehi vā khajjamāna</text:span></text:span><text:span text:style-name="VimmBibQuote">ṁ</text:span><text:span text:style-name="VimmBibQuote"><text:span text:style-name="T8"> sigālehi vā khajjamāna</text:span></text:span><text:span text:style-name="VimmBibQuote">ṁ </text:span><text:span text:style-name="VimmBibQuote"><text:span text:style-name="T8">vividhehi vā pāṇaka-jātehi khajjamāna</text:span></text:span><text:span text:style-name="VimmBibQuote">ṁ</text:span><text:span text:style-name="VimmBibQuote"><text:span text:style-name="T8">, </text:span></text:span><text:span text:style-name="VimmBibQuote">so </text:span><text:span text:style-name="VimmBibQuote"><text:span text:style-name="T8">imam eva kāya</text:span></text:span><text:span text:style-name="VimmBibQuote">ṁ</text:span><text:span text:style-name="VimmBibQuote"><text:span text:style-name="T8"> upasa</text:span></text:span><text:span text:style-name="VimmBibQuote">ṁ</text:span><text:span text:style-name="VimmBibQuote"><text:span text:style-name="T8">harati: ‘Ayam pi kho kāyo eva</text:span></text:span><text:span text:style-name="VimmBibQuote">ṁ</text:span><text:span text:style-name="VimmBibQuote"><text:span text:style-name="T8">-dhammo eva</text:span></text:span><text:span text:style-name="VimmBibQuote">ṁ</text:span><text:span text:style-name="VimmBibQuote"><text:span text:style-name="T8">-bhāvī eta</text:span></text:span><text:span text:style-name="VimmBibQuote">ṁ</text:span><text:span text:style-name="VimmBibQuote"><text:span text:style-name="T8">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80"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8">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8">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81" text:note-class="footnote"><text:note-citation>1</text:note-citation><text:note-body><text:p text:style-name="Standard"><text:span text:style-name="T8">Cp. </text:span><text:span text:style-name="VimmBibRef"><text:span text:style-name="T8">Vis. Mag. 179</text:span></text:span><text:span text:style-name="T8">: </text:span><text:span text:style-name="VimmBibQuote"><text:span text:style-name="T8">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2"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3"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4"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8">k</text:span></text:span><text:span text:style-name="VimmBibQuote">ā</text:span><text:span text:style-name="VimmBibQuote"><text:span text:style-name="T8">ya</text:span></text:span><text:span text:style-name="VimmBibQuote">ṁ</text:span><text:span text:style-name="VimmBibQuote"><text:span text:style-name="T8">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5"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6"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7" text:note-class="footnote"><text:note-citation>3</text:note-citation><text:note-body><text:p text:style-name="Standard"><text:span text:style-name="VimmBibRef">Nidd. I,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text:soft-page-break/>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8" text:note-class="footnote"><text:note-citation>1</text:note-citation><text:note-body><text:p text:style-name="Standard">Only thirteen benefits are mentioned.</text:p></text:note-body></text:note></text:p>
      <text:p text:style-name="VimmBody">According to the <text:span text:style-name="VimmPali">Netti Sutta</text:span>,<text:note text:id="ftn489"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90"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91"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glightened and because he has attained to the enlightenment that is unrivalled, by himself, he is called the supremely enlightened.<text:note text:id="ftn492"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3"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4" text:note-class="footnote"><text:note-citation>1</text:note-citation><text:note-body><text:p text:style-name="Standard">Cp.</text:p><text:list text:style-name="L11"><text:list-item><text:p text:style-name="P18"><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18"><text:span text:style-name="VimmBibQuote">‘.......paṭhamajjhānaṁ upasampajja viharati. Idam pi ‘ssa hoti caraṇasmiṁ .......pe.......catutthajjānaṁ upasampajja viharati. Idam pi ‘ssa hoti caraṇasmiṁ. Idaṁ kho taṁ Ambaṭṭha caraṇaṁ.</text:span></text:p><text:p text:style-name="P18"><text:span text:style-name="VimmBibQuote">‘.......pe.......ñāṇa-dassanāya cittaṁ abhiniharati abhininnāmeti.......pe.......Idam pi ‘ssa hoti vijjāya.......pe.......nāparaṁ itthattāyāti pajānāti. Idam pi ‘ssa hoti vijjāya. Ayaṁ kho sā Ambaṭṭha vijjā.</text:span></text:p><text:p text:style-name="P18"><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18"><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5"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6"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7"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8" text:note-class="footnote"><text:note-citation>2</text:note-citation><text:note-body><text:p text:style-name="Standard">Cp. <text:span text:style-name="VimmBibRef">Sn.-a. II, 443</text:span>: <text:span text:style-name="VimmBibQuote">Vicitrehi </text:span><text:span text:style-name="VimmBibQuote"><text:span text:style-name="T8">vinayanūpāyehi </text:span></text:span><text:span text:style-name="VimmBibQuote">purisadamme </text:span><text:span text:style-name="VimmBibQuote"><text:span text:style-name="T8">sāretī </text:span></text:span><text:span text:style-name="VimmBibQuote">ti </text:span><text:span text:style-name="VimmBibQuote"><text:span text:style-name="T8">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9"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500"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0">Nibbāna</text:span></text:span>; now, I should cause these also to reach it”.<text:note text:id="ftn501" text:note-class="footnote"><text:note-citation>5</text:note-citation><text:note-body><text:p text:style-name="Standard">Cp. </text:p><text:list text:style-name="L12"><text:list-item><text:p text:style-name="P19"><text:span text:style-name="VimmBibRef">It. 123</text:span>:</text:p><text:p text:style-name="P75">Danto damayataṁ seṭṭho<text:line-break/>santo samayataṁ isi,<text:line-break/>mutto mocayataṁ aggo<text:line-break/>tiṇṇo tārayataṁ varo.</text:p></text:list-item><text:list-item><text:p text:style-name="P19"><text:span text:style-name="VimmBibRef">D. III, 54-5</text:span>: <text:span text:style-name="VimmBibQuote">Buddho so </text:span><text:span text:style-name="VimmBibQuote"><text:span text:style-name="T8">Bhagavā bodhāya </text:span></text:span><text:span text:style-name="VimmBibQuote">dhammaṁ deseti, danto so </text:span><text:span text:style-name="VimmBibQuote"><text:span text:style-name="T8">Bhagavā damathāya </text:span></text:span><text:span text:style-name="VimmBibQuote">dhammaṁ deseti, santo so </text:span><text:span text:style-name="VimmBibQuote"><text:span text:style-name="T8">Bhagavā samathāya </text:span></text:span><text:span text:style-name="VimmBibQuote">dhammaṁ deseti, tiṇṇo so </text:span><text:span text:style-name="VimmBibQuote"><text:span text:style-name="T8">Bhagavā tara</text:span></text:span><text:span text:style-name="VimmBibQuote">ṇ</text:span><text:span text:style-name="VimmBibQuote"><text:span text:style-name="T8">āya </text:span></text:span><text:span text:style-name="VimmBibQuote">dhammaṁ deseti, parinibbuto so </text:span><text:span text:style-name="VimmBibQuote"><text:span text:style-name="T8">Bhagavā parinibbā-nāya </text:span></text:span><text:span text:style-name="VimmBibQuote">dhammaṁ desetīti.</text:span></text:p></text:list-item></text:list></text:note-body></text:note></text:p>
      <text:p text:style-name="VimmBody">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2" text:note-class="footnote"><text:note-citation>6</text:note-citation><text:note-body><text:p text:style-name="Standard"><text:span text:style-name="VimmBibRef">J. No. 316</text:span>, <text:span text:style-name="VimmBibRef">C. Piṭ. 82-3</text:span>.</text:p></text:note-body></text:note> One should recollect on virtue through the <text:span text:style-name="T8">Samkhapāla </text:span>birth-story;<text:note text:id="ftn503" text:note-class="footnote"><text:note-citation>7</text:note-citation><text:note-body><text:p text:style-name="Standard"><text:span text:style-name="VimmBibRef">J. No. 524</text:span>, <text:span text:style-name="VimmBibRef">C. Piṭ 91</text:span>.</text:p></text:note-body></text:note> on renunciation, through the <text:span text:style-name="T8">Mahā-Govinda </text:span>birthstory;<text:note text:id="ftn504" text:note-class="footnote"><text:note-citation>8</text:note-citation><text:note-body><text:p text:style-name="Standard"><text:span text:style-name="VimmBibRef"><text:span text:style-name="T8">D. </text:span></text:span><text:span text:style-name="VimmBibRef">II, 230-251</text:span>, <text:span text:style-name="VimmBibRef">C. Piṭ 76</text:span>.</text:p></text:note-body></text:note> on fortitude, through the Khanti birth-story;<text:note text:id="ftn505" text:note-class="footnote"><text:note-citation>9</text:note-citation><text:note-body><text:p text:style-name="Standard"><text:span text:style-name="VimmBibRef">J. No. 313</text:span>.</text:p></text:note-body></text:note> on truth, through the <text:span text:style-name="T8">Mahā </text:span>Sutasoma birth-story;<text:note text:id="ftn506" text:note-class="footnote"><text:note-citation>10</text:note-citation><text:note-body><text:p text:style-name="Standard"><text:span text:style-name="VimmBibRef">J. No. 537</text:span>, <text:span text:style-name="VimmBibRef">C. Piṭ. 101-1</text:span>.</text:p></text:note-body></text:note> on resolution, through the Dumb-Cripple’s birth-story;<text:note text:id="ftn507" text:note-class="footnote"><text:note-citation>11</text:note-citation><text:note-body><text:p text:style-name="Standard">Temiya <text:span text:style-name="VimmBibRef">J. No. 538</text:span>, <text:span text:style-name="VimmBibRef">C. Piṭ- 96</text:span>.</text:p></text:note-body></text:note> on loving-kindness, through the Sakka birth-story;<text:note text:id="ftn508" text:note-class="footnote"><text:note-citation>12</text:note-citation><text:note-body><text:p text:style-name="Standard"><text:span text:style-name="VimmBibRef">J. No. 31</text:span>.</text:p></text:note-body></text:note> on equanimity, through the Lomahaṁsa birth-story;<text:note text:id="ftn509" text:note-class="footnote"><text:note-citation>13</text:note-citation><text:note-body><text:p text:style-name="Standard"><text:span text:style-name="VimmBibRef"><text:span text:style-name="T8">Nidāna-kathā, </text:span></text:span><text:span text:style-name="VimmBibRef">p. 10</text:span>, <text:span text:style-name="VimmBibRef">C. Pit. p. 102</text:span>.</text:p></text:note-body></text:note> on energy, through the Chief of Merchants’ birth-story;<text:note text:id="ftn510" text:note-class="footnote"><text:note-citation>14</text:note-citation><text:note-body><text:p text:style-name="Standard">Kuhaka <text:span text:style-name="VimmBibRef">J. No. 89</text:span>, Seri <text:span text:style-name="T8">Vānija </text:span><text:span text:style-name="VimmBibRef">J. No. 3</text:span>.</text:p></text:note-body></text:note> (on wisdom), through the Deer birth-story.<text:note text:id="ftn511" text:note-class="footnote"><text:note-citation>15</text:note-citation><text:note-body><text:p text:style-name="Standard"><text:span text:style-name="VimmBibRef">J. No. 206</text:span> (?)</text:p></text:note-body></text:note> One should <text:soft-page-break/>also recollect on the word of the father in the <text:span text:style-name="T8">Dīghiti-Kosala </text:span>birth-story<text:note text:id="ftn512" text:note-class="footnote"><text:note-citation>1</text:note-citation><text:note-body><text:p text:style-name="Standard"><text:span text:style-name="VimmBibRef">J. No. 371</text:span>.</text:p></text:note-body></text:note> and one should recollect on the reverence of the White Six-tusked Elephant-sage.<text:note text:id="ftn51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1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15" text:note-class="footnote"><text:note-citation>4</text:note-citation><text:note-body><text:p text:style-name="Standard"><text:span text:style-name="VimmBibRef">J. No. 12</text:span>.</text:p></text:note-body></text:note> One should recollect that the Bodhisatta, in the (Great) Monkey birth-story,<text:note text:id="ftn51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1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1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19" text:note-class="footnote"><text:note-citation>8</text:note-citation><text:note-body><text:p text:style-name="Standard">Lit. <text:span text:style-name="VimmPali">Buddhapaññā</text:span>.</text:p></text:note-body></text:note> and the eighteen Buddha-virtues;<text:note text:id="ftn52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2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2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23" text:note-class="footnote"><text:note-citation>2</text:note-citation><text:note-body><text:p text:style-name="Standard"/><text:list text:style-name="L13"><text:list-item><text:p text:style-name="P20"><text:span text:style-name="VimmBibRef">Lai.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text:span text:style-name="VimmPali">.</text:span> See <text:span text:style-name="VimmBibRef">Mil. 105, 285</text:span>.</text:p></text:list-item><text:list-item><text:p text:style-name="P20"><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20"><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2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2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2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27" text:note-class="footnote"><text:note-citation>3</text:note-citation><text:note-body><text:p text:style-name="Standard"><text:span text:style-name="VimmBibRef">D. I, 212 ff.</text:span>; <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2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29" text:note-class="footnote"><text:note-citation>5</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8">sam</text:span></text:span><text:span text:style-name="VimmBibQuote">ā</text:span><text:span text:style-name="VimmBibQuote"><text:span text:style-name="T8">dhiyati. </text:span></text:span><text:span text:style-name="VimmBibQuote">(=</text:span><text:span text:style-name="VimmBibQuote"><text:span text:style-name="T8">Pamuditass</text:span></text:span><text:span text:style-name="VimmBibQuote">ā</text:span><text:span text:style-name="VimmBibQuote"><text:span text:style-name="T8"> </text:span></text:span><text:span text:style-name="VimmBibQuote">ti duvidhena </text:span><text:span text:style-name="VimmBibQuote"><text:span text:style-name="T8">pītip</text:span></text:span><text:span text:style-name="VimmBibQuote">ā</text:span><text:span text:style-name="VimmBibQuote"><text:span text:style-name="T8">mujjena </text:span></text:span><text:span text:style-name="VimmBibQuote">pamuditassa; p</text:span><text:span text:style-name="VimmBibQuote"><text:span text:style-name="T8">ī</text:span></text:span><text:span text:style-name="VimmBibQuote">ti jāyat</text:span><text:span text:style-name="VimmBibQuote"><text:span text:style-name="T8">ī</text:span></text:span><text:span text:style-name="VimmBibQuote"> ti pañcavidhā p</text:span><text:span text:style-name="VimmBibQuote"><text:span text:style-name="T8">ī</text:span></text:span><text:span text:style-name="VimmBibQuote">ti nibbattati; kāyo passambhat</text:span><text:span text:style-name="VimmBibQuote"><text:span text:style-name="T8">ī</text:span></text:span><text:span text:style-name="VimmBibQuote"> ti </text:span><text:span text:style-name="VimmBibQuote"><text:span text:style-name="T8">n</text:span></text:span><text:span text:style-name="VimmBibQuote">ā</text:span><text:span text:style-name="VimmBibQuote"><text:span text:style-name="T8">mak</text:span></text:span><text:span text:style-name="VimmBibQuote">ā</text:span><text:span text:style-name="VimmBibQuote"><text:span text:style-name="T8">yo </text:span></text:span><text:span text:style-name="VimmBibQuote">ca </text:span><text:span text:style-name="VimmBibQuote"><text:span text:style-name="T8">karajak</text:span></text:span><text:span text:style-name="VimmBibQuote">ā</text:span><text:span text:style-name="VimmBibQuote"><text:span text:style-name="T8">yo </text:span></text:span><text:span text:style-name="VimmBibQuote">ca </text:span><text:span text:style-name="VimmBibQuote"><text:span text:style-name="T8">darathapaṭippassadhiy</text:span></text:span><text:span text:style-name="VimmBibQuote">ā</text:span><text:span text:style-name="VimmBibQuote"><text:span text:style-name="T8"> </text:span></text:span><text:span text:style-name="VimmBibQuote">pa</text:span><text:span text:style-name="VimmBibQuote"><text:span text:style-name="T8">ṭ</text:span></text:span><text:span text:style-name="VimmBibQuote">ippassambhati; sukhan ti </text:span><text:span text:style-name="VimmBibQuote"><text:span text:style-name="T8">k</text:span></text:span><text:span text:style-name="VimmBibQuote">ā</text:span><text:span text:style-name="VimmBibQuote"><text:span text:style-name="T8">yikacetasika</text:span></text:span><text:span text:style-name="VimmBibQuote">ṁ</text:span><text:span text:style-name="VimmBibQuote"><text:span text:style-name="T8"> </text:span></text:span><text:span text:style-name="VimmBibQuote">sukhaṁ; </text:span><text:span text:style-name="VimmBibQuote"><text:span text:style-name="T8">sam</text:span></text:span><text:span text:style-name="VimmBibQuote">ā</text:span><text:span text:style-name="VimmBibQuote"><text:span text:style-name="T8">dhiyatī </text:span></text:span><text:span text:style-name="VimmBibQuote">ti ā</text:span><text:span text:style-name="VimmBibQuote"><text:span text:style-name="T8">rammaṇe somm</text:span></text:span><text:span text:style-name="VimmBibQuote">ā</text:span><text:span text:style-name="VimmBibQuote"><text:span text:style-name="T8"> ṭ</text:span></text:span><text:span text:style-name="VimmBibQuote">hapitaṁ hoti.</text:span><text:span text:style-name="VimmPali"> — </text:span>Comy.<text:span text:style-name="VimmPali"> </text:span><text:span text:style-name="VimmBibRef">(Mp.) III, 337.</text:span><text:span text:style-name="VimmPali">).</text:span></text:p></text:note-body></text:note></text:p>
      <text:p text:style-name="VimmSectEnded">The recollection of the Buddha has ended. <text:span text:style-name="VimmPageNo">[[212|149]]</text:span> </text:p>
      <text:h text:style-name="Heading_20_5" text:outline-level="5" text:is-list-header="true"><text:soft-page-break/>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30" text:note-class="footnote"><text:note-citation>1</text:note-citation><text:note-body><text:p text:style-name="Standard"><text:span text:style-name="VimmBibRef"><text:span text:style-name="T8">S. </text:span></text:span><text:span text:style-name="VimmBibRef">II, 69</text:span>; <text:span text:style-name="VimmBibRef">A. I, 207</text:span>; <text:span text:style-name="VimmBibRef">D. III, 5</text:span>: <text:span text:style-name="VimmBibQuote"><text:span text:style-name="T8">Savākkhāto Bhagavatā </text:span></text:span><text:span text:style-name="VimmBibQuote">Dhammo sandiṭṭhiko </text:span><text:span text:style-name="VimmBibQuote"><text:span text:style-name="T8">akāliko </text:span></text:span><text:span text:style-name="VimmBibQuote">ehi-passiko opanayiko paccattaṁ veditabbo </text:span><text:span text:style-name="VimmBibQuote"><text:span text:style-name="T8">viññūhīti.</text:span></text:span></text:p></text:note-body></text:note></text:p>
      <text:p text:style-name="VimmBody">“The Law is well-taught by the Blessed One”: It is free from extremes,<text:note text:id="ftn531" text:note-class="footnote"><text:note-citation>2</text:note-citation><text:note-body><text:p text:style-name="Standard"><text:span text:style-name="VimmBibRef"><text:span text:style-name="T8">Vin. </text:span></text:span><text:span text:style-name="VimmBibRef">I, 10</text:span>; <text:span text:style-name="VimmBibRef"><text:span text:style-name="T8">S. </text:span></text:span><text:span text:style-name="VimmBibRef">V, 421</text:span>: <text:span text:style-name="VimmBibQuote">Dve me bhikkhave </text:span><text:span text:style-name="VimmBibQuote"><text:span text:style-name="T8">antā </text:span></text:span><text:span text:style-name="VimmBibQuote">pabbajitena na </text:span><text:span text:style-name="VimmBibQuote"><text:span text:style-name="T8">sevitabbā. </text:span></text:span><text:span text:style-name="VimmBibQuote">Katame dve? Yo </text:span><text:span text:style-name="VimmBibQuote"><text:span text:style-name="T8">cāyaṁ kāmesu kāmasukhallikānuyogo </text:span></text:span><text:span text:style-name="VimmBibQuote">hīno gammo pothujjaniko anariyo anatthasa</text:span><text:span text:style-name="VimmBibQuote"><text:span text:style-name="T8">ṁ</text:span></text:span><text:span text:style-name="VimmBibQuote">hito. Yo </text:span><text:span text:style-name="VimmBibQuote"><text:span text:style-name="T8">cāyaṁ attakilamathānuyogo </text:span></text:span><text:span text:style-name="VimmBibQuote">dukkho anariyo anatthasa</text:span><text:span text:style-name="VimmBibQuote"><text:span text:style-name="T8">ṁ</text:span></text:span><text:span text:style-name="VimmBibQuote">hito. </text:span><text:span text:style-name="VimmBibQuote"><text:span text:style-name="T8">Ete </text:span></text:span><text:span text:style-name="VimmBibQuote">te bhikkhave ubho ante anupagamma </text:span><text:span text:style-name="VimmBibQuote"><text:span text:style-name="T8">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f-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3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text:span text:style-name="VimmPageNo">[[215|152]]</text:span> worthy of offerings, worthy of gifts, worthy of reverential salutation, and is the im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20">(</text:span><text:span text:style-name="VimmPali"><text:span text:style-name="T20">jhāna</text:span></text:span><text:span text:style-name="T20">)</text:span><text:span text:style-name="T8">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33" text:note-class="footnote"><text:note-citation>1</text:note-citation><text:note-body><text:p text:style-name="Standard"><text:span text:style-name="VimmBibRef">D. I, 63</text:span>: <text:span text:style-name="VimmBibQuote">Aṇumattesu vajjesu </text:span><text:span text:style-name="VimmBibQuote"><text:span text:style-name="T8">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3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3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3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8">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37" text:note-class="footnote"><text:note-citation>1</text:note-citation><text:note-body><text:p text:style-name="Standard"><text:span text:style-name="VimmPali"><text:span text:style-name="T20">Ānāpānasati</text:span></text:span><text:span text:style-name="T20">.</text:span></text:p></text:note-body></text:note> What is the practising of it? What are its salient characteristic, function and near cause? What are its benefits? What is the procedure?</text:p>
      <text:p text:style-name="VimmBody"><text:span text:style-name="VimmQA">A.</text:span> Inhalation<text:note text:id="ftn538" text:note-class="footnote"><text:note-citation>2</text:note-citation><text:note-body><text:p text:style-name="Standard"><text:span text:style-name="VimmPali"><text:span text:style-name="T20">Ā</text:span></text:span><text:span text:style-name="VimmPali">na</text:span>.</text:p></text:note-body></text:note> is the incoming breath. Exhalation<text:note text:id="ftn539" text:note-class="footnote"><text:note-citation>3</text:note-citation><text:note-body><text:p text:style-name="Standard"><text:span text:style-name="VimmPali"><text:span text:style-name="T20">Apāna</text:span></text:span><text:span text:style-name="T20">.</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40" text:note-class="footnote"><text:note-citation>4</text:note-citation><text:note-body><text:p text:style-name="Standard"><text:span text:style-name="VimmPali">Phassa</text:span>.</text:p></text:note-body></text:note> is its function. Removal of discursive thought<text:note text:id="ftn54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42" text:note-class="footnote"><text:note-citation>6</text:note-citation><text:note-body><text:p text:style-name="Standard"><text:span text:style-name="VimmBibRef"><text:span text:style-name="T8">S. </text:span></text:span><text:span text:style-name="VimmBibRef">V, 321-22</text:span>: <text:span text:style-name="VimmBibQuote"><text:span text:style-name="T8">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43" text:note-class="footnote"><text:note-citation>7</text:note-citation><text:note-body><text:p text:style-name="Standard"><text:span text:style-name="VimmBibRef"><text:span text:style-name="T8">S. V, 316</text:span></text:span><text:span text:style-name="T8">: </text:span><text:span text:style-name="VimmBibQuote"><text:span text:style-name="T8">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8">Tathāgata.</text:span><text:span text:style-name="T8"><text:note text:id="ftn544" text:note-class="footnote"><text:note-citation>8</text:note-citation><text:note-body><text:p text:style-name="Standard"><text:span text:style-name="VimmBibRef"><text:span text:style-name="T8">S. </text:span></text:span><text:span text:style-name="VimmBibRef">V, 326</text:span>: <text:span text:style-name="VimmBibQuote"><text:span text:style-name="T8">Ānāpānasatisamādhiṁ sammāvadamāno </text:span></text:span><text:span text:style-name="VimmBibQuote">vadeyya </text:span><text:span text:style-name="VimmBibQuote"><text:span text:style-name="T8">ariyavihāro </text:span></text:span><text:span text:style-name="VimmBibQuote">iti pi brahma</text:span><text:span text:style-name="VimmBibQuote"><text:span text:style-name="T8">vihāro </text:span></text:span><text:span text:style-name="VimmBibQuote">iti pi </text:span><text:span text:style-name="VimmBibQuote"><text:span text:style-name="T8">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8">dispassion, </text:span>discerning cessation, discerning renunciation, thus he trains himself. “Discerning renunciation, I breathe out in such and such a way”, thus he trains himself; “discerning renunciation, I breathe in, in such and such a way”, thus he trains himself.<text:note text:id="ftn545" text:note-class="footnote"><text:note-citation>1</text:note-citation><text:note-body><text:p text:style-name="Standard"><text:span text:style-name="VimmBibRef"><text:span text:style-name="T8">S. </text:span></text:span><text:span text:style-name="VimmBibRef">V, 311-12</text:span>: <text:span text:style-name="VimmBibQuote">Idha bhikkhave bhikkhu araññagato </text:span><text:span text:style-name="VimmBibQuote"><text:span text:style-name="T8">vā rukkhamūlagato vā suññāgāragato vā nisīdati pallaṅkaṁ ābhujitvā ujuṁ kāyaṁ paṇidhāya parimukhaṁ satiṁ upaṭṭhapetvā </text:span></text:span><text:span text:style-name="VimmBibQuote">so </text:span><text:span text:style-name="VimmBibQuote"><text:span text:style-name="T8">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46" text:note-class="footnote"><text:note-citation>2</text:note-citation><text:note-body><text:p text:style-name="Standard"><text:span text:style-name="VimmBibRef"><text:span text:style-name="T8">Mp. III, 202</text:span></text:span><text:span text:style-name="T8">; </text:span><text:span text:style-name="VimmBibRef"><text:span text:style-name="T8">Spk. I, 238</text:span></text:span><text:span text:style-name="T8">: </text:span><text:span text:style-name="VimmBibQuote"><text:span text:style-name="T8">Parimukhaṁ satiṁ upaṭṭhapetvā ti, kammaṭṭhān’ ābhimukhaṁ satiṁ ṭhapayitvā, mukha-samīpe vā katvā ti attho. </text:span></text:span><text:span text:style-name="VimmBibQuote">Ten’</text:span><text:span text:style-name="VimmBibQuote"><text:span text:style-name="T8"> eva Vibhange, “ayaṁ sati upaṭṭhitā hoti supaṭṭhitā nāsik’ agge vā mukha-nimitte vā. Tena vuccati parimukhaṁ satiṁ upaṭṭhapetvā”</text:span></text:span><text:span text:style-name="T8"> (</text:span><text:span text:style-name="VimmBibRef"><text:span text:style-name="T8">Vbh. 252</text:span></text:span><text:span text:style-name="T8">) </text:span><text:span text:style-name="VimmBibQuote"><text:span text:style-name="T8">ti.</text:span></text:span></text:p></text:note-body></text:note> These are the places connected with breathing <text:span text:style-name="VimmPageNo">[[221|158]]</text:span> <text:span text:style-name="T11">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47" text:note-class="footnote"><text:note-citation>3</text:note-citation><text:note-body><text:p text:style-name="Standard">Cp. <text:span text:style-name="VimmBibRef">Pts. 165</text:span>: <text:span text:style-name="VimmBibQuote"><text:span text:style-name="T11">Assāsādimajjhapariyosānam satiyā </text:span></text:span><text:span text:style-name="VimmBibQuote">anugacehato ajjhattaṁ vikkhepagatena cittena k</text:span><text:span text:style-name="VimmBibQuote"><text:span text:style-name="T11">ā</text:span></text:span><text:span text:style-name="VimmBibQuote">yo pi cittaṁ </text:span><text:span text:style-name="VimmBibQuote"><text:span text:style-name="T11">pi sāraddhā </text:span></text:span><text:span text:style-name="VimmBibQuote">ca honti </text:span><text:span text:style-name="VimmBibQuote"><text:span text:style-name="T11">iñjitā </text:span></text:span><text:span text:style-name="VimmBibQuote">ca </text:span><text:span text:style-name="VimmBibQuote"><text:span text:style-name="T11">phanditā </text:span></text:span><text:span text:style-name="VimmBibQuote">ca, </text:span><text:span text:style-name="VimmBibQuote"><text:span text:style-name="T11">passāsādimajjhapariyosāna</text:span></text:span><text:span text:style-name="VimmBibQuote">ṁ</text:span><text:span text:style-name="VimmBibQuote"><text:span text:style-name="T11"> satiyā </text:span></text:span><text:span text:style-name="VimmBibQuote">anugacehato </text:span><text:span text:style-name="VimmBibQuote"><text:span text:style-name="T11">bahiddhā </text:span></text:span><text:span text:style-name="VimmBibQuote">vikkhepagatena cittena k</text:span><text:span text:style-name="VimmBibQuote"><text:span text:style-name="T11">ā</text:span></text:span><text:span text:style-name="VimmBibQuote">yo pi.......pe.......</text:span><text:span text:style-name="VimmBibQuote"><text:span text:style-name="T11">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48" text:note-class="footnote"><text:note-citation>4</text:note-citation><text:note-body><text:p text:style-name="Standard">Cp. <text:span text:style-name="VimmBibRef">Pts. I, 171</text:span>: <text:span text:style-name="VimmBibQuote"><text:span text:style-name="T11">Seyyathāpī </text:span></text:span><text:span text:style-name="VimmBibQuote">rukkho same </text:span><text:span text:style-name="VimmBibQuote"><text:span text:style-name="T11">bhūmibhāge </text:span></text:span><text:span text:style-name="VimmBibQuote">nikkhitto, tamenaṁ puriso kakacena chindeyya, rukkhe </text:span><text:span text:style-name="VimmBibQuote"><text:span text:style-name="T11">phuṭṭhakakacadantāna</text:span></text:span><text:span text:style-name="VimmBibQuote">ṁ</text:span><text:span text:style-name="VimmBibQuote"><text:span text:style-name="T11"> </text:span></text:span><text:span text:style-name="VimmBibQuote">vasena purisassa sati </text:span><text:span text:style-name="VimmBibQuote"><text:span text:style-name="T11">upaṭṭhitā </text:span></text:span><text:span text:style-name="VimmBibQuote">hoti, na </text:span><text:span text:style-name="VimmBibQuote"><text:span text:style-name="T11">āgate vā </text:span></text:span><text:span text:style-name="VimmBibQuote">gate </text:span><text:span text:style-name="VimmBibQuote"><text:span text:style-name="T11">vā </text:span></text:span><text:span text:style-name="VimmBibQuote">kakacadante manasikaroti, na </text:span><text:span text:style-name="VimmBibQuote"><text:span text:style-name="T11">āgatā vā gatā vā kakacadantā aviditā honti, padhānañ ca paññāyati, payogañ ca sādheti, visesa</text:span></text:span><text:span text:style-name="VimmBibQuote">ṁ</text:span><text:span text:style-name="VimmBibQuote"><text:span text:style-name="T11"> adhigacchati: Yathā rukkho </text:span></text:span><text:span text:style-name="VimmBibQuote">same </text:span><text:span text:style-name="VimmBibQuote"><text:span text:style-name="T11">bhūmibhāge nikkhitto, eva</text:span></text:span><text:span text:style-name="VimmBibQuote">ṁ</text:span><text:span text:style-name="VimmBibQuote"><text:span text:style-name="T11"> upanibandhanā nimitta</text:span></text:span><text:span text:style-name="VimmBibQuote">ṁ</text:span><text:span text:style-name="VimmBibQuote"><text:span text:style-name="T11">, yathā kakacadantā eva</text:span></text:span><text:span text:style-name="VimmBibQuote">ṁ</text:span><text:span text:style-name="VimmBibQuote"><text:span text:style-name="T11"> assāsapassāsā, yathā rukkhe phuṭṭhakakacadantāna</text:span></text:span><text:span text:style-name="VimmBibQuote">ṁ</text:span><text:span text:style-name="VimmBibQuote"><text:span text:style-name="T11">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text:soft-page-break/>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49" text:note-class="footnote"><text:note-citation>1</text:note-citation><text:note-body><text:p text:style-name="Standard"><text:span text:style-name="VimmBibRef"><text:span text:style-name="T11">Pts. I, 166</text:span></text:span><text:span text:style-name="T11">: </text:span><text:span text:style-name="VimmBibQuote"><text:span text:style-name="T11">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50" text:note-class="footnote"><text:note-citation>2</text:note-citation><text:note-body><text:p text:style-name="Standard"><text:span text:style-name="VimmPali"><text:span text:style-name="T21">Nimitta</text:span></text:span><text:span text:style-name="T21">.</text:span></text:p></text:note-body></text:note> arises with a pleasant feeling similar to that which is produced in the action of spinning cotton or silk cotton. Also, <text:span text:style-name="VimmPageNo">[[222|159]]</text:span> it is likened to the pleasant feeling produced by a breeze.<text:note text:id="ftn55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5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5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5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5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text:soft-page-break/>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5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5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5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5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6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61" text:note-class="footnote"><text:note-citation>6</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6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63" text:note-class="footnote"><text:note-citation>2</text:note-citation><text:note-body><text:p text:style-name="Standard">Cp. <text:span text:style-name="VimmBibRef"><text:span text:style-name="T8">Pts. </text:span></text:span><text:span text:style-name="VimmBibRef">I, 191</text:span>: <text:span text:style-name="VimmBibQuote"><text:span text:style-name="T8">Dīghaṁ assāsavasena </text:span></text:span><text:span text:style-name="VimmBibQuote">cittassa </text:span><text:span text:style-name="VimmBibQuote"><text:span text:style-name="T8">ekaggatā </text:span></text:span><text:span text:style-name="VimmBibQuote">avikkhepo </text:span><text:span text:style-name="VimmBibQuote"><text:span text:style-name="T8">samādhi, Dīghaṁ passā</text:span></text:span><text:span text:style-name="VimmBibQuote">savasena......., </text:span><text:span text:style-name="VimmBibQuote"><text:span text:style-name="T8">yā </text:span></text:span><text:span text:style-name="VimmBibQuote">cittassa ṭhiti saṇṭhiti avaṭṭhiti </text:span><text:span text:style-name="VimmBibQuote"><text:span text:style-name="T8">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8">dispassion, </text:span>I breathe in’, thus he trains himself”: He attends to the incoming breath and the outgoing breath (thinking) thus: “This is impermanence; this is <text:span text:style-name="T8">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0">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0">Nibbāna</text:span></text:span><text:span text:style-name="T20">.</text:span><text:span text:style-name="T8"> </text:span>Thus he trains himself and attains to bliss. The tranquil and the sublime are to be understood thus: <text:soft-page-break/>All activities are brought to rest. All defilements are forsaken. Craving is destroyed. Passion is absent. It is the peace pf blowing out.<text:note text:id="ftn564" text:note-class="footnote"><text:note-citation>1</text:note-citation><text:note-body><text:p text:style-name="Standard"><text:span text:style-name="VimmBibRef"><text:span text:style-name="T8">S. </text:span></text:span><text:span text:style-name="VimmBibRef">I, 136</text:span>; <text:span text:style-name="VimmBibRef">A. V, 8</text:span>: <text:span text:style-name="VimmBibQuote"><text:span text:style-name="T8">Etaṁ </text:span></text:span><text:span text:style-name="VimmBibQuote">santaṁ, </text:span><text:span text:style-name="VimmBibQuote"><text:span text:style-name="T8">et</text:span></text:span><text:span text:style-name="VimmBibQuote">aṁ paṇītaṁ, yad idaṁ </text:span><text:span text:style-name="VimmBibQuote"><text:span text:style-name="T8">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65" text:note-class="footnote"><text:note-citation>2</text:note-citation><text:note-body><text:p text:style-name="Standard"><text:span text:style-name="VimmBibRef">Vis. Mag. 291</text:span>: <text:span text:style-name="VimmBibQuote">Ida</text:span><text:span text:style-name="VimmBibQuote"><text:span text:style-name="T8">ṁ</text:span></text:span><text:span text:style-name="VimmBibQuote"> catutthacatukka</text:span><text:span text:style-name="VimmBibQuote"><text:span text:style-name="T8">ṁ</text:span></text:span><text:span text:style-name="VimmBibQuote"> </text:span><text:span text:style-name="VimmBibQuote"><text:span text:style-name="T8">suddhavipassanā </text:span></text:span><text:span text:style-name="VimmBibQuote">vasen’eva vutta</text:span><text:span text:style-name="VimmBibQuote"><text:span text:style-name="T8">ṁ</text:span></text:span><text:span text:style-name="VimmBibQuote">. Purim</text:span><text:span text:style-name="VimmBibQuote"><text:span text:style-name="T8">ā</text:span></text:span><text:span text:style-name="VimmBibQuote">ni </text:span><text:span text:style-name="VimmBibQuote"><text:span text:style-name="T8">pana </text:span></text:span><text:span text:style-name="VimmBibQuote">tīṇi </text:span><text:span text:style-name="VimmBibQuote"><text:span text:style-name="T8">samathavipassanā </text:span></text:span><text:span text:style-name="VimmBibQuote">vasena. Eva</text:span><text:span text:style-name="VimmBibQuote"><text:span text:style-name="T8">ṁ</text:span></text:span><text:span text:style-name="VimmBibQuote"> catunna</text:span><text:span text:style-name="VimmBibQuote"><text:span text:style-name="T8">ṁ</text:span></text:span><text:span text:style-name="VimmBibQuote"> </text:span><text:span text:style-name="VimmBibQuote"><text:span text:style-name="T8">catukkānaṁ </text:span></text:span><text:span text:style-name="VimmBibQuote">vasena </text:span><text:span text:style-name="VimmBibQuote"><text:span text:style-name="T8">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66" text:note-class="footnote"><text:note-citation>3</text:note-citation><text:note-body><text:p text:style-name="Standard"><text:span text:style-name="VimmBibRef"><text:span text:style-name="T8">D. III,</text:span></text:span><text:span text:style-name="VimmBibRef"> </text:span><text:span text:style-name="VimmBibRef"><text:span text:style-name="T8">219</text:span></text:span><text:span text:style-name="T8">: </text:span><text:span text:style-name="VimmBibQuote"><text:span text:style-name="T8">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 fulness are fulfilled. If the four foundations of mindfulness are practised, <text:span text:style-name="VimmPageNo">[[227|164]]</text:span> the seven enlightenment factors are fulfilled. If the seven enlightenment factors are practised, freedom and wisdom are fulfilled.<text:note text:id="ftn56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6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69" text:note-class="footnote"><text:note-citation>1</text:note-citation><text:note-body><text:p text:style-name="Standard"><text:span text:style-name="VimmBibRef">S. V, 331-33</text:span>: <text:span text:style-name="VimmBibQuote">Yasmiṁ samaye </text:span><text:span text:style-name="VimmBibQuote"><text:span text:style-name="T18">Ānanda </text:span></text:span><text:span text:style-name="VimmBibQuote">bhikkhu </text:span><text:span text:style-name="VimmBibQuote"><text:span text:style-name="T18">kāye kāyānupassī </text:span></text:span><text:span text:style-name="VimmBibQuote">viharati upaṭṭhitasati, tasmiṁ </text:span><text:span text:style-name="VimmBibQuote"><text:span text:style-name="T18">Ānanda </text:span></text:span><text:span text:style-name="VimmBibQuote">bhikkhuno sati hoti </text:span><text:span text:style-name="VimmBibQuote"><text:span text:style-name="T18">asammu</text:span></text:span><text:span text:style-name="VimmBibQuote">ṭṭ</text:span><text:span text:style-name="VimmBibQuote"><text:span text:style-name="T18">hā; </text:span></text:span><text:span text:style-name="VimmBibQuote">yasmiṁ samaye </text:span><text:span text:style-name="VimmBibQuote"><text:span text:style-name="T18">Ānanda </text:span></text:span><text:span text:style-name="VimmBibQuote">bhikkhuno upaṭṭhitasati </text:span><text:span text:style-name="VimmBibQuote"><text:span text:style-name="T18">asammu</text:span></text:span><text:span text:style-name="VimmBibQuote">ṭṭ</text:span><text:span text:style-name="VimmBibQuote"><text:span text:style-name="T18">hā, </text:span></text:span><text:span text:style-name="VimmBibQuote">satisambojjhaṅgo tasmiṁ samaye bhikkhuno </text:span><text:span text:style-name="VimmBibQuote"><text:span text:style-name="T18">āraddho </text:span></text:span><text:span text:style-name="VimmBibQuote">hoti; satisambojjhaṅgaṁ tasmiṁ samaye </text:span><text:span text:style-name="VimmBibQuote"><text:span text:style-name="T18">Ānanda </text:span></text:span><text:span text:style-name="VimmBibQuote">bhikkhu </text:span><text:span text:style-name="VimmBibQuote"><text:span text:style-name="T18">bhāveti; </text:span></text:span><text:span text:style-name="VimmBibQuote">sat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so </text:span><text:span text:style-name="VimmBibQuote"><text:span text:style-name="T18">tathā </text:span></text:span><text:span text:style-name="VimmBibQuote">sato viharanto taṁ dhammaṁ </text:span><text:span text:style-name="VimmBibQuote"><text:span text:style-name="T18">paññāya </text:span></text:span><text:span text:style-name="VimmBibQuote">pavicinati pavicarati parivīmaṁsaṁ </text:span><text:span text:style-name="VimmBibQuote"><text:span text:style-name="T18">āpajjati.</text:span></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tathā </text:span></text:span><text:span text:style-name="VimmBibQuote">sato viharanto taṁ dhammaṁ </text:span><text:span text:style-name="VimmBibQuote"><text:span text:style-name="T18">paññāya </text:span></text:span><text:span text:style-name="VimmBibQuote">pavicinati pavicarati parivīmaṁsaṁ </text:span><text:span text:style-name="VimmBibQuote"><text:span text:style-name="T18">āpajjati; </text:span></text:span><text:span text:style-name="VimmBibQuote">dhammavicayasambojjhaṅgo . tasmiṁ samaye bhikkhuno </text:span><text:span text:style-name="VimmBibQuote"><text:span text:style-name="T18">āraddho </text:span></text:span><text:span text:style-name="VimmBibQuote">hoti; dhammavicayasambojjhaṅgaṁ tasmiṁ samaye bhikkhu </text:span><text:span text:style-name="VimmBibQuote"><text:span text:style-name="T18">bhāveti. </text:span></text:span><text:span text:style-name="VimmBibQuote">Dhammavicayasambojjhaṅgo tasmiṁ samaye bhikkhuno </text:span><text:span text:style-name="VimmBibQuote"><text:span text:style-name="T18">bhāvanāpāripūri</text:span></text:span><text:span text:style-name="VimmBibQuote">ṁ</text:span><text:span text:style-name="VimmBibQuote"><text:span text:style-name="T18"> </text:span></text:span><text:span text:style-name="VimmBibQuote">gacchati; tassa taṁ dhammaṁ </text:span><text:span text:style-name="VimmBibQuote"><text:span text:style-name="T18">paññāya </text:span></text:span><text:span text:style-name="VimmBibQuote">pavicinato pavicarato parivīmaṁsaṁ </text:span><text:span text:style-name="VimmBibQuote"><text:span text:style-name="T18">āpajjato āraddha</text:span></text:span><text:span text:style-name="VimmBibQuote">ṁ</text:span><text:span text:style-name="VimmBibQuote"><text:span text:style-name="T18"> </text:span></text:span><text:span text:style-name="VimmBibQuote">hoti viriyaṁ asallinaṁ.</text:span></text:p><text:p text:style-name="Standard"><text:span text:style-name="VimmBibQuote">Yasmiṁ samaye </text:span><text:span text:style-name="VimmBibQuote"><text:span text:style-name="T18">Ānanda </text:span></text:span><text:span text:style-name="VimmBibQuote">bhikkhuno taṁ dhammaṁ </text:span><text:span text:style-name="VimmBibQuote"><text:span text:style-name="T18">paññāya </text:span></text:span><text:span text:style-name="VimmBibQuote">pavicinato pavicarato parivīmaṁsaṁ </text:span><text:span text:style-name="VimmBibQuote"><text:span text:style-name="T18">āpajjato āraddha</text:span></text:span><text:span text:style-name="VimmBibQuote">ṁ</text:span><text:span text:style-name="VimmBibQuote"><text:span text:style-name="T18"> </text:span></text:span><text:span text:style-name="VimmBibQuote">hoti viriyaṁ asallinaṁ, viriyasambojjhaṅgo tasmiṁ samaye bhikkhuno </text:span><text:span text:style-name="VimmBibQuote"><text:span text:style-name="T18">āraddho </text:span></text:span><text:span text:style-name="VimmBibQuote">hoti; viriyasambojjhangaṁ tasmiṁ samaye bhikkhu </text:span><text:span text:style-name="VimmBibQuote"><text:span text:style-name="T18">bhāveti; </text:span></text:span><text:span text:style-name="VimmBibQuote">viriya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text:span><text:span text:style-name="VimmBibQuote"><text:span text:style-name="T18">āraddhaviriyassa </text:span></text:span><text:span text:style-name="VimmBibQuote">uppajjati pīti </text:span><text:span text:style-name="VimmBibQuote"><text:span text:style-name="T18">nirāmisā.</text:span></text:span></text:p><text:p text:style-name="Standard"><text:span text:style-name="VimmBibQuote">Yasmiṁ samaye </text:span><text:span text:style-name="VimmBibQuote"><text:span text:style-name="T18">Ānanda </text:span></text:span><text:span text:style-name="VimmBibQuote">bhikkhuno </text:span><text:span text:style-name="VimmBibQuote"><text:span text:style-name="T18">āraddhaviriyassa </text:span></text:span><text:span text:style-name="VimmBibQuote">uppajjati pīti </text:span><text:span text:style-name="VimmBibQuote"><text:span text:style-name="T18">nirāmisā </text:span></text:span><text:span text:style-name="VimmBibQuote">pītisambojjhaṅgo tasmiṁ samaye </text:span><text:span text:style-name="VimmBibQuote"><text:span text:style-name="T18">Ānanda </text:span></text:span><text:span text:style-name="VimmBibQuote">bhikkhuno </text:span><text:span text:style-name="VimmBibQuote"><text:span text:style-name="T18">āraddho </text:span></text:span><text:span text:style-name="VimmBibQuote">hoti, pītisambojjhaṅgaṁ tasmiṁ samaye bhikkhu </text:span><text:span text:style-name="VimmBibQuote"><text:span text:style-name="T18">bhāveti; </text:span></text:span><text:span text:style-name="VimmBibQuote">pīt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pītimanassa </text:span><text:span text:style-name="VimmBibQuote"><text:span text:style-name="T18">kāyo </text:span></text:span><text:span text:style-name="VimmBibQuote">pi passambhati cittaṁ pi passambhati.</text:span></text:p><text:p text:style-name="Standard"><text:span text:style-name="VimmBibQuote">Yasmiṁ samaye </text:span><text:span text:style-name="VimmBibQuote"><text:span text:style-name="T18">Ānanda </text:span></text:span><text:span text:style-name="VimmBibQuote">bhikkhuno pītimanassa </text:span><text:span text:style-name="VimmBibQuote"><text:span text:style-name="T18">kāyo </text:span></text:span><text:span text:style-name="VimmBibQuote">pi passambhati cittaṁ pi passambhati, passaddhisambojjhaṅgo tasmiṁ samaye bhikkhuno </text:span><text:span text:style-name="VimmBibQuote"><text:span text:style-name="T18">āradho </text:span></text:span><text:span text:style-name="VimmBibQuote">hoti; passaddhisambojjhaṅgaṁ tasmiṁ samaye bhikkhu </text:span><text:span text:style-name="VimmBibQuote"><text:span text:style-name="T18">bhāveti; </text:span></text:span><text:span text:style-name="VimmBibQuote">passaddhisambojjhaṅgo 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text:span><text:span text:style-name="VimmBibQuote"><text:span text:style-name="T18">passaddhakāyassa </text:span></text:span><text:span text:style-name="VimmBibQuote">sukhino cittaṁ </text:span><text:span text:style-name="VimmBibQuote"><text:span text:style-name="T18">samādhiyati.</text:span></text:span></text:p><text:p text:style-name="Standard"><text:span text:style-name="VimmBibQuote">Yasmiṁ samaye </text:span><text:span text:style-name="VimmBibQuote"><text:span text:style-name="T18">Ānanda </text:span></text:span><text:span text:style-name="VimmBibQuote">bhikkhuno </text:span><text:span text:style-name="VimmBibQuote"><text:span text:style-name="T18">passaddhakāyassa </text:span></text:span><text:span text:style-name="VimmBibQuote">sukhino cittaṁ </text:span><text:span text:style-name="VimmBibQuote"><text:span text:style-name="T18">samādhiyati, samādhisambhojjhaṅgo </text:span></text:span><text:span text:style-name="VimmBibQuote">tasmiṁ samaye bhikkhuno </text:span><text:span text:style-name="VimmBibQuote"><text:span text:style-name="T18">āraddho </text:span></text:span><text:span text:style-name="VimmBibQuote">hoti; </text:span><text:span text:style-name="VimmBibQuote"><text:span text:style-name="T18">samādhisambojjhaṅga</text:span></text:span><text:span text:style-name="VimmBibQuote">ṁ</text:span><text:span text:style-name="VimmBibQuote"><text:span text:style-name="T18"> </text:span></text:span><text:span text:style-name="VimmBibQuote">tasmiṁ samaye bhikkhu </text:span><text:span text:style-name="VimmBibQuote"><text:span text:style-name="T18">bhāveti; samādhisambojjhaṅgo </text:span></text:span><text:span text:style-name="VimmBibQuote">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 So </text:span><text:span text:style-name="VimmBibQuote"><text:span text:style-name="T18">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text:span></text:span><text:span text:style-name="VimmBibQuote">hoti.</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text:span></text:span><text:span text:style-name="VimmBibQuote">hoti, </text:span><text:span text:style-name="VimmBibQuote"><text:span text:style-name="T18">upekhāsambojjhaṅgo </text:span></text:span><text:span text:style-name="VimmBibQuote">tasmiṁ samaye bhikkhuno </text:span><text:span text:style-name="VimmBibQuote"><text:span text:style-name="T18">āraddho </text:span></text:span><text:span text:style-name="VimmBibQuote">hoti; </text:span><text:span text:style-name="VimmBibQuote"><text:span text:style-name="T18">upekhāsambojjhaṅga</text:span></text:span><text:span text:style-name="VimmBibQuote">ṁ</text:span><text:span text:style-name="VimmBibQuote"><text:span text:style-name="T18"> </text:span></text:span><text:span text:style-name="VimmBibQuote">tasmiṁ samaye bhikkhu </text:span><text:span text:style-name="VimmBibQuote"><text:span text:style-name="T18">bhāveti; upekhāsambojjhaṅgo </text:span></text:span><text:span text:style-name="VimmBibQuote">tasmiṁ samaye bhikkhuno </text:span><text:span text:style-name="VimmBibQuote"><text:span text:style-name="T18">bhāvanā pāripūri</text:span></text:span><text:span text:style-name="VimmBibQuote">ṁ</text:span><text:span text:style-name="VimmBibQuote"><text:span text:style-name="T18"> </text:span></text:span><text:span text:style-name="VimmBibQuote">gacchati.</text:span></text:p><text:p text:style-name="Standard"><text:span text:style-name="VimmBibQuote">Yasmiṁ samaye </text:span><text:span text:style-name="VimmBibQuote"><text:span text:style-name="T18">Ānanda </text:span></text:span><text:span text:style-name="VimmBibQuote">bhikkhu </text:span><text:span text:style-name="VimmBibQuote"><text:span text:style-name="T18">vedanāsu, </text:span></text:span><text:span text:style-name="VimmBibQuote">citte, </text:span><text:span text:style-name="VimmBibQuote"><text:span text:style-name="T18">dhammesu dhammānupassī </text:span></text:span><text:span text:style-name="VimmBibQuote">viharati upaṭṭhitasati tasmiṁ samaye </text:span><text:span text:style-name="VimmBibQuote"><text:span text:style-name="T18">Ānanda </text:span></text:span><text:span text:style-name="VimmBibQuote">bhikkhuno sati hoti </text:span><text:span text:style-name="VimmBibQuote"><text:span text:style-name="T18">asammu</text:span></text:span><text:span text:style-name="VimmBibQuote">ṭṭ</text:span><text:span text:style-name="VimmBibQuote"><text:span text:style-name="T18">hā.</text:span></text:span></text:p><text:p text:style-name="Standard"><text:span text:style-name="VimmBibQuote">Yasmiṁ samaye </text:span><text:span text:style-name="VimmBibQuote"><text:span text:style-name="T18">Ānanda </text:span></text:span><text:span text:style-name="VimmBibQuote">bhikkhuno upaṭṭhitasati hoti </text:span><text:span text:style-name="VimmBibQuote"><text:span text:style-name="T18">asammu</text:span></text:span><text:span text:style-name="VimmBibQuote">ṭṭ</text:span><text:span text:style-name="VimmBibQuote"><text:span text:style-name="T18">hā, </text:span></text:span><text:span text:style-name="VimmBibQuote">satisambojjha</text:span><text:span text:style-name="VimmBibQuote"><text:span text:style-name="T18">ṅ</text:span></text:span><text:span text:style-name="VimmBibQuote">go tasmiṁ samaye bhikkhuno </text:span><text:span text:style-name="VimmBibQuote"><text:span text:style-name="T18">āraddho </text:span></text:span><text:span text:style-name="VimmBibQuote">hoti, satisambojjhaṅgaṁ tasmiṁ samaye bhikkhu </text:span><text:span text:style-name="VimmBibQuote"><text:span text:style-name="T18">bhāveti; </text:span></text:span><text:span text:style-name="VimmBibQuote">satisambojjhaṅgo tasmiṁ samaye bhikkhuno </text:span><text:span text:style-name="VimmBibQuote"><text:span text:style-name="T18">bhāvanā pāripūrim </text:span></text:span><text:span text:style-name="VimmBibQuote">gacchati. </text:span><text:span text:style-name="VimmBibQuote"><text:span text:style-name="T18">Yathā paṭhama</text:span></text:span><text:span text:style-name="VimmBibQuote">ṁ</text:span><text:span text:style-name="VimmBibQuote"><text:span text:style-name="T18"> satipaṭṭhāna</text:span></text:span><text:span text:style-name="VimmBibQuote">ṁ</text:span><text:span text:style-name="VimmBibQuote"><text:span text:style-name="T18"> eva</text:span></text:span><text:span text:style-name="VimmBibQuote">ṁ</text:span><text:span text:style-name="VimmBibQuote"><text:span text:style-name="T18"> vitthāretabba</text:span></text:span><text:span text:style-name="VimmBibQuote">ṁ</text:span><text:span text:style-name="VimmBibQuote"><text:span text:style-name="T18">. So tathā samāhita</text:span></text:span><text:span text:style-name="VimmBibQuote">ṁ</text:span><text:span text:style-name="VimmBibQuote"><text:span text:style-name="T18"> </text:span></text:span><text:span text:style-name="VimmBibQuote">cittaṁ </text:span><text:span text:style-name="VimmBibQuote"><text:span text:style-name="T18">sādhuka</text:span></text:span><text:span text:style-name="VimmBibQuote">ṁ</text:span><text:span text:style-name="VimmBibQuote"><text:span text:style-name="T18"> ajjhupekkhitā hoti.</text:span></text:span></text:p><text:p text:style-name="Standard"><text:span text:style-name="VimmBibQuote">Yasmiṁ </text:span><text:span text:style-name="VimmBibQuote"><text:span text:style-name="T18">samaye Ānanda bhikkhu tathā samāhita</text:span></text:span><text:span text:style-name="VimmBibQuote">ṁ</text:span><text:span text:style-name="VimmBibQuote"><text:span text:style-name="T18"> citta</text:span></text:span><text:span text:style-name="VimmBibQuote">ṁ</text:span><text:span text:style-name="VimmBibQuote"><text:span text:style-name="T18"> sādhuka</text:span></text:span><text:span text:style-name="VimmBibQuote">ṁ</text:span><text:span text:style-name="VimmBibQuote"><text:span text:style-name="T18"> ajjhupekkhitā hoti, upekhāsambojjhaṅgo tasmi</text:span></text:span><text:span text:style-name="VimmBibQuote">ṁ</text:span><text:span text:style-name="VimmBibQuote"><text:span text:style-name="T18"> samaye bhikkhuno āraddho hoti; upekhāsambojjhaṅga</text:span></text:span><text:span text:style-name="VimmBibQuote">ṁ</text:span><text:span text:style-name="VimmBibQuote"><text:span text:style-name="T18"> tasmi</text:span></text:span><text:span text:style-name="VimmBibQuote">ṁ</text:span><text:span text:style-name="VimmBibQuote"><text:span text:style-name="T18"> samaye bhikkhu bhāveti, upekhāsambojjhaṅgo tasmi</text:span></text:span><text:span text:style-name="VimmBibQuote">ṁ</text:span><text:span text:style-name="VimmBibQuote"><text:span text:style-name="T18"> samaye bhikkhuno bhāvanā pāripūri</text:span></text:span><text:span text:style-name="VimmBibQuote">ṁ</text:span><text:span text:style-name="VimmBibQuote"><text:span text:style-name="T18"> gacchati.</text:span></text:span></text:p><text:p text:style-name="Standard"><text:span text:style-name="VimmBibQuote"><text:span text:style-name="T18">Eva</text:span></text:span><text:span text:style-name="VimmBibQuote">ṁ</text:span><text:span text:style-name="VimmBibQuote"><text:span text:style-name="T18"> bhāvitā kho Ānanda cattāro satipaṭṭhānā eva</text:span></text:span><text:span text:style-name="VimmBibQuote">ṁ</text:span><text:span text:style-name="VimmBibQuote"><text:span text:style-name="T18">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70" text:note-class="footnote"><text:note-citation>2</text:note-citation><text:note-body><text:p text:style-name="Standard"><text:span text:style-name="VimmPali"><text:span text:style-name="T23">Kshaṇa</text:span></text:span><text:span text:style-name="T18"> </text:span>(transliteration).</text:p></text:note-body></text:note> the wisdom of the Path and the Fruit of freedom. Thus because of the practice of the seven enlightenment factors, wisdom and freedom are fulfilled.<text:note text:id="ftn571" text:note-class="footnote"><text:note-citation>3</text:note-citation><text:note-body><text:p text:style-name="Standard"><text:span text:style-name="T18">Cp. </text:span><text:span text:style-name="VimmBibRef"><text:span text:style-name="T18">S. V, 333</text:span></text:span><text:span text:style-name="T18">; </text:span><text:span text:style-name="VimmBibQuote"><text:span text:style-name="T18">Kathaṁ bhāvitā ca sattabojjhaṅgā kathaṁ bahulikathā vijjāvimuttiṁ paripūrenti?</text:span></text:span></text:p><text:p text:style-name="Standard"><text:span text:style-name="VimmBibQuote"><text:span text:style-name="T18">Idhānanda bhikkhu </text:span></text:span><text:span text:style-name="VimmBibQuote">satisambojjhaṅgaṁ </text:span><text:span text:style-name="VimmBibQuote"><text:span text:style-name="T18">bhāveti vivekanissita</text:span></text:span><text:span text:style-name="VimmBibQuote">ṁ....... </text:span><text:span text:style-name="VimmBibQuote"><text:span text:style-name="T18">pe....... uphekhāsambojjha</text:span></text:span><text:span text:style-name="VimmBibQuote">ṅgaṁ</text:span><text:span text:style-name="VimmBibQuote"><text:span text:style-name="T18"> bhāveti vivekanissita</text:span></text:span><text:span text:style-name="VimmBibQuote">ṁ</text:span><text:span text:style-name="VimmBibQuote"><text:span text:style-name="T18"> virāganissita</text:span></text:span><text:span text:style-name="VimmBibQuote">ṁ</text:span><text:span text:style-name="VimmBibQuote"><text:span text:style-name="T18"> nirodhanissita</text:span></text:span><text:span text:style-name="VimmBibQuote">ṁ</text:span><text:span text:style-name="VimmBibQuote"><text:span text:style-name="T18"> vossaggapariṇāmi</text:span></text:span><text:span text:style-name="VimmBibQuote">ṁ</text:span><text:span text:style-name="VimmBibQuote"><text:span text:style-name="T18">.</text:span></text:span></text:p><text:p text:style-name="Standard"><text:span text:style-name="VimmBibQuote"><text:span text:style-name="T18">Evam bhāvitā kho Ānanda sattabojjha</text:span></text:span><text:span text:style-name="VimmBibQuote">ṅ</text:span><text:span text:style-name="VimmBibQuote"><text:span text:style-name="T18">gā eva</text:span></text:span><text:span text:style-name="VimmBibQuote">ṁ</text:span><text:span text:style-name="VimmBibQuote"><text:span text:style-name="T18"> bahulīkatā vijjāvimutti</text:span></text:span><text:span text:style-name="VimmBibQuote">ṁ</text:span><text:span text:style-name="VimmBibQuote"><text:span text:style-name="T18"> paripūrentīti.</text:span></text:span></text:p></text:note-body></text:note></text:p>
      <text:p text:style-name="VimmBody"><text:soft-page-break/><text:span text:style-name="VimmQA">A.</text:span> All formations<text:note text:id="ftn572" text:note-class="footnote"><text:note-citation>1</text:note-citation><text:note-body><text:p text:style-name="Standard"><text:span text:style-name="VimmPali"><text:span text:style-name="T23">Saṅkhārā</text:span></text:span><text:span text:style-name="T23">.</text:span></text:p></text:note-body></text:note> are endowed with initial and sustained application of thought according to planes.<text:note text:id="ftn573" text:note-class="footnote"><text:note-citation>2</text:note-citation><text:note-body><text:p text:style-name="Standard"><text:span text:style-name="VimmPali"><text:span text:style-name="T23">Bhūmi</text:span></text:span><text:span text:style-name="T23">.</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74" text:note-class="footnote"><text:note-citation>3</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75" text:note-class="footnote"><text:note-citation>4</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8"> </text:span>river. His mind is collected, is directed towards one object and does not wander. Therefore in mindfulness of respiration, the suppression of discursive thinking is taught.<text:note text:id="ftn576" text:note-class="footnote"><text:note-citation>5</text:note-citation><text:note-body><text:p text:style-name="Standard"/><text:list text:style-name="L14"><text:list-item><text:p text:style-name="P21"><text:span text:style-name="VimmBibRef">Vis. Mag. 291</text:span> quotes <text:span text:style-name="VimmBibRef">A. IV, 353</text:span>: <text:span text:style-name="VimmBibQuote"><text:span text:style-name="T8">Ānāpānasati bhāvetabbā vitakkūpacchedāya.</text:span></text:span></text:p></text:list-item><text:list-item><text:p text:style-name="P21"><text:span text:style-name="VimmBibRef"><text:span text:style-name="T8">A. </text:span></text:span><text:span text:style-name="VimmBibRef">III, </text:span><text:span text:style-name="VimmBibRef"><text:span text:style-name="T8">449</text:span></text:span><text:span text:style-name="T8">: </text:span><text:span text:style-name="VimmBibQuote"><text:span text:style-name="T8">Cetaso vikkhepassa pahānāya ānāpānasati bhāvetabbā.</text:span></text:span></text:p></text:list-item></text:list></text:note-body></text:note></text:p>
      <text:p text:style-name="VimmSectEnded">Mindfulness of respiration has ended.<text:note text:id="ftn577" text:note-class="footnote"><text:note-citation>6</text:note-citation><text:note-body><text:p text:style-name="Standard">This and the subsequent <text:span text:style-name="T8">passages </text:span>in italics in this <text:span text:style-name="T8">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78" text:note-class="footnote"><text:note-citation>7</text:note-citation><text:note-body><text:p text:style-name="Standard">Transliteration, <text:span text:style-name="VimmPali"><text:span text:style-name="T20">Netri-pada-sūtra</text:span></text:span>; probably refers to <text:span text:style-name="VimmPali">Netri-pada-ś</text:span><text:span text:style-name="VimmPali"><text:span text:style-name="T20">ā</text:span></text:span><text:span text:style-name="VimmPali">str</text:span><text:span text:style-name="VimmPali"><text:span text:style-name="T20">ā</text:span></text:span> of <text:span text:style-name="VimmPali">Upagupta</text:span> referred to in <text:span text:style-name="VimmPali">Abhidharmakośa ś</text:span><text:span text:style-name="VimmPali"><text:span text:style-name="T20">āstra</text:span></text:span><text:span text:style-name="T20">.</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text:soft-page-break/>according to general opinion”. “Death as a complete cutting off” means: “The Consummate One has cut off the defilements”. “Momentary death” means: “The momentary perishing of all formations”.<text:note text:id="ftn579" text:note-class="footnote"><text:note-citation>1</text:note-citation><text:note-body><text:p text:style-name="Standard">Cp. <text:span text:style-name="VimmBibRef">Vis. Mag. 229</text:span>: <text:span text:style-name="VimmBibQuote">Yaṁ pan’</text:span><text:span text:style-name="VimmBibQuote"><text:span text:style-name="T11">et</text:span></text:span><text:span text:style-name="VimmBibQuote">aṁ arahantānaṁ vaṭṭadukkhasamucchedasankhātaṁ samucche</text:span><text:span text:style-name="VimmBibQuote"><text:span text:style-name="T11">damar</text:span></text:span><text:span text:style-name="VimmBibQuote">aṇaṁ, </text:span><text:span text:style-name="VimmBibQuote"><text:span text:style-name="T11">sankh</text:span></text:span><text:span text:style-name="VimmBibQuote">ā</text:span><text:span text:style-name="VimmBibQuote"><text:span text:style-name="T11">r</text:span></text:span><text:span text:style-name="VimmBibQuote">ā</text:span><text:span text:style-name="VimmBibQuote"><text:span text:style-name="T11">na</text:span></text:span><text:span text:style-name="VimmBibQuote">ṁ</text:span><text:span text:style-name="VimmBibQuote"><text:span text:style-name="T11"> </text:span></text:span><text:span text:style-name="VimmBibQuote">khaṇabhangasankhātaṁ khaṇikamaraṇaṁ, rukkho mato, lohaṁ mataṁ </text:span><text:span text:style-name="VimmBibQuote"><text:span text:style-name="T11">ti </text:span></text:span><text:span text:style-name="VimmBibQuote">ā</text:span><text:span text:style-name="VimmBibQuote"><text:span text:style-name="T11">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80" text:note-class="footnote"><text:note-citation>2</text:note-citation><text:note-body><text:p text:style-name="Standard">Cp. <text:span text:style-name="VimmBibRef">Ibid</text:span>: <text:span text:style-name="VimmBibQuote">Kālamaraṇa and </text:span><text:span text:style-name="VimmBibQuote"><text:span text:style-name="T11">ak</text:span></text:span><text:span text:style-name="VimmBibQuote">ā</text:span><text:span text:style-name="VimmBibQuote"><text:span text:style-name="T11">lamara</text:span></text:span><text:span text:style-name="VimmBibQuote">ṇ</text:span><text:span text:style-name="VimmBibQuote"><text:span text:style-name="T11">a.</text:span></text:span></text:p></text:note-body></text:note> One should recall to mind these two kinds of death.</text:p>
      <text:p text:style-name="VimmBody">And again, predecessor-teachers<text:note text:id="ftn581" text:note-class="footnote"><text:note-citation>3</text:note-citation><text:note-body><text:p text:style-name="Standard"><text:span text:style-name="VimmPali"><text:span text:style-name="T21">Por</text:span></text:span><text:span text:style-name="VimmPali">āṇ</text:span><text:span text:style-name="VimmPali"><text:span text:style-name="T21">ak</text:span></text:span><text:span text:style-name="VimmPali">ā</text:span><text:span text:style-name="VimmPali"><text:span text:style-name="T21">cariy</text:span></text:span><text:span text:style-name="VimmPali">ā</text:span><text:span text:style-name="T21">.</text:span></text:p></text:note-body></text:note> have taught the practice of mindfulness of death in these eight ways:<text:note text:id="ftn582" text:note-class="footnote"><text:note-citation>4</text:note-citation><text:note-body><text:p text:style-name="Standard"><text:span text:style-name="VimmBibQuote"><text:span text:style-name="T11">Vadhakapaccupaṭṭhānato, </text:span></text:span><text:span text:style-name="VimmBibQuote">sampattivipattito (?), upasaṁharaṇato, </text:span><text:span text:style-name="VimmBibQuote"><text:span text:style-name="T11">kāyabahusādhāra</text:span></text:span><text:span text:style-name="VimmBibQuote">ṇ</text:span><text:span text:style-name="VimmBibQuote"><text:span text:style-name="T11">ato</text:span></text:span><text:span text:style-name="VimmBibQuote">, </text:span><text:span text:style-name="VimmBibQuote"><text:span text:style-name="T11">āyudubbalato</text:span></text:span><text:span text:style-name="VimmBibQuote">, </text:span><text:span text:style-name="VimmBibQuote"><text:span text:style-name="T11">addhānaparicchedato, </text:span></text:span><text:span text:style-name="VimmBibQuote">animittato, khaṇap</text:span><text:span text:style-name="VimmBibQuote"><text:span text:style-name="T11">ariti</text:span></text:span><text:span text:style-name="VimmBibQuote">ato.</text:span> Cp. <text:span text:style-name="VimmBibRef">Vis. Mag. 230</text:span>.</text:p></text:note-body></text:note> through the presence of a murderer; through the absence of an efficient cause;<text:note text:id="ftn58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1">Mahā </text:span>Sudassana of great supernormal power, <text:span text:style-name="T11">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18">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18">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text:soft-page-break/>simile of the plantain trunk and in the simile of the bubble,<text:note text:id="ftn58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8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text:soft-page-break/>practise mindfulness of death “through the shortness of the moment”?<text:note text:id="ftn586" text:note-class="footnote"><text:note-citation>1</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5"><text:list-item><text:p text:style-name="P22">60 <text:span text:style-name="VimmPali">kṣaṇas</text:span> = 1 <text:span text:style-name="VimmPali">lava</text:span>; 30 <text:span text:style-name="VimmPali">lavas </text:span>= 1 hour; 30 hours = 1 day;</text:p><text:p text:style-name="P22">1 <text:span text:style-name="VimmPali">kṣaṇa </text:span>= (24×60×60) / (30×30×60) = 1.6 seconds.</text:p></text:list-item><text:list-item><text:p text:style-name="P22">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22">50 <text:span text:style-name="VimmPali">muhūrtas = </text:span>1 hour; 6 hours = 1 day;</text:p><text:p text:style-name="P22">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87" text:note-class="footnote"><text:note-citation>2</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88" text:note-class="footnote"><text:note-citation>3</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8">Khaṇikattā </text:span></text:span><text:span text:style-name="VimmBibQuote">ca </text:span><text:span text:style-name="VimmBibQuote"><text:span text:style-name="T8">dhammānaṁ, </text:span></text:span><text:span text:style-name="VimmBibQuote">yehi khandhehi te kataṁ</text:span></text:p><text:p text:style-name="Standard"><text:span text:style-name="VimmBibQuote"><text:span text:style-name="T8">amanāpa</text:span></text:span><text:span text:style-name="VimmBibQuote">ṁ</text:span><text:span text:style-name="VimmBibQuote"><text:span text:style-name="T8"> niruddhā te </text:span></text:span><text:span text:style-name="VimmBibQuote">kassa </text:span><text:span text:style-name="VimmBibQuote"><text:span text:style-name="T8">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89" text:note-class="footnote"><text:note-citation>4</text:note-citation><text:note-body><text:p text:style-name="Standard"><text:span text:style-name="VimmBibRef">Nd1. 42, 117-18</text:span>:</text:p><text:p text:style-name="Standard"><text:span text:style-name="VimmBibQuote">Jīvitaṁ </text:span><text:span text:style-name="VimmBibQuote"><text:span text:style-name="T8">attabhāvo </text:span></text:span><text:span text:style-name="VimmBibQuote">ca </text:span><text:span text:style-name="VimmBibQuote"><text:span text:style-name="T8">sukhadukkhā ca kevalā</text:span></text:span></text:p><text:p text:style-name="Standard"><text:span text:style-name="VimmBibQuote"><text:span text:style-name="T8">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8">jāto</text:span></text:span><text:span text:style-name="VimmBibQuote">, paccuppamena jīvati,</text:span></text:p><text:p text:style-name="Standard"><text:span text:style-name="VimmBibQuote"><text:span text:style-name="T8">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text:soft-page-break/>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90" text:note-class="footnote"><text:note-citation>1</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91" text:note-class="footnote"><text:note-citation>2</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text:note text:id="ftn592" text:note-class="footnote"><text:note-citation>3</text:note-citation><text:note-body><text:p text:style-name="Standard">Lit. “dwelling peacefully”. Cp Vis, Mag. 355, under <text:span text:style-name="VimmPali">Aṭṭhīsu</text:span>, where “<text:span text:style-name="VimmPali">ukkipitvā ṭhitaṁ</text:span>”<text:span text:style-name="VimmPali"> </text:span>“<text:span text:style-name="VimmPali">patiṭṭhitaṁ</text:span>” are used in a similar description.</text:p></text:note-body></text:note> assemblage, loathsomeness, impurity, dependence, nonawareness of obligation, finitude.</text:p>
      <text:p text:style-name="VimmBody"><text:span text:style-name="VimmQA">Q.</text:span> How should a man reflect on the nature of the body through “seed”?</text:p>
      <text:p text:style-name="VimmBody"><text:soft-page-break/><text:span text:style-name="VimmQA">A.</text:span> As elaeagnus pungens, <text:span text:style-name="VimmPali">kosātaki</text:span>*<text:note text:id="ftn593" text:note-class="footnote"><text:note-citation>1</text:note-citation><text:note-body><text:p text:style-name="Standard">* Transliteration.</text:p></text:note-body></text:note> <text:note text:id="ftn594" text:note-class="footnote"><text:note-citation>2</text:note-citation><text:note-body><text:p text:style-name="Standard">Trichosanthes dioeca, or luffa acutangula or luffa petandra.</text:p></text:note-body></text:note><text:s/><text:span text:style-name="T30">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95" text:note-class="footnote"><text:note-citation>3</text:note-citation><text:note-body><text:p text:style-name="Standard">Blue lotus (Nymphaea Coerulea).</text:p></text:note-body></text:note> <text:span text:style-name="VimmPali">kumuda</text:span>*<text:note text:id="ftn596" text:note-class="footnote"><text:note-citation>4</text:note-citation><text:note-body><text:p text:style-name="Standard">Edible white water-lily (Nymphaea esculenta).</text:p></text:note-body></text:note> or <text:span text:style-name="VimmPali">puṇḍarīka</text:span>.*<text:note text:id="ftn597"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98"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99" text:note-class="footnote"><text:note-citation>7</text:note-citation><text:note-body><text:p text:style-name="Standard">Sandal wood.</text:p></text:note-body></text:note><text:span text:style-name="VimmPali"> tagara</text:span>*,<text:note text:id="ftn600"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601"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602" text:note-class="footnote"><text:note-citation>10</text:note-citation><text:note-body><text:p text:style-name="Standard">Cp.</text:p><text:list text:style-name="L16"><text:list-item><text:p text:style-name="P23"><text:span text:style-name="VimmBibRef">Sn. 197</text:span>: <text:span text:style-name="VimmBibQuote">Ath’ assa navahi sotehi asucī savati sabbadā.</text:span></text:p></text:list-item><text:list-item><text:p text:style-name="P23"><text:span text:style-name="VimmBibRef">Th. 1134</text:span>:</text:p><text:p text:style-name="P76">Na jātu bhastaṁ dubhato mukhaṁ chupe;<text:line-break/>dhiratthu pūraṁ navasotasandani.</text:p></text:list-item><text:list-item><text:p text:style-name="P23"><text:span text:style-name="VimmBibRef">Th. 394</text:span>:</text:p><text:p text:style-name="P76">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603" text:note-class="footnote"><text:note-citation>11</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text:soft-page-break/>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35">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604" text:note-class="footnote"><text:note-citation>1</text:note-citation><text:note-body><text:p text:style-name="Standard"><text:span text:style-name="VimmBibRef">Cp. 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oft-page-break/><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605"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606" text:note-class="footnote"><text:note-citation>2</text:note-citation><text:note-body><text:p text:style-name="Standard">Cp.</text:p><text:list text:style-name="L17"><text:list-item><text:p text:style-name="P24"><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24"><text:span text:style-name="VimmBibRef">M. I., 506</text:span>: <text:span text:style-name="VimmBibQuote">Seyyathāpi Māgandiya kuṭṭhī puriso arugatto pakkagatto kimīhi khajjamāno nakheni vaṇamukhāni vippatacchamāno.....</text:span></text:p></text:list-item><text:list-item><text:p text:style-name="P24"><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1">araba</text:span></text:span><text:span text:style-name="T21">.*</text:span><text:span text:style-name="T11"> </text:span>The second is called <text:span text:style-name="VimmPali">raba</text:span>.* The worms that rely on the blood are of two kinds. The first is called <text:span text:style-name="VimmPali"><text:span text:style-name="T21">bara</text:span></text:span><text:span text:style-name="T21">.*</text:span><text:span text:style-name="T11"> </text:span>The second is called <text:span text:style-name="VimmPali"><text:span text:style-name="T21">badar</text:span></text:span><text:span text:style-name="VimmPali">a</text:span>.* The worms that rely on the tendons are of four kinds. The first is called <text:span text:style-name="VimmPali"><text:span text:style-name="T21">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1">sivara</text:span></text:span><text:span text:style-name="T21">.*</text:span><text:span text:style-name="T11">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1">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text:soft-page-break/>root of vitality are of three kinds. The first is called <text:span text:style-name="VimmPali">sukamuka</text:span>.* The second is called <text:span text:style-name="VimmPali">darukamuka</text:span>.* The third is called <text:span text:style-name="VimmPali">sanamuka</text:span>.* There are five<text:note text:id="ftn607" text:note-class="footnote"><text:note-citation>3</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8">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e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ryo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text:soft-page-break/>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ii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ḍ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mein,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608"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609"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text:soft-page-break/>as that of views)<text:note text:id="ftn610" text:note-class="footnote"><text:note-citation>1</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11" text:note-class="footnote"><text:note-citation>2</text:note-citation><text:note-body><text:p text:style-name="Standard"><text:span text:style-name="VimmBibRef">Ibid.</text:span>: <text:span text:style-name="VimmBibQuote">Tiṇṇaṁ saṁyojanānaṁ parikkhayā rāga-dosa-mohānaṁ tanuttā sakadāgāmi hoti.</text:span></text:p></text:note-body></text:note> One recollects: When he attained to the Fruit of Non-retuming, he destroyed fine defilements, fine passion and fine hate.<text:note text:id="ftn612" text:note-class="footnote"><text:note-citation>3</text:note-citation><text:note-body><text:p text:style-name="Standard"><text:span text:style-name="VimmBibRef">Ibid.</text:span>: <text:span text:style-name="VimmBibQuote">Pañcannaṁ orambhāgiyānaṁ saṁyojanānaṁ parikkhayā opapātiko hoti.</text:span></text:p></text:note-body></text:note> One recollects: When he attained to the Fruit of the Consummate One, he destroyed all defilements.<text:note text:id="ftn613" text:note-class="footnote"><text:note-citation>4</text:note-citation><text:note-body><text:p text:style-name="Standard"><text:span text:style-name="VimmBibRef">Ibid.</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8">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14" text:note-class="footnote"><text:note-citation>5</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text:soft-page-break/>bewildered; if he attains not the sublime state, he is reborn in the world of Brahma.<text:note text:id="ftn615" text:note-class="footnote"><text:note-citation>6</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16" text:note-class="footnote"><text:note-citation>1</text:note-citation><text:note-body><text:p text:style-name="Standard"/><text:list text:style-name="L18"><text:list-item><text:p text:style-name="P25"><text:span text:style-name="VimmBibRef">Th. 445</text:span>: <text:span text:style-name="VimmBibQuote">Uppajjate sace kodho āvajja kakacūpamaṁ.</text:span></text:p></text:list-item><text:list-item><text:p text:style-name="P25"><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17"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18" text:note-class="footnote"><text:note-citation>3</text:note-citation><text:note-body><text:p text:style-name="Standard"/><text:list text:style-name="L19"><text:list-item><text:p text:style-name="P26"><text:span text:style-name="VimmBibRef">Dh. 399</text:span>: <text:span text:style-name="VimmBibQuote">Khantibalaṁ balāṇīkaṁ.</text:span></text:p></text:list-item><text:list-item><text:p text:style-name="P26"><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19" text:note-class="footnote"><text:note-citation>4</text:note-citation><text:note-body><text:p text:style-name="Standard"><text:span text:style-name="VimmBibRef">Cp. Ps. I, 79</text:span>: <text:span text:style-name="VimmBibQuote">Āvuso, pabbajito nāma adhivāsanasilo hoti ti.</text:span></text:p></text:note-body></text:note> I have received the alms of the country; I will cause great merit to accrue to the givers, through having a mind of patience. I bear the form and the <text:soft-page-break/>apparel of the Consummate Ones;<text:note text:id="ftn620" text:note-class="footnote"><text:note-citation>1</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21" text:note-class="footnote"><text:note-citation>2</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22" text:note-class="footnote"><text:note-citation>3</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23" text:note-class="footnote"><text:note-citation>4</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24" text:note-class="footnote"><text:note-citation>5</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ext:soft-page-break/>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25"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26" text:note-class="footnote"><text:note-citation>2</text:note-citation><text:note-body><text:p text:style-name="Standard"><text:span text:style-name="VimmBibRef">Ibid.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27"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text:soft-page-break/>another in (the cycle of) birth and death, thus: “This is my kinsman”, and arouses the thought of kinship.<text:note text:id="ftn628" text:note-class="footnote"><text:note-citation>1</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29" text:note-class="footnote"><text:note-citation>2</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30" text:note-class="footnote"><text:note-citation>3</text:note-citation><text:note-body><text:p text:style-name="Standard"><text:span text:style-name="VimmBibRef">Ud. 12</text:span>:</text:p><text:p text:style-name="VimmVersePali">Gāme araññe sukhadukkhapuṭṭho<text:line-break/>nev’ attato no parato dahetha,<text:line-break/>phusanti <text:span text:style-name="T8">phass</text:span>ā<text:span text:style-name="T8"> </text:span>upadhiṁ paṭicca,<text:line-break/>nirupadhiṁ kena phuseyyuṁ <text:span text:style-name="T8">phass</text:span>ā<text:span text:style-name="T8">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31" text:note-class="footnote"><text:note-citation>4</text:note-citation><text:note-body><text:p text:style-name="Standard"><text:span text:style-name="VimmBibRef">D. II, 186</text:span>; <text:span text:style-name="VimmBibRef">D. III, 223-4</text:span>: <text:span text:style-name="VimmBibQuote">Idh’ </text:span><text:span text:style-name="VimmBibQuote"><text:span text:style-name="T8">āvuso </text:span></text:span><text:span text:style-name="VimmBibQuote">bhikkhu </text:span><text:span text:style-name="VimmBibQuote"><text:span text:style-name="T8">mettā-sahagatena cetasā </text:span></text:span><text:span text:style-name="VimmBibQuote">ekaṁ disaṁ </text:span><text:span text:style-name="VimmBibQuote"><text:span text:style-name="T8">pharitvā </text:span></text:span><text:span text:style-name="VimmBibQuote">viharati, </text:span><text:span text:style-name="VimmBibQuote"><text:span text:style-name="T8">tathā </text:span></text:span><text:span text:style-name="VimmBibQuote">dutiyaṁ, </text:span><text:span text:style-name="VimmBibQuote"><text:span text:style-name="T8">tathā </text:span></text:span><text:span text:style-name="VimmBibQuote">tatiyaṁ, </text:span><text:span text:style-name="VimmBibQuote"><text:span text:style-name="T8">tathā </text:span></text:span><text:span text:style-name="VimmBibQuote">catutthaṁ. Iti uddham adho tiriyaṁ sabbadhi </text:span><text:span text:style-name="VimmBibQuote"><text:span text:style-name="T8">sabbat</text:span></text:span><text:span text:style-name="VimmBibQuote">tat</text:span><text:span text:style-name="VimmBibQuote"><text:span text:style-name="T8">āya sabbāvanta</text:span></text:span><text:span text:style-name="VimmBibQuote">ṁ</text:span><text:span text:style-name="VimmBibQuote"><text:span text:style-name="T8"> </text:span></text:span><text:span text:style-name="VimmBibQuote">lokaṁ </text:span><text:span text:style-name="VimmBibQuote"><text:span text:style-name="T8">mettā-sahagatena cetasā </text:span></text:span><text:span text:style-name="VimmBibQuote">vipulena mahaggatena </text:span><text:span text:style-name="VimmBibQuote"><text:span text:style-name="T8">appamā</text:span></text:span><text:span text:style-name="VimmBibQuote"><text:span text:style-name="T10">ṇ</text:span></text:span><text:span text:style-name="VimmBibQuote"><text:span text:style-name="T8">ena </text:span></text:span><text:span text:style-name="VimmBibQuote">averena </text:span><text:span text:style-name="VimmBibQuote"><text:span text:style-name="T8">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32" text:note-class="footnote"><text:note-citation>5</text:note-citation><text:note-body><text:p text:style-name="Standard"><text:span text:style-name="VimmPali"><text:span text:style-name="T20">G</text:span></text:span><text:span text:style-name="VimmPali">ā</text:span><text:span text:style-name="VimmPali"><text:span text:style-name="T20">makkhetta</text:span></text:span><text:span text:style-name="T20">.</text:span></text:p></text:note-body></text:note> and through comprehending all directions. He <text:soft-page-break/>attains to fixed meditation, <text:span text:style-name="VimmPali"><text:span text:style-name="T20">jhāna</text:span></text:span><text:span text:style-name="T20">, </text:span>through developing loving-kindness for one being, and in the same way, for two, three and for all beings. He attains to fixed meditation, <text:span text:style-name="VimmPali"><text:span text:style-name="T20">jhāna</text:span></text:span><text:span text:style-name="T20">,</text:span><text:span text:style-name="T8"> </text:span>through developing loving-kindness for beings of one village-domain, and in the same way for (beings of) many villages. He attains to fixed meditation, <text:span text:style-name="VimmPali"><text:span text:style-name="T20">jhāna</text:span></text:span><text:span text:style-name="T20">,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33" text:note-class="footnote"><text:note-citation>1</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34" text:note-class="footnote"><text:note-citation>2</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0">Satt</text:span></text:span><text:span text:style-name="VimmBibQuote">ā</text:span><text:span text:style-name="VimmBibQuote"><text:span text:style-name="T10">rammaṇatt</text:span></text:span><text:span text:style-name="VimmBibQuote">ā</text:span><text:span text:style-name="VimmBibQuote"><text:span text:style-name="T10">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35" text:note-class="footnote"><text:note-citation>3</text:note-citation><text:note-body><text:p text:style-name="Standard"><text:span text:style-name="VimmPali">*</text:span>Transliteration.</text:p></text:note-body></text:note> and the Mahāsatta*<text:note text:id="ftn636" text:note-class="footnote"><text:note-citation>4</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37" text:note-class="footnote"><text:note-citation>5</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38" text:note-class="footnote"><text:note-citation>6</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39" text:note-class="footnote"><text:note-citation>7</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40" text:note-class="footnote"><text:note-citation>8</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text:soft-page-break/>merit of beings, they attain to meditation, <text:span text:style-name="VimmPali">jhāna</text:span>,<text:note text:id="ftn641" text:note-class="footnote"><text:note-citation>1</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42" text:note-class="footnote"><text:note-citation>2</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43" text:note-class="footnote"><text:note-citation>3</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44" text:note-class="footnote"><text:note-citation>4</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45" text:note-class="footnote"><text:note-citation>5</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46" text:note-class="footnote"><text:note-citation>6</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47" text:note-class="footnote"><text:note-citation>7</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48" text:note-class="footnote"><text:note-citation>8</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49" text:note-class="footnote"><text:note-citation>9</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50" text:note-class="footnote"><text:note-citation>10</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8">Mahāsatta </text:span>having practised loving-kindness, having fulfilled the ten perfections, fulfil the four resolves. They are the resolve of truth, the resolve of liberality, the resolve of peace and the resolve of wisdom.<text:note text:id="ftn651" text:note-class="footnote"><text:note-citation>11</text:note-citation><text:note-body><text:p text:style-name="Standard">The order is different from <text:span text:style-name="VimmBibRef">D. III. 229</text:span>: <text:span text:style-name="VimmBibQuote"><text:span text:style-name="T8">Cattāri adiṭṭhānānī. Paññā-addiṭṭhānaṁ saccādiṭṭhānaṁ</text:span></text:span><text:span text:style-name="VimmBibQuote">, </text:span><text:span text:style-name="VimmBibQuote"><text:span text:style-name="T8">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ext:soft-page-break/>Thus the Bodhisatta and the <text:span text:style-name="T8">Mahāsatta </text:span>having practised loving-kindness and fulfilled the ten perfections, fulfil the four resolves and attain to two states, namely, serenity and insight.<text:note text:id="ftn652" text:note-class="footnote"><text:note-citation>1</text:note-citation><text:note-body><text:p text:style-name="Standard"><text:span text:style-name="VimmPali"><text:span text:style-name="T20">Samatha, vipassanā</text:span></text:span><text:span text:style-name="T20">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0">jhānas,</text:span></text:span><text:span text:style-name="T8"> </text:span>and hold to emancipation and concentration firmly. They cause the arising of the concentration of the twin-miracle<text:note text:id="ftn653" text:note-class="footnote"><text:note-citation>2</text:note-citation><text:note-body><text:p text:style-name="Standard"><text:span text:style-name="VimmPali"><text:span text:style-name="T20">Yamakapāṭihāriya</text:span></text:span><text:span text:style-name="T20">.</text:span></text:p></text:note-body></text:note> and the concentration of the attainment of great compassion.<text:note text:id="ftn654" text:note-class="footnote"><text:note-citation>3</text:note-citation><text:note-body><text:p text:style-name="Standard"><text:span text:style-name="VimmPali"><text:span text:style-name="T20">Mahākaruṇāsamāpatti</text:span></text:span><text:span text:style-name="T20">.</text:span></text:p></text:note-body></text:note> With the attainment of insight, they are endowed with all supernormal knowledge,<text:note text:id="ftn655" text:note-class="footnote"><text:note-citation>4</text:note-citation><text:note-body><text:p text:style-name="Standard"><text:span text:style-name="VimmPali"><text:span text:style-name="T20">Abhiññā</text:span></text:span><text:span text:style-name="T20">.</text:span></text:p></text:note-body></text:note> analytical knowledge,<text:note text:id="ftn656" text:note-class="footnote"><text:note-citation>5</text:note-citation><text:note-body><text:p text:style-name="Standard"><text:span text:style-name="VimmPali"><text:span text:style-name="T20">Paṭisambhidā</text:span></text:span><text:span text:style-name="T20">.</text:span></text:p></text:note-body></text:note> the powers,<text:note text:id="ftn657" text:note-class="footnote"><text:note-citation>6</text:note-citation><text:note-body><text:p text:style-name="Standard"><text:span text:style-name="VimmPali"><text:span text:style-name="T20">Bala</text:span></text:span><text:span text:style-name="T20">.</text:span></text:p></text:note-body></text:note> the confidences.<text:note text:id="ftn658" text:note-class="footnote"><text:note-citation>7</text:note-citation><text:note-body><text:p text:style-name="Standard"><text:span text:style-name="VimmPali"><text:span text:style-name="T20">Vesārajja</text:span></text:span><text:span text:style-name="T20">.</text:span></text:p></text:note-body></text:note> Thereafter they cause the arising of natural knowledge<text:note text:id="ftn659" text:note-class="footnote"><text:note-citation>8</text:note-citation><text:note-body><text:p text:style-name="Standard"><text:span text:style-name="VimmPali"><text:span text:style-name="T20">Pakati-ñāṇa</text:span></text:span><text:span text:style-name="T20">.</text:span></text:p></text:note-body></text:note> (?) and omniscience.<text:note text:id="ftn660" text:note-class="footnote"><text:note-citation>9</text:note-citation><text:note-body><text:p text:style-name="Standard"><text:span text:style-name="VimmPali"><text:span text:style-name="T20">Sabbaññutā-ñāṇa</text:span></text:span><text:span text:style-name="T20">.</text:span></text:p></text:note-body></text:note> Thus the Bodhisatta and the <text:span text:style-name="T8">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61" text:note-class="footnote"><text:note-citation>10</text:note-citation><text:note-body><text:p text:style-name="Standard"><text:span text:style-name="VimmPali"><text:span text:style-name="T23">Ahimsā, avihiṁā</text:span></text:span><text:span text:style-name="T23">.</text:span></text:p><text:list text:style-name="L20"><text:list-item><text:p text:style-name="P27"><text:span text:style-name="VimmBibRef">A. I, 151</text:span>: <text:span text:style-name="VimmBibQuote">Sabbhi </text:span><text:span text:style-name="VimmBibQuote"><text:span text:style-name="T18">dānaṁ </text:span></text:span><text:span text:style-name="VimmBibQuote"><text:span text:style-name="T9">upaññatta</text:span></text:span><text:span text:style-name="VimmBibQuote"><text:span text:style-name="T18">ṁ</text:span></text:span><text:span text:style-name="VimmBibQuote"><text:span text:style-name="T9"> ahi</text:span></text:span><text:span text:style-name="VimmBibQuote"><text:span text:style-name="T18">ṁ</text:span></text:span><text:span text:style-name="VimmBibQuote"><text:span text:style-name="T9">s</text:span></text:span><text:span text:style-name="VimmBibQuote"><text:span text:style-name="T18">ā</text:span></text:span><text:span text:style-name="VimmBibQuote"><text:span text:style-name="T9">saññamo </text:span></text:span><text:span text:style-name="VimmBibQuote">damo</text:span><text:span text:style-name="VimmPali"> </text:span>(<text:span text:style-name="VimmPali"><text:span text:style-name="T23">=</text:span></text:span><text:span text:style-name="VimmBibQuote"><text:span text:style-name="T18">Ahiṁsā </text:span></text:span><text:span text:style-name="VimmBibQuote">ti </text:span><text:span text:style-name="VimmBibQuote"><text:span text:style-name="T18">karuṇā </text:span></text:span><text:span text:style-name="VimmBibQuote"><text:span text:style-name="T9">c’eva </text:span></text:span><text:span text:style-name="VimmBibQuote"><text:span text:style-name="T18">karuṇā-pubbabhāgo ca</text:span></text:span><text:span text:style-name="T18">—</text:span><text:span text:style-name="VimmBibRef"><text:span text:style-name="T18">Mp. II, 250</text:span></text:span><text:span text:style-name="T18">).</text:span></text:p></text:list-item><text:list-item><text:p text:style-name="P27"><text:span text:style-name="VimmBibRef"><text:span text:style-name="T18">Sv. </text:span></text:span><text:span text:style-name="VimmBibRef">III, </text:span><text:span text:style-name="VimmBibRef"><text:span text:style-name="T18">982</text:span></text:span><text:span text:style-name="T18">: </text:span><text:span text:style-name="VimmBibQuote"><text:span text:style-name="T18">Avihiṁsā </text:span></text:span><text:span text:style-name="VimmBibQuote"><text:span text:style-name="T9">ti </text:span></text:span><text:span text:style-name="VimmBibQuote"><text:span text:style-name="T18">karuṇā karuṇā-pubba-bhāgopi. Vuttam pi c'etaṁ: tattha katamā avihiṁā? Yā sattesu karuṇā karuṇāyanā karuṇāyitattaṁ karuṇā-cetovimutti, ayaṁ vuccati avihiṁsā ti.</text:span></text:span></text:p></text:list-item><text:list-item><text:p text:style-name="P27"><text:span text:style-name="VimmBibRef"><text:span text:style-name="T18">Dh. 300</text:span></text:span><text:span text:style-name="T18">: </text:span><text:span text:style-name="VimmBibQuote"><text:span text:style-name="T18">Yesaṁ divā ca </text:span></text:span><text:span text:style-name="VimmBibQuote">ratio </text:span><text:span text:style-name="VimmBibQuote"><text:span text:style-name="T18">ca ahiṁsāya </text:span></text:span><text:span text:style-name="VimmBibQuote"><text:span text:style-name="T9">rato mano</text:span></text:span><text:span text:style-name="T9"> </text:span><text:span text:style-name="T18">( = </text:span><text:span text:style-name="VimmBibQuote"><text:span text:style-name="T18">Ahiṁsāya </text:span></text:span><text:span text:style-name="VimmBibQuote"><text:span text:style-name="T9">rato ti </text:span></text:span><text:span text:style-name="VimmBibQuote"><text:span text:style-name="T18">‚so karuṇāsahagatena cetasā ekaṁ disaṁ pharitvā viharati‘ ti evaṁ vuttāya karuṇābhāvanāya </text:span></text:span><text:span text:style-name="VimmBibQuote"><text:span text:style-name="T9">rato</text:span></text:span><text:span text:style-name="T18">—</text:span><text:span text:style-name="VimmBibRef"><text:span text:style-name="T18">Dh.-a. III, 459</text:span></text:span><text:span text:style-name="T18">).</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62" text:note-class="footnote"><text:note-citation>11</text:note-citation><text:note-body><text:p text:style-name="Standard">Cp.</text:p><text:list text:style-name="L21"><text:list-item><text:p text:style-name="P28"><text:span text:style-name="VimmBibRef"><text:span text:style-name="T18">Pts. I, 128</text:span></text:span><text:span text:style-name="T18">: </text:span><text:span text:style-name="VimmBibQuote"><text:span text:style-name="T18">‘Jarāya anusahagato lokasannivāso‘ ti passantānaṁ Buddhānaṁ Bhagavantānaṁ sattesu mahākaruṇā okkamati... ‘Byādīhi abhibhūto lokasannivāso‘ti... ‘Taṇhāya uḍḍito lokasannivāso‘ti...</text:span></text:span></text:p></text:list-item><text:list-item><text:p text:style-name="P28"><text:span text:style-name="VimmBibRef"><text:span text:style-name="T18">S. I, 40</text:span></text:span><text:span text:style-name="T18">: </text:span><text:span text:style-name="VimmBibQuote"><text:span text:style-name="T18">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63" text:note-class="footnote"><text:note-citation>12</text:note-citation><text:note-body><text:p text:style-name="Standard"><text:span text:style-name="VimmBibRef"><text:span text:style-name="T18">Pts. I, 128-9</text:span></text:span><text:span text:style-name="T18">: </text:span><text:span text:style-name="VimmBibQuote"><text:span text:style-name="T18">‘Mahābandhanabandho lokasannivāso... mohabandhanena... kilesbandhanena... tassa natth‘ </text:span></text:span><text:span text:style-name="VimmBibQuote"><text:span text:style-name="T9">añño </text:span></text:span><text:span text:style-name="VimmBibQuote"><text:span text:style-name="T18">koci bandhaṁ mocetā </text:span></text:span><text:span text:style-name="VimmBibQuote"><text:span text:style-name="T9">aññatra </text:span></text:span><text:span text:style-name="VimmBibQuote"><text:span text:style-name="T18">mayā‘ti;... ‘tihi duccaritehi vippaṭipanno lokasannivāso‘ ti passantānaṁ...</text:span></text:span></text:p></text:note-body></text:note> And again, if he sees or hears of a person who follows demeritorious doctrines and does not follow <text:soft-page-break/>meritorious doctrines, or of a person who follows undesirable doctrines and does not follow desirable doctrines, he considers thus: “That person is stricken with suffering; he will fare ill. How will he escape suffering?”<text:note text:id="ftn664" text:note-class="footnote"><text:note-citation>1</text:note-citation><text:note-body><text:p text:style-name="Standard"><text:span text:style-name="VimmBibRef">Ibid. </text:span><text:span text:style-name="VimmBibRef"><text:span text:style-name="T18">129-30</text:span></text:span><text:span text:style-name="T18">: </text:span><text:span text:style-name="VimmBibQuote"><text:span text:style-name="T18">‘</text:span></text:span><text:span text:style-name="VimmBibQuote"><text:span text:style-name="T9">Pañcahi </text:span></text:span><text:span text:style-name="VimmBibQuote"><text:span text:style-name="T18">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2">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22">“</text:span><text:span text:style-name="VimmPali"><text:span text:style-name="T22">Sādhu! sādhu!</text:span></text:span><text:span text:style-name="T9"> </text:span>may he continue joyful for a longtime!”. And again, when one sees or hears that a certain person does not follow demeritorious doctrines, or that he does not follow undesirable doctrines and that he follows desirable doctrines, one thinks thus: <text:span text:style-name="T22">“</text:span><text:span text:style-name="VimmPali"><text:span text:style-name="T22">Sādhu! sādhu!</text:span></text:span><text:span text:style-name="T9">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ext:soft-page-break/>The suppression of disliking and liking is its manifestation. Its benefits are equal to those of loving-kindness.</text:p>
      <text:p text:style-name="VimmBody"><text:span text:style-name="VimmQA">Q.</text:span> What is tn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65"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66"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67" text:note-class="footnote"><text:note-citation>3</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68" text:note-class="footnote"><text:note-citation>4</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69" text:note-class="footnote"><text:note-citation>5</text:note-citation><text:note-body><text:p text:style-name="Standard"><text:span text:style-name="VimmPali">Vedanupekkhā</text:span>.</text:p></text:note-body></text:note> and neutrality as regards states.<text:note text:id="ftn670" text:note-class="footnote"><text:note-citation>6</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text:soft-page-break/>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71" text:note-class="footnote"><text:note-citation>1</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2"><text:list-item><text:p text:style-name="P29"><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29"><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8">savicāro. </text:span></text:span><text:span text:style-name="VimmBibQuote">Pañcaka-nayena </text:span><text:span text:style-name="VimmBibQuote"><text:span text:style-name="T8">dutiya-jjhāna-samādhi avitakka-vicāramatto. </text:span></text:span><text:span text:style-name="VimmBibQuote">Seso </text:span><text:span text:style-name="VimmBibQuote"><text:span text:style-name="T8">avitakko-avicāro</text:span></text:span><text:span text:style-name="VimmPali">—</text:span><text:span text:style-name="VimmBibRef">Sv. III, 1003</text:span>).</text:p></text:list-item><text:list-item><text:p text:style-name="P29"><text:span text:style-name="VimmBibRef">A. IV, 300</text:span>: <text:span text:style-name="VimmBibQuote"><text:span text:style-name="T8">Mettā </text:span></text:span><text:span text:style-name="VimmBibQuote">me cetovimutti </text:span><text:span text:style-name="VimmBibQuote"><text:span text:style-name="T8">bhāvitā </text:span></text:span><text:span text:style-name="VimmBibQuote">bhavissati </text:span><text:span text:style-name="VimmBibQuote"><text:span text:style-name="T8">bahulikatā yānikatā vatthukatā anuṭṭhitā paricitā susamāraddhā ti. Evaṁ </text:span></text:span><text:span text:style-name="VimmBibQuote">hi </text:span><text:span text:style-name="VimmBibQuote"><text:span text:style-name="T8">te bhikkhu sikkhitabbaṁ.</text:span></text:span></text:p><text:p text:style-name="P29"><text:span text:style-name="VimmBibQuote"><text:span text:style-name="T8">Y</text:span></text:span><text:span text:style-name="VimmBibQuote">at</text:span><text:span text:style-name="VimmBibQuote"><text:span text:style-name="T8">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29"><text:span text:style-name="VimmBibQuote"><text:span text:style-name="T8">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72" text:note-class="footnote"><text:note-citation>2</text:note-citation><text:note-body><text:p text:style-name="Standard"><text:span text:style-name="VimmBibRef"><text:span text:style-name="T8">S. V. 119-21</text:span></text:span><text:span text:style-name="T8">: </text:span><text:span text:style-name="VimmBibQuote"><text:span text:style-name="T8">Kathaṁ bhāvitā ca bhikkhave mettāpetovimutti kiṁgatikā hoti kimparamā kimphalā kimpariyosānā?</text:span></text:span></text:p><text:p text:style-name="Standard"><text:span text:style-name="VimmBibQuote"><text:span text:style-name="T8">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8">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8">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8">Idha bhikkhave bhikkhu karuṇäsahagataṁ satisambojjhaṅgaṁ bhāveti... pe ..., karuṇāsahagataṁ upekhāsambojjhaṅgaṁ bhāveti.... vossaggapariṅāmiṁ. </text:span></text:span><text:span text:style-name="VimmBibQuote">So </text:span><text:span text:style-name="VimmBibQuote"><text:span text:style-name="T8">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8">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8">Kathaṁ bhāvitā ca bhikkhave upekhācetovimutti.... kimpariyosānā?</text:span></text:span></text:p><text:p text:style-name="Standard"><text:span text:style-name="VimmBibQuote"><text:span text:style-name="T8">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4">ṭ</text:span></text:span><text:span text:style-name="VimmBibQuote"><text:span text:style-name="T8"> bhikkhave upekhācetovimuttiṁ vadāmi. Idha paññassa bhikkhuno uttariṁ vimuttiṁ appaṭivijjhato ti.</text:span></text:span></text:p></text:note-body></text:note>: “In the sphere of the beautiful, loving-kindness is <text:soft-page-break/>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73" text:note-class="footnote"><text:note-citation>1</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74"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75"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ext:soft-page-break/>Thereafter he turns away from all attachment. He turns away from the sphere of the infinity of consciousness<text:note text:id="ftn676" text:note-class="footnote"><text:note-citation>1</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77" text:note-class="footnote"><text:note-citation>2</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9">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78" text:note-class="footnote"><text:note-citation>3</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79" text:note-class="footnote"><text:note-citation>4</text:note-citation><text:note-body><text:p text:style-name="Standard"><text:span text:style-name="VimmPali">Paṭhavī-dhātu</text:span>.</text:p></text:note-body></text:note> (there is) the nature of humidity— that is the watery element;<text:note text:id="ftn680" text:note-class="footnote"><text:note-citation>5</text:note-citation><text:note-body><text:p text:style-name="Standard"><text:span text:style-name="VimmPali">Āpo-dhātu</text:span>.</text:p></text:note-body></text:note> (there is) the nature of heat—that is the fiery element;<text:note text:id="ftn681" text:note-class="footnote"><text:note-citation>6</text:note-citation><text:note-body><text:p text:style-name="Standard"><text:span text:style-name="VimmPali">Tejo-dhātu</text:span>.</text:p></text:note-body></text:note> (there is) the nature of motion—that is the element of air.<text:note text:id="ftn682" text:note-class="footnote"><text:note-citation>7</text:note-citation><text:note-body><text:p text:style-name="Standard"><text:span text:style-name="VimmPali">Vāyo-dhātu</text:span>.</text:p></text:note-body></text:note> Thus in this body there are only elements. There is no being.<text:note text:id="ftn683" text:note-class="footnote"><text:note-citation>8</text:note-citation><text:note-body><text:p text:style-name="Standard"><text:span text:style-name="VimmPali">Nissatta nijjīva</text:span>. See <text:span text:style-name="VimmTODO">note 2, p. 229</text:span>.</text:p></text:note-body></text:note> There is no soul”.<text:note text:id="ftn684" text:note-class="footnote"><text:note-citation>9</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text:soft-page-break/>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85"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86"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87"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88" text:note-class="footnote"><text:note-citation>4</text:note-citation><text:note-body><text:p text:style-name="Standard"><text:span text:style-name="VimmPali">Vacanatthato</text:span>.</text:p></text:note-body></text:note> through object, aggregation, powder,<text:note text:id="ftn689" text:note-class="footnote"><text:note-citation>5</text:note-citation><text:note-body><text:p text:style-name="Standard"><text:span text:style-name="VimmPali">Cuṇṇato</text:span>.</text:p></text:note-body></text:note> non-separation, condition,<text:note text:id="ftn690" text:note-class="footnote"><text:note-citation>6</text:note-citation><text:note-body><text:p text:style-name="Standard"><text:span text:style-name="VimmPali">Paccayato</text:span>.</text:p></text:note-body></text:note> characteristic,<text:note text:id="ftn691" text:note-class="footnote"><text:note-citation>7</text:note-citation><text:note-body><text:p text:style-name="Standard"><text:span text:style-name="VimmPali">Lakkhaṇādito</text:span>.</text:p></text:note-body></text:note> similarity and dissimilarity,<text:note text:id="ftn692" text:note-class="footnote"><text:note-citation>8</text:note-citation><text:note-body><text:p text:style-name="Standard"><text:span text:style-name="VimmPali">Sabhāgavisabhāgato</text:span>.</text:p></text:note-body></text:note> sameness and difference,<text:note text:id="ftn693"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text:soft-pag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94" text:note-class="footnote"><text:note-citation>1</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text:soft-page-break/>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95" text:note-class="footnote"><text:note-citation>1</text:note-citation><text:note-body><text:p text:style-name="Standard">Cp. <text:span text:style-name="VimmBibRef">Ps. I, 260-61</text:span>: <text:span text:style-name="VimmBibQuote">Toss’ evaṁ abhikkamato </text:span><text:span text:style-name="VimmBibQuote"><text:span text:style-name="T11">ekekapāduddharaṇe </text:span></text:span><text:span text:style-name="VimmBibQuote">paṭhavīdh</text:span><text:span text:style-name="VimmBibQuote"><text:span text:style-name="T11">ā</text:span></text:span><text:span text:style-name="VimmBibQuote">tu </text:span><text:span text:style-name="VimmBibQuote"><text:span text:style-name="T11">āpodhātū </text:span></text:span><text:span text:style-name="VimmBibQuote">ti dve </text:span><text:span text:style-name="VimmBibQuote"><text:span text:style-name="T11">dhātuyo </text:span></text:span><text:span text:style-name="VimmBibQuote">omatt</text:span><text:span text:style-name="VimmBibQuote"><text:span text:style-name="T11">ā</text:span></text:span><text:span text:style-name="VimmBibQuote"> honti </text:span><text:span text:style-name="VimmBibQuote"><text:span text:style-name="T11">mandā</text:span></text:span><text:span text:style-name="VimmBibQuote">, itar</text:span><text:span text:style-name="VimmBibQuote"><text:span text:style-name="T11">ā</text:span></text:span><text:span text:style-name="VimmBibQuote"> dve adhimatt</text:span><text:span text:style-name="VimmBibQuote"><text:span text:style-name="T11">ā</text:span></text:span><text:span text:style-name="VimmBibQuote"> honti balavatiyo. Tath</text:span><text:span text:style-name="VimmBibQuote"><text:span text:style-name="T11">ā</text:span></text:span><text:span text:style-name="VimmBibQuote"> atiharaṇa-vītiharaṇesu. Vossajjane tejodh</text:span><text:span text:style-name="VimmBibQuote"><text:span text:style-name="T11">ā</text:span></text:span><text:span text:style-name="VimmBibQuote">tu-v</text:span><text:span text:style-name="VimmBibQuote"><text:span text:style-name="T11">ā</text:span></text:span><text:span text:style-name="VimmBibQuote">yodh</text:span><text:span text:style-name="VimmBibQuote"><text:span text:style-name="T11">ā</text:span></text:span><text:span text:style-name="VimmBibQuote">tuyo </text:span><text:span text:style-name="VimmBibQuote"><text:span text:style-name="T11">omattā </text:span></text:span><text:span text:style-name="VimmBibQuote">honti </text:span><text:span text:style-name="VimmBibQuote"><text:span text:style-name="T11">mandā</text:span></text:span><text:span text:style-name="VimmBibQuote">, itar</text:span><text:span text:style-name="VimmBibQuote"><text:span text:style-name="T11">ā</text:span></text:span><text:span text:style-name="VimmBibQuote"> dve adhimatt</text:span><text:span text:style-name="VimmBibQuote"><text:span text:style-name="T11">ā</text:span></text:span><text:span text:style-name="VimmBibQuote"> balavatiyo. Tath</text:span><text:span text:style-name="VimmBibQuote"><text:span text:style-name="T11">ā</text:span></text:span><text:span text:style-name="VimmBibQuote"> sannikkhepana-sannirumbhanesu. Tattha uddharaṇe pavatt</text:span><text:span text:style-name="VimmBibQuote"><text:span text:style-name="T11">ā</text:span></text:span><text:span text:style-name="VimmBibQuote"> rūp</text:span><text:span text:style-name="VimmBibQuote"><text:span text:style-name="T11">ā</text:span></text:span><text:span text:style-name="VimmBibQuote">-rūpadhamm</text:span><text:span text:style-name="VimmBibQuote"><text:span text:style-name="T11">ā</text:span></text:span><text:span text:style-name="VimmBibQuote"> atiharaṇaṁ na p</text:span><text:span text:style-name="VimmBibQuote"><text:span text:style-name="T11">ā</text:span></text:span><text:span text:style-name="VimmBibQuote">puṇanti. Tath</text:span><text:span text:style-name="VimmBibQuote"><text:span text:style-name="T11">ā</text:span></text:span><text:span text:style-name="VimmBibQuote"> atiharaṇe pavatt</text:span><text:span text:style-name="VimmBibQuote"><text:span text:style-name="T11">ā</text:span></text:span><text:span text:style-name="VimmBibQuote"> </text:span><text:span text:style-name="VimmBibQuote"><text:span text:style-name="T11">vitihara</text:span></text:span><text:span text:style-name="VimmBibQuote">ṇ</text:span><text:span text:style-name="VimmBibQuote"><text:span text:style-name="T11">a</text:span></text:span><text:span text:style-name="VimmBibQuote">ṁ</text:span><text:span text:style-name="VimmBibQuote"><text:span text:style-name="T11">, vitihara</text:span></text:span><text:span text:style-name="VimmBibQuote">ṇ</text:span><text:span text:style-name="VimmBibQuote"><text:span text:style-name="T11">e </text:span></text:span><text:span text:style-name="VimmBibQuote">pavatt</text:span><text:span text:style-name="VimmBibQuote"><text:span text:style-name="T11">ā</text:span></text:span><text:span text:style-name="VimmBibQuote"> vossajjanaṁ, vossajjane pavatt</text:span><text:span text:style-name="VimmBibQuote"><text:span text:style-name="T11">ā</text:span></text:span><text:span text:style-name="VimmBibQuote"> sannikkhepanaṁ, sannikkhepane pavatt</text:span><text:span text:style-name="VimmBibQuote"><text:span text:style-name="T11">ā</text:span></text:span><text:span text:style-name="VimmBibQuote"> sanni-rumbhanaṁ na p</text:span><text:span text:style-name="VimmBibQuote"><text:span text:style-name="T11">ā</text:span></text:span><text:span text:style-name="VimmBibQuote">puṇanti. Tattha tatth’ e</text:span><text:span text:style-name="VimmBibQuote"><text:span text:style-name="T11">va </text:span></text:span><text:span text:style-name="VimmBibQuote">pabbapabbaṁ sandhisandhim odhi-odhiṁ hutv</text:span><text:span text:style-name="VimmBibQuote"><text:span text:style-name="T11">ā</text:span></text:span><text:span text:style-name="VimmBibQuote"> tattakap</text:span><text:span text:style-name="VimmBibQuote"><text:span text:style-name="T11">ā</text:span></text:span><text:span text:style-name="VimmBibQuote">le pakkhitta-til</text:span><text:span text:style-name="VimmBibQuote"><text:span text:style-name="T11">ā</text:span></text:span><text:span text:style-name="VimmBibQuote"> viya taṭataṭ</text:span><text:span text:style-name="VimmBibQuote"><text:span text:style-name="T11">ā</text:span></text:span><text:span text:style-name="VimmBibQuote">yant</text:span><text:span text:style-name="VimmBibQuote"><text:span text:style-name="T11">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96"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97" text:note-class="footnote"><text:note-citation>3</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98" text:note-class="footnote"><text:note-citation>4</text:note-citation><text:note-body><text:p text:style-name="Standard">1 koku = 10 sho.</text:p></text:note-body></text:note> Then, if mixed with water, it will become six <text:span text:style-name="VimmPali">sho</text:span> and five <text:span text:style-name="VimmPali">go</text:span>.<text:note text:id="ftn699" text:note-class="footnote"><text:note-citation>5</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700" text:note-class="footnote"><text:note-citation>6</text:note-citation><text:note-body><text:p text:style-name="Standard"><text:span text:style-name="VimmPali"><text:span text:style-name="T20">Janaka-paccayā</text:span></text:span>.</text:p></text:note-body></text:note> and <text:soft-page-break/><text:span text:style-name="VimmPali">kamma-condition</text:span><text:note text:id="ftn701" text:note-class="footnote"><text:note-citation>1</text:note-citation><text:note-body><text:p text:style-name="Standard"><text:span text:style-name="VimmPali"><text:span text:style-name="T20">Kamma-paccayā</text:span></text:span><text:span text:style-name="T20">.</text:span></text:p></text:note-body></text:note> The other elements fulfil the decisive-support-condition.<text:note text:id="ftn702" text:note-class="footnote"><text:note-citation>2</text:note-citation><text:note-body><text:p text:style-name="Standard"><text:span text:style-name="VimmPali"><text:span text:style-name="T20">Upanissaya-paccayā</text:span></text:span><text:span text:style-name="T20">.</text:span></text:p></text:note-body></text:note> Consciousness:- The four elements that are produced from consciousness fulfil six conditions, namely, producing-condition, co-nascence-condition,<text:note text:id="ftn703" text:note-class="footnote"><text:note-citation>3</text:note-citation><text:note-body><text:p text:style-name="Standard"><text:span text:style-name="VimmPali"><text:span text:style-name="T20">Saha-jāta-paccayā</text:span></text:span><text:span text:style-name="T20">.</text:span></text:p></text:note-body></text:note> support-condition,<text:note text:id="ftn704" text:note-class="footnote"><text:note-citation>4</text:note-citation><text:note-body><text:p text:style-name="Standard"><text:span text:style-name="VimmPali"><text:span text:style-name="T20">Nissaya-paccayā</text:span></text:span><text:span text:style-name="T20">.</text:span></text:p></text:note-body></text:note> nutriment-condition,<text:note text:id="ftn705" text:note-class="footnote"><text:note-citation>5</text:note-citation><text:note-body><text:p text:style-name="Standard"><text:span text:style-name="VimmPali"><text:span text:style-name="T20">Āhāra-paccayā</text:span></text:span><text:span text:style-name="T20">.</text:span></text:p></text:note-body></text:note> faculty-condition,<text:note text:id="ftn706" text:note-class="footnote"><text:note-citation>6</text:note-citation><text:note-body><text:p text:style-name="Standard"><text:span text:style-name="VimmPali"><text:span text:style-name="T20">Indriya-paccayā</text:span></text:span><text:span text:style-name="T20">.</text:span></text:p></text:note-body></text:note> presence-condition.<text:note text:id="ftn707" text:note-class="footnote"><text:note-citation>7</text:note-citation><text:note-body><text:p text:style-name="Standard"><text:span text:style-name="VimmPali"><text:span text:style-name="T20">Atthi-paccayā</text:span></text:span><text:span text:style-name="T20">.</text:span></text:p></text:note-body></text:note> The other elements fulfil condition,<text:note text:id="ftn708" text:note-class="footnote"><text:note-citation>8</text:note-citation><text:note-body><text:p text:style-name="Standard"><text:span text:style-name="VimmPali"><text:span text:style-name="T20">Paccayā</text:span></text:span><text:span text:style-name="T20">.</text:span></text:p></text:note-body></text:note> support-condition and presence-condition.</text:p>
      <text:p text:style-name="VimmBody">In the consciousness at the moment of entry into the womb, corporeality fulfils seven conditions, namely, co-nascence-condition, mutuality-condition,<text:note text:id="ftn709" text:note-class="footnote"><text:note-citation>9</text:note-citation><text:note-body><text:p text:style-name="Standard"><text:span text:style-name="VimmPali"><text:span text:style-name="T20">Añña-mañña-paccayā</text:span></text:span><text:span text:style-name="T20">.</text:span></text:p></text:note-body></text:note> support-condition, nutriment-condition, faculty-condition, result-condition,<text:note text:id="ftn710" text:note-class="footnote"><text:note-citation>10</text:note-citation><text:note-body><text:p text:style-name="Standard"><text:span text:style-name="VimmPali"><text:span text:style-name="T20">Vipāka-paccayā</text:span></text:span><text:span text:style-name="T20">.</text:span></text:p></text:note-body></text:note> presence-condition.</text:p>
      <text:p text:style-name="VimmBody">The consciousness of the birth-to-be fulfils three conditions in regard to the pre-born body, namely, post-nascence-condition,<text:note text:id="ftn711" text:note-class="footnote"><text:note-citation>11</text:note-citation><text:note-body><text:p text:style-name="Standard"><text:span text:style-name="VimmPali"><text:span text:style-name="T20">Pacchā-jāta-paccayā</text:span></text:span><text:span text:style-name="T20">.</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i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ext:soft-page-break/>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12" text:note-class="footnote"><text:note-citation>1</text:note-citation><text:note-body><text:p text:style-name="Standard"/><text:list text:style-name="L23"><text:list-item><text:p text:style-name="P30"><text:span text:style-name="VimmBibRef">Sn. 193-94</text:span>:</text:p><text:p text:style-name="P77">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30"><text:span text:style-name="VimmBibRef">Ps. I, 252</text:span>:</text:p><text:p text:style-name="P77">“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30"><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13"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14"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text:soft-page-break/>peacefully endowed with the faculties, the powers and the factors of enlightenment.<text:note text:id="ftn715" text:note-class="footnote"><text:note-citation>1</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16" text:note-class="footnote"><text:note-citation>2</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17" text:note-class="footnote"><text:note-citation>3</text:note-citation><text:note-body><text:p text:style-name="Standard"><text:span text:style-name="VimmPali">Āhāre paṭikkūla saññā</text:span>.</text:p></text:note-body></text:note> What is the practising of it? What are its salient characteristic, function, near cause<text:note text:id="ftn718" text:note-class="footnote"><text:note-citation>4</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19" text:note-class="footnote"><text:note-citation>5</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20" text:note-class="footnote"><text:note-citation>6</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21" text:note-class="footnote"><text:note-citation>7</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22" text:note-class="footnote"><text:note-citation>8</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text:soft-page-break/>is like the dwelling of Brahma.<text:note text:id="ftn723"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24"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25"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26"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text:soft-page-break/>openings and ninety-nine thousand pores. Thus through flowing, <text:span text:style-name="VimmPageNoOrig">[441]</text:span> these foods separate into five parts: one part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0">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27"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A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28" text:note-class="footnote"><text:note-citation>2</text:note-citation><text:note-body><text:p text:style-name="Standard"><text:span text:style-name="VimmPali">Iddhividhā</text:span>.</text:p></text:note-body></text:note> divine hearing,<text:note text:id="ftn729" text:note-class="footnote"><text:note-citation>3</text:note-citation><text:note-body><text:p text:style-name="Standard"><text:span text:style-name="VimmPali">Dibbasotañāṇa</text:span>.</text:p></text:note-body></text:note> knowledge of others’ thoughts,<text:note text:id="ftn730" text:note-class="footnote"><text:note-citation>4</text:note-citation><text:note-body><text:p text:style-name="Standard"><text:span text:style-name="VimmPali">Cetopariyañāṇa</text:span>.</text:p></text:note-body></text:note> recollection of former lives,<text:note text:id="ftn731" text:note-class="footnote"><text:note-citation>5</text:note-citation><text:note-body><text:p text:style-name="Standard"><text:span text:style-name="VimmPali">Pubbenivāsānussatiñāṇa</text:span>.</text:p></text:note-body></text:note> divine sight.<text:note text:id="ftn732"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text:soft-page-break/>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33"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34" text:note-class="footnote"><text:note-citation>2</text:note-citation><text:note-body><text:p text:style-name="Standard"><text:span text:style-name="VimmBibRef"><text:span text:style-name="T8">Pts. </text:span></text:span><text:span text:style-name="VimmBibRef">II, 210</text:span>: <text:span text:style-name="VimmBibQuote"><text:span text:style-name="T8">Katamā vikubbanā </text:span></text:span><text:span text:style-name="VimmBibQuote">iddhi?....... So pakativaṇṇaṁ vijahitv</text:span><text:span text:style-name="VimmBibQuote"><text:span text:style-name="T8">ā</text:span></text:span><text:span text:style-name="VimmBibQuote"> kum</text:span><text:span text:style-name="VimmBibQuote"><text:span text:style-name="T8">ā</text:span></text:span><text:span text:style-name="VimmBibQuote">rakavaṇṇaṁ v</text:span><text:span text:style-name="VimmBibQuote"><text:span text:style-name="T8">ā</text:span></text:span><text:span text:style-name="VimmBibQuote"> dasseti, n</text:span><text:span text:style-name="VimmBibQuote"><text:span text:style-name="T8">ā</text:span></text:span><text:span text:style-name="VimmBibQuote">gavaṇṇaṁ v</text:span><text:span text:style-name="VimmBibQuote"><text:span text:style-name="T8">ā</text:span></text:span><text:span text:style-name="VimmBibQuote"> dasseti, supaṇṇavaṇṇaṁ </text:span><text:span text:style-name="VimmBibQuote"><text:span text:style-name="T8">vā dasseti, </text:span></text:span><text:span text:style-name="VimmBibQuote">yakkhavaṇṇaṁ v</text:span><text:span text:style-name="VimmBibQuote"><text:span text:style-name="T8">ā</text:span></text:span><text:span text:style-name="VimmBibQuote"> dasseti, indavaṇṇaṁ v</text:span><text:span text:style-name="VimmBibQuote"><text:span text:style-name="T8">ā</text:span></text:span><text:span text:style-name="VimmBibQuote"> dasseti, devavaṇṇaṁ v</text:span><text:span text:style-name="VimmBibQuote"><text:span text:style-name="T8">ā</text:span></text:span><text:span text:style-name="VimmBibQuote"> dasseti, Brahmavaṇṇaṁ v</text:span><text:span text:style-name="VimmBibQuote"><text:span text:style-name="T8">ā</text:span></text:span><text:span text:style-name="VimmBibQuote"> dasseti....... </text:span><text:span text:style-name="VimmBibQuote"><text:span text:style-name="T8">Aya</text:span></text:span><text:span text:style-name="VimmBibQuote">ṁ </text:span><text:span text:style-name="VimmBibQuote"><text:span text:style-name="T8">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35" text:note-class="footnote"><text:note-citation>3</text:note-citation><text:note-body><text:p text:style-name="Standard"><text:span text:style-name="VimmBibRef">Ibid. 210-11</text:span>: <text:span text:style-name="VimmBibQuote">Katamā manomayā iddhi? Idha bhikkhu imamhā kāyā aññaṁ kāyaṁ abhinimmināti </text:span><text:span text:style-name="VimmBibQuote"><text:span text:style-name="T8">rūpi</text:span></text:span><text:span text:style-name="VimmBibQuote">ṁ</text:span><text:span text:style-name="VimmBibQuote"><text:span text:style-name="T8"> </text:span></text:span><text:span text:style-name="VimmBibQuote">manomayaṁ sabbaṅgapaccaṅgaṁ ahīnindriyaṁ....... </text:span><text:span text:style-name="VimmBibQuote"><text:span text:style-name="T8">Aya</text:span></text:span><text:span text:style-name="VimmBibQuote">ṁ</text:span><text:span text:style-name="VimmBibQuote"><text:span text:style-name="T8">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8">Bhūtapāla. </text:span>Thus is supernormal power diffused by knowledge.<text:note text:id="ftn736" text:note-class="footnote"><text:note-citation>4</text:note-citation><text:note-body><text:p text:style-name="Standard"><text:span text:style-name="VimmBibRef">Ibid.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8">yasmato </text:span></text:span><text:span text:style-name="VimmBibQuote">Bakkulassa ñāṇavipphārā iddhi, āyasmato Saṅkiccassa ñāṇavipphārā iddhi, āyasmato </text:span><text:span text:style-name="VimmBibQuote"><text:span text:style-name="T8">Bhūtap</text:span></text:span><text:span text:style-name="VimmBibQuote">ā</text:span><text:span text:style-name="VimmBibQuote"><text:span text:style-name="T8">lassa </text:span></text:span><text:span text:style-name="VimmBibQuote">ñāṇavipphārā iddhi. </text:span><text:span text:style-name="VimmBibQuote"><text:span text:style-name="T8">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8">Sāriputta, </text:span>of the Venerable Elder Khāṇukoṇḍañña, of the lay-sister <text:span text:style-name="T8">Uttarā </text:span>and of the lay-sister <text:span text:style-name="T8">Sāmāvatī. </text:span>Thus is the supernormal power diffused by concentration.<text:note text:id="ftn737" text:note-class="footnote"><text:note-citation>5</text:note-citation><text:note-body><text:p text:style-name="Standard"/><text:list text:style-name="L24"><text:list-item><text:p text:style-name="P31"><text:span text:style-name="VimmBibRef">Ibid.,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8">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8">Ayaṁ </text:span></text:span><text:span text:style-name="VimmBibQuote">samādhivipphārā iddhi.</text:span></text:p></text:list-item><text:list-item><text:p text:style-name="P31"><text:span text:style-name="VimmBibRef">A. I, 26</text:span>: <text:span text:style-name="VimmBibQuote">Etad agga</text:span><text:span text:style-name="VimmBibQuote"><text:span text:style-name="T8">ṁ</text:span></text:span><text:span text:style-name="VimmBibQuote"> bhikkhave mama sāvikāna</text:span><text:span text:style-name="VimmBibQuote"><text:span text:style-name="T8">ṁ</text:span></text:span><text:span text:style-name="VimmBibQuote"> upāsikāna</text:span><text:span text:style-name="VimmBibQuote"><text:span text:style-name="T8">ṁ</text:span></text:span><text:span text:style-name="VimmBibQuote"> paṭhama</text:span><text:span text:style-name="VimmBibQuote"><text:span text:style-name="T8">ṁ</text:span></text:span><text:span text:style-name="VimmBibQuote"> jhāyīna</text:span><text:span text:style-name="VimmBibQuote"><text:span text:style-name="T8">ṁ</text:span></text:span><text:span text:style-name="VimmBibQuote"> yadida</text:span><text:span text:style-name="VimmBibQuote"><text:span text:style-name="T8">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38"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m in states of suffering, perform the supernormal power of traversing the sky. This is called the supernormal power born of <text:span text:style-name="VimmPali">kamma</text:span>- result.<text:note text:id="ftn739" text:note-class="footnote"><text:note-citation>2</text:note-citation><text:note-body><text:p text:style-name="Standard"><text:span text:style-name="VimmBibRef">Ibid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40"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text:soft-page-break/>power accomplished by magic.<text:note text:id="ftn741" text:note-class="footnote"><text:note-citation>1</text:note-citation><text:note-body><text:p text:style-name="Standard"><text:span text:style-name="VimmBibRef">Ibid.</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42" text:note-class="footnote"><text:note-citation>2</text:note-citation><text:note-body><text:p text:style-name="Standard"><text:span text:style-name="VimmBibRef">Ibid.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43" text:note-class="footnote"><text:note-citation>3</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yours to reject the evil demeritorious <text:span text:style-name="VimmPageNo">[[276|213]]</text:span>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text:soft-page-break/>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44"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45" text:note-class="footnote"><text:note-citation>2</text:note-citation><text:note-body><text:p text:style-name="Standard">Nearl<text:span text:style-name="T28">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loves through knowledge thus: “May I change from many to one!”, like Cullapanthaka, the Consummate One.<text:note text:id="ftn746" text:note-class="footnote"><text:note-citation>3</text:note-citation><text:note-body><text:p text:style-name="Standard">Cp.</text:p><text:list text:style-name="L25"><text:list-item><text:p text:style-name="P32"><text:span text:style-name="VimmBibRef">A. I, 24</text:span>: <text:span text:style-name="VimmBibQuote">Etad aggaṁ bhikkhave </text:span><text:span text:style-name="VimmBibQuote"><text:span text:style-name="T9">mama sāvakāna</text:span></text:span><text:span text:style-name="VimmBibQuote">ṁ</text:span><text:span text:style-name="VimmBibQuote"><text:span text:style-name="T9"> bhikkhūna</text:span></text:span><text:span text:style-name="VimmBibQuote">ṁ</text:span><text:span text:style-name="VimmBibQuote"><text:span text:style-name="T9"> </text:span></text:span><text:span text:style-name="VimmBibQuote">manomayaṁ </text:span><text:span text:style-name="VimmBibQuote"><text:span text:style-name="T9">kāya</text:span></text:span><text:span text:style-name="VimmBibQuote">ṁ </text:span><text:span text:style-name="VimmBibQuote"><text:span text:style-name="T9">abhinimminantāna</text:span></text:span><text:span text:style-name="VimmBibQuote">ṁ</text:span><text:span text:style-name="VimmBibQuote"><text:span text:style-name="T9"> </text:span></text:span><text:span text:style-name="VimmBibQuote">yadidaṁ Cullapanthako</text:span> (= <text:span text:style-name="VimmBibQuote">So </text:span><text:span text:style-name="VimmBibQuote"><text:span text:style-name="T9">ñāṇaparipāka</text:span></text:span><text:span text:style-name="VimmBibQuote">ṁ</text:span><text:span text:style-name="VimmBibQuote"><text:span text:style-name="T9"> āgamma </text:span></text:span><text:span text:style-name="VimmBibQuote">tattha khayavayaṁ </text:span><text:span text:style-name="VimmBibQuote"><text:span text:style-name="T9">paṭṭhapetvā </text:span></text:span><text:span text:style-name="VimmBibQuote">cintesi: idaṁ coḷakha</text:span><text:span text:style-name="VimmBibQuote"><text:span text:style-name="T9">ṇḍ</text:span></text:span><text:span text:style-name="VimmBibQuote">aṁ </text:span><text:span text:style-name="VimmBibQuote"><text:span text:style-name="T9">pakatiyā </text:span></text:span><text:span text:style-name="VimmBibQuote">pa</text:span><text:span text:style-name="VimmBibQuote"><text:span text:style-name="T9">ṇḍ</text:span></text:span><text:span text:style-name="VimmBibQuote">araṁ parisuddhaṁ u</text:span><text:span text:style-name="VimmBibQuote"><text:span text:style-name="T9">pādiṇṇakasarīra</text:span></text:span><text:span text:style-name="VimmBibQuote">ṁ</text:span><text:span text:style-name="VimmBibQuote"><text:span text:style-name="T9"> nissāya </text:span></text:span><text:span text:style-name="VimmBibQuote">kiliṭṭhaṁ j</text:span><text:span text:style-name="VimmBibQuote"><text:span text:style-name="T9">āt</text:span></text:span><text:span text:style-name="VimmBibQuote">aṁ, cittam pi evaṁgatikam </text:span><text:span text:style-name="VimmBibQuote"><text:span text:style-name="T9">evā ti. Samādhim bhāvetvā cattāri rūpāvacarajjhānāni padakāni katvā </text:span></text:span><text:span text:style-name="VimmBibQuote">saha </text:span><text:span text:style-name="VimmBibQuote"><text:span text:style-name="T9">paṭisambhidāhi </text:span></text:span><text:span text:style-name="VimmBibQuote">arahattaṁ </text:span><text:span text:style-name="VimmBibQuote"><text:span text:style-name="T9">pāpuṇi. </text:span></text:span><text:span text:style-name="VimmBibQuote">So </text:span><text:span text:style-name="VimmBibQuote"><text:span text:style-name="T9">manomayañāṇalābhi hutvā </text:span></text:span><text:span text:style-name="VimmBibQuote">eko </text:span><text:span text:style-name="VimmBibQuote"><text:span text:style-name="T9">hutvā bahudhā, bahudhā hutvā eko bhavitu</text:span></text:span><text:span text:style-name="VimmBibQuote">ṁ</text:span><text:span text:style-name="VimmBibQuote"><text:span text:style-name="T9"> samattho ahosi.</text:span></text:span><text:span text:style-name="T9">—</text:span><text:span text:style-name="VimmBibRef"><text:span text:style-name="T9">Mp. I, 216</text:span></text:span><text:span text:style-name="T9">).</text:span></text:p></text:list-item><text:list-item><text:p text:style-name="P32"><text:span text:style-name="VimmBibRef"><text:span text:style-name="T9">Pts. II, 207</text:span></text:span><text:span text:style-name="T9">: </text:span><text:span text:style-name="VimmBibQuote"><text:span text:style-name="T9">‘Eko pi hutvā bhudhā hotīti’. Pakatiyā eko bahula</text:span></text:span><text:span text:style-name="VimmBibQuote">ṁ</text:span><text:span text:style-name="VimmBibQuote"><text:span text:style-name="T9"> āvajjati, sata</text:span></text:span><text:span text:style-name="VimmBibQuote">ṁ</text:span><text:span text:style-name="VimmBibQuote"><text:span text:style-name="T9"> vā sahassa</text:span></text:span><text:span text:style-name="VimmBibQuote">ṁ</text:span><text:span text:style-name="VimmBibQuote"><text:span text:style-name="T9"> vā satasahassa</text:span></text:span><text:span text:style-name="VimmBibQuote">ṁ</text:span><text:span text:style-name="VimmBibQuote"><text:span text:style-name="T9"> vā āvajjati; āvajjitvā ñāṇena adhiṭṭhāti ‘bahulo homīti’, bahulo hoti. Yathāyasmā Cullapanthako eko pi hutvā bahudhā hoti, evameva</text:span></text:span><text:span text:style-name="VimmBibQuote">ṁ</text:span><text:span text:style-name="VimmBibQuote"><text:span text:style-name="T9"> so iddhimā cetovasippatto eko pi hutvā bahudhā hoti.</text:span></text:span></text:p><text:p text:style-name="P32"><text:span text:style-name="VimmBibQuote"><text:span text:style-name="T9">‘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47" text:note-class="footnote"><text:note-citation>1</text:note-citation><text:note-body><text:p text:style-name="Standard"><text:span text:style-name="VimmBibRef"><text:span text:style-name="T9">Pts. II, 207-8</text:span></text:span><text:span text:style-name="T9">: </text:span><text:span text:style-name="VimmPali"><text:span text:style-name="T22">‘</text:span></text:span><text:span text:style-name="VimmBibQuote"><text:span text:style-name="T9">Āvibhavan’ ti. Kenaci anāvaṭaṁ hoti appaṭicchannaṁ vivaṭaṁ pākaṭaṁ.</text:span></text:span></text:p><text:p text:style-name="Standard"><text:span text:style-name="VimmBibQuote"><text:span text:style-name="T9">‘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9">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9">‘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48"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49"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50"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51"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52"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53" text:note-class="footnote"><text:note-citation>4</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oft-page-break/><text:span text:style-name="VimmQA">Q.</text:span> What is the difference between the supernormal power of resolve and the supernormal power of transformation? <text:span text:style-name="VimmQA">A.</text:span> In the <text:span text:style-name="T18">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54"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55"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text:soft-page-break/>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56" text:note-class="footnote"><text:note-citation>1</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57" text:note-class="footnote"><text:note-citation>2</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text:soft-page-break/>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58" text:note-class="footnote"><text:note-citation>1</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59" text:note-class="footnote"><text:note-citation>2</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text:soft-page-break/>(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60"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8">inconscience, </text:span>births in the plane of the unconscious deities. In this the Venerable Elder Sobhita is most excellent.<text:note text:id="ftn761" text:note-class="footnote"><text:note-citation>2</text:note-citation><text:note-body><text:p text:style-name="Standard"><text:span text:style-name="VimmBibRef">A. I, 25</text:span>: <text:span text:style-name="VimmBibQuote">Etad aggaṁ bhikkhave mama </text:span><text:span text:style-name="VimmBibQuote"><text:span text:style-name="T8">sāvakāna</text:span></text:span><text:span text:style-name="VimmBibQuote">ṁ</text:span><text:span text:style-name="VimmBibQuote"><text:span text:style-name="T8"> bhikkhūna</text:span></text:span><text:span text:style-name="VimmBibQuote">ṁ</text:span><text:span text:style-name="VimmBibQuote"><text:span text:style-name="T8"> pubbenivāsa</text:span></text:span><text:span text:style-name="VimmBibQuote">ṁ</text:span><text:span text:style-name="VimmBibQuote"><text:span text:style-name="T8"> </text:span></text:span><text:span text:style-name="VimmBibQuote">annussa</text:span><text:span text:style-name="VimmBibQuote"><text:span text:style-name="T8">rantāna</text:span></text:span><text:span text:style-name="VimmBibQuote">ṁ</text:span><text:span text:style-name="VimmBibQuote"><text:span text:style-name="T8">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62" text:note-class="footnote"><text:note-citation>3</text:note-citation><text:note-body><text:p text:style-name="Standard">Cp. <text:span text:style-name="VimmBibRef">Vis. Mag. 433</text:span>: <text:span text:style-name="VimmBibQuote"><text:span text:style-name="T8">Pubbenivāsañāṇaṁ paritta-mahaggata-appamāṇa-magga-atīta-ajjhatta-bahiddhā </text:span></text:span><text:span text:style-name="VimmBibQuote">na </text:span><text:span text:style-name="VimmBibQuote"><text:span text:style-name="T8">vattabbārammaṇavasena </text:span></text:span><text:span text:style-name="VimmBibQuote">aṭṭhasu </text:span><text:span text:style-name="VimmBibQuote"><text:span text:style-name="T8">ārammaṇesu </text:span></text:span><text:span text:style-name="VimmBibQuote">pavattati.</text:span></text:p></text:note-body></text:note></text:p>
      <text:p text:style-name="VimmBody">His lot in the past, the country and the village should be recalled to mind.<text:note text:id="ftn763" text:note-class="footnote"><text:note-citation>4</text:note-citation><text:note-body><text:p text:style-name="Standard"><text:span text:style-name="VimmBibRef">D. I, 81-2</text:span>; <text:span text:style-name="VimmBibRef">M. II, 20-1</text:span>: <text:span text:style-name="VimmBibQuote"><text:span text:style-name="T8">Seyyathāpi</text:span></text:span><text:span text:style-name="VimmBibQuote">, </text:span><text:span text:style-name="VimmBibQuote"><text:span text:style-name="T8">Udāyi, </text:span></text:span><text:span text:style-name="VimmBibQuote">puriso </text:span><text:span text:style-name="VimmBibQuote"><text:span text:style-name="T8">sakamhā gāmā </text:span></text:span><text:span text:style-name="VimmBibQuote">aññaṁ </text:span><text:span text:style-name="VimmBibQuote"><text:span text:style-name="T8">gāmaṁ </text:span></text:span><text:span text:style-name="VimmBibQuote">gaccheyya, ta</text:span><text:span text:style-name="VimmBibQuote"><text:span text:style-name="T8">ṁ</text:span></text:span><text:span text:style-name="VimmBibQuote">ha pi </text:span><text:span text:style-name="VimmBibQuote"><text:span text:style-name="T8">gāmā </text:span></text:span><text:span text:style-name="VimmBibQuote">aññaṁ </text:span><text:span text:style-name="VimmBibQuote"><text:span text:style-name="T8">gāmaṁ </text:span></text:span><text:span text:style-name="VimmBibQuote">gaccheyya, so </text:span><text:span text:style-name="VimmBibQuote"><text:span text:style-name="T8">tamhā gāmā </text:span></text:span><text:span text:style-name="VimmBibQuote">sakaṁ yeva </text:span><text:span text:style-name="VimmBibQuote"><text:span text:style-name="T8">gāma</text:span></text:span><text:span text:style-name="VimmBibQuote">ṁ</text:span><text:span text:style-name="VimmBibQuote"><text:span text:style-name="T8"> paccāgaccheyya; tassa </text:span></text:span><text:span text:style-name="VimmBibQuote">evam assa:— Aha</text:span><text:span text:style-name="VimmBibQuote"><text:span text:style-name="T8">ṁ</text:span></text:span><text:span text:style-name="VimmBibQuote"> kho </text:span><text:span text:style-name="VimmBibQuote"><text:span text:style-name="T8">sakamhā gāmā </text:span></text:span><text:span text:style-name="VimmBibQuote">amuṁ </text:span><text:span text:style-name="VimmBibQuote"><text:span text:style-name="T8">gāma</text:span></text:span><text:span text:style-name="VimmBibQuote">ṁ</text:span><text:span text:style-name="VimmBibQuote"><text:span text:style-name="T8"> āgañchi</text:span></text:span><text:span text:style-name="VimmBibQuote">ṁ</text:span><text:span text:style-name="VimmBibQuote"><text:span text:style-name="T8">, </text:span></text:span><text:span text:style-name="VimmBibQuote">tatra evaṁ </text:span><text:span text:style-name="VimmBibQuote"><text:span text:style-name="T8">aṭṭhāsi</text:span></text:span><text:span text:style-name="VimmBibQuote">ṁ</text:span><text:span text:style-name="VimmBibQuote"><text:span text:style-name="T8"> eva</text:span></text:span><text:span text:style-name="VimmBibQuote">ṁ</text:span><text:span text:style-name="VimmBibQuote"><text:span text:style-name="T8"> nisidi</text:span></text:span><text:span text:style-name="VimmBibQuote">ṁ</text:span><text:span text:style-name="VimmBibQuote"><text:span text:style-name="T8"> eva</text:span></text:span><text:span text:style-name="VimmBibQuote">ṁ</text:span><text:span text:style-name="VimmBibQuote"><text:span text:style-name="T8"> abhāsi</text:span></text:span><text:span text:style-name="VimmBibQuote">ṁ</text:span><text:span text:style-name="VimmBibQuote"><text:span text:style-name="T8"> eva</text:span></text:span><text:span text:style-name="VimmBibQuote">ṁ</text:span><text:span text:style-name="VimmBibQuote"><text:span text:style-name="T8"> tuṇhi ahosi</text:span></text:span><text:span text:style-name="VimmBibQuote">ṁ</text:span><text:span text:style-name="VimmBibQuote"><text:span text:style-name="T8">, tamhā pi gāmā amu</text:span></text:span><text:span text:style-name="VimmBibQuote">ṁ</text:span><text:span text:style-name="VimmBibQuote"><text:span text:style-name="T8"> gāma</text:span></text:span><text:span text:style-name="VimmBibQuote">ṁ</text:span><text:span text:style-name="VimmBibQuote"><text:span text:style-name="T8"> āgañchi</text:span></text:span><text:span text:style-name="VimmBibQuote">ṁ</text:span><text:span text:style-name="VimmBibQuote"><text:span text:style-name="T8">, tatrāpi eva</text:span></text:span><text:span text:style-name="VimmBibQuote">ṁ</text:span><text:span text:style-name="VimmBibQuote"><text:span text:style-name="T8"> aṭṭhāsi</text:span></text:span><text:span text:style-name="VimmBibQuote">ṁ</text:span><text:span text:style-name="VimmBibQuote"><text:span text:style-name="T8"> eva</text:span></text:span><text:span text:style-name="VimmBibQuote">ṁ</text:span><text:span text:style-name="VimmBibQuote"><text:span text:style-name="T8"> nisidi</text:span></text:span><text:span text:style-name="VimmBibQuote">ṁ</text:span><text:span text:style-name="VimmBibQuote"><text:span text:style-name="T8"> eva</text:span></text:span><text:span text:style-name="VimmBibQuote">ṁ</text:span><text:span text:style-name="VimmBibQuote"><text:span text:style-name="T8"> abhāsi</text:span></text:span><text:span text:style-name="VimmBibQuote">ṁ</text:span><text:span text:style-name="VimmBibQuote"><text:span text:style-name="T8"> eva</text:span></text:span><text:span text:style-name="VimmBibQuote">ṁ</text:span><text:span text:style-name="VimmBibQuote"><text:span text:style-name="T8"> tuṇhi ahosi</text:span></text:span><text:span text:style-name="VimmBibQuote">ṁ</text:span><text:span text:style-name="VimmBibQuote"><text:span text:style-name="T8">, </text:span></text:span><text:span text:style-name="VimmBibQuote">so </text:span><text:span text:style-name="VimmBibQuote"><text:span text:style-name="T8">'mhi tamhā gāmā saka</text:span></text:span><text:span text:style-name="VimmBibQuote">ṁ</text:span><text:span text:style-name="VimmBibQuote"><text:span text:style-name="T8"> yeva gāma</text:span></text:span><text:span text:style-name="VimmBibQuote">ṁ</text:span><text:span text:style-name="VimmBibQuote"><text:span text:style-name="T8"> paccāgato ti. Evam eva kho, Udāyi, akkhātā mayā sāvakāna</text:span></text:span><text:span text:style-name="VimmBibQuote">ṁ</text:span><text:span text:style-name="VimmBibQuote"><text:span text:style-name="T8"> paṭipadā, yathā paṭipannā me sāvakā anekavihita</text:span></text:span><text:span text:style-name="VimmBibQuote">ṁ</text:span><text:span text:style-name="VimmBibQuote"><text:span text:style-name="T8"> pubbenivāsa</text:span></text:span><text:span text:style-name="VimmBibQuote">ṁ</text:span><text:span text:style-name="VimmBibQuote"><text:span text:style-name="T8"> anussaranti, seyyathīda</text:span></text:span><text:span text:style-name="VimmBibQuote">ṁ</text:span><text:span text:style-name="VimmBibQuote"><text:span text:style-name="T8">: eka</text:span></text:span><text:span text:style-name="VimmBibQuote">ṁ</text:span><text:span text:style-name="VimmBibQuote"><text:span text:style-name="T8"> pi jāti</text:span></text:span><text:span text:style-name="VimmBibQuote">ṁ</text:span><text:span text:style-name="VimmBibQuote"><text:span text:style-name="T8">...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8">Tathāgatas, </text:span>the Supremely Enlightened Ones, who are able to recall to mind their own and others’ previous lives, activities, spheres and all else.<text:note text:id="ftn764" text:note-class="footnote"><text:note-citation>5</text:note-citation><text:note-body><text:p text:style-name="Standard"><text:span text:style-name="T8">Cp. </text:span><text:span text:style-name="VimmBibRef"><text:span text:style-name="T8">S. II, 190-92</text:span></text:span><text:span text:style-name="T8">: </text:span><text:span text:style-name="VimmBibQuote"><text:span text:style-name="T8">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8">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8">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text:soft-page-break/>recall gradually. The Supremely Enlightened Ones, either through <text:span text:style-name="VimmPageNo">[[287|224]]</text:span> entering into concentration<text:note text:id="ftn765" text:note-class="footnote"><text:note-citation>1</text:note-citation><text:note-body><text:p text:style-name="Standard"><text:span text:style-name="VimmPali"><text:span text:style-name="T20">Samādhi</text:span></text:span><text:span text:style-name="T8">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text:span text:style-name="VimmPali"><text:span text:style-name="T20">jhāna</text:span></text:span><text:span text:style-name="T20">,</text:span><text:span text:style-name="T8"> </text:span>on the light <text:span text:style-name="VimmPali">kasiṇa</text:span> and acquires faċility therein, and by him who is in possession of natural sight.</text:p>
      <text:p text:style-name="VimmBody">How many kinds of divine sight are there? <text:span text:style-name="VimmQA">A.</text:span> There are two kinds of divine sight, namely, that which is produced by well-wrought kamma<text:note text:id="ftn766" text:note-class="footnote"><text:note-citation>2</text:note-citation><text:note-body><text:p text:style-name="Standard"><text:span text:style-name="VimmPali">Sucaritakammanibbatta</text:span>.</text:p></text:note-body></text:note> and that which is produced by the strength of energetic developing.<text:note text:id="ftn767" text:note-class="footnote"><text:note-citation>3</text:note-citation><text:note-body><text:p text:style-name="Standard"><text:span text:style-name="VimmPali"><text:span text:style-name="T20">Viriyabhāvānā </text:span></text:span><text:span text:style-name="VimmPali">balanibbatta</text:span>.</text:p></text:note-body></text:note> Here, divine sight which is accumulated kamma is bom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0">jhāna</text:span></text:span><text:span text:style-name="T20">,</text:span><text:span text:style-name="T8"> </text:span>he attends to and resolves upon the perception of light and the perception of day thus: “This day is like night; this night is like day”<text:note text:id="ftn768"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8">div</text:span></text:span><text:span text:style-name="VimmBibQuote">ā</text:span><text:span text:style-name="VimmBibQuote"><text:span text:style-name="T8">-sa</text:span></text:span><text:span text:style-name="VimmBibQuote">ññ</text:span><text:span text:style-name="VimmBibQuote"><text:span text:style-name="T8">a</text:span></text:span><text:span text:style-name="VimmBibQuote">ṁ</text:span><text:span text:style-name="VimmBibQuote"><text:span text:style-name="T8"> adhiṭṭh</text:span></text:span><text:span text:style-name="VimmBibQuote">ā</text:span><text:span text:style-name="VimmBibQuote"><text:span text:style-name="T8">ti yath</text:span></text:span><text:span text:style-name="VimmBibQuote">ā</text:span><text:span text:style-name="VimmBibQuote"><text:span text:style-name="T8"> </text:span></text:span><text:span text:style-name="VimmBibQuote">divā t</text:span><text:span text:style-name="VimmBibQuote"><text:span text:style-name="T8">ath</text:span></text:span><text:span text:style-name="VimmBibQuote">ā</text:span><text:span text:style-name="VimmBibQuote"><text:span text:style-name="T8"> </text:span></text:span><text:span text:style-name="VimmBibQuote">rattiṁ, </text:span><text:span text:style-name="VimmBibQuote"><text:span text:style-name="T8">yath</text:span></text:span><text:span text:style-name="VimmBibQuote">ā</text:span><text:span text:style-name="VimmBibQuote"><text:span text:style-name="T8"> </text:span></text:span><text:span text:style-name="VimmBibQuote">rattiṁ </text:span><text:span text:style-name="VimmBibQuote"><text:span text:style-name="T8">tath</text:span></text:span><text:span text:style-name="VimmBibQuote">ā</text:span><text:span text:style-name="VimmBibQuote"><text:span text:style-name="T8"> </text:span></text:span><text:span text:style-name="VimmBibQuote">divā, iti viva</text:span><text:span text:style-name="VimmBibQuote"><text:span text:style-name="T8">ṭ</text:span></text:span><text:span text:style-name="VimmBibQuote">ena </text:span><text:span text:style-name="VimmBibQuote"><text:span text:style-name="T8">cetas</text:span></text:span><text:span text:style-name="VimmBibQuote">ā</text:span><text:span text:style-name="VimmBibQuote"><text:span text:style-name="T8"> </text:span></text:span><text:span text:style-name="VimmBibQuote">apariyonaddhena </text:span><text:span text:style-name="VimmBibQuote"><text:span text:style-name="T8">sappabh</text:span></text:span><text:span text:style-name="VimmBibQuote">ā</text:span><text:span text:style-name="VimmBibQuote"><text:span text:style-name="T8">sa</text:span></text:span><text:span text:style-name="VimmBibQuote">ṁ</text:span><text:span text:style-name="VimmBibQuote"><text:span text:style-name="T8"> ci</text:span></text:span><text:span text:style-name="VimmBibQuote">ttaṁ </text:span><text:span text:style-name="VimmBibQuote"><text:span text:style-name="T8">bh</text:span></text:span><text:span text:style-name="VimmBibQuote">ā</text:span><text:span text:style-name="VimmBibQuote"><text:span text:style-name="T8">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69"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8">cakkhunā </text:span></text:span><text:span text:style-name="VimmBibQuote">visuddhena </text:span><text:span text:style-name="VimmBibQuote"><text:span text:style-name="T8">atikkantamānusakena </text:span></text:span><text:span text:style-name="VimmBibQuote">satte </text:span><text:span text:style-name="VimmBibQuote"><text:span text:style-name="T8">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70"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1">tassa </text:span></text:span><text:span text:style-name="VimmBibQuote">mayhaṁ, </text:span><text:span text:style-name="VimmBibQuote"><text:span text:style-name="T11">Anuruddhā, </text:span></text:span><text:span text:style-name="VimmBibQuote">etad ahosi: </text:span><text:span text:style-name="VimmBibQuote"><text:span text:style-name="T11">Abhijappā </text:span></text:span><text:span text:style-name="VimmBibQuote">kho me </text:span><text:span text:style-name="VimmBibQuote"><text:span text:style-name="T11">udapādi abhijappādhikaraṇañ </text:span></text:span><text:span text:style-name="VimmBibQuote">ca </text:span><text:span text:style-name="VimmBibQuote"><text:span text:style-name="T11">pana</text:span></text:span><text:span text:style-name="VimmBibQuote">... dassanañ ca </text:span><text:span text:style-name="VimmBibQuote"><text:span text:style-name="T11">rūpānaṁ. </text:span></text:span><text:span text:style-name="VimmBibQuote">So ‘haṁ </text:span><text:span text:style-name="VimmBibQuote"><text:span text:style-name="T11">tathā </text:span></text:span><text:span text:style-name="VimmBibQuote">kar</text:span><text:span text:style-name="VimmBibQuote"><text:span text:style-name="T11">issāmi yathā </text:span></text:span><text:span text:style-name="VimmBibQuote">me puna na </text:span><text:span text:style-name="VimmBibQuote"><text:span text:style-name="T11">vicikicchā </text:span></text:span><text:span text:style-name="VimmBibQuote">uppajjissati... na atilīnaviriya</text:span><text:span text:style-name="VimmBibQuote"><text:span text:style-name="T11">ṁ</text:span></text:span><text:span text:style-name="VimmBibQuote"> na </text:span><text:span text:style-name="VimmBibQuote"><text:span text:style-name="T11">abhijappā </text:span></text:span><text:span text:style-name="VimmBibQuote">ti. So kho aha</text:span><text:span text:style-name="VimmBibQuote"><text:span text:style-name="T11">ṁ</text:span></text:span><text:span text:style-name="VimmBibQuote">, </text:span><text:span text:style-name="VimmBibQuote"><text:span text:style-name="T11">Anuruddhā—</text:span></text:span><text:span text:style-name="VimmBibQuote">pe—</text:span><text:span text:style-name="VimmBibQuote"><text:span text:style-name="T11">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text:span><text:span text:style-name="VimmBibQuote"><text:span text:style-name="T11">Nānattasaññā </text:span></text:span><text:span text:style-name="VimmBibQuote">kho me </text:span><text:span text:style-name="VimmBibQuote"><text:span text:style-name="T11">udapādi</text:span></text:span><text:span text:style-name="VimmBibQuote">... dassana</text:span><text:span text:style-name="VimmBibQuote"><text:span text:style-name="T11">ñ</text:span></text:span><text:span text:style-name="VimmBibQuote"> ca </text:span><text:span text:style-name="VimmBibQuote"><text:span text:style-name="T11">rūpānaṁ. </text:span></text:span><text:span text:style-name="VimmBibQuote">So ‘ha</text:span><text:span text:style-name="VimmBibQuote"><text:span text:style-name="T11">ṁ</text:span></text:span><text:span text:style-name="VimmBibQuote"> </text:span><text:span text:style-name="VimmBibQuote"><text:span text:style-name="T11">tathā karissāmi yathā </text:span></text:span><text:span text:style-name="VimmBibQuote">me puna na </text:span><text:span text:style-name="VimmBibQuote"><text:span text:style-name="T11">vicikicchā </text:span></text:span><text:span text:style-name="VimmBibQuote">uppajjissati... na </text:span><text:span text:style-name="VimmBibQuote"><text:span text:style-name="T11">abhijappā </text:span></text:span><text:span text:style-name="VimmBibQuote">na </text:span><text:span text:style-name="VimmBibQuote"><text:span text:style-name="T11">nānattasaññā </text:span></text:span><text:span text:style-name="VimmBibQuote">ti.</text:span></text:p><text:p text:style-name="Standard"><text:span text:style-name="VimmBibQuote">So kho aha</text:span><text:span text:style-name="VimmBibQuote"><text:span text:style-name="T11">ṁ</text:span></text:span><text:span text:style-name="VimmBibQuote">, </text:span><text:span text:style-name="VimmBibQuote"><text:span text:style-name="T11">Anuruddhā</text:span></text:span><text:span text:style-name="VimmBibQuote">, appamatto </text:span><text:span text:style-name="VimmBibQuote"><text:span text:style-name="T11">ātāpi </text:span></text:span><text:span text:style-name="VimmBibQuote">pahitatto viharanto </text:span><text:span text:style-name="VimmBibQuote"><text:span text:style-name="T11">obhāsañ </text:span></text:span><text:span text:style-name="VimmBibQuote">c’ eva </text:span><text:span text:style-name="VimmBibQuote"><text:span text:style-name="T11">sañjānāmi </text:span></text:span><text:span text:style-name="VimmBibQuote">dassana</text:span><text:span text:style-name="VimmBibQuote"><text:span text:style-name="T11">ñ</text:span></text:span><text:span text:style-name="VimmBibQuote"> ca </text:span><text:span text:style-name="VimmBibQuote"><text:span text:style-name="T11">rūpānaṁ. </text:span></text:span><text:span text:style-name="VimmBibQuote">So kho </text:span><text:span text:style-name="VimmBibQuote"><text:span text:style-name="T11">pana </text:span></text:span><text:span text:style-name="VimmBibQuote">me </text:span><text:span text:style-name="VimmBibQuote"><text:span text:style-name="T11">obhāso </text:span></text:span><text:span text:style-name="VimmBibQuote">na cirass’ eva </text:span><text:span text:style-name="VimmBibQuote"><text:span text:style-name="T11">antaradhāyati </text:span></text:span><text:span text:style-name="VimmBibQuote">dassana</text:span><text:span text:style-name="VimmBibQuote"><text:span text:style-name="T11">ñ</text:span></text:span><text:span text:style-name="VimmBibQuote"> ca </text:span><text:span text:style-name="VimmBibQuote"><text:span text:style-name="T11">rūpānaṁ. 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Ko nu kho hetu ko paccayo yena me </text:span><text:span text:style-name="VimmBibQuote"><text:span text:style-name="T11">obhāso antaradhāyati </text:span></text:span><text:span text:style-name="VimmBibQuote">dassana</text:span><text:span text:style-name="VimmBibQuote"><text:span text:style-name="T11">ñ</text:span></text:span><text:span text:style-name="VimmBibQuote"> ca </text:span><text:span text:style-name="VimmBibQuote"><text:span text:style-name="T11">rūpānan </text:span></text:span><text:span text:style-name="VimmBibQuote">ti? </text:span><text:span text:style-name="VimmBibQuote"><text:span text:style-name="T11">Tassa </text:span></text:span><text:span text:style-name="VimmBibQuote">mayha</text:span><text:span text:style-name="VimmBibQuote"><text:span text:style-name="T11">ṁ</text:span></text:span><text:span text:style-name="VimmBibQuote">, </text:span><text:span text:style-name="VimmBibQuote"><text:span text:style-name="T11">Anuruddhā, </text:span></text:span><text:span text:style-name="VimmBibQuote">etad ahosi: </text:span><text:span text:style-name="VimmBibQuote"><text:span text:style-name="T11">Atinijjhāyitattaṁ </text:span></text:span><text:span text:style-name="VimmBibQuote">kho me </text:span><text:span text:style-name="VimmBibQuote"><text:span text:style-name="T11">rūpānaṁ udapādi</text:span></text:span><text:span text:style-name="VimmBibQuote">... dassana</text:span><text:span text:style-name="VimmBibQuote"><text:span text:style-name="T11">ñ</text:span></text:span><text:span text:style-name="VimmBibQuote"> ca </text:span><text:span text:style-name="VimmBibQuote"><text:span text:style-name="T11">rūpānaṁ. </text:span></text:span><text:span text:style-name="VimmBibQuote">So ‘ham </text:span><text:span text:style-name="VimmBibQuote"><text:span text:style-name="T11">tathā karissāmi yathā </text:span></text:span><text:span text:style-name="VimmBibQuote">me puna na </text:span><text:span text:style-name="VimmBibQuote"><text:span text:style-name="T11">vicikicchā </text:span></text:span><text:span text:style-name="VimmBibQuote">uppajjissati... na </text:span><text:span text:style-name="VimmBibQuote"><text:span text:style-name="T11">nānattasaññā </text:span></text:span><text:span text:style-name="VimmBibQuote">na </text:span><text:span text:style-name="VimmBibQuote"><text:span text:style-name="T11">atinijjhāyitattaṁ rūpānan </text:span></text:span><text:span text:style-name="VimmBibQuote">ti. So kho aha</text:span><text:span text:style-name="VimmBibQuote"><text:span text:style-name="T11">ṁ</text:span></text:span><text:span text:style-name="VimmBibQuote">, </text:span><text:span text:style-name="VimmBibQuote"><text:span text:style-name="T11">Anuruddhā, Vicikicchā </text:span></text:span><text:span text:style-name="VimmBibQuote">cittassa upakkileso ti </text:span><text:span text:style-name="VimmBibQuote"><text:span text:style-name="T11">iti viditvā </text:span></text:span><text:span text:style-name="VimmBibQuote">vicikiccha</text:span><text:span text:style-name="VimmBibQuote"><text:span text:style-name="T11">ṁ</text:span></text:span><text:span text:style-name="VimmBibQuote"> cittassa upakkiles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manasikāro </text:span></text:span><text:span text:style-name="VimmBibQuote">cittassa upakkileso ti </text:span><text:span text:style-name="VimmBibQuote"><text:span text:style-name="T11">iti viditvā amanasikāraṁ </text:span></text:span><text:span text:style-name="VimmBibQuote">cittassa upakkilesa</text:span><text:span text:style-name="VimmBibQuote"><text:span text:style-name="T11">ṁ</text:span></text:span><text:span text:style-name="VimmBibQuote"> pajahi</text:span><text:span text:style-name="VimmBibQuote"><text:span text:style-name="T11">ṁ</text:span></text:span><text:span text:style-name="VimmBibQuote">; Thīnamiddha</text:span><text:span text:style-name="VimmBibQuote"><text:span text:style-name="T11">ṁ</text:span></text:span><text:span text:style-name="VimmBibQuote"> cittassa upakkileso ti... pajahi</text:span><text:span text:style-name="VimmBibQuote"><text:span text:style-name="T11">ṁ</text:span></text:span><text:span text:style-name="VimmBibQuote">; Chambhitatta</text:span><text:span text:style-name="VimmBibQuote"><text:span text:style-name="T11">ṁ</text:span></text:span><text:span text:style-name="VimmBibQuote">... pajahi</text:span><text:span text:style-name="VimmBibQuote"><text:span text:style-name="T11">ṁ</text:span></text:span><text:span text:style-name="VimmBibQuote">; Ubbilla</text:span><text:span text:style-name="VimmBibQuote"><text:span text:style-name="T11">ṁ</text:span></text:span><text:span text:style-name="VimmBibQuote">... pajahi</text:span><text:span text:style-name="VimmBibQuote"><text:span text:style-name="T11">ṁ</text:span></text:span><text:span text:style-name="VimmBibQuote">; Duṭṭhull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ccāraddhaviriyaṁ</text:span></text:span><text:span text:style-name="VimmBibQuote">... pajahim; Atilīnaviriya</text:span><text:span text:style-name="VimmBibQuote"><text:span text:style-name="T11">ṁ</text:span></text:span><text:span text:style-name="VimmBibQuote">... pajahi</text:span><text:span text:style-name="VimmBibQuote"><text:span text:style-name="T11">ṁ</text:span></text:span><text:span text:style-name="VimmBibQuote">; </text:span><text:span text:style-name="VimmBibQuote"><text:span text:style-name="T11">Abhijappā</text:span></text:span><text:span text:style-name="VimmBibQuote">... pajahi</text:span><text:span text:style-name="VimmBibQuote"><text:span text:style-name="T11">ṁ</text:span></text:span><text:span text:style-name="VimmBibQuote">; </text:span><text:span text:style-name="VimmBibQuote"><text:span text:style-name="T11">Nānattasaññā</text:span></text:span><text:span text:style-name="VimmBibQuote">... pajahi</text:span><text:span text:style-name="VimmBibQuote"><text:span text:style-name="T11">ṁ</text:span></text:span><text:span text:style-name="VimmBibQuote">; </text:span><text:span text:style-name="VimmBibQuote"><text:span text:style-name="T11">Atinijjhāyitattaṁ rūpānaṁ </text:span></text:span><text:span text:style-name="VimmBibQuote">cittassa upakkileso ti </text:span><text:span text:style-name="VimmBibQuote"><text:span text:style-name="T11">iti viditvā atinijjhāyitattaṁ rūpānaṁ cittassa upakkileso ti iti viditvā atinijjhāyitattaṁ rūpānaṁ cittassa upakkilesaṁ pajahiṁ.</text:span></text:span></text:p><text:p text:style-name="Standard"><text:span text:style-name="VimmBibQuote"><text:span text:style-name="T11">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1">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1">ī</text:span></text:span><text:span text:style-name="VimmBibQuote">namiddha</text:span><text:span text:style-name="VimmBibQuote"><text:span text:style-name="T11">ṁ... pahīno ahosi; Chambhitattaṁ... pahīno ahosi; Ubbillaṁ... pahīno ahosi; Duṭṭhullaṁ... pahīno ahosi; Accāraddhaviriyaṁ... pahīno ahosi; </text:span></text:span><text:span text:style-name="VimmBibQuote">Atil</text:span><text:span text:style-name="VimmBibQuote"><text:span text:style-name="T11">ī</text:span></text:span><text:span text:style-name="VimmBibQuote">naviriya</text:span><text:span text:style-name="VimmBibQuote"><text:span text:style-name="T11">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mal-extemal-object.<text:note text:id="ftn771" text:note-class="footnote"><text:note-citation>2</text:note-citation><text:note-body><text:p text:style-name="Standard">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 From divine sight four kinds of knowledge are produced. The knowledge of the future,<text:note text:id="ftn772"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18">kammaresult.</text:span> Here, through the knowledge of the future, he knows the arising of the form of the future.<text:note text:id="ftn773"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74"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75"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kainma-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76"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18">tat</text:span></text:span><text:span text:style-name="VimmBibQuote">t</text:span><text:span text:style-name="VimmBibQuote"><text:span text:style-name="T18">ha gantvā taṁ mārethā’ </text:span></text:span><text:span text:style-name="VimmBibQuote">ti tesa</text:span><text:span text:style-name="VimmBibQuote"><text:span text:style-name="T18">ṁ</text:span></text:span><text:span text:style-name="VimmBibQuote"> </text:span><text:span text:style-name="VimmBibQuote"><text:span text:style-name="T18">kahāpaṇe </text:span></text:span><text:span text:style-name="VimmBibQuote">ada</text:span><text:span text:style-name="VimmBibQuote"><text:span text:style-name="T18">ṁ</text:span></text:span><text:span text:style-name="VimmBibQuote">su. Cor</text:span><text:span text:style-name="VimmBibQuote"><text:span text:style-name="T18">ā</text:span></text:span><text:span text:style-name="VimmBibQuote"> dhanalobhena </text:span><text:span text:style-name="VimmBibQuote"><text:span text:style-name="T18">sampaṭicchitvā </text:span></text:span><text:span text:style-name="VimmBibQuote">‘thera</text:span><text:span text:style-name="VimmBibQuote"><text:span text:style-name="T18">ṁ</text:span></text:span><text:span text:style-name="VimmBibQuote"> </text:span><text:span text:style-name="VimmBibQuote"><text:span text:style-name="T18">māressamā</text:span></text:span><text:span text:style-name="VimmBibQuote">’ ti </text:span><text:span text:style-name="VimmBibQuote"><text:span text:style-name="T18">gantvā </text:span></text:span><text:span text:style-name="VimmBibQuote"><text:span text:style-name="T8">tassa </text:span></text:span><text:span text:style-name="VimmBibQuote"><text:span text:style-name="T18">vasanaṭṭhānaṁ parivāresuṁ. </text:span></text:span><text:span text:style-name="VimmBibQuote">Thero </text:span><text:span text:style-name="VimmBibQuote"><text:span text:style-name="T18">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8">pana </text:span></text:span><text:span text:style-name="VimmBibQuote"><text:span text:style-name="T18">sampatte thero attanā katakammassa ākaḍḍhanabhāvaṁ ñatvā na apagañchi. Corā gahetvā theraṁ </text:span></text:span><text:span text:style-name="VimmBibQuote"><text:span text:style-name="T8">taṇḍlulakaṇamatt</text:span></text:span><text:span text:style-name="VimmBibQuote"><text:span text:style-name="T18">ā</text:span></text:span><text:span text:style-name="VimmBibQuote"><text:span text:style-name="T8">ni </text:span></text:span><text:span text:style-name="VimmBibQuote"><text:span text:style-name="T18">’ssa aṭṭhīni karontā bhindiṁsu. Atha naṁ “mato” ti saññāya ekasmiṁ gumbapiṭṭhe khipityā pakkamimsu. Thero ‘Satthāraṁ passitvā </text:span></text:span><text:span text:style-name="VimmBibQuote"><text:span text:style-name="T8">va </text:span></text:span><text:span text:style-name="VimmBibQuote"><text:span text:style-name="T18">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77" text:note-class="footnote"><text:note-citation>1</text:note-citation><text:note-body><text:p text:style-name="Standard"><text:span text:style-name="VimmPali">Yathābhūtañāṇadassana</text:span>.—Cp.</text:p><text:list text:style-name="L26"><text:list-item><text:p text:style-name="P33"><text:span text:style-name="VimmBibRef">S. III, 13</text:span>: <text:span text:style-name="VimmBibQuote">Samādhim bhikkhave bhāvetha, samāhito bhikkhave bhikkhu yathābhūtam pajānāti.</text:span></text:p></text:list-item><text:list-item><text:p text:style-name="P33"><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33"><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33"><text:span text:style-name="VimmBibRef">D. II, 313</text:span>: <text:span text:style-name="VimmBibQuote">Katamo ca bhikkhave sammā-samādhi?</text:span></text:p><text:p text:style-name="P33"><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33"><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n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78"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79"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ifits of wisdom</text:h>
      <text:p text:style-name="VimmBody">What are its benefits? Incalculable are the benefits of wisdom. This is the statement in brief:—</text:p>
      <text:p text:style-name="VimmVerseEnglish">Through wisdom are all morals made to shine.<text:line-break/>Two kinds of wisdom lead to jhāna-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80"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81"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82"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83"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84"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dege connected with the Four Fruits.<text:note text:id="ftn785"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8">ñāṇa</text:span></text:span><text:span text:style-name="VimmBibQuote">ṁ</text:span><text:span text:style-name="VimmBibQuote"><text:span text:style-name="T8">. Thapetvā saccānulomika</text:span></text:span><text:span text:style-name="VimmBibQuote">ṁ</text:span><text:span text:style-name="VimmBibQuote"><text:span text:style-name="T8"> ñāṇa</text:span></text:span><text:span text:style-name="VimmBibQuote">ṁ</text:span><text:span text:style-name="VimmBibQuote"><text:span text:style-name="T8"> sabbā </text:span></text:span><text:span text:style-name="VimmBibQuote">pi </text:span><text:span text:style-name="VimmBibQuote"><text:span text:style-name="T8">sāsavā kusalā paññā </text:span></text:span><text:span text:style-name="VimmBibQuote">kammassakataṁ </text:span><text:span text:style-name="VimmBibQuote"><text:span text:style-name="T8">ñāṇa</text:span></text:span><text:span text:style-name="VimmBibQuote">ṁ</text:span><text:span text:style-name="VimmBibQuote"><text:span text:style-name="T8">.</text:span></text:span></text:p><text:p text:style-name="Standard"><text:span text:style-name="VimmBibQuote"><text:span text:style-name="T8">Tattha katama</text:span></text:span><text:span text:style-name="VimmBibQuote">ṁ</text:span><text:span text:style-name="VimmBibQuote"><text:span text:style-name="T8"> saccānulomika</text:span></text:span><text:span text:style-name="VimmBibQuote">ṁ</text:span><text:span text:style-name="VimmBibQuote"><text:span text:style-name="T8"> ñāṇa</text:span></text:span><text:span text:style-name="VimmBibQuote">ṁ</text:span><text:span text:style-name="VimmBibQuote"><text:span text:style-name="T8">? Rūpa</text:span></text:span><text:span text:style-name="VimmBibQuote">ṁ</text:span><text:span text:style-name="VimmBibQuote"><text:span text:style-name="T8"> aniccan ti vā vedanā aniccā ti vā saññā aniccā ti vā saṇkhārā aniccā ti vā viññāṇa</text:span></text:span><text:span text:style-name="VimmBibQuote">ṁ</text:span><text:span text:style-name="VimmBibQuote"><text:span text:style-name="T8"> aniccan ti vā yā evarūpā anulomikā khanti diṭṭhi ruci muti pekkhā dhammanijjhānakhanti: ida</text:span></text:span><text:span text:style-name="VimmBibQuote">ṁ</text:span><text:span text:style-name="VimmBibQuote"><text:span text:style-name="T8"> vuccati saccānulomika</text:span></text:span><text:span text:style-name="VimmBibQuote">ṁ </text:span><text:span text:style-name="VimmBibQuote"><text:span text:style-name="T8">ñāṇa</text:span></text:span><text:span text:style-name="VimmBibQuote">ṁ.</text:span></text:p><text:p text:style-name="VimmVersePali"><text:span text:style-name="T8">Catūsu maggesu paññā maggasama</text:span>ṁ<text:span text:style-name="T8">gissa ñāṇa</text:span>ṁ<text:span text:style-name="T8">.<text:line-break/>Catūsu phalesu paññā phalasama</text:span>ṁ<text:span text:style-name="T8">gissa ñāṇa</text:span>ṁ<text:span text:style-name="T8">.</text:span></text:p><text:p text:style-name="Standard"><text:span text:style-name="VimmBibQuote"><text:span text:style-name="T8">Maggasama</text:span></text:span><text:span text:style-name="VimmBibQuote">ṁ</text:span><text:span text:style-name="VimmBibQuote"><text:span text:style-name="T8">gissa ñāṇa</text:span></text:span><text:span text:style-name="VimmBibQuote">ṁ</text:span><text:span text:style-name="VimmBibQuote"><text:span text:style-name="T8"> dukkhe p’ et</text:span></text:span><text:span text:style-name="VimmBibQuote">aṁ </text:span><text:span text:style-name="VimmBibQuote"><text:span text:style-name="T8">ñāṇa</text:span></text:span><text:span text:style-name="VimmBibQuote">ṁ</text:span><text:span text:style-name="VimmBibQuote"><text:span text:style-name="T8">...dukkhanirodhagāminiyā paṭipadāya p’ eta</text:span></text:span><text:span text:style-name="VimmBibQuote">ṁ</text:span><text:span text:style-name="VimmBibQuote"><text:span text:style-name="T8">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text:soft-page-break/>non-characterizable is called wisdom of the formless element. Wisdom of the Paths and the Fruits is called unfettered wisdom.<text:note text:id="ftn786" text:note-class="footnote"><text:note-citation>1</text:note-citation><text:note-body><text:p text:style-name="Standard"><text:span text:style-name="VimmBibRef"><text:span text:style-name="T8">Vbh. 329</text:span></text:span><text:span text:style-name="T8">: </text:span><text:span text:style-name="VimmBibQuote"><text:span text:style-name="T8">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8">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87" text:note-class="footnote"><text:note-citation>2</text:note-citation><text:note-body><text:p text:style-name="Standard"><text:span text:style-name="VimmBibRef"><text:span text:style-name="T8">D. III, 226</text:span></text:span><text:span text:style-name="T8">: </text:span><text:span text:style-name="VimmBibQuote"><text:span text:style-name="T20">Cattāri ñāṇāni. Dhamme ñāṇāṁ, anvaye ñāṇāṁ, paricce ñāṇāṁ sammuti-ñāṇāṁ.</text:span></text:span><text:span text:style-name="T8"> (= </text:span><text:span text:style-name="VimmBibQuote"><text:span text:style-name="T8">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8"> āha: </text:span></text:span><text:span text:style-name="VimmBibQuote">“So </text:span><text:span text:style-name="VimmBibQuote"><text:span text:style-name="T8">iminā dhammena ñāṇana diṭṭhena pattena viditena pariyogāḷhena atītānāgatena </text:span></text:span><text:span text:style-name="VimmBibQuote">ya</text:span><text:span text:style-name="VimmBibQuote"><text:span text:style-name="T8">ṁ</text:span></text:span><text:span text:style-name="VimmBibQuote"> </text:span><text:span text:style-name="VimmBibQuote"><text:span text:style-name="T8">neti</text:span></text:span><text:span text:style-name="VimmBibQuote">“</text:span><text:span text:style-name="VimmBibQuote"><text:span text:style-name="T8">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8"> —</text:span><text:span text:style-name="VimmBibRef"><text:span text:style-name="T8">Sv. III, 1019-20</text:span></text:span><text:span text:style-name="T8">).</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88"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89" text:note-class="footnote"><text:note-citation>4</text:note-citation><text:note-body><text:p text:style-name="Standard"><text:span text:style-name="VimmBibRef">Ibid.</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90" text:note-class="footnote"><text:note-citation>5</text:note-citation><text:note-body><text:p text:style-name="Standard"><text:span text:style-name="VimmBibRef">Ibid.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91" text:note-class="footnote"><text:note-citation>1</text:note-citation><text:note-body><text:p text:style-name="Standard"><text:span text:style-name="VimmBibRef">Vbh. 293</text:span>: <text:span text:style-name="VimmBibQuote">Hetumhi ñāṇ</text:span><text:span text:style-name="VimmBibQuote"><text:span text:style-name="T8">aṁ dhammapaṭisambhid</text:span></text:span><text:span text:style-name="VimmBibQuote">ā</text:span><text:span text:style-name="VimmBibQuote"><text:span text:style-name="T8">. Hetuphale </text:span></text:span><text:span text:style-name="VimmBibQuote">ñāṇ</text:span><text:span text:style-name="VimmBibQuote"><text:span text:style-name="T8">aṁ atthapaṭ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text:span></text:span><text:span text:style-name="VimmBibQuote">ñ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text:span></text:span><text:span text:style-name="VimmBibQuote">ñ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92" text:note-class="footnote"><text:note-citation>2</text:note-citation><text:note-body><text:p text:style-name="Standard"><text:span text:style-name="VimmBibRef"><text:span text:style-name="T8">Ibid</text:span></text:span><text:span text:style-name="T8">: </text:span><text:span text:style-name="VimmBibQuote"><text:span text:style-name="T8">Dukkhe </text:span></text:span><text:span text:style-name="VimmBibQuote">ñāṇ</text:span><text:span text:style-name="VimmBibQuote"><text:span text:style-name="T8">aṁ atthapaṭisambhid</text:span></text:span><text:span text:style-name="VimmBibQuote">ā</text:span><text:span text:style-name="VimmBibQuote"><text:span text:style-name="T8">. Dukkhasamudaye</text:span></text:span><text:span text:style-name="VimmBibQuote">ñāṇ</text:span><text:span text:style-name="VimmBibQuote"><text:span text:style-name="T8">aṁ dhammapaṭisambhid</text:span></text:span><text:span text:style-name="VimmBibQuote">ā</text:span><text:span text:style-name="VimmBibQuote"><text:span text:style-name="T8">. Dukkhanirodhe </text:span></text:span><text:span text:style-name="VimmBibQuote">ñāṇ</text:span><text:span text:style-name="VimmBibQuote"><text:span text:style-name="T8">aṁ atthapaṭisambhid</text:span></text:span><text:span text:style-name="VimmBibQuote">ā</text:span><text:span text:style-name="VimmBibQuote"><text:span text:style-name="T8">. Dukkhanirodhag</text:span></text:span><text:span text:style-name="VimmBibQuote">ā</text:span><text:span text:style-name="VimmBibQuote"><text:span text:style-name="T8">miniy</text:span></text:span><text:span text:style-name="VimmBibQuote">ā</text:span><text:span text:style-name="VimmBibQuote"><text:span text:style-name="T8"> paṭipad</text:span></text:span><text:span text:style-name="VimmBibQuote">ā</text:span><text:span text:style-name="VimmBibQuote"><text:span text:style-name="T8">ya </text:span></text:span><text:span text:style-name="VimmBibQuote">ñāṇ</text:span><text:span text:style-name="VimmBibQuote"><text:span text:style-name="T8">aṁ dhammapaṭ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text:span></text:span><text:span text:style-name="VimmBibQuote">ñ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text:span></text:span><text:span text:style-name="VimmBibQuote">ñ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93" text:note-class="footnote"><text:note-citation>3</text:note-citation><text:note-body><text:p text:style-name="Standard"><text:span text:style-name="T20">* </text:span><text:span text:style-name="VimmPali"><text:span text:style-name="T20">Sutta, geyya, veyy</text:span></text:span><text:span text:style-name="VimmPali">ā</text:span><text:span text:style-name="VimmPali"><text:span text:style-name="T20">kara</text:span></text:span><text:span text:style-name="VimmPali">ṇ</text:span><text:span text:style-name="VimmPali"><text:span text:style-name="T20">a, g</text:span></text:span><text:span text:style-name="VimmPali">ā</text:span><text:span text:style-name="VimmPali"><text:span text:style-name="T20">th</text:span></text:span><text:span text:style-name="VimmPali">ā</text:span><text:span text:style-name="VimmPali"><text:span text:style-name="T20">, ud</text:span></text:span><text:span text:style-name="VimmPali">ā</text:span><text:span text:style-name="VimmPali"><text:span text:style-name="T20">na, itivuttaka, j</text:span></text:span><text:span text:style-name="VimmPali">ā</text:span><text:span text:style-name="VimmPali"><text:span text:style-name="T20">tak</text:span></text:span><text:span text:style-name="VimmPali">ā</text:span><text:span text:style-name="VimmPali"><text:span text:style-name="T20">, abbhutadhamma vepulla (vedalla)</text:span></text:span><text:span text:style-name="T20"> </text:span><text:span text:style-name="T8">—</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94" text:note-class="footnote"><text:note-citation>4</text:note-citation><text:note-body><text:p text:style-name="Standard"><text:span text:style-name="VimmBibRef"><text:span text:style-name="T8">Vbh. 294</text:span></text:span><text:span text:style-name="T8">: </text:span><text:span text:style-name="VimmBibQuote"><text:span text:style-name="T8">Idha bhikkhu dhammaṁ j</text:span></text:span><text:span text:style-name="VimmBibQuote">ā</text:span><text:span text:style-name="VimmBibQuote"><text:span text:style-name="T8">n</text:span></text:span><text:span text:style-name="VimmBibQuote">ā</text:span><text:span text:style-name="VimmBibQuote"><text:span text:style-name="T8">ti suttaṁ geyyaṁ veyy</text:span></text:span><text:span text:style-name="VimmBibQuote">ā</text:span><text:span text:style-name="VimmBibQuote"><text:span text:style-name="T8">kara</text:span></text:span><text:span text:style-name="VimmBibQuote">ṇ</text:span><text:span text:style-name="VimmBibQuote"><text:span text:style-name="T8">aṁ g</text:span></text:span><text:span text:style-name="VimmBibQuote">ā</text:span><text:span text:style-name="VimmBibQuote"><text:span text:style-name="T8">thaṁ ud</text:span></text:span><text:span text:style-name="VimmBibQuote">ā</text:span><text:span text:style-name="VimmBibQuote"><text:span text:style-name="T8">naṁ itivuttakaṁ j</text:span></text:span><text:span text:style-name="VimmBibQuote">ā</text:span><text:span text:style-name="VimmBibQuote"><text:span text:style-name="T8">takaṁ abbhutadhammaṁ vedallaṁ: ayaṁ vuccati dhammapaṭisambhid</text:span></text:span><text:span text:style-name="VimmBibQuote">ā</text:span><text:span text:style-name="VimmBibQuote"><text:span text:style-name="T8">. </text:span></text:span><text:span text:style-name="VimmBibQuote">So </text:span><text:span text:style-name="VimmBibQuote"><text:span text:style-name="T8">tassa tass' eya bh</text:span></text:span><text:span text:style-name="VimmBibQuote">ā</text:span><text:span text:style-name="VimmBibQuote"><text:span text:style-name="T8">sitassa atthaṁ j</text:span></text:span><text:span text:style-name="VimmBibQuote">ā</text:span><text:span text:style-name="VimmBibQuote"><text:span text:style-name="T8">n</text:span></text:span><text:span text:style-name="VimmBibQuote">ā</text:span><text:span text:style-name="VimmBibQuote"><text:span text:style-name="T8">ti: ayaṁ imassa bh</text:span></text:span><text:span text:style-name="VimmBibQuote">ā</text:span><text:span text:style-name="VimmBibQuote"><text:span text:style-name="T8">sitassa attho, ayaṁ imassa bh</text:span></text:span><text:span text:style-name="VimmBibQuote">ā</text:span><text:span text:style-name="VimmBibQuote"><text:span text:style-name="T8">sitassa attho ti: ayaṁ vuccati atthapatisambhid</text:span></text:span><text:span text:style-name="VimmBibQuote">ā</text:span><text:span text:style-name="VimmBibQuote"><text:span text:style-name="T8">. </text:span></text:span><text:span text:style-name="VimmBibQuote">Tatra </text:span><text:span text:style-name="VimmBibQuote"><text:span text:style-name="T8">dhammanirutt</text:span></text:span><text:span text:style-name="VimmBibQuote">ā</text:span><text:span text:style-name="VimmBibQuote"><text:span text:style-name="T8">bhil</text:span></text:span><text:span text:style-name="VimmBibQuote">ā</text:span><text:span text:style-name="VimmBibQuote"><text:span text:style-name="T8">pe ñ</text:span></text:span><text:span text:style-name="VimmBibQuote">āṇ</text:span><text:span text:style-name="VimmBibQuote"><text:span text:style-name="T8">aṁ niruttipaṭisambhid</text:span></text:span><text:span text:style-name="VimmBibQuote">ā</text:span><text:span text:style-name="VimmBibQuote"><text:span text:style-name="T8">. Ñ</text:span></text:span><text:span text:style-name="VimmBibQuote">āṇ</text:span><text:span text:style-name="VimmBibQuote"><text:span text:style-name="T8">esu ñ</text:span></text:span><text:span text:style-name="VimmBibQuote">āṇ</text:span><text:span text:style-name="VimmBibQuote"><text:span text:style-name="T8">aṁ paṭibh</text:span></text:span><text:span text:style-name="VimmBibQuote">āṇ</text:span><text:span text:style-name="VimmBibQuote"><text:span text:style-name="T8">apaṭisambhid</text:span></text:span><text:span text:style-name="VimmBibQuote">ā</text:span><text:span text:style-name="VimmBibQuote"><text:span text:style-name="T8">.</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95" text:note-class="footnote"><text:note-citation>5</text:note-citation><text:note-body><text:p text:style-name="Standard"><text:span text:style-name="VimmBibRef"><text:span text:style-name="T8">Vbh. 296</text:span></text:span><text:span text:style-name="T8">: </text:span><text:span text:style-name="VimmBibQuote"><text:span text:style-name="T8">Yasmiṁ samaye akusalaṁ cittaṁ uppannaṁ hoti somanassasahagataṁ diṭṭhigatasampayuttaṁ, rūpārammaṇaṁ vā ...pe... dhammārammaṇaṁ vā </text:span></text:span><text:span text:style-name="VimmBibQuote">ya</text:span><text:span text:style-name="VimmBibQuote"><text:span text:style-name="T8">ṁ</text:span></text:span><text:span text:style-name="VimmBibQuote"> ya</text:span><text:span text:style-name="VimmBibQuote"><text:span text:style-name="T8">ṁ</text:span></text:span><text:span text:style-name="VimmBibQuote"> </text:span><text:span text:style-name="VimmBibQuote"><text:span text:style-name="T8">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96" text:note-class="footnote"><text:note-citation>6</text:note-citation><text:note-body><text:p text:style-name="Standard"><text:span text:style-name="VimmBibRef">D. III, 227</text:span>: <text:span text:style-name="VimmBibQuote">Dukkhe </text:span><text:span text:style-name="VimmBibQuote"><text:span text:style-name="T8">ñāṇaṁ</text:span></text:span><text:span text:style-name="VimmBibQuote">, samudaye </text:span><text:span text:style-name="VimmBibQuote"><text:span text:style-name="T8">ñāṇaṁ</text:span></text:span><text:span text:style-name="VimmBibQuote">, nirodhe </text:span><text:span text:style-name="VimmBibQuote"><text:span text:style-name="T8">ñāṇaṁ</text:span></text:span><text:span text:style-name="VimmBibQuote">, magge </text:span><text:span text:style-name="VimmBibQuote"><text:span text:style-name="T8">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ext:soft-page-break/>TRANSLATED IN RYO BY TIPITAKA <text:span text:style-name="T11">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97" text:note-class="footnote"><text:note-citation>1</text:note-citation><text:note-body><text:p text:style-name="Standard"><text:span text:style-name="VimmPali">Khandha-upāya</text:span></text:p></text:note-body></text:note> sense-organ-method,<text:note text:id="ftn798" text:note-class="footnote"><text:note-citation>2</text:note-citation><text:note-body><text:p text:style-name="Standard"><text:span text:style-name="VimmPali">Āyatana-upāya</text:span></text:p></text:note-body></text:note> element-method,<text:note text:id="ftn799" text:note-class="footnote"><text:note-citation>3</text:note-citation><text:note-body><text:p text:style-name="Standard"><text:span text:style-name="VimmPali">Dhātu-upāya</text:span></text:p></text:note-body></text:note> conditioned-arising-method<text:note text:id="ftn800" text:note-class="footnote"><text:note-citation>4</text:note-citation><text:note-body><text:p text:style-name="Standard"><text:span text:style-name="VimmPali">Paṭiccasamuppāda-upāya</text:span></text:p></text:note-body></text:note> and truth-method.<text:note text:id="ftn801"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802" text:note-class="footnote"><text:note-citation>6</text:note-citation><text:note-body><text:p text:style-name="Standard"><text:span text:style-name="VimmPali">Rūpa</text:span>.</text:p></text:note-body></text:note> the aggregate of feeling,<text:note text:id="ftn803" text:note-class="footnote"><text:note-citation>7</text:note-citation><text:note-body><text:p text:style-name="Standard"><text:span text:style-name="VimmPali"><text:span text:style-name="T21">Vedan</text:span></text:span><text:span text:style-name="VimmPali">ā</text:span></text:p></text:note-body></text:note> the aggregate of perception,<text:note text:id="ftn804" text:note-class="footnote"><text:note-citation>8</text:note-citation><text:note-body><text:p text:style-name="Standard"><text:span text:style-name="VimmPali">Saññā</text:span></text:p></text:note-body></text:note> the aggregate of formation,<text:note text:id="ftn805" text:note-class="footnote"><text:note-citation>9</text:note-citation><text:note-body><text:p text:style-name="Standard"><text:span text:style-name="VimmPali">Saṅkhārā</text:span></text:p></text:note-body></text:note> and the Aggregate of consciousness.<text:note text:id="ftn806"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807"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808" text:note-class="footnote"><text:note-citation>12</text:note-citation><text:note-body><text:p text:style-name="Standard"><text:span text:style-name="VimmPali">Paṭhavī-dhātu</text:span></text:p></text:note-body></text:note> water-element,<text:note text:id="ftn809" text:note-class="footnote"><text:note-citation>13</text:note-citation><text:note-body><text:p text:style-name="Standard"><text:span text:style-name="VimmPali">Āpo-dhātu</text:span></text:p></text:note-body></text:note> fire-element,<text:note text:id="ftn810" text:note-class="footnote"><text:note-citation>14</text:note-citation><text:note-body><text:p text:style-name="Standard"><text:span text:style-name="VimmPali">Tejo-dhātu</text:span></text:p></text:note-body></text:note> air-element.<text:note text:id="ftn811"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12"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ibility of matter, integration of matter, continuity of matter, decay of matter, <text:soft-page-break/>impermanency of matter, solid food,<text:note text:id="ftn813" text:note-class="footnote"><text:note-citation>1</text:note-citation><text:note-body><text:p text:style-name="Standard">Cp.</text:p><text:list text:style-name="L27"><text:list-item><text:p text:style-name="P34"><text:span text:style-name="VimmBibRef">Vis. Mag. 444</text:span>: <text:span text:style-name="VimmBibQuote">Cakkhu, sotaṁ, ghcnaṁ, jivhā, kāyo, rūpaṁ, saddo, gandho, raso, itthindriyaṁ purisindriyaṁ, jivitindriyaṁ, hadayavatthu, kāyaviññatti, vacīviññatti, ākāsadhātu, rūpassa lahutā, rūpassa mudutā, rūpassa kammaññatā, rūpassa upacayo, rūpassa santati, rūpassa jaratā rūpassa aniccatā, kabaḷinkāro āhāro</text:span><text:span text:style-name="VimmPali">;</text:span></text:p></text:list-item><text:list-item><text:p text:style-name="P34"><text:span text:style-name="VimmPali">Rūpārūp</text:span>.<text:span text:style-name="VimmBibRef"> 1</text:span>: <text:span text:style-name="VimmBibQuote">Cakkhudhātu sotadhātu ... kāyadhātu rūpadhātu saddadhātu ... phoṭṭhabbadhātu, itthindriyaṁ purisindiyaṁ jivitindriyaṁ, hadayavatthu, ākāsadhātu, kāyaviññatti, vaciviññatti, rūpassa lahutā, rūpassa mudutā, rūpassa kammaññatā: rūpassa upacayo, rūpassa santati, rūpassa jaratā, rūpassa aniccatā; kabaḷinkāro āhāro ceti evaṁ aṭṭhavisatividhesu rūpesu ādito (paṭṭhāya?) catubbidhaṁ rūpaṁ bhūtarūpaṁ nāma; sesaṁ upādārūpaṁ nāma.</text:span></text:p></text:list-item></text:list></text:note-body></text:note> the basis of the material element and the material quality of torpor.<text:note text:id="ftn814" text:note-class="footnote"><text:note-citation>2</text:note-citation><text:note-body><text:p text:style-name="Standard"><text:span text:style-name="VimmPali">Middharūpaṁ</text:span>.</text:p><text:list text:style-name="L28"><text:list-item><text:p text:style-name="P35">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35"><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0">paṭikkhipitabb</text:span></text:span><text:span text:style-name="VimmBibQuote">ā</text:span><text:span text:style-name="VimmBibQuote"><text:span text:style-name="T10">.</text:span></text:span></text:p><text:p text:style-name="P78">698. Arūpe pi pan’ etassa, middhass’ uppatti-pā<text:span text:style-name="T10">ṭ</text:span>hato<text:line-break/>ni<text:span text:style-name="T10">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15" text:note-class="footnote"><text:note-citation>3</text:note-citation><text:note-body><text:p text:style-name="Standard"><text:span text:style-name="VimmBibRef">M. III, 285</text:span>: <text:span text:style-name="VimmBibQuote">Cakkhuñ ca, bhikkhave, </text:span><text:span text:style-name="VimmBibQuote"><text:span text:style-name="T11">paṭicca rūpe </text:span></text:span><text:span text:style-name="VimmBibQuote">ca uppajjati </text:span><text:span text:style-name="VimmBibQuote"><text:span text:style-name="T11">cakkhuvi</text:span></text:span><text:span text:style-name="VimmBibQuote">ññāṇaṁ</text:span><text:span text:style-name="VimmBibQuote"><text:span text:style-name="T11">.</text:span></text:span></text:p></text:note-body></text:note> This is called the <text:span text:style-name="T18">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16" text:note-class="footnote"><text:note-citation>4</text:note-citation><text:note-body><text:p text:style-name="Standard"><text:span text:style-name="VimmBibRef">S. IV, 132</text:span>: <text:span text:style-name="VimmBibQuote">Cakkhuṁ bhikkhave </text:span><text:span text:style-name="VimmBibQuote"><text:span text:style-name="T11">pur</text:span></text:span><text:span text:style-name="VimmBibQuote">āṇ</text:span><text:span text:style-name="VimmBibQuote"><text:span text:style-name="T11">akamma</text:span></text:span><text:span text:style-name="VimmBibQuote">ṁ</text:span><text:span text:style-name="VimmBibQuote"><text:span text:style-name="T11"> </text:span></text:span><text:span text:style-name="VimmBibQuote">abhisaṅkhataṁ abhisañcetayitaṁ vedaniyaṁ daṭṭhabbaṁ ...pe... </text:span><text:span text:style-name="VimmBibQuote"><text:span text:style-name="T11">givh</text:span></text:span><text:span text:style-name="VimmBibQuote">ā</text:span><text:span text:style-name="VimmBibQuote"><text:span text:style-name="T11"> pur</text:span></text:span><text:span text:style-name="VimmBibQuote">āṇ</text:span><text:span text:style-name="VimmBibQuote"><text:span text:style-name="T11">akamma</text:span></text:span><text:span text:style-name="VimmBibQuote">ṁ</text:span><text:span text:style-name="VimmBibQuote"><text:span text:style-name="T11"> abhisa</text:span></text:span><text:span text:style-name="VimmBibQuote">ṅ</text:span><text:span text:style-name="VimmBibQuote"><text:span text:style-name="T11">khat</text:span></text:span><text:span text:style-name="VimmBibQuote">ā</text:span><text:span text:style-name="VimmBibQuote"><text:span text:style-name="T11"> abhisa</text:span></text:span><text:span text:style-name="VimmBibQuote">ñ</text:span><text:span text:style-name="VimmBibQuote"><text:span text:style-name="T11">cetayit</text:span></text:span><text:span text:style-name="VimmBibQuote">ā</text:span><text:span text:style-name="VimmBibQuote"><text:span text:style-name="T11"> vedaniy</text:span></text:span><text:span text:style-name="VimmBibQuote">ā</text:span><text:span text:style-name="VimmBibQuote"><text:span text:style-name="T11"> da</text:span></text:span><text:span text:style-name="VimmBibQuote">ṭṭ</text:span><text:span text:style-name="VimmBibQuote"><text:span text:style-name="T11">habb</text:span></text:span><text:span text:style-name="VimmBibQuote">ā</text:span><text:span text:style-name="VimmBibQuote"><text:span text:style-name="T11"> ...Mano pur</text:span></text:span><text:span text:style-name="VimmBibQuote">āṇ</text:span><text:span text:style-name="VimmBibQuote"><text:span text:style-name="T11">akamma</text:span></text:span><text:span text:style-name="VimmBibQuote">ṁ</text:span><text:span text:style-name="VimmBibQuote"><text:span text:style-name="T11"> abhisa</text:span></text:span><text:span text:style-name="VimmBibQuote">ṅ</text:span><text:span text:style-name="VimmBibQuote"><text:span text:style-name="T11">khato abhisa</text:span></text:span><text:span text:style-name="VimmBibQuote">ñ</text:span><text:span text:style-name="VimmBibQuote"><text:span text:style-name="T11">cetayito vedaniyo da</text:span></text:span><text:span text:style-name="VimmBibQuote">ṭṭ</text:span><text:span text:style-name="VimmBibQuote"><text:span text:style-name="T11">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17" text:note-class="footnote"><text:note-citation>5</text:note-citation><text:note-body><text:p text:style-name="Standard"><text:span text:style-name="VimmBibRef"><text:span text:style-name="T11">Vis. Mag. </text:span></text:span><text:span text:style-name="VimmPali"><text:span text:style-name="T21">446;</text:span></text:span><text:span text:style-name="T11"> </text:span><text:span text:style-name="VimmBibRef"><text:span text:style-name="T11">Abhmv. 66</text:span></text:span><text:span text:style-name="VimmPali"><text:span text:style-name="T21">;</text:span></text:span><text:span text:style-name="T11"> </text:span><text:span text:style-name="VimmBibRef"><text:span text:style-name="T11">Dhs. A. 307</text:span></text:span><text:span text:style-name="T11">:</text:span></text:p><text:p text:style-name="VimmVersePali"><text:span text:style-name="T11">Vuttam pi c’ eta</text:span>ṁ<text:span text:style-name="T11"> Dhammasen</text:span>ā<text:span text:style-name="T11">patin</text:span>ā<text:span text:style-name="T11">:<text:line-break/>Yena cakkhuppas</text:span>ā<text:span text:style-name="T11">dena rūp</text:span>ā<text:span text:style-name="T11">ni samanupassati<text:line-break/>paritta</text:span>ṁ<text:span text:style-name="T11"> sukhuma</text:span>ṁ<text:span text:style-name="T11"> c’ eta</text:span>ṁ<text:span text:style-name="T11"> ūk</text:span>ā<text:span text:style-name="T11">sirasamūpaman ti.</text:span></text:p><text:p text:style-name="Standard"><text:span text:style-name="T11">The common </text:span>source of this <text:span text:style-name="T11">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18">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18">senseorgan</text:span> of ear.<text:note text:id="ftn818" text:note-class="footnote"><text:note-citation>6</text:note-citation><text:note-body><text:p text:style-name="Standard">Cp. <text:span text:style-name="VimmBibRef">Abhmv. 66</text:span>: <text:span text:style-name="VimmBibQuote"><text:span text:style-name="T11">Suṇātīti </text:span></text:span><text:span text:style-name="VimmBibQuote">sotaṁ; taṁ </text:span><text:span text:style-name="VimmBibQuote"><text:span text:style-name="T11">tanu-tamba-lomācite aṅguliveṭhaka-saṇṭhāne </text:span></text:span><text:span text:style-name="VimmBibQuote">padese </text:span><text:span text:style-name="VimmBibQuote"><text:span text:style-name="T11">vuttappakārāhi dhātūhi </text:span></text:span><text:span text:style-name="VimmBibQuote">kat’ ū</text:span><text:span text:style-name="VimmBibQuote"><text:span text:style-name="T11">pakāra</text:span></text:span><text:span text:style-name="VimmBibQuote">ṁ</text:span><text:span text:style-name="VimmBibQuote"><text:span text:style-name="T11"> </text:span></text:span><text:span text:style-name="VimmBibQuote">utu-citt’ </text:span><text:span text:style-name="VimmBibQuote"><text:span text:style-name="T11">āhārehi upatthambhiyamāna</text:span></text:span><text:span text:style-name="VimmBibQuote">ṁ</text:span><text:span text:style-name="VimmBibQuote"><text:span text:style-name="T11"> āyunā paripāliyamāna</text:span></text:span><text:span text:style-name="VimmBibQuote">ṁ</text:span><text:span text:style-name="VimmBibQuote"><text:span text:style-name="T11">, sotaviññāṇādīna</text:span></text:span><text:span text:style-name="VimmBibQuote">ṁ</text:span><text:span text:style-name="VimmBibQuote"><text:span text:style-name="T11"> vatthu-dvāra-bhāva</text:span></text:span><text:span text:style-name="VimmBibQuote">ṁ</text:span><text:span text:style-name="VimmBibQuote"><text:span text:style-name="T11"> sādhayamāna</text:span></text:span><text:span text:style-name="VimmBibQuote">ṁ</text:span><text:span text:style-name="VimmBibQuote"><text:span text:style-name="T11">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18">senseorgan</text:span> of nose. And again, the sensory matter that, in the interior of the nose, where the three meet,<text:note text:id="ftn819" text:note-class="footnote"><text:note-citation>1</text:note-citation><text:note-body><text:p text:style-name="Standard"><text:span text:style-name="T11">Cp. </text:span><text:span text:style-name="VimmBibRef">Ibid.</text:span>: <text:span text:style-name="VimmBibQuote"><text:span text:style-name="T11">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20" text:note-class="footnote"><text:note-citation>2</text:note-citation><text:note-body><text:p text:style-name="Standard"><text:span text:style-name="T11">A </text:span>sort of ebony, <text:span text:style-name="VimmPali"><text:span text:style-name="T21">Bauhinia variegata</text:span></text:span>— P.T.S. Dict.</text:p></text:note-body></text:note> (flower in shape), is produced by the four primaries, according to past <text:span text:style-name="VimmPali">kamma</text:span>, and in which the primary of air is in excess, is called the <text:span text:style-name="T18">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21" text:note-class="footnote"><text:note-citation>3</text:note-citation><text:note-body><text:p text:style-name="Standard">(a) Uppala.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22" text:note-class="footnote"><text:note-citation>4</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ext:soft-page-break/>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18">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23"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24" text:note-class="footnote"><text:note-citation>2</text:note-citation><text:note-body><text:p text:style-name="Standard"><text:span text:style-name="VimmPali">Cakkhu-dasaka-, sota-dasaka-, </text:span><text:span text:style-name="VimmPali"><text:span text:style-name="T20">ghāna-dasaka</text:span></text:span><text:span text:style-name="VimmPali">-, </text:span><text:span text:style-name="VimmPali"><text:span text:style-name="T20">kāya-dasaka-, itthindriya-dasaka-, </text:span></text:span><text:span text:style-name="VimmPali">puris-</text:span><text:span text:style-name="VimmPali"><text:span text:style-name="T20">indriya-dasaka-, āyatana-dasaka-kalāpa</text:span></text:span><text:span text:style-name="T8"> </text:span>(possibly for <text:span text:style-name="VimmPali">hadayavatthu</text:span>); <text:span text:style-name="VimmPali"><text:span text:style-name="T20">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25" text:note-class="footnote"><text:note-citation>3</text:note-citation><text:note-body><text:p text:style-name="Standard"><text:span text:style-name="VimmPali">Ojā</text:span> according to abhms.</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26"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m-bare-octad? <text:span text:style-name="VimmQA">A.</text:span> The four elements and visible object, odour, flavour and contact which depend on the elements. These eight are named the bare-octad.</text:p>
      <text:p text:style-name="VimmBody"><text:soft-page-break/>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27"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28"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29" text:note-class="footnote"><text:note-citation>3</text:note-citation><text:note-body><text:p text:style-name="Standard"><text:span text:style-name="VimmBibRef">Abhms. 77, v. 746</text:span>:</text:p><text:p text:style-name="VimmVersePali">Gabb<text:span text:style-name="T19">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30" text:note-class="footnote"><text:note-citation>4</text:note-citation><text:note-body><text:p text:style-name="Standard"/><text:list text:style-name="L29"><text:list-item><text:p text:style-name="P36"><text:span text:style-name="VimmBibRef">Ibid. v. 747</text:span>:</text:p><text:p text:style-name="P79">Abhāva-gabb<text:span text:style-name="T19">h</text:span>aseyyānaṁ; aṇḍajānañ ca vīsati<text:line-break/>bhavanti pana rūpāni, kāyavatthuvasena tu,</text:p></text:list-item><text:list-item><text:p text:style-name="P36">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text:soft-page-break/>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31"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32"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33"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result</text:span>. Nine material qualities are the <text:span text:style-name="T18">senseobject</text:span> of sound, body-intimation, speech-intimation, buoyancy of matter, impressibility of matter, workability of matter, decay of matter, imper-manency of matter and torpidity. These are not produced through <text:span text:style-name="VimmPali">kamma-result</text:span>.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34"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35"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36" text:note-class="footnote"><text:note-citation>2</text:note-citation><text:note-body><text:p text:style-name="Standard"><text:span text:style-name="VimmBibRef">Ibid.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37"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38"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39"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40" text:note-class="footnote"><text:note-citation>6</text:note-citation><text:note-body><text:p text:style-name="Standard"><text:span text:style-name="VimmBibRef">A. II, 52</text:span>: <text:span text:style-name="VimmBibQuote">Anicce bhikkhave niccan ti </text:span><text:span text:style-name="VimmBibQuote"><text:span text:style-name="T8">saññāvipallāso cittavipallāso diṭṭhivipallāso, </text:span></text:span><text:span text:style-name="VimmBibQuote">adukkhe bhikkhave dukkhan ti </text:span><text:span text:style-name="VimmBibQuote"><text:span text:style-name="T8">saññāvipallāso</text:span></text:span><text:span text:style-name="VimmBibQuote">..., anattani bhikkhave </text:span><text:span text:style-name="VimmBibQuote"><text:span text:style-name="T8">attā </text:span></text:span><text:span text:style-name="VimmBibQuote">ti </text:span><text:span text:style-name="VimmBibQuote"><text:span text:style-name="T8">saññāvipallāso</text:span></text:span><text:span text:style-name="VimmBibQuote">..., asubhe bhikkhave subhan ti </text:span><text:span text:style-name="VimmBibQuote"><text:span text:style-name="T8">saññāvipallāso cittavipallāso diṭṭhivipallāso</text:span></text:span><text:span text:style-name="VimmBibQuote">...</text:span></text:p><text:p text:style-name="Standard"><text:span text:style-name="VimmBibQuote">Anicce bhikkhave aniccan ti na </text:span><text:span text:style-name="VimmBibQuote"><text:span text:style-name="T8">saññāvipallāso</text:span></text:span><text:span text:style-name="VimmBibQuote">..., dukkhe bhikkhave dukkhan ti na </text:span><text:span text:style-name="VimmBibQuote"><text:span text:style-name="T8">saññāvipallāso</text:span></text:span><text:span text:style-name="VimmBibQuote">..., anattani bhikkhave </text:span><text:span text:style-name="VimmBibQuote"><text:span text:style-name="T8">anattā </text:span></text:span><text:span text:style-name="VimmBibQuote">ti na </text:span><text:span text:style-name="VimmBibQuote"><text:span text:style-name="T8">saññā vipallāso</text:span></text:span><text:span text:style-name="VimmBibQuote">..., asubhe bhikkhave asubhan ti na </text:span><text:span text:style-name="VimmBibQuote"><text:span text:style-name="T8">saññāvipallāso</text:span></text:span><text:span text:style-name="VimmBibQuote">...</text:span></text:p><text:p text:style-name="VimmVersePali">Anicce niccasa<text:span text:style-name="T8">ññi</text:span>no dukkhe ca sakhasa<text:span text:style-name="T8">ññ</text:span>ino<text:line-break/>Anattani ca <text:span text:style-name="T8">attā </text:span>ti asubhe subhasa<text:span text:style-name="T8">ññ</text:span>ino<text:line-break/><text:span text:style-name="T8">Micchadiṭṭhigatā sattā</text:span>...<text:line-break/>...<text:line-break/>Aniccan aniccato dakkhuṁ dukkham addakkhu dukkhato<text:line-break/>Anattani <text:span text:style-name="T8">anattā </text:span>ti asubham asubhat’ addasuṁ<text:line-break/><text:span text:style-name="T8">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41" text:note-class="footnote"><text:note-citation>1</text:note-citation><text:note-body><text:p text:style-name="Standard"><text:span text:style-name="VimmBibRef">Vbh. 102, 104</text:span>: <text:span text:style-name="VimmBibQuote"><text:span text:style-name="T8">Rūpasaññā </text:span></text:span><text:span text:style-name="VimmBibQuote">loke </text:span><text:span text:style-name="VimmBibQuote"><text:span text:style-name="T8">piyarūpaṁ sātarūpaṁ etth'esā taṇhā pahiyamānā </text:span></text:span><text:span text:style-name="VimmBibQuote">pahiyati, </text:span><text:span text:style-name="VimmBibQuote"><text:span text:style-name="T8">ettha nirujjhamānā </text:span></text:span><text:span text:style-name="VimmBibQuote">nirujjhati. </text:span><text:span text:style-name="VimmBibQuote"><text:span text:style-name="T8">Saddasaññā </text:span></text:span><text:span text:style-name="VimmBibQuote">...pe... </text:span><text:span text:style-name="VimmBibQuote"><text:span text:style-name="T8">gandhasaññā.</text:span></text:span><text:span text:style-name="VimmBibQuote">.. </text:span><text:span text:style-name="VimmBibQuote"><text:span text:style-name="T8">rasasaññā ...phoṭṭhabbasaññā... dhammasaññā loke piyarūpaṁ etth'esā taṇhā pahiyamānā </text:span></text:span><text:span text:style-name="VimmBibQuote">pahiyati,</text:span><text:span text:style-name="VimmBibQuote"><text:span text:style-name="T8">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42" text:note-class="footnote"><text:note-citation>2</text:note-citation><text:note-body><text:p text:style-name="Standard"><text:span text:style-name="T8">Cp. </text:span><text:span text:style-name="VimmBibRef"><text:span text:style-name="T8">Vbh.-a. 19</text:span></text:span><text:span text:style-name="T8">: </text:span><text:span text:style-name="VimmBibQuote"><text:span text:style-name="T8">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43" text:note-class="footnote"><text:note-citation>3</text:note-citation><text:note-body><text:p text:style-name="Standard"><text:span text:style-name="VimmPali"><text:span text:style-name="T20">Phassa, cetanā, vitakka, vicāra, pīti, saddhā, viriya, sati, samādhi, paññā, jīvitindriya, nīrvaraṇe</text:span></text:span><text:span text:style-name="T8"> </text:span><text:span text:style-name="T20">(</text:span><text:span text:style-name="VimmPali"><text:span text:style-name="T20">pahīna,</text:span></text:span><text:span text:style-name="T8">—</text:span>suggested by <text:span text:style-name="T8">Prof. Higata)</text:span><text:span text:style-name="VimmPali"><text:span text:style-name="T20">, alobha, adosa, hiri, ottappa passaddhi, chanda, adhimokkha, upekkhā, manasikāra, lobha, dosa, moha, māna, diṭṭ</text:span></text:span><text:span text:style-name="VimmPali">hi, </text:span><text:span text:style-name="VimmPali"><text:span text:style-name="T20">uddhacca</text:span></text:span><text:span text:style-name="VimmPali">kukkucca</text:span> (in the explanation <text:span text:style-name="VimmPali">thin</text:span><text:span text:style-name="VimmPali"><text:span text:style-name="T20">a</text:span></text:span><text:span text:style-name="T8"> </text:span>is substituted for <text:span text:style-name="VimmPali">kukkucca</text:span>)<text:span text:style-name="VimmPali">, </text:span><text:span text:style-name="VimmPali"><text:span text:style-name="T20">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44"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45"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46"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47"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48"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49" text:note-class="footnote"><text:note-citation>2</text:note-citation><text:note-body><text:p text:style-name="Standard"/><text:list text:style-name="L30"><text:list-item><text:p text:style-name="P37"><text:span text:style-name="VimmBibRef">Dh. v. 123</text:span>: <text:span text:style-name="VimmBibQuote">Visaṁ jīvitukāmo ‘va, pāpāni parivajjaye.</text:span></text:p></text:list-item><text:list-item><text:p text:style-name="P37"><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50" text:note-class="footnote"><text:note-citation>3</text:note-citation><text:note-body><text:p text:style-name="Standard"/><text:list text:style-name="L31"><text:list-item><text:p text:style-name="P38"><text:span text:style-name="VimmBibRef">Th. v. 1138</text:span>:</text:p><text:p text:style-name="P80">Tathā tu kassāmi yathāpi issaro;<text:line-break/>yaṁ labbhatī tena pi hotu me alaṁ;<text:line-break/>taṁ taṁ karissāmi yathā atandito<text:line-break/>biḷārabhastaṁ va yathā sumadditaṁ.</text:p></text:list-item><text:list-item><text:p text:style-name="P38"><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51"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52"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53"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54"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55"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56"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57"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58"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59"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r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60" text:note-class="footnote"><text:note-citation>1</text:note-citation><text:note-body><text:p text:style-name="Standard"><text:span text:style-name="VimmPali"><text:span text:style-name="T20">Pañcakkhandhā, pañcupādānakkhandhā, </text:span></text:span><text:span text:style-name="VimmPali">pa</text:span><text:span text:style-name="VimmPali"><text:span text:style-name="T20">ñ</text:span></text:span><text:span text:style-name="VimmPali">cadhammakkhandh</text:span><text:span text:style-name="VimmPali"><text:span text:style-name="T20">ā</text:span></text:span>.</text:p></text:note-body></text:note> Here the five aggregates are all phenomena.<text:note text:id="ftn861"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62" text:note-class="footnote"><text:note-citation>3</text:note-citation><text:note-body><text:p text:style-name="Standard"><text:span text:style-name="VimmBibRef">A. III, 134</text:span>: <text:span text:style-name="VimmBibQuote">Idha bhikkhave bhikkhu asekhena </text:span><text:span text:style-name="VimmBibQuote"><text:span text:style-name="T8">sīlakkhandhena samannāgato </text:span></text:span><text:span text:style-name="VimmBibQuote">hoti, asekhena </text:span><text:span text:style-name="VimmBibQuote"><text:span text:style-name="T8">samādhikkhandhena samannāgato </text:span></text:span><text:span text:style-name="VimmBibQuote">hoti, asekhena paññakkhandhena </text:span><text:span text:style-name="VimmBibQuote"><text:span text:style-name="T8">samannāgato </text:span></text:span><text:span text:style-name="VimmBibQuote">hoti, asekhena vimuttikkhandhena </text:span><text:span text:style-name="VimmBibQuote"><text:span text:style-name="T8">samannāgato </text:span></text:span><text:span text:style-name="VimmBibQuote">hoti, asekhena </text:span><text:span text:style-name="VimmBibQuote"><text:span text:style-name="T8">vimutti</text:span></text:span><text:span text:style-name="VimmBibQuote">ñ</text:span><text:span text:style-name="VimmBibQuote"><text:span text:style-name="T8">āṇadassanak-</text:span></text:span><text:span text:style-name="VimmBibQuote">khandhena </text:span><text:span text:style-name="VimmBibQuote"><text:span text:style-name="T8">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63" text:note-class="footnote"><text:note-citation>4</text:note-citation><text:note-body><text:p text:style-name="Standard"><text:span text:style-name="VimmPali"><text:span text:style-name="T20">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LL. Some states are compreheii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18">senseorgan</text:span> of tongue, sense-object of taste, sense-organ of body, sense-object of touch, sense-organ of mind, sense-object of ideas.<text:note text:id="ftn864"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65"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66"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67" text:note-class="footnote"><text:note-citation>3</text:note-citation><text:note-body><text:p text:style-name="Standard">In rendering the <text:span text:style-name="VimmPali">paccayas</text:span>, here and elsewhere, in this translation, we have generally followed Venerable Nyāṇatiloka <text:span text:style-name="T8">Mah</text:span>ā<text:span text:style-name="T8"> </text:span>Thera’s <text:span text:style-name="VimmPali"><text:span text:style-name="T20">“Paṭiccasamupp</text:span></text:span><text:span text:style-name="VimmPali">ā</text:span><text:span text:style-name="VimmPali"><text:span text:style-name="T20">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68"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69"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70" text:note-class="footnote"><text:note-citation>1</text:note-citation><text:note-body><text:p text:style-name="Standard">Cp. Compendium of Philosophy, 127.</text:p></text:note-body></text:note> Of these, those of very great intensity <text:span text:style-name="VimmPageNo">[[319|256]]</text:span> fulfil seven stages and are born in <text:span text:style-name="VimmPali"><text:span text:style-name="T20">avīci</text:span></text:span><text:span text:style-name="T8">,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71" text:note-class="footnote"><text:note-citation>2</text:note-citation><text:note-body><text:p text:style-name="Standard">Cp. <text:span text:style-name="VimmBibRef">D. I, 54</text:span>: <text:span text:style-name="VimmBibQuote"><text:span text:style-name="T8">Seyyathā </text:span></text:span><text:span text:style-name="VimmBibQuote">pi </text:span><text:span text:style-name="VimmBibQuote"><text:span text:style-name="T8">nāma </text:span></text:span><text:span text:style-name="VimmBibQuote">sutta-guḷe khitte </text:span><text:span text:style-name="VimmBibQuote"><text:span text:style-name="T8">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72" text:note-class="footnote"><text:note-citation>3</text:note-citation><text:note-body><text:p text:style-name="Standard">Cp. <text:span text:style-name="VimmBibRef">Compendium of Philosophy, 30</text:span> for mango simile.</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idfilled: adverting and apperception.<text:note text:id="ftn873" text:note-class="footnote"><text:note-citation>4</text:note-citation><text:note-body><text:p text:style-name="Standard">Cp. <text:span text:style-name="VimmBibRef">Ibid. 128</text:span>.</text:p></text:note-body></text:note> Here, feeling and perception should be known through various conditions.</text:p>
      <text:p text:style-name="VimmBody"><text:soft-page-break/>Through the conditioning of right-attention<text:note text:id="ftn874"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75"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76"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77" text:note-class="footnote"><text:note-citation>1</text:note-citation><text:note-body><text:p text:style-name="Standard"><text:span text:style-name="VimmBibRef">Ud. 1</text:span>; <text:span text:style-name="VimmBibRef"><text:span text:style-name="T8">S. </text:span></text:span><text:span text:style-name="VimmBibRef">II, 1</text:span>: <text:span text:style-name="VimmBibQuote">Avijjāpaccayā bhikkhave saṅkhārā; saṅkhārapaccayā viññāṇaṁ; viññāṇa</text:span><text:span text:style-name="VimmBibQuote"><text:span text:style-name="T8">paccay</text:span></text:span><text:span text:style-name="VimmBibQuote">ā</text:span><text:span text:style-name="VimmBibQuote"><text:span text:style-name="T8"> n</text:span></text:span><text:span text:style-name="VimmBibQuote">ā</text:span><text:span text:style-name="VimmBibQuote"><text:span text:style-name="T8">marūpaṁ; n</text:span></text:span><text:span text:style-name="VimmBibQuote">ā</text:span><text:span text:style-name="VimmBibQuote"><text:span text:style-name="T8">marūpapaccay</text:span></text:span><text:span text:style-name="VimmBibQuote">ā</text:span><text:span text:style-name="VimmBibQuote"><text:span text:style-name="T8"> saḷ</text:span></text:span><text:span text:style-name="VimmBibQuote">ā</text:span><text:span text:style-name="VimmBibQuote"><text:span text:style-name="T8">yatana</text:span></text:span><text:span text:style-name="VimmBibQuote">ṁ</text:span><text:span text:style-name="VimmBibQuote"><text:span text:style-name="T8">; saḷ</text:span></text:span><text:span text:style-name="VimmBibQuote">ā</text:span><text:span text:style-name="VimmBibQuote"><text:span text:style-name="T8">yatanapaccay</text:span></text:span><text:span text:style-name="VimmBibQuote">ā</text:span><text:span text:style-name="VimmBibQuote"><text:span text:style-name="T8"> phasso; phassapaccay</text:span></text:span><text:span text:style-name="VimmBibQuote">ā</text:span><text:span text:style-name="VimmBibQuote"><text:span text:style-name="T8"> vedan</text:span></text:span><text:span text:style-name="VimmBibQuote">ā</text:span><text:span text:style-name="VimmBibQuote"><text:span text:style-name="T8">; vedan</text:span></text:span><text:span text:style-name="VimmBibQuote">ā</text:span><text:span text:style-name="VimmBibQuote"><text:span text:style-name="T8">paccay</text:span></text:span><text:span text:style-name="VimmBibQuote">ā</text:span><text:span text:style-name="VimmBibQuote"><text:span text:style-name="T8"> ta</text:span></text:span><text:span text:style-name="VimmBibQuote">ṇ</text:span><text:span text:style-name="VimmBibQuote"><text:span text:style-name="T8">h</text:span></text:span><text:span text:style-name="VimmBibQuote">ā</text:span><text:span text:style-name="VimmBibQuote"><text:span text:style-name="T8">; ta</text:span></text:span><text:span text:style-name="VimmBibQuote">ṇ</text:span><text:span text:style-name="VimmBibQuote"><text:span text:style-name="T8">h</text:span></text:span><text:span text:style-name="VimmBibQuote">ā</text:span><text:span text:style-name="VimmBibQuote"><text:span text:style-name="T8">paccay</text:span></text:span><text:span text:style-name="VimmBibQuote">ā</text:span><text:span text:style-name="VimmBibQuote"><text:span text:style-name="T8"> up</text:span></text:span><text:span text:style-name="VimmBibQuote">ā</text:span><text:span text:style-name="VimmBibQuote"><text:span text:style-name="T8">d</text:span></text:span><text:span text:style-name="VimmBibQuote">ā</text:span><text:span text:style-name="VimmBibQuote"><text:span text:style-name="T8">na</text:span></text:span><text:span text:style-name="VimmBibQuote">ṁ</text:span><text:span text:style-name="VimmBibQuote"><text:span text:style-name="T8">; up</text:span></text:span><text:span text:style-name="VimmBibQuote">ā</text:span><text:span text:style-name="VimmBibQuote"><text:span text:style-name="T8">d</text:span></text:span><text:span text:style-name="VimmBibQuote">ā</text:span><text:span text:style-name="VimmBibQuote"><text:span text:style-name="T8">napaccay</text:span></text:span><text:span text:style-name="VimmBibQuote">ā</text:span><text:span text:style-name="VimmBibQuote"><text:span text:style-name="T8"> bhavo; bhavapaccay</text:span></text:span><text:span text:style-name="VimmBibQuote">ā</text:span><text:span text:style-name="VimmBibQuote"><text:span text:style-name="T8"> j</text:span></text:span><text:span text:style-name="VimmBibQuote">ā</text:span><text:span text:style-name="VimmBibQuote"><text:span text:style-name="T8">ti; j</text:span></text:span><text:span text:style-name="VimmBibQuote">ā</text:span><text:span text:style-name="VimmBibQuote"><text:span text:style-name="T8">tipaccay</text:span></text:span><text:span text:style-name="VimmBibQuote">ā</text:span><text:span text:style-name="VimmBibQuote"><text:span text:style-name="T8"> jar</text:span></text:span><text:span text:style-name="VimmBibQuote">ā</text:span><text:span text:style-name="VimmBibQuote"><text:span text:style-name="T8">mara</text:span></text:span><text:span text:style-name="VimmBibQuote">ṇ</text:span><text:span text:style-name="VimmBibQuote"><text:span text:style-name="T8">a</text:span></text:span><text:span text:style-name="VimmBibQuote">ṁ</text:span><text:span text:style-name="VimmBibQuote"><text:span text:style-name="T8"> soka-parideva-dukkha-domanass-up</text:span></text:span><text:span text:style-name="VimmBibQuote">ā</text:span><text:span text:style-name="VimmBibQuote"><text:span text:style-name="T8">y</text:span></text:span><text:span text:style-name="VimmBibQuote">ā</text:span><text:span text:style-name="VimmBibQuote"><text:span text:style-name="T8">s</text:span></text:span><text:span text:style-name="VimmBibQuote">ā</text:span><text:span text:style-name="VimmBibQuote"><text:span text:style-name="T8">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78" text:note-class="footnote"><text:note-citation>2</text:note-citation><text:note-body><text:p text:style-name="Standard"><text:span text:style-name="VimmBibRef"><text:span text:style-name="T8">Ud. 2</text:span></text:span><text:span text:style-name="T8">; </text:span><text:span text:style-name="VimmBibRef"><text:span text:style-name="T8">S. II, 1-2</text:span></text:span><text:span text:style-name="T8">: </text:span><text:span text:style-name="VimmBibQuote"><text:span text:style-name="T8">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18">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79"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e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80"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81"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82" text:note-class="footnote"><text:note-citation>3</text:note-citation><text:note-body><text:p text:style-name="Standard">Cp.</text:p><text:list text:style-name="L32"><text:list-item><text:p text:style-name="P39"><text:span text:style-name="VimmBibRef">Vbh.-a. 196</text:span>: <text:span text:style-name="VimmBibQuote">Bīje sati ankuro viya.</text:span></text:p></text:list-item><text:list-item><text:p text:style-name="P39"><text:span text:style-name="VimmBibRef">Mh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18">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83"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29">b</text:span>y ignorance.<text:note text:id="ftn884" text:note-class="footnote"><text:note-citation>1</text:note-citation><text:note-body><text:p text:style-name="Standard"/><text:list text:style-name="L33"><text:list-item><text:p text:style-name="P40">Cp. <text:span text:style-name="VimmBibRef">S. IV, 50</text:span>: <text:span text:style-name="VimmBibQuote">Avijjā kho bhikkhu eko dhammo yassa pahānā bhikkhuno avijjā pahiyati vijjā uppajjatīti.</text:span></text:p></text:list-item><text:list-item><text:p text:style-name="P40"><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85" text:note-class="footnote"><text:note-citation>2</text:note-citation><text:note-body><text:p text:style-name="Standard">Cp.</text:p><text:list text:style-name="L34"><text:list-item><text:p text:style-name="P41"><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41"><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41"><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86"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87"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88"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h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89" text:note-class="footnote"><text:note-citation>3</text:note-citation><text:note-body><text:p text:style-name="Standard"><text:span text:style-name="VimmPali">Hetu-phala-sandhi</text:span>.</text:p></text:note-body></text:note> and becoming-link.<text:note text:id="ftn890" text:note-class="footnote"><text:note-citation>4</text:note-citation><text:note-body><text:p text:style-name="Standard"><text:span text:style-name="VimmPali">bhava-sandhi</text:span>.</text:p></text:note-body></text:note> The second link is effect-condition link<text:note text:id="ftn891"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92"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93" text:note-class="footnote"><text:note-citation>7</text:note-citation><text:note-body><text:p text:style-name="Standard">Cp.</text:p><text:list text:style-name="L35"><text:list-item><text:p text:style-name="P42"><text:span text:style-name="VimmBibRef">Abhs. V, par. 12</text:span>: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42"><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42"><text:span text:style-name="VimmBibRef">Ibid.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42"><text:span text:style-name="VimmBibQuote">. . .</text:span></text:p><text:p text:style-name="P42"><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42"><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94"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95"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96" text:note-class="footnote"><text:note-citation>3</text:note-citation><text:note-body><text:p text:style-name="Standard">* The text is very confused here.</text:p></text:note-body></text:note></text:p>
      <text:p text:style-name="VimmBody">Thus consciousness conditions name-form. Name-form conditions consciousness.<text:note text:id="ftn897"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18">senseorgan;</text:span> the being touched is touch; the being felt is feeling. Thus these five states, here, in rebirth-becoming are cause of <text:span text:style-name="VimmPali">kamma</text:span> already done. Thus one should know through twenty ways”.<text:note text:id="ftn898" text:note-class="footnote"><text:note-citation>1</text:note-citation><text:note-body><text:p text:style-name="Standard"><text:span text:style-name="VimmBibRef"><text:span text:style-name="T8">Pts. </text:span></text:span><text:span text:style-name="VimmBibRef">I, 52</text:span>: <text:span text:style-name="VimmBibQuote">Purimakammabhavasmiṁ moho </text:span><text:span text:style-name="VimmBibQuote"><text:span text:style-name="T8">avijjā, āyuhanā saṅkhārā, </text:span></text:span><text:span text:style-name="VimmBibQuote">nikanti </text:span><text:span text:style-name="VimmBibQuote"><text:span text:style-name="T8">taṅhā, </text:span></text:span><text:span text:style-name="VimmBibQuote">upagamanaṁ </text:span><text:span text:style-name="VimmBibQuote"><text:span text:style-name="T8">upādāna</text:span></text:span><text:span text:style-name="VimmBibQuote">ṁ</text:span><text:span text:style-name="VimmBibQuote"><text:span text:style-name="T8">, cetanā </text:span></text:span><text:span text:style-name="VimmBibQuote">bhavo; ime pañca </text:span><text:span text:style-name="VimmBibQuote"><text:span text:style-name="T8">dhammā </text:span></text:span><text:span text:style-name="VimmBibQuote">purimakammabhavasmiṁ idha </text:span><text:span text:style-name="VimmBibQuote"><text:span text:style-name="T8">paṭisandhiyā </text:span></text:span><text:span text:style-name="VimmBibQuote">paccay</text:span><text:span text:style-name="VimmBibQuote"><text:span text:style-name="T8">ā</text:span></text:span><text:span text:style-name="VimmBibQuote"> ...Idha </text:span><text:span text:style-name="VimmBibQuote"><text:span text:style-name="T8">paripakkattā āyatanāna</text:span></text:span><text:span text:style-name="VimmBibQuote">ṁ</text:span><text:span text:style-name="VimmBibQuote"><text:span text:style-name="T8"> </text:span></text:span><text:span text:style-name="VimmBibQuote">moho </text:span><text:span text:style-name="VimmBibQuote"><text:span text:style-name="T8">avijjā, āyuhanā saṅkhārā, </text:span></text:span><text:span text:style-name="VimmBibQuote">nikanti </text:span><text:span text:style-name="VimmBibQuote"><text:span text:style-name="T8">taṅhā, </text:span></text:span><text:span text:style-name="VimmBibQuote">upagamanaṁ </text:span><text:span text:style-name="VimmBibQuote"><text:span text:style-name="T8">upādāna</text:span></text:span><text:span text:style-name="VimmBibQuote">ṁ</text:span><text:span text:style-name="VimmBibQuote"><text:span text:style-name="T8">, cetanā </text:span></text:span><text:span text:style-name="VimmBibQuote">bhavo; ime pañca </text:span><text:span text:style-name="VimmBibQuote"><text:span text:style-name="T8">dhammā </text:span></text:span><text:span text:style-name="VimmBibQuote">idhakamma-bhavasmiṁ </text:span><text:span text:style-name="VimmBibQuote"><text:span text:style-name="T8">āyati</text:span></text:span><text:span text:style-name="VimmBibQuote">ṁ</text:span><text:span text:style-name="VimmBibQuote"><text:span text:style-name="T8"> paṭisandhiyā </text:span></text:span><text:span text:style-name="VimmBibQuote">paccay</text:span><text:span text:style-name="VimmBibQuote"><text:span text:style-name="T8">ā</text:span></text:span><text:span text:style-name="VimmBibQuote">. Ā</text:span><text:span text:style-name="VimmBibQuote"><text:span text:style-name="T8">yati</text:span></text:span><text:span text:style-name="VimmBibQuote">ṁ</text:span><text:span text:style-name="VimmBibQuote"><text:span text:style-name="T8"> </text:span></text:span><text:span text:style-name="VimmBibQuote">paṭisandhi </text:span><text:span text:style-name="VimmBibQuote"><text:span text:style-name="T8">viññāṇa</text:span></text:span><text:span text:style-name="VimmBibQuote">ṁ</text:span><text:span text:style-name="VimmBibQuote"><text:span text:style-name="T8">, </text:span></text:span><text:span text:style-name="VimmBibQuote">okkanti </text:span><text:span text:style-name="VimmBibQuote"><text:span text:style-name="T8">nāma-rūpa</text:span></text:span><text:span text:style-name="VimmBibQuote">ṁ</text:span><text:span text:style-name="VimmBibQuote"><text:span text:style-name="T8">, pasādo āyatana</text:span></text:span><text:span text:style-name="VimmBibQuote">ṁ</text:span><text:span text:style-name="VimmBibQuote"><text:span text:style-name="T8">, phuṭṭho phasso, vedayita</text:span></text:span><text:span text:style-name="VimmBibQuote">ṁ</text:span><text:span text:style-name="VimmBibQuote"><text:span text:style-name="T8"> vedanā; ime pañca dhammā āyati</text:span></text:span><text:span text:style-name="VimmBibQuote">ṁ</text:span><text:span text:style-name="VimmBibQuote"><text:span text:style-name="T8"> upapattibhavasmi</text:span></text:span><text:span text:style-name="VimmBibQuote">ṁ</text:span><text:span text:style-name="VimmBibQuote"><text:span text:style-name="T8"> idha katassa kammassa paccayā. Iti ime catusaṅkhepe tayo addhe visatiyā ākārehi tisandhi</text:span></text:span><text:span text:style-name="VimmBibQuote">ṁ</text:span><text:span text:style-name="VimmBibQuote"><text:span text:style-name="T8"> paṭiccasamuppāda</text:span></text:span><text:span text:style-name="VimmBibQuote">ṁ</text:span><text:span text:style-name="VimmBibQuote"><text:span text:style-name="T8"> jānāti passati aññāti paṭivijjhati. Tañ ñātaṭṭhena ñāṇa</text:span></text:span><text:span text:style-name="VimmBibQuote">ṁ</text:span><text:span text:style-name="VimmBibQuote"><text:span text:style-name="T8">, pajānanaṭṭhena paññā; </text:span></text:span><text:span text:style-name="VimmBibQuote">term </text:span><text:span text:style-name="VimmBibQuote"><text:span text:style-name="T8">vuccati—‘Paccaya pariggahe paññā dhammaṭṭhitiñāṇa</text:span></text:span><text:span text:style-name="VimmBibQuote">ṁ</text:span><text:span text:style-name="VimmBibQuote"><text:span text:style-name="T8">’.</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j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99"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900"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1">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901"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8">tāri ariyasaccāni: </text:span></text:span><text:span text:style-name="VimmBibQuote">dukkhaṁ ariyasaccaṁ dukkhasamudayo ariyasaccaṁ dukkhanirodho ariyasaccaṁ </text:span><text:span text:style-name="VimmBibQuote"><text:span text:style-name="T8">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8">Jāti </text:span></text:span><text:span text:style-name="VimmBibQuote">pi </text:span><text:span text:style-name="VimmBibQuote"><text:span text:style-name="T8">dukkhā jarā </text:span></text:span><text:span text:style-name="VimmBibQuote">pi </text:span><text:span text:style-name="VimmBibQuote"><text:span text:style-name="T8">dukkhā </text:span></text:span><text:span text:style-name="VimmBibQuote">maraṇaṁ pi dukkhaṁ sokaparidevadukkhadomanas-</text:span><text:span text:style-name="VimmBibQuote"><text:span text:style-name="T8">supāyāsā </text:span></text:span><text:span text:style-name="VimmBibQuote">pi </text:span><text:span text:style-name="VimmBibQuote"><text:span text:style-name="T8">dukkhā </text:span></text:span><text:span text:style-name="VimmBibQuote">appiyehi sampayogo dukkho piyehi vippayogo dukkho yam p’icchaṁ na labhati tarn pi dukkhaṁ; sankhittena </text:span><text:span text:style-name="VimmBibQuote"><text:span text:style-name="T8">pancupādānakkhandhā </text:span></text:span><text:span text:style-name="VimmBibQuote">pi </text:span><text:span text:style-name="VimmBibQuote"><text:span text:style-name="T8">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902" text:note-class="footnote"><text:note-citation>1</text:note-citation><text:note-body><text:p text:style-name="Standard"><text:span text:style-name="VimmTODO">[NOTE: enumeration added]</text:span></text:p><text:list text:style-name="L36"><text:list-item><text:p text:style-name="P43"><text:span text:style-name="Default_20_Paragraph_20_Font">Cp. </text:span><text:span text:style-name="VimmBibRef">Vbh. 99</text:span>: <text:span text:style-name="VimmBibQuote">Tattha </text:span><text:span text:style-name="VimmBibQuote"><text:span text:style-name="T8">katamā jāti? Yā tesaṁ tesaṁ sattānaṁ </text:span></text:span><text:span text:style-name="VimmBibQuote">tamhi tamhi </text:span><text:span text:style-name="VimmBibQuote"><text:span text:style-name="T8">sattanikāye jāti sañjāti okkanti abhinibbatti khandhānaṁ pātubhāvo āyatanānaṁ paṭilābho ayaṁ vuccati jāti.</text:span></text:span></text:p><text:p text:style-name="P43"><text:span text:style-name="VimmBibQuote"><text:span text:style-name="T8">Tattha katamā jarā? Yā tesaṁ tesaṁ sattānaṁ </text:span></text:span><text:span text:style-name="VimmBibQuote">tamhi tamhi </text:span><text:span text:style-name="VimmBibQuote"><text:span text:style-name="T8">sattanikāye jarā jīraṇatā khaṇdiccaṁ pāliccaṁ valittacatā āyuno saṁhāni indriyānaṁ paripāko: ayaṁ vuccati jarā.</text:span></text:span></text:p><text:p text:style-name="P43"><text:span text:style-name="VimmBibQuote"><text:span text:style-name="T8">Tattha katamaṁ maraṇaṁ? Yā tesaṁ tesaṁ...cuti cavanatā bhedo antaradhānaṁ maccu maraṇaṁ kālakiriyā khandhānaṁ bhedo kaḷevarassa nikkhepo jīvitindriyassa upacchedo: idaṁ vuccati maraṇaṁ.</text:span></text:span><text:span text:style-name="T8">—</text:span>The explanation given above is quite different.</text:p></text:list-item><text:list-item><text:p text:style-name="P43">Cp. <text:span text:style-name="VimmBibRef">Ibid. 367</text:span>: <text:span text:style-name="VimmBibQuote"><text:span text:style-name="T8">Maraṇaṁ </text:span></text:span><text:span text:style-name="VimmBibQuote">paṭicca bhaya</text:span><text:span text:style-name="VimmBibQuote"><text:span text:style-name="T8">ṁ</text:span></text:span><text:span text:style-name="VimmBibQuote"> </text:span><text:span text:style-name="VimmBibQuote"><text:span text:style-name="T8">bhayāriakaṁ </text:span></text:span><text:span text:style-name="VimmBibQuote">chambhitatta</text:span><text:span text:style-name="VimmBibQuote"><text:span text:style-name="T8">ṁ</text:span></text:span><text:span text:style-name="VimmBibQuote"> lomaha</text:span><text:span text:style-name="VimmBibQuote"><text:span text:style-name="T8">ṁ</text:span></text:span><text:span text:style-name="VimmBibQuote">so cetaso </text:span><text:span text:style-name="VimmBibQuote"><text:span text:style-name="T8">utrāso: </text:span></text:span><text:span text:style-name="VimmBibQuote">ida</text:span><text:span text:style-name="VimmBibQuote"><text:span text:style-name="T8">ṁ</text:span></text:span><text:span text:style-name="VimmBibQuote"> vuccati maraṇabhaya</text:span><text:span text:style-name="VimmBibQuote"><text:span text:style-name="T8">ṁ</text:span></text:span><text:span text:style-name="VimmBibQuote">.</text:span></text:p></text:list-item><text:list-item><text:p text:style-name="P43"><text:span text:style-name="VimmBibRef">Ibid. 99-100</text:span>: <text:span text:style-name="VimmBibQuote">Tattha katamo soko? ñ</text:span><text:span text:style-name="VimmBibQuote"><text:span text:style-name="T8">ātivyasanena vā </text:span></text:span><text:span text:style-name="VimmBibQuote">phuṭṭhassa bhogavyasanena </text:span><text:span text:style-name="VimmBibQuote"><text:span text:style-name="T8">vā </text:span></text:span><text:span text:style-name="VimmBibQuote">phuṭṭhassa rogavyasanena </text:span><text:span text:style-name="VimmBibQuote"><text:span text:style-name="T8">vā </text:span></text:span><text:span text:style-name="VimmBibQuote">phuṭṭhassa sīlavyasanena </text:span><text:span text:style-name="VimmBibQuote"><text:span text:style-name="T8">vā </text:span></text:span><text:span text:style-name="VimmBibQuote">phuṭṭhassa diṭṭhivyasanena </text:span><text:span text:style-name="VimmBibQuote"><text:span text:style-name="T8">vā </text:span></text:span><text:span text:style-name="VimmBibQuote">phuṭṭhassa aññataraññatarena vyasanena </text:span><text:span text:style-name="VimmBibQuote"><text:span text:style-name="T8">samannāgatassa </text:span></text:span><text:span text:style-name="VimmBibQuote">aññataraññatarena dukkhadham-mena phuṭṭhassa soko </text:span><text:span text:style-name="VimmBibQuote"><text:span text:style-name="T8">socanā </text:span></text:span><text:span text:style-name="VimmBibQuote">socitattaṁ antosoko antoparisoko cetaso </text:span><text:span text:style-name="VimmBibQuote"><text:span text:style-name="T8">parijjhāyana </text:span></text:span><text:span text:style-name="VimmBibQuote">domanassaṁ sokasallaṁ: ayaṁ vuccati soko</text:span> (—Cp. <text:span text:style-name="VimmBibRef">Nidd. I, 128</text:span> which adds <text:span text:style-name="VimmBibQuote"><text:span text:style-name="T8">antoḍāho antopariḍāho</text:span></text:span><text:span text:style-name="T8"> </text:span>to the list.).</text:p><text:p text:style-name="P43"><text:span text:style-name="VimmBibQuote">Tattha katamo paridevo? ñ</text:span><text:span text:style-name="VimmBibQuote"><text:span text:style-name="T8">ātivyasanena vā </text:span></text:span><text:span text:style-name="VimmBibQuote">phuṭṭhassa ... </text:span><text:span text:style-name="VimmBibQuote"><text:span text:style-name="T8">ādevo </text:span></text:span><text:span text:style-name="VimmBibQuote">paridevo </text:span><text:span text:style-name="VimmBibQuote"><text:span text:style-name="T8">ādevanā paridevanā ādevitatta</text:span></text:span><text:span text:style-name="VimmBibQuote">ṁ</text:span><text:span text:style-name="VimmBibQuote"><text:span text:style-name="T8"> paridevitatta</text:span></text:span><text:span text:style-name="VimmBibQuote">ṁ</text:span><text:span text:style-name="VimmBibQuote"><text:span text:style-name="T8"> vācā palāpo vippalāpo lālapo lālapanā lālapitatta</text:span></text:span><text:span text:style-name="VimmBibQuote">ṁ</text:span><text:span text:style-name="VimmBibQuote"><text:span text:style-name="T8">: Aya</text:span></text:span><text:span text:style-name="VimmBibQuote">ṁ</text:span><text:span text:style-name="VimmBibQuote"><text:span text:style-name="T8"> vuccati paridevo.</text:span></text:span></text:p><text:p text:style-name="P43"><text:span text:style-name="VimmBibQuote"><text:span text:style-name="T8">Tattha katama</text:span></text:span><text:span text:style-name="VimmBibQuote">ṁ</text:span><text:span text:style-name="VimmBibQuote"><text:span text:style-name="T8"> dukkha</text:span></text:span><text:span text:style-name="VimmBibQuote">ṁ</text:span><text:span text:style-name="VimmBibQuote"><text:span text:style-name="T8">? </text:span></text:span><text:span text:style-name="VimmBibQuote">Yaṁ </text:span><text:span text:style-name="VimmBibQuote"><text:span text:style-name="T8">kāyika</text:span></text:span><text:span text:style-name="VimmBibQuote">ṁ</text:span><text:span text:style-name="VimmBibQuote"><text:span text:style-name="T8"> asāta</text:span></text:span><text:span text:style-name="VimmBibQuote">ṁ</text:span><text:span text:style-name="VimmBibQuote"><text:span text:style-name="T8"> kāyika</text:span></text:span><text:span text:style-name="VimmBibQuote">ṁ</text:span><text:span text:style-name="VimmBibQuote"><text:span text:style-name="T8"> dukkha</text:span></text:span><text:span text:style-name="VimmBibQuote">ṁ</text:span><text:span text:style-name="VimmBibQuote"><text:span text:style-name="T8"> kāyasamphas-saja</text:span></text:span><text:span text:style-name="VimmBibQuote">ṁ</text:span><text:span text:style-name="VimmBibQuote"><text:span text:style-name="T8"> asāta</text:span></text:span><text:span text:style-name="VimmBibQuote">ṁ</text:span><text:span text:style-name="VimmBibQuote"><text:span text:style-name="T8"> dukkha</text:span></text:span><text:span text:style-name="VimmBibQuote">ṁ</text:span><text:span text:style-name="VimmBibQuote"><text:span text:style-name="T8"> vedayita</text:span></text:span><text:span text:style-name="VimmBibQuote">ṁ</text:span><text:span text:style-name="VimmBibQuote"><text:span text:style-name="T8"> kāyasamphassajā asātā dukkhā vedanā: ida</text:span></text:span><text:span text:style-name="VimmBibQuote">ṁ</text:span><text:span text:style-name="VimmBibQuote"><text:span text:style-name="T8"> vuccati dukkha</text:span></text:span><text:span text:style-name="VimmBibQuote">ṁ</text:span><text:span text:style-name="VimmBibQuote"><text:span text:style-name="T8">.</text:span></text:span></text:p><text:p text:style-name="P43"><text:span text:style-name="VimmBibQuote">Tattha katamaṁ domanassaṁ? Yaṁ cetasikaṁ asātaṁ cetasikaṁ dukkhaṁ cetosamphassajaṁ asātaṁ dukkhaṁ vedayitaṁ cetosamphassajā asātā dukkhā vedanā: idaṁ vuccati domanassaṁ.</text:span></text:p><text:p text:style-name="P43"><text:span text:style-name="VimmBibQuote">Tattha katamo upāyāso? ñātivyasanena vā phuṭṭhassa ... āyāso upāyāso āyāsitattaṁ upāyāsitattaṁ: ayaṁ vuccati upāyāso.</text:span></text:p><text:p text:style-name="P43"><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43"><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43"><text:span text:style-name="VimmBibRef">Ibid.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43"><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43"><text:span text:style-name="VimmBibQuote"><text:span text:style-name="T8">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903"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malism.<text:note text:id="ftn904" text:note-class="footnote"><text:note-citation>2</text:note-citation><text:note-body><text:p text:style-name="Standard"><text:span text:style-name="VimmPali">Sassatadiṭṭhi</text:span>.</text:p></text:note-body></text:note> The craving for annihilation arises together with the view of nihilism.<text:note text:id="ftn905" text:note-class="footnote"><text:note-citation>3</text:note-citation><text:note-body><text:p text:style-name="Standard"><text:span text:style-name="VimmPali">Ucchedadhiṭṭhi</text:span>.</text:p></text:note-body></text:note> Thus should the Noble Truth of the Origin of ill be known.<text:note text:id="ftn906" text:note-class="footnote"><text:note-citation>4</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907" text:note-class="footnote"><text:note-citation>5</text:note-citation><text:note-body><text:p text:style-name="Standard"><text:span text:style-name="VimmBibRef">Ibid.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908"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ill and origin are the consequence and cause of mundanc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909" text:note-class="footnote"><text:note-citation>1</text:note-citation><text:note-body><text:p text:style-name="Standard"/><text:list text:style-name="L37"><text:list-item><text:p text:style-name="P44"><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44"><text:span text:style-name="VimmBibQuote">...Taṁ kho panidaṁ dukkhasamudayam ariyasaccam pahātabban ti me bhikkhave pubbe...pahīnan ti me bhikkhave pubbe... āloko udapādi.</text:span></text:p><text:p text:style-name="P44"><text:span text:style-name="VimmBibQuote">...Taṁ kho panidaṁ dukkhanirodhaṁ ariyasaccaṁ sacchikātabban ti me bhikkhave pubbe...sacchikatan ti me bhikkhave pubbe... āloko udapādi.</text:span></text:p><text:p text:style-name="P44"><text:span text:style-name="VimmBibQuote">...Taṁ kho panidaṁ dukkhanirodhagāminī paṭipadā ariyasaccam bhāvetabban ti me bhikkhave pubbe...bhāvitan ti me bhikkhave pubbe...āloko udapādi.</text:span></text:p></text:list-item><text:list-item><text:p text:style-name="P44">Cp. <text:span text:style-name="VimmBibRef">Abhmv. vv. 1382-83</text:span>:</text:p><text:p text:style-name="P81">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910" text:note-class="footnote"><text:note-citation>2</text:note-citation><text:note-body><text:p text:style-name="Standard"><text:span text:style-name="VimmPali">Padattha</text:span>.</text:p></text:note-body></text:note> through characteristics,<text:note text:id="ftn911" text:note-class="footnote"><text:note-citation>3</text:note-citation><text:note-body><text:p text:style-name="Standard"><text:span text:style-name="VimmPali">Lakkhaṇa</text:span>.</text:p></text:note-body></text:note> through series in beliefs,<text:note text:id="ftn912" text:note-class="footnote"><text:note-citation>4</text:note-citation><text:note-body><text:p text:style-name="Standard"><text:span text:style-name="VimmPali">Kama</text:span>.</text:p></text:note-body></text:note> through analogy,<text:note text:id="ftn913"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14"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ua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15" text:note-class="footnote"><text:note-citation>1</text:note-citation><text:note-body><text:p text:style-name="Standard">Cp.</text:p><text:list text:style-name="L38"><text:list-item><text:p text:style-name="P45"><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45"><text:span text:style-name="VimmBibRef">A. IV, 340</text:span>: <text:span text:style-name="VimmBibQuote">‘Bhisakko’ ti bhikkhave Tathāgatass’ etaṁ adhivacanaṁ arahato sammāsambuddhassa.</text:span></text:p></text:list-item><text:list-item><text:p text:style-name="P45"><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45"><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45"><text:span text:style-name="VimmBibQuote">Tattha taṇhārogassa samatho bhesajjaṁ, rāgavirāgā cetovimutti arogaṁ. Avijjārogassa vipassanā bhesajjaṁ, avijjāvirāgā paññāvimutti arogaṁ.</text:span></text:p><text:p text:style-name="P45"><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45"><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45"><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16" text:note-class="footnote"><text:note-citation>2</text:note-citation><text:note-body><text:p text:style-name="Standard"/><text:list text:style-name="L39"><text:list-item><text:p text:style-name="P46"><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46"><text:span text:style-name="VimmBibQuote">Mahā udakaṇṇavo ti kho bhikkhave catunnaṁ oghānaṁ adhivacanaṁ, kāmoghassa bhavoghassa diṭṭhoghassa avijjoghassa.</text:span></text:p><text:p text:style-name="P46"><text:span text:style-name="VimmBibQuote">Orimantīraṁ sāsaṅkaṁ sappaṭibhayan ti kho bhikkhave sakkāyassetaṁ adhivacanaṁ.</text:span></text:p><text:p text:style-name="P46"><text:span text:style-name="VimmBibQuote">Pārimantīraṁ khemaṁ appaṭibhayan ti kho bhikkhave nibbānassetaṁ adhivacanaṁ.</text:span></text:p><text:p text:style-name="P46"><text:span text:style-name="VimmBibQuote">Kullan ti kho bhikkhave ariyassetaṁ aṭṭhangikassa maggassa adhivacanaṁ, seyyathīdaṁ sammādiṭṭhiyā. . . pe . . . sammāsamādhissa.</text:span></text:p><text:p text:style-name="P46"><text:span text:style-name="VimmBibQuote">Hatthehi ca pādehi ca vāyāmo ti kho bhikkhave viriyārambhassetaṁ adhivacanaṁ.</text:span></text:p><text:p text:style-name="P46"><text:span text:style-name="VimmBibQuote">Tiṇṇo pārangato thale tiṭṭhati brāhmaṇo ti kho bhikkhave arahato etaṁ adhi-vacanan ti.</text:span></text:p></text:list-item><text:list-item><text:p text:style-name="P46"><text:span text:style-name="VimmBibRef">Sn. 321</text:span>:</text:p><text:p text:style-name="P82">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17" text:note-class="footnote"><text:note-citation>3</text:note-citation><text:note-body><text:p text:style-name="Standard">Cp.</text:p><text:list text:style-name="L40"><text:list-item><text:p text:style-name="P47"><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47"><text:span text:style-name="VimmBibRef">Th. 604, 656</text:span>:</text:p><text:p text:style-name="P83">Pariciṇṇo <text:span text:style-name="T8">mayā satthā, </text:span>kataṁ buddhassa <text:span text:style-name="T8">sāsana</text:span>ṁ,<text:line-break/>ohito garuko <text:span text:style-name="T8">bhāro </text:span>bhavanetti <text:span text:style-name="T8">samūhatā.</text:span></text:p></text:list-item><text:list-item><text:p text:style-name="P47"><text:span text:style-name="VimmBibRef">Dh. 402</text:span>; <text:span text:style-name="VimmBibRef">Sn. 626</text:span>:</text:p><text:p text:style-name="P83">Yo dukkhassa <text:span text:style-name="T8">pajā</text:span>ṇ<text:span text:style-name="T8">āti</text:span>, idh’ eva khayam attano,<text:line-break/><text:span text:style-name="T8">pannabhārā</text:span>ṁ<text:span text:style-name="T8"> </text:span>visaṁyuttaṁ, tam ahaṁ <text:span text:style-name="T8">brūmi </text:span>‘<text:span text:style-name="T8">Brāhma</text:span>ṇ<text:span text:style-name="T8">a</text:span>ṁ’.</text:p></text:list-item><text:list-item><text:p text:style-name="P47"><text:span text:style-name="VimmBibRef">S. III, 25-6</text:span>: <text:span text:style-name="VimmBibQuote"><text:span text:style-name="T8">Sāvatthiya</text:span></text:span><text:span text:style-name="VimmBibQuote">ṁ</text:span><text:span text:style-name="VimmBibQuote"><text:span text:style-name="T8"> </text:span></text:span><text:span text:style-name="VimmBibQuote">Tatra kho . . . pe . . .</text:span></text:p><text:p text:style-name="P47"><text:span text:style-name="VimmBibQuote"><text:span text:style-name="T8">Bhārañ </text:span></text:span><text:span text:style-name="VimmBibQuote">ca vo bhikkhave </text:span><text:span text:style-name="VimmBibQuote"><text:span text:style-name="T8">desissāmi, bhārahārañ </text:span></text:span><text:span text:style-name="VimmBibQuote">ca </text:span><text:span text:style-name="VimmBibQuote"><text:span text:style-name="T8">bhārādānañ </text:span></text:span><text:span text:style-name="VimmBibQuote">ca bh</text:span><text:span text:style-name="VimmBibQuote"><text:span text:style-name="T8">ā</text:span></text:span><text:span text:style-name="VimmBibQuote">ranikkhe-pana</text:span><text:span text:style-name="VimmBibQuote"><text:span text:style-name="T8">ñ</text:span></text:span><text:span text:style-name="VimmBibQuote"> ca. Taṁ </text:span><text:span text:style-name="VimmBibQuote"><text:span text:style-name="T8">suṇātha</text:span></text:span><text:span text:style-name="VimmBibQuote">...</text:span></text:p><text:p text:style-name="P47"><text:span text:style-name="VimmBibQuote">Katamo ca bhikkhave </text:span><text:span text:style-name="VimmBibQuote"><text:span text:style-name="T8">bhāro?</text:span></text:span><text:span text:style-name="VimmBibQuote"> </text:span><text:span text:style-name="VimmBibQuote"><text:span text:style-name="T8">Pañcupādānakkhandhā tissa </text:span></text:span><text:span text:style-name="VimmBibQuote">vacanīyaṁ. Katame pa</text:span><text:span text:style-name="VimmBibQuote"><text:span text:style-name="T8">ñ</text:span></text:span><text:span text:style-name="VimmBibQuote">ca? Seyyathīdaṁ </text:span><text:span text:style-name="VimmBibQuote"><text:span text:style-name="T8">rūpupādānakkhandho</text:span></text:span><text:span text:style-name="VimmBibQuote">...</text:span><text:span text:style-name="VimmBibQuote"><text:span text:style-name="T8">viññāṇupādānakkhandho. Aya</text:span></text:span><text:span text:style-name="VimmBibQuote">ṁ</text:span><text:span text:style-name="VimmBibQuote"><text:span text:style-name="T8"> </text:span></text:span><text:span text:style-name="VimmBibQuote">vuccati bhikkhave </text:span><text:span text:style-name="VimmBibQuote"><text:span text:style-name="T8">bhāro.</text:span></text:span></text:p><text:p text:style-name="P47"><text:span text:style-name="VimmBibQuote">Katamo ca bhikkhave </text:span><text:span text:style-name="VimmBibQuote"><text:span text:style-name="T8">bhārahāro?</text:span></text:span><text:span text:style-name="VimmBibQuote"> Puggalo </text:span><text:span text:style-name="VimmBibQuote"><text:span text:style-name="T8">tissa </text:span></text:span><text:span text:style-name="VimmBibQuote">vacanīyaṁ. Yoyaṁ </text:span><text:span text:style-name="VimmBibQuote"><text:span text:style-name="T8">āyasmā </text:span></text:span><text:span text:style-name="VimmBibQuote">evaṁ </text:span><text:span text:style-name="VimmBibQuote"><text:span text:style-name="T8">nāmo </text:span></text:span><text:span text:style-name="VimmBibQuote">evaṁ gotto. </text:span><text:span text:style-name="VimmBibQuote"><text:span text:style-name="T8">Aya</text:span></text:span><text:span text:style-name="VimmBibQuote">ṁ</text:span><text:span text:style-name="VimmBibQuote"><text:span text:style-name="T8"> </text:span></text:span><text:span text:style-name="VimmBibQuote">vuccati bhikkhave </text:span><text:span text:style-name="VimmBibQuote"><text:span text:style-name="T8">bhārahāro</text:span></text:span><text:span text:style-name="VimmBibQuote">.</text:span></text:p><text:p text:style-name="P47"><text:span text:style-name="VimmBibQuote">Katama</text:span><text:span text:style-name="VimmBibQuote"><text:span text:style-name="T8">ñ</text:span></text:span><text:span text:style-name="VimmBibQuote"> ca bhikkhave </text:span><text:span text:style-name="VimmBibQuote"><text:span text:style-name="T8">bhārādāna</text:span></text:span><text:span text:style-name="VimmBibQuote">ṁ</text:span><text:span text:style-name="VimmBibQuote"><text:span text:style-name="T8">? Yāya</text:span></text:span><text:span text:style-name="VimmBibQuote">ṁ</text:span><text:span text:style-name="VimmBibQuote"><text:span text:style-name="T8"> taṇhā ponobhavikā nandirāga- sahagatā tatra tratrābhinandinī seyyathīda</text:span></text:span><text:span text:style-name="VimmBibQuote">ṁ</text:span><text:span text:style-name="VimmBibQuote"><text:span text:style-name="T8">, kāmataṇhā bhavataṇhā vibhava-taṇhā. Ida</text:span></text:span><text:span text:style-name="VimmBibQuote">ṁ</text:span><text:span text:style-name="VimmBibQuote"><text:span text:style-name="T8"> vuccati bhikkhave bhārādāna</text:span></text:span><text:span text:style-name="VimmBibQuote">ṁ</text:span><text:span text:style-name="VimmBibQuote"><text:span text:style-name="T8">.</text:span></text:span></text:p><text:p text:style-name="P47"><text:span text:style-name="VimmBibQuote"><text:span text:style-name="T8">Katamañ ca bhikkhave bhāranikkhepana</text:span></text:span><text:span text:style-name="VimmBibQuote">ṁ</text:span><text:span text:style-name="VimmBibQuote"><text:span text:style-name="T8">? Yo tassā-yeva taṇhāya asesa- virāganirodho cāgo paṭinissaggo mutti anālayo. Ida</text:span></text:span><text:span text:style-name="VimmBibQuote">ṁ</text:span><text:span text:style-name="VimmBibQuote"><text:span text:style-name="T8"> vuccati bhikkhave bhāra- nikkhepanan ti.</text:span></text:span></text:p><text:p text:style-name="P47"><text:span text:style-name="VimmBibQuote"><text:span text:style-name="T8">Idam avoca Bhagavā . . . etad avoca Satthā:</text:span></text:span></text:p><text:p text:style-name="P83"><text:span text:style-name="T8">Bhārā </text:span>have <text:span text:style-name="T8">pañcakkhandhā,<text:line-break/></text:span>bhārahāro ca puggalo,<text:line-break/>bhārādānaṁ dukkhaṁ loke,<text:line-break/>bhāranikkhepanaṁ sukhaṁ.</text:p><text:p text:style-name="P83">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18" text:note-class="footnote"><text:note-citation>1</text:note-citation><text:note-body><text:p text:style-name="Standard">Cp.</text:p><text:list text:style-name="L41"><text:list-item><text:p text:style-name="P48"><text:span text:style-name="VimmBibRef">D III, 273</text:span>: <text:span text:style-name="VimmBibQuote">It’ ime dasa </text:span><text:span text:style-name="VimmBibQuote"><text:span text:style-name="T9">dhammā bhūtā tacchā tathā avitathā anaññathā sammā Tathāgatena abhisambuddhā</text:span></text:span><text:span text:style-name="VimmPali"><text:span text:style-name="T22">. </text:span></text:span><text:span text:style-name="T9">(=</text:span><text:span text:style-name="VimmPali"><text:span text:style-name="T22"> </text:span></text:span><text:span text:style-name="VimmBibQuote"><text:span text:style-name="T9">Bhūtā ti sabhāvato vijjamānā. Tacchā ti yathāvā. Tathā ti yathā vuttā tathā sabhāvā. Avitathā ti yathā vuttā na tathā na honti. Anaññathā ti vutta-ppakārato na aññathā</text:span></text:span><text:span text:style-name="T9">—</text:span><text:span text:style-name="VimmBibRef"><text:span text:style-name="T9">Sv. III, 1057</text:span></text:span><text:span text:style-name="T9">).</text:span></text:p></text:list-item><text:list-item><text:p text:style-name="P48"><text:span text:style-name="VimmBibRef"><text:span text:style-name="T9">S. V, 430-31</text:span></text:span><text:span text:style-name="T9">: </text:span><text:span text:style-name="VimmBibQuote"><text:span text:style-name="T9">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9"> (= </text:span><text:span text:style-name="VimmBibQuote"><text:span text:style-name="T9">Sabhāva-vijahan’ aṭṭhena tathaṁ. Dukkhaṁ </text:span></text:span><text:span text:style-name="VimmBibQuote">hi </text:span><text:span text:style-name="VimmBibQuote"><text:span text:style-name="T9">dukkham eva vuttaṁ sabhāvassa amoghatāya avitathaṁ. Na dukkhaṁ adukkhaṁ nāma hoti. Añña-sabhāvānupagamena anaññathaṁ. Na </text:span></text:span><text:span text:style-name="VimmBibQuote">hi </text:span><text:span text:style-name="VimmBibQuote"><text:span text:style-name="T9">dukkhaṁ samudayādi-sabhāvaṁ upagacchati. Samudayādīsu pi es’ eva nayo ti</text:span></text:span><text:span text:style-name="T9">—</text:span><text:span text:style-name="VimmBibRef"><text:span text:style-name="T9">Spk. III, 298</text:span></text:span><text:span text:style-name="T9">).</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19" text:note-class="footnote"><text:note-citation>2</text:note-citation><text:note-body><text:p text:style-name="Standard"><text:span text:style-name="VimmBibRef"><text:span text:style-name="T9">Vbh. 116</text:span></text:span><text:span text:style-name="T9">: </text:span><text:span text:style-name="VimmBibQuote"><text:span text:style-name="T9">Dve saccā lokiyā; dve saccā lokuttarā.</text:span></text:span></text:p></text:note-body></text:note> Mundane truth is canker, fetter, tangle, flood, yoke, hindrance, contact, clinging, defilement.<text:note text:id="ftn920" text:note-class="footnote"><text:note-citation>3</text:note-citation><text:note-body><text:p text:style-name="Standard"><text:span text:style-name="VimmBibRef"><text:span text:style-name="T9">Vbh. 12</text:span></text:span><text:span text:style-name="T9">; </text:span><text:span text:style-name="VimmBibRef"><text:span text:style-name="T9">Dhs. par. 584-85</text:span></text:span><text:span text:style-name="T9">: </text:span><text:span text:style-name="VimmBibQuote"><text:span text:style-name="T9">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21" text:note-class="footnote"><text:note-citation>4</text:note-citation><text:note-body><text:p text:style-name="Standard"><text:span text:style-name="VimmBibRef"><text:span text:style-name="T9">Vbh. 116</text:span></text:span><text:span text:style-name="T9">: </text:span><text:span text:style-name="VimmBibQuote"><text:span text:style-name="T9">Tiṇi saccā saṁkhatā; nirodhasaccaṁ asaṁkhataṁ.</text:span></text:span></text:p></text:note-body></text:note> Three Truths are without<text:note text:id="ftn922" text:note-class="footnote"><text:note-citation>5</text:note-citation><text:note-body><text:p text:style-name="Standard"><text:span text:style-name="VimmPali"><text:span text:style-name="T22">*</text:span></text:span><text:span text:style-name="T9"> </text:span>Should read ‘with’. Perhaps an error (see <text:span text:style-name="VimmTODO">n. 5 below</text:span>).</text:p></text:note-body></text:note> form. The Truth of Ill is with and without form.<text:note text:id="ftn923" text:note-class="footnote"><text:note-citation>6</text:note-citation><text:note-body><text:p text:style-name="Standard"><text:span text:style-name="VimmBibRef">Vbh. 116</text:span>: <text:span text:style-name="VimmBibQuote"><text:span text:style-name="T9">Tiṇi saccā rūpā; </text:span></text:span><text:span text:style-name="VimmBibQuote">dukkasacca</text:span><text:span text:style-name="VimmBibQuote"><text:span text:style-name="T9">ṁ</text:span></text:span><text:span text:style-name="VimmBibQuote"> </text:span><text:span text:style-name="VimmBibQuote"><text:span text:style-name="T9">siyā rūpaṁ siyā arūpaṁ.</text:span></text:span></text:p></text:note-body></text:note> The Truth of Origin is unskilful. The Truth of the Path is skilful. The Truth of Cessation is indeterminate. The Truth of Ill is skilful, unskilful and indeterminate.<text:note text:id="ftn924" text:note-class="footnote"><text:note-citation>7</text:note-citation><text:note-body><text:p text:style-name="Standard"><text:span text:style-name="VimmBibRef">Ibid. </text:span><text:span text:style-name="VimmBibRef"><text:span text:style-name="T9">112</text:span></text:span><text:span text:style-name="T9">: </text:span><text:span text:style-name="VimmBibQuote"><text:span text:style-name="T9">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25" text:note-class="footnote"><text:note-citation>8</text:note-citation><text:note-body><text:p text:style-name="Standard">See <text:span text:style-name="VimmTODO"><text:span text:style-name="T9">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26" text:note-class="footnote"><text:note-citation>9</text:note-citation><text:note-body><text:p text:style-name="Standard"><text:span text:style-name="VimmPali">Samatha</text:span>.</text:p></text:note-body></text:note> and insight<text:note text:id="ftn927" text:note-class="footnote"><text:note-citation>10</text:note-citation><text:note-body><text:p text:style-name="Standard"><text:span text:style-name="VimmPali">Vipassanā</text:span>.</text:p></text:note-body></text:note> are the Path. They are of three kinds thus: (Misery of the suffering of the three planes<text:note text:id="ftn928" text:note-class="footnote"><text:note-citation>11</text:note-citation><text:note-body><text:p text:style-name="Standard">* This whole sentence is given as <text:span text:style-name="VimmPali">dukkha-dukkha</text:span>.</text:p></text:note-body></text:note>) is the Truth of Ill; the three unskilful faculties<text:note text:id="ftn929"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30" text:note-class="footnote"><text:note-citation>1</text:note-citation><text:note-body><text:p text:style-name="Standard"><text:span text:style-name="VimmPali">Sīla, samādhi, paññā</text:span>.</text:p></text:note-body></text:note> are the Path. They are of four kinds thus: (The, four kinds of nutriment)<text:note text:id="ftn931" text:note-class="footnote"><text:note-citation>2</text:note-citation><text:note-body><text:p text:style-name="Standard">The text is not quite clear.</text:p></text:note-body></text:note> are ill. The four kinds of overturning<text:note text:id="ftn932"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33" text:note-class="footnote"><text:note-citation>4</text:note-citation><text:note-body><text:p text:style-name="Standard"><text:span text:style-name="VimmPali">Cattāro satipaṭṭhānā</text:span>.</text:p></text:note-body></text:note> are the Path. They are of five kinds thus: The five states of birth<text:note text:id="ftn934"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35" text:note-class="footnote"><text:note-citation>6</text:note-citation><text:note-body><text:p text:style-name="Standard"><text:span text:style-name="VimmBibRef">Ibid.</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36"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37"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38"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39"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2"><text:list-item><text:p text:style-name="P49"><text:span text:style-name="VimmBibQuote">nissaraṇaṁ h’ etaṁ āvuso vyāpādassa, yadidaṁ mettā ceto-vimutti...</text:span></text:p></text:list-item><text:list-item><text:p text:style-name="P49"><text:span text:style-name="VimmBibQuote">nissaraṇaṁ h’ etaṁ āvuso vihesāya, yadidaṁ karuṇā ceto-vimutti...</text:span></text:p></text:list-item><text:list-item><text:p text:style-name="P49"><text:span text:style-name="VimmBibQuote">nissaraṇaṁ h’ etaṁ āvuso aratiyā, yadidaṁ muditā ceto-vimutti...</text:span></text:p></text:list-item><text:list-item><text:p text:style-name="P49"><text:span text:style-name="VimmBibQuote">nissaraṇaṁ h’ etaṁ āvuso rāgassa, yadidaṁ upekhā ceto-vimutti...</text:span></text:p></text:list-item><text:list-item><text:p text:style-name="P49"><text:span text:style-name="VimmBibQuote">nissaraṇaṁ h’ etaṁ āvuso sabba-nimittānaṁ, yadidaṁ animittā ceto-vimutti...</text:span></text:p></text:list-item><text:list-item><text:p text:style-name="P49"><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40"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41"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42"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43" text:note-class="footnote"><text:note-citation>14</text:note-citation><text:note-body><text:p text:style-name="Standard"><text:span text:style-name="VimmBibRef">Ibid. 260</text:span>: <text:span text:style-name="VimmBibQuote">Aṭṭha loka-dhammā. Lābho ca alābho ca yaso ca ayaso ca nindā ca pasaṁsā ca sukhañ ca dukkhañ ca.</text:span></text:p></text:note-body></text:note> are ill; the eight errors<text:note text:id="ftn944" text:note-class="footnote"><text:note-citation>15</text:note-citation><text:note-body><text:p text:style-name="Standard"><text:span text:style-name="VimmBibRef">Ibid.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45" text:note-class="footnote"><text:note-citation>1</text:note-citation><text:note-body><text:p text:style-name="Standard"><text:span text:style-name="VimmBibRef">Ibid. 255</text:span>: <text:span text:style-name="VimmBibQuote">Aṭṭha sammattā. Sammā-diṭṭhi...pe...sammā-samādhi.</text:span></text:p></text:note-body></text:note> They are of nine kinds thus: The nine abodes of beings<text:note text:id="ftn946" text:note-class="footnote"><text:note-citation>2</text:note-citation><text:note-body><text:p text:style-name="Standard"><text:span text:style-name="VimmBibRef">Ibid.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47"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48"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49" text:note-class="footnote"><text:note-citation>5</text:note-citation><text:note-body><text:p text:style-name="Standard">Cp. <text:span text:style-name="VimmBibRef">Nd 410</text:span>: <text:span text:style-name="VimmBibQuote"><text:span text:style-name="T8">Disā sabbā sameritā </text:span></text:span><text:span text:style-name="VimmBibQuote">ti. Ye </text:span><text:span text:style-name="VimmBibQuote"><text:span text:style-name="T8">puratthimāya </text:span></text:span><text:span text:style-name="VimmBibQuote">dis</text:span><text:span text:style-name="VimmBibQuote"><text:span text:style-name="T8">ā</text:span></text:span><text:span text:style-name="VimmBibQuote">ya </text:span><text:span text:style-name="VimmBibQuote"><text:span text:style-name="T8">saṁkhārā, </text:span></text:span><text:span text:style-name="VimmBibQuote">te pi erit</text:span><text:span text:style-name="VimmBibQuote"><text:span text:style-name="T8">ā sameritā calitā </text:span></text:span><text:span text:style-name="VimmBibQuote">ghaṭṭit</text:span><text:span text:style-name="VimmBibQuote"><text:span text:style-name="T8">ā</text:span></text:span><text:span text:style-name="VimmBibQuote"> </text:span><text:span text:style-name="VimmBibQuote"><text:span text:style-name="T8">aniccatāya jātiyā anugatā jarāya anusa</text:span></text:span><text:span text:style-name="VimmBibQuote">ṭ</text:span><text:span text:style-name="VimmBibQuote"><text:span text:style-name="T8">ā byādhinā </text:span></text:span><text:span text:style-name="VimmBibQuote">abhibhūt</text:span><text:span text:style-name="VimmBibQuote"><text:span text:style-name="T8">ā</text:span></text:span><text:span text:style-name="VimmBibQuote"> maraṇena abbh</text:span><text:span text:style-name="VimmBibQuote"><text:span text:style-name="T8">ā</text:span></text:span><text:span text:style-name="VimmBibQuote">hat</text:span><text:span text:style-name="VimmBibQuote"><text:span text:style-name="T8">ā</text:span></text:span><text:span text:style-name="VimmBibQuote"> dukkhe </text:span><text:span text:style-name="VimmBibQuote"><text:span text:style-name="T8">pati</text:span></text:span><text:span text:style-name="VimmBibQuote">ṭṭ</text:span><text:span text:style-name="VimmBibQuote"><text:span text:style-name="T8">hitā atāṇā </text:span></text:span><text:span text:style-name="VimmBibQuote">ale</text:span><text:span text:style-name="VimmBibQuote"><text:span text:style-name="T8">ṇā</text:span></text:span><text:span text:style-name="VimmBibQuote"> </text:span><text:span text:style-name="VimmBibQuote"><text:span text:style-name="T8">asaraṇā asaraṇībhūtā. </text:span></text:span><text:span text:style-name="VimmBibQuote">Ye pacch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uttarāya disāya saṁkhārā, </text:span></text:span><text:span text:style-name="VimmBibQuote">ye </text:span><text:span text:style-name="VimmBibQuote"><text:span text:style-name="T8">dakkhiṇāya disāya saṁkhārā, </text:span></text:span><text:span text:style-name="VimmBibQuote">ye purat</text:span><text:span text:style-name="VimmBibQuote"><text:span text:style-name="T8">thimāya anudisāya saṁkhārā, </text:span></text:span><text:span text:style-name="VimmBibQuote">ye pacchim</text:span><text:span text:style-name="VimmBibQuote"><text:span text:style-name="T8">ā</text:span></text:span><text:span text:style-name="VimmBibQuote">ya anu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uttarāya</text:span></text:span><text:span text:style-name="VimmBibQuote"> anu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dakkhiṇāya </text:span></text:span><text:span text:style-name="VimmBibQuote">anudis</text:span><text:span text:style-name="VimmBibQuote"><text:span text:style-name="T8">ā</text:span></text:span><text:span text:style-name="VimmBibQuote">ya </text:span><text:span text:style-name="VimmBibQuote"><text:span text:style-name="T8">saṁkhārā, </text:span></text:span><text:span text:style-name="VimmBibQuote">ye heṭṭh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uparim</text:span><text:span text:style-name="VimmBibQuote"><text:span text:style-name="T8">ā</text:span></text:span><text:span text:style-name="VimmBibQuote">ya dis</text:span><text:span text:style-name="VimmBibQuote"><text:span text:style-name="T8">ā</text:span></text:span><text:span text:style-name="VimmBibQuote">ya </text:span><text:span text:style-name="VimmBibQuote"><text:span text:style-name="T8">saṁkhārā, </text:span></text:span><text:span text:style-name="VimmBibQuote">ye </text:span><text:span text:style-name="VimmBibQuote"><text:span text:style-name="T8">dasadisāsu saṁkhārā, te </text:span></text:span><text:span text:style-name="VimmBibQuote">pi erit</text:span><text:span text:style-name="VimmBibQuote"><text:span text:style-name="T8">ā</text:span></text:span><text:span text:style-name="VimmBibQuote"> </text:span><text:span text:style-name="VimmBibQuote"><text:span text:style-name="T8">sameritā calitā gha</text:span></text:span><text:span text:style-name="VimmBibQuote">ṭṭ</text:span><text:span text:style-name="VimmBibQuote"><text:span text:style-name="T8">itā aniccatāya jātiyā anugatā jarāya anusa</text:span></text:span><text:span text:style-name="VimmBibQuote">ṭ</text:span><text:span text:style-name="VimmBibQuote"><text:span text:style-name="T8">ā byādhinā abhibhūtā maraṇena </text:span></text:span><text:span text:style-name="VimmBibQuote">abbh</text:span><text:span text:style-name="VimmBibQuote"><text:span text:style-name="T8">ā</text:span></text:span><text:span text:style-name="VimmBibQuote">hat</text:span><text:span text:style-name="VimmBibQuote"><text:span text:style-name="T8">ā</text:span></text:span><text:span text:style-name="VimmBibQuote"> </text:span><text:span text:style-name="VimmBibQuote"><text:span text:style-name="T8">dukkhe pati</text:span></text:span><text:span text:style-name="VimmBibQuote">ṭṭ</text:span><text:span text:style-name="VimmBibQuote"><text:span text:style-name="T8">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cp. <text:span text:style-name="VimmBibRef">Jat.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50" text:note-class="footnote"><text:note-citation>6</text:note-citation><text:note-body><text:p text:style-name="Standard"><text:span text:style-name="VimmBibRef"><text:span text:style-name="T8">D. III, 234</text:span></text:span><text:span text:style-name="T8">: </text:span><text:span text:style-name="VimmBibQuote"><text:span text:style-name="T8">Pañc’ oram-bhāgiyāni saṁyojanāni. Sakkāya-diṭṭhi, vicikicchā, silabbata-parāmāso, kāmacchando, vyāpādo.</text:span></text:span></text:p><text:p text:style-name="Standard"><text:span text:style-name="VimmBibQuote"><text:span text:style-name="T8">Pañc’uddham-bhāgiyāni saṁyojanāni. Rūpa-rāgo, arūpa-rāgo, māno, uddhaccaṁ, avijjā.</text:span></text:span></text:p></text:note-body></text:note> are origin; the removal of the fetters is cessation;<text:note text:id="ftn951" text:note-class="footnote"><text:note-citation>7</text:note-citation><text:note-body><text:p text:style-name="P1">Cp.</text:p><text:list text:style-name="L43"><text:list-item><text:p text:style-name="P50"><text:span text:style-name="VimmBibRef">It. </text:span><text:span text:style-name="VimmBibRef"><text:span text:style-name="T8">18</text:span></text:span><text:span text:style-name="T8">:</text:span></text:p><text:p text:style-name="P84">Sa sattakkhattuṁ paramaṁ<text:line-break/>sandhāvitvāna puggalo,<text:line-break/>dukkhassantakaro hoti<text:line-break/>sabbosaṁyojanakkhayā ti.</text:p></text:list-item><text:list-item><text:p text:style-name="P50"><text:span text:style-name="VimmBibRef"><text:span text:style-name="T8">Th. 181-2</text:span></text:span><text:span text:style-name="T8">:</text:span></text:p><text:p text:style-name="P84">Yato ahaṁ pabbajito sammāsambuddhasāsane,<text:line-break/><text:span text:style-name="T8">vimuccamāno uggacchiṁ, kāmadhātuṁ upaccagaṁ.<text:line-break/></text:span>Brahmuno pekkhamānassa tato cittaṁ vimucci me;<text:line-break/>akuppā me vimuttīti sabbasaṁyojanakkhayā’ ti.</text:p></text:list-item></text:list></text:note-body></text:note> the ten perceptions are the Path.<text:note text:id="ftn952" text:note-class="footnote"><text:note-citation>8</text:note-citation><text:note-body><text:p text:style-name="Standard"><text:span text:style-name="VimmBibRef"><text:span text:style-name="T8">A. V, 105</text:span></text:span><text:span text:style-name="T8">: </text:span><text:span text:style-name="VimmBibQuote"><text:span text:style-name="T8">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53" text:note-class="footnote"><text:note-citation>1</text:note-citation><text:note-body><text:p text:style-name="Standard">Cp.</text:p><text:list text:style-name="L44"><text:list-item><text:p text:style-name="P51"><text:span text:style-name="VimmBibRef"><text:span text:style-name="T8">S. III, 196</text:span></text:span><text:span text:style-name="T8">: </text:span><text:span text:style-name="VimmBibQuote"><text:span text:style-name="T8">Dukkhaṁ dukkhan ti bhante vuccati. Katamannu kho bhante dukkhan ti? Rūpaṁ kho Rādha dukkhaṁ, vedanā dukkhā, saññā, dukkhā, sankhārā dukkhā, viññāṇaṁ dukkhaṁ.</text:span></text:span></text:p></text:list-item><text:list-item><text:p text:style-name="P51"><text:span text:style-name="VimmBibRef"><text:span text:style-name="T8">Vbh-a. 50</text:span></text:span><text:span text:style-name="T8">: </text:span><text:span text:style-name="VimmBibQuote"><text:span text:style-name="T8">Yad aniccaṁ taṁ dukkhan ti* vacanato pana tad eva khandhapañcakaṁ dukkhaṁ. Kasinā? Abhiṇhasampatipīḷanato. Abhiṇhasampatipīlanākāro dukkhalakkhaṇaṁ.</text:span></text:span><text:span text:style-name="T8"> *</text:span><text:span text:style-name="VimmBibRef"><text:span text:style-name="T8">S. III, 22 </text:span></text:span><text:span text:style-name="VimmBibRef">passim</text:span><text:span text:style-name="VimmPali">.</text:span></text:p></text:list-item><text:list-item><text:p text:style-name="P51"><text:span text:style-name="VimmBibRef"><text:span text:style-name="T8">Netti. 42</text:span></text:span><text:span text:style-name="T8">: </text:span><text:span text:style-name="VimmBibQuote"><text:span text:style-name="T8">Pañcakkhandhā dukkhaṁ.</text:span></text:span></text:p></text:list-item><text:list-item><text:p text:style-name="P51"><text:span text:style-name="VimmBibRef"><text:span text:style-name="T8">Dh. 202</text:span></text:span><text:span text:style-name="T8">:</text:span></text:p><text:p text:style-name="P85"><text:span text:style-name="T8">N’atthi rāgasamo </text:span>aggi, <text:span text:style-name="T8">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54" text:note-class="footnote"><text:note-citation>1</text:note-citation><text:note-body><text:p text:style-name="Standard"/><text:list text:style-name="L45"><text:list-item><text:p text:style-name="P52"><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52"><text:span text:style-name="VimmBibQuote">Atha rājā majjhantikaṁ samayaṁ evaṁ vadeyya: Ambho kathaṁ so purisoti?</text:span></text:p><text:p text:style-name="P52"><text:span text:style-name="VimmBibQuote">Tatheva deva jīvatīti, tam enaṁ rājā evaṁ vadeyya. Gacchatha bho taṁ purisaṁ majjhantikaṁ samayaṁ sattisatena hanathāti, tam enaṁ majjhantikaṁ samayaṁ sattisatena haneyyuṁ.</text:span></text:p><text:p text:style-name="P52"><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52"><text:span text:style-name="VimmBibQuote">Taṁ kiṁ maññatha bhikkhave? Api nu so puriso divasaṁ tīhi sattisatehi haññamāno tato nidānaṁ dukkhaṁ domanassaṁ paṭisaṁvediyethāti?</text:span></text:p><text:p text:style-name="P52"><text:span text:style-name="VimmBibQuote">Ekissā pi bhante sattiyā haññamāno tato nidānaṁ dukkhaṁ domanassaṁ paṭisaṁvediyetha ko pana vādo tīhi satttsatehi haññamāno ti?</text:span></text:p><text:p text:style-name="P52"><text:span text:style-name="VimmBibQuote">Evam eva kvāhaṁ bhikkhave </text:span><text:span text:style-name="VimmBibQuote"><text:span text:style-name="T10">vi</text:span></text:span><text:span text:style-name="VimmBibQuote">ññāṇā</text:span><text:span text:style-name="VimmBibQuote"><text:span text:style-name="T10">h</text:span></text:span><text:span text:style-name="VimmBibQuote">ā</text:span><text:span text:style-name="VimmBibQuote"><text:span text:style-name="T10">ro </text:span></text:span><text:span text:style-name="VimmBibQuote">daṭṭhabbo ti vadāmi.</text:span></text:p></text:list-item><text:list-item><text:p text:style-name="P52"><text:span text:style-name="VimmBibRef">S. I, 128</text:span>; <text:span text:style-name="VimmBibRef">Thi. 58, 141</text:span>:</text:p><text:p text:style-name="P86">Sattisūlūpamā kāmā khandhānaṁ adhikuṭṭanā,<text:line-break/>yaṁ tvaṁ kāmaratiṁ brūsi arati dāni sā mamaṁ.</text:p></text:list-item></text:list></text:note-body></text:note> and of the man desirous of saving his burning head,<text:note text:id="ftn955" text:note-class="footnote"><text:note-citation>2</text:note-citation><text:note-body><text:p text:style-name="Standard"/><text:list text:style-name="L46"><text:list-item><text:p text:style-name="P53"><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53"><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56"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57"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58" text:note-class="footnote"><text:note-citation>1</text:note-citation><text:note-body><text:p text:style-name="Standard"/><text:list text:style-name="L47"><text:list-item><text:p text:style-name="P54"><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54"><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54"><text:span text:style-name="VimmBibRef">Abhv. 1220-21</text:span>:</text:p><text:p text:style-name="P87">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59"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60" text:note-class="footnote"><text:note-citation>1</text:note-citation><text:note-body><text:p text:style-name="Standard">Cp. <text:span text:style-name="VimmBibRef">Vis. Mag. 604</text:span>: <text:span text:style-name="VimmBibQuote">Evaṁ </text:span><text:span text:style-name="VimmBibQuote"><text:span text:style-name="T8">nānānayehi nāmarūpapaccayapariggahaṇena tīsu addhāsu kankha</text:span></text:span><text:span text:style-name="VimmBibQuote">ṁ</text:span><text:span text:style-name="VimmBibQuote"><text:span text:style-name="T8"> vitaritvā ṭhita</text:span></text:span><text:span text:style-name="VimmBibQuote">ṁ</text:span><text:span text:style-name="VimmBibQuote"><text:span text:style-name="T8"> ñāṇa</text:span></text:span><text:span text:style-name="VimmBibQuote">ṁ</text:span><text:span text:style-name="VimmBibQuote"><text:span text:style-name="T8"> kankhāvitaraṇavisuddhī ti veditabba</text:span></text:span><text:span text:style-name="VimmBibQuote">ṁ</text:span><text:span text:style-name="VimmBibQuote"><text:span text:style-name="T8"> dhammaṭṭhitiñāṇan ti pi yathābhūtañāṇan ti pi sammādassanan ti pi etass’ ev’ ādhivaccana</text:span></text:span><text:span text:style-name="VimmBibQuote">ṁ</text:span><text:span text:style-name="VimmBibQuote"><text:span text:style-name="T8">.</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61" text:note-class="footnote"><text:note-citation>2</text:note-citation><text:note-body><text:p text:style-name="Standard"><text:span text:style-name="VimmPali"><text:span text:style-name="T20">Pañcupàdānakkhandhā</text:span></text:span><text:span text:style-name="T20">.</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62"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eding <text:soft-page-break/>at 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63"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64"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8">yāme </text:span></text:span><text:span text:style-name="VimmBibQuote">acci </text:span><text:span text:style-name="VimmBibQuote"><text:span text:style-name="T8">sā </text:span></text:span><text:span text:style-name="VimmBibQuote">pacchime </text:span><text:span text:style-name="VimmBibQuote"><text:span text:style-name="T8">yāme </text:span></text:span><text:span text:style-name="VimmBibQuote">accīti. — Na hi bhante ti. — Kin-nu kho </text:span><text:span text:style-name="VimmBibQuote"><text:span text:style-name="T8">mahārāja </text:span></text:span><text:span text:style-name="VimmBibQuote">añño so ahosi purime </text:span><text:span text:style-name="VimmBibQuote"><text:span text:style-name="T8">yāme </text:span></text:span><text:span text:style-name="VimmBibQuote">padīpo, añño </text:span><text:span text:style-name="VimmBibQuote"><text:span text:style-name="T8">majjhime yāme </text:span></text:span><text:span text:style-name="VimmBibQuote">padīpo, añño pacchime </text:span><text:span text:style-name="VimmBibQuote"><text:span text:style-name="T8">yāme pad</text:span></text:span><text:span text:style-name="VimmBibQuote">ī</text:span><text:span text:style-name="VimmBibQuote"><text:span text:style-name="T8">po </text:span></text:span><text:span text:style-name="VimmBibQuote">ti. — Na hi bhante, taṁ yeva </text:span><text:span text:style-name="VimmBibQuote"><text:span text:style-name="T8">nissāya </text:span></text:span><text:span text:style-name="VimmBibQuote">sabbarattiṁ </text:span><text:span text:style-name="VimmBibQuote"><text:span text:style-name="T8">pad</text:span></text:span><text:span text:style-name="VimmBibQuote">ī</text:span><text:span text:style-name="VimmBibQuote"><text:span text:style-name="T8">pito </text:span></text:span><text:span text:style-name="VimmBibQuote">ti. Evam eva kho </text:span><text:span text:style-name="VimmBibQuote"><text:span text:style-name="T8">majārāja </text:span></text:span><text:span text:style-name="VimmBibQuote">dhammasantati sandahati, añño uppajjati añño nirujjhati, apubbaṁ acarimaṁ viya sandahati, tena na ca so na ca añño </text:span><text:span text:style-name="VimmBibQuote"><text:span text:style-name="T8">pacchimavi</text:span></text:span><text:span text:style-name="VimmBibQuote">ññāṇ</text:span><text:span text:style-name="VimmBibQuote"><text:span text:style-name="T8">asangaha</text:span></text:span><text:span text:style-name="VimmBibQuote">ṁ</text:span><text:span text:style-name="VimmBibQuote"><text:span text:style-name="T8">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3">kamma</text:span></text:span><text:span text:style-name="T23">-</text:span><text:span text:style-name="T18">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65" text:note-class="footnote"><text:note-citation>3</text:note-citation><text:note-body><text:p text:style-name="Standard">Cp.</text:p><text:list text:style-name="L48"><text:list-item><text:p text:style-name="P55"><text:span text:style-name="VimmBibRef"><text:span text:style-name="T8">Pts. </text:span></text:span><text:span text:style-name="VimmBibRef">II, 58</text:span>: <text:span text:style-name="VimmBibQuote">Aniccato manasikaroto khayato </text:span><text:span text:style-name="VimmBibQuote"><text:span text:style-name="T8">saṅkhārā </text:span></text:span><text:span text:style-name="VimmBibQuote">upaṭṭhahanti, Dukkhato manasikaroto bhayato </text:span><text:span text:style-name="VimmBibQuote"><text:span text:style-name="T8">saṅkhārā </text:span></text:span><text:span text:style-name="VimmBibQuote">upaṭṭhahanti. Anattato manasikaroto suññato </text:span><text:span text:style-name="VimmBibQuote"><text:span text:style-name="T8">saṅkhārā </text:span></text:span><text:span text:style-name="VimmBibQuote">upaṭṭhahanti.</text:span></text:p></text:list-item><text:list-item><text:p text:style-name="P55"><text:span text:style-name="VimmBibRef">Ibid. 61</text:span>: <text:span text:style-name="VimmBibQuote">Aniccato manasikaroto animitto vimokkho adhimatto hoti, animittavi-mokkhassa </text:span><text:span text:style-name="VimmBibQuote"><text:span text:style-name="T8">adhimattattā saddhāvimutto </text:span></text:span><text:span text:style-name="VimmBibQuote">hoti; dukkhato manasikaroto appaṇihito vimokkho adhimatto hoti, appaṇihitavimokkhassa </text:span><text:span text:style-name="VimmBibQuote"><text:span text:style-name="T8">adhimattattā kāyasakkhī </text:span></text:span><text:span text:style-name="VimmBibQuote">hoti; anattato manasikaroto </text:span><text:span text:style-name="VimmBibQuote"><text:span text:style-name="T8">suññato </text:span></text:span><text:span text:style-name="VimmBibQuote">vimokkho adhimatto hoti, su</text:span><text:span text:style-name="VimmBibQuote"><text:span text:style-name="T8">ññ</text:span></text:span><text:span text:style-name="VimmBibQuote">atavimokkhassa </text:span><text:span text:style-name="VimmBibQuote"><text:span text:style-name="T8">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66"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67"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68"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69" text:note-class="footnote"><text:note-citation>4</text:note-citation><text:note-body><text:p text:style-name="Standard"/><text:list text:style-name="L49"><text:list-item><text:p text:style-name="P56"><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88">Upātidhāvanti na sāram enti, navaṁ navaṁ bandhanaṁ brūhayanti,<text:line-break/>patanti pajjotam iv’ ādhipātā, diṭṭhe sute iti h’ eke niviṭṭhā’ti.</text:p><text:p text:style-name="P56">(= <text:span text:style-name="VimmBibQuote">Tena ca samayena bahū paṭanga-pāṇakā patantā patantā tesu tela-ppadīpesu nipatanti. Tena vuttaṁ: tena kho pana samayena sambahulā adhipātakā ti ādi.</text:span></text:p><text:p text:style-name="P56"><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56"><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56"><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70"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71"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72" text:note-class="footnote"><text:note-citation>2</text:note-citation><text:note-body><text:p text:style-name="Standard"><text:span text:style-name="VimmBibRef">Asl. 173</text:span>: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73"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74"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75"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76"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77"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78"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79"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80"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81"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82"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pugh rise and fall: One can see the arising of conditioned arising and the constructed<text:note text:id="ftn983" text:note-class="footnote"><text:note-citation>3</text:note-citation><text:note-body><text:p text:style-name="Standard"><text:span text:style-name="VimmPali">Saṅkhata</text:span>.</text:p></text:note-body></text:note>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84" text:note-class="footnote"><text:note-citation>4</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85" text:note-class="footnote"><text:note-citation>5</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86" text:note-class="footnote"><text:note-citation>6</text:note-citation><text:note-body><text:p text:style-name="Standard"><text:span text:style-name="VimmPali"><text:span text:style-name="T20">Atta-vāda</text:span></text:span><text:span text:style-name="T20">.</text:span></text:p></text:note-body></text:note> Thus through wrongly grasping the states, he falls into the theory of non-effort (?). Here, in the sense of entirety (wholeness),<text:note text:id="ftn987" text:note-class="footnote"><text:note-citation>7</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jthe fruit of craving, it is one; as the fruit of <text:span text:style-name="VimmPali">kamma</text:span>, it is varied. That yogin, seeing oneness thus, does not cling to the view of discrete (series) ; and seeing diversity, he does not cling to the etem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8">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text:soft-page-break/>It is like a man who, having tasted the water of the sea in one spot, knows all sea-water to be salty.<text:note text:id="ftn988" text:note-class="footnote"><text:note-citation>1</text:note-citation><text:note-body><text:p text:style-name="Standard"><text:span text:style-name="VimmBibRef">A. IV, 199</text:span>: <text:span text:style-name="VimmBibQuote">Puna ca paraṁ bhante mah</text:span><text:span text:style-name="VimmBibQuote"><text:span text:style-name="T8">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18">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89" text:note-class="footnote"><text:note-citation>2</text:note-citation><text:note-body><text:p text:style-name="Standard">Cp. <text:span text:style-name="VimmBibRef"><text:span text:style-name="T8">Pts. </text:span></text:span><text:span text:style-name="VimmBibRef">I, 57-8</text:span>: <text:span text:style-name="VimmBibQuote"><text:span text:style-name="T8">Rūpārammaṇatā </text:span></text:span><text:span text:style-name="VimmBibQuote">cittaṁ </text:span><text:span text:style-name="VimmBibQuote"><text:span text:style-name="T8">uppajjitvā </text:span></text:span><text:span text:style-name="VimmBibQuote">bhijjati, taṁ </text:span><text:span text:style-name="VimmBibQuote"><text:span text:style-name="T8">ārammaṇa</text:span></text:span><text:span text:style-name="VimmBibQuote">ṁ</text:span><text:span text:style-name="VimmBibQuote"><text:span text:style-name="T8"> paṭisaṅkhā tassa </text:span></text:span><text:span text:style-name="VimmBibQuote">cittassa bha</text:span><text:span text:style-name="VimmBibQuote"><text:span text:style-name="T8">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8">Vedanārammaṇatā</text:span></text:span><text:span text:style-name="VimmBibQuote">...pe...</text:span><text:span text:style-name="VimmBibQuote"><text:span text:style-name="T8">saññārammaṇatā</text:span></text:span><text:span text:style-name="VimmBibQuote">...pe...</text:span><text:span text:style-name="VimmBibQuote"><text:span text:style-name="T8">saṅkhārārammaṇatā</text:span></text:span><text:span text:style-name="VimmBibQuote">...pe... </text:span><text:span text:style-name="VimmBibQuote"><text:span text:style-name="T8">viññāṇārammaṇatā</text:span></text:span><text:span text:style-name="VimmBibQuote">: cakkhuṁ...pe...</text:span><text:span text:style-name="VimmBibQuote"><text:span text:style-name="T8">jarāmaraṇārammaṇatā </text:span></text:span><text:span text:style-name="VimmBibQuote">cittaṁ uppajjitv</text:span><text:span text:style-name="VimmBibQuote"><text:span text:style-name="T8">ā</text:span></text:span><text:span text:style-name="VimmBibQuote"> bhijjati, taṁ </text:span><text:span text:style-name="VimmBibQuote"><text:span text:style-name="T8">ārammaṇa</text:span></text:span><text:span text:style-name="VimmBibQuote">ṁ</text:span><text:span text:style-name="VimmBibQuote"><text:span text:style-name="T8"> paṭisaṅkhā tassa </text:span></text:span><text:span text:style-name="VimmBibQuote">cittassa bha</text:span><text:span text:style-name="VimmBibQuote"><text:span text:style-name="T8">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text:soft-page-break/>independent of another, knows the whole world by itself (and as unenduring) as a poppy seed on the point (of an awl),<text:note text:id="ftn990"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91" text:note-class="footnote"><text:note-citation>2</text:note-citation><text:note-body><text:p text:style-name="Standard">Cp. <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92"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text:soft-pag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tion, joy, calm, bliss, resolve, uplift, presentation, equanimity and desire<text:note text:id="ftn993"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94"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95" text:note-class="footnote"><text:note-citation>3</text:note-citation><text:note-body><text:p text:style-name="Standard"><text:span text:style-name="VimmBibRef">Ibid. 234</text:span>: <text:span text:style-name="VimmBibQuote">Pañca gatiyo: Nirayo, tiracchāna-yoni, pettivisayo, manussā, devā.</text:span></text:p></text:note-body></text:note> the seven stations of consciousness,<text:note text:id="ftn996" text:note-class="footnote"><text:note-citation>4</text:note-citation><text:note-body><text:p text:style-name="Standard"><text:span text:style-name="VimmBibRef">Ibid. 253</text:span>—See <text:span text:style-name="VimmTODO">n. 1 p. 280</text:span>.</text:p></text:note-body></text:note> and the nine abodes of sentience,<text:note text:id="ftn997" text:note-class="footnote"><text:note-citation>5</text:note-citation><text:note-body><text:p text:style-name="Standard"><text:span text:style-name="VimmBibRef">Ibid. 263</text:span>—See <text:span text:style-name="VimmTODO">n. 7 p. 280</text:span>.</text:p></text:note-body></text:note> appear to him as fearful as a wicked man who takes up a sword,<text:note text:id="ftn998" text:note-class="footnote"><text:note-citation>6</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99" text:note-class="footnote"><text:note-citation>7</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1000" text:note-class="footnote"><text:note-citation>8</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text:soft-page-break/>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1001" text:note-class="footnote"><text:note-citation>1</text:note-citation><text:note-body><text:p text:style-name="Standard"><text:span text:style-name="VimmPali">Animitta</text:span>.</text:p></text:note-body></text:note> through tranquillity. Attending to ill and fearing birth, he causes the arising of the birthless<text:note text:id="ftn1002" text:note-class="footnote"><text:note-citation>2</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1003" text:note-class="footnote"><text:note-citation>3</text:note-citation><text:note-body><text:p text:style-name="Standard">Cp.</text:p><text:list text:style-name="L50"><text:list-item><text:p text:style-name="P57"><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89">Subhāsitaṁ suṇitvāna nagare coraghātako<text:line-break/>anulomakhantiṁ laddhāna modati tidivaṁ gato’ ti.</text:p></text:list-item><text:list-item><text:p text:style-name="P57"><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57"><text:span text:style-name="VimmBibQuote">…</text:span></text:p><text:p text:style-name="P57"><text:span text:style-name="VimmBibQuote">Pañcakkhandhe jātidhammato passanto anulomikaṁ khantiṁ paṭilabhati, ‘pañcannaṁ khandhānaṁ nirodho ajātaṁ nibbānan’ ti passanto sammattaniyāmaṁ okkamati.</text:span></text:p><text:p text:style-name="P57"><text:span text:style-name="VimmBibQuote">…</text:span></text:p><text:p text:style-name="P57"><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1004" text:note-class="footnote"><text:note-citation>4</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8">saṅkh</text:span></text:span><text:span text:style-name="VimmBibQuote">ā</text:span><text:span text:style-name="VimmBibQuote"><text:span text:style-name="T8">rupekkh</text:span></text:span><text:span text:style-name="VimmBibQuote">ā</text:span><text:span text:style-name="VimmBibQuote"><text:span text:style-name="T8">su </text:span></text:span><text:span text:style-name="VimmBibQuote">ñāṇaṁ...pe... ‘</text:span><text:span text:style-name="VimmBibQuote"><text:span text:style-name="T8">up</text:span></text:span><text:span text:style-name="VimmBibQuote">ā</text:span><text:span text:style-name="VimmBibQuote"><text:span text:style-name="T8">y</text:span></text:span><text:span text:style-name="VimmBibQuote">ā</text:span><text:span text:style-name="VimmBibQuote"><text:span text:style-name="T8">so </text:span></text:span><text:span text:style-name="VimmBibQuote">bhayan’ ti </text:span><text:span text:style-name="VimmBibQuote"><text:span text:style-name="T8">mu</text:span></text:span><text:span text:style-name="VimmBibQuote">ñ</text:span><text:span text:style-name="VimmBibQuote"><text:span text:style-name="T8">citukamyat</text:span></text:span><text:span text:style-name="VimmBibQuote">ā</text:span><text:span text:style-name="VimmBibQuote"><text:span text:style-name="T8"> paṭisaṅkh</text:span></text:span><text:span text:style-name="VimmBibQuote">ā</text:span><text:span text:style-name="VimmBibQuote"><text:span text:style-name="T8"> santiṭṭhan</text:span></text:span><text:span text:style-name="VimmBibQuote">ā</text:span><text:span text:style-name="VimmBibQuote"><text:span text:style-name="T8"> </text:span></text:span><text:span text:style-name="VimmBibQuote">paññā </text:span><text:span text:style-name="VimmBibQuote"><text:span text:style-name="T8">saṅkh</text:span></text:span><text:span text:style-name="VimmBibQuote">ā</text:span><text:span text:style-name="VimmBibQuote"><text:span text:style-name="T8">rupekkh</text:span></text:span><text:span text:style-name="VimmBibQuote">ā</text:span><text:span text:style-name="VimmBibQuote"><text:span text:style-name="T8">su </text:span></text:span><text:span text:style-name="VimmBibQuote">ñāṇaṁ.</text:span></text:p></text:note-body></text:note> Attending<text:span text:style-name="VimmPageNo">[[364|301]]</text:span> to impermanence, he fears the cause; attending to ill, he fears birth; attending to not-self, he fears both cause and birth. <text:soft-page-break/>Then the knowledge of <text:span text:style-name="T8">the </text:span>desire for release arises. Here the commoner and the learner<text:note text:id="ftn1005" text:note-class="footnote"><text:note-citation>1</text:note-citation><text:note-body><text:p text:style-name="Standard">* The rest of the sentence is unintelligible. Possibly this refers to a passage of <text:span text:style-name="VimmBibRef"><text:span text:style-name="T8">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1006"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1007" text:note-class="footnote"><text:note-citation>3</text:note-citation><text:note-body><text:p text:style-name="Standard">Cp. <text:span text:style-name="VimmBibRef">Vis. Mag. 678</text:span>: <text:span text:style-name="VimmBibQuote"><text:span text:style-name="T8">Cattāro satipaṭṭhānā</text:span></text:span><text:span text:style-name="VimmBibQuote">, </text:span><text:span text:style-name="VimmBibQuote"><text:span text:style-name="T8">cattāro sammappadhānā cattāro iddhipādā, pañcindriyāni, pañcabalāni, satta bojjhangā, </text:span></text:span><text:span text:style-name="VimmBibQuote">ariyo aṭṭhangiko maggo </text:span><text:span text:style-name="VimmBibQuote"><text:span text:style-name="T8">ti </text:span></text:span><text:span text:style-name="VimmBibQuote">hi </text:span><text:span text:style-name="VimmBibQuote"><text:span text:style-name="T8">ime sattatiṁsa dhammā </text:span></text:span><text:span text:style-name="VimmBibQuote">bojjhangaṭṭhena </text:span><text:span text:style-name="VimmBibQuote"><text:span text:style-name="T8">bodhī ti laddhamānassa ariyamaggassa pakkhe bhavattā bodhi-pakkhiyā nāma; pakkhe bhavattā ti nāma upakārabhāve </text:span></text:span><text:span text:style-name="VimmBibQuote">ṭ</text:span><text:span text:style-name="VimmBibQuote"><text:span text:style-name="T8">hitattā.</text:span></text:span></text:p><text:p text:style-name="Standard">While <text:span text:style-name="VimmBibRef"><text:span text:style-name="T8">Vis. </text:span></text:span><text:span text:style-name="VimmBibRef">Mag.</text:span> calls these <text:span text:style-name="VimmPali"><text:span text:style-name="T20">bodhipakkhiyā</text:span></text:span><text:span text:style-name="T20">,</text:span><text:span text:style-name="T8"> </text:span><text:span text:style-name="VimmBibRef">Vim. Mag.</text:span> calls them <text:span text:style-name="VimmPali">anulomañāṇa</text:span>. See Preface to <text:span text:style-name="VimmBibRef">Vbh. XIV-XVI</text:span>, for a discussion on <text:span text:style-name="VimmPali"><text:span text:style-name="T20">bodhipakkhiya-dhamm</text:span></text:span><text:span text:style-name="VimmPali">ā</text:span><text:span text:style-name="T20">.</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1">he </text:span>arouses the knowledge of adoption.<text:note text:id="ftn1008" text:note-class="footnote"><text:note-citation>4</text:note-citation><text:note-body><text:p text:style-name="Standard"><text:span text:style-name="VimmPali"><text:span text:style-name="T20">Gotrabhūñāṇa</text:span></text:span><text:span text:style-name="T20">.</text:span><text:span text:style-name="T8"> </text:span>Cp. <text:span text:style-name="VimmBibRef">Vis. Mag. 673</text:span>.</text:p></text:note-body></text:note> <text:span text:style-name="VimmQA">Q.</text:span> What is adoption? <text:span text:style-name="VimmQA">A.</text:span> The passing beyond of commoner-states, is called adoptive knowledge....<text:note text:id="ftn1009"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1010" text:note-class="footnote"><text:note-citation>6</text:note-citation><text:note-body><text:p text:style-name="Standard"><text:span text:style-name="VimmBibRef"><text:span text:style-name="T8">Pts. </text:span></text:span><text:span text:style-name="VimmBibRef">I, 66</text:span>: <text:span text:style-name="VimmBibQuote">‘</text:span><text:span text:style-name="VimmBibQuote"><text:span text:style-name="T8">Jātim </text:span></text:span><text:span text:style-name="VimmBibQuote">abhibhuyyatīti’ </text:span><text:span text:style-name="VimmBibQuote"><text:span text:style-name="T8">gotrabhū.</text:span></text:span></text:p></text:note-body></text:note> The victory of non-birth is also named adoption”.<text:note text:id="ftn1011" text:note-class="footnote"><text:note-citation>7</text:note-citation><text:note-body><text:p text:style-name="Standard">Cp. <text:span text:style-name="VimmBibRef">Ibid. 67</text:span>: <text:span text:style-name="VimmBibQuote">‘</text:span><text:span text:style-name="VimmBibQuote"><text:span text:style-name="T8">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text:soft-page-break/>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8">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1012" text:note-class="footnote"><text:note-citation>1</text:note-citation><text:note-body><text:p text:style-name="Standard"/><text:list text:style-name="L51"><text:list-item><text:p text:style-name="P58"><text:span text:style-name="VimmBibRef"><text:span text:style-name="T8">Vis. Mag. 690-1</text:span></text:span><text:span text:style-name="T8">: </text:span><text:span text:style-name="VimmBibQuote"><text:span text:style-name="T8">Yathā nāvā apubbaṁ acarimaṁ ekakkhaṇe cattāri kiccāni karoti:— orimatīraṁ pajahati, sotaṁ </text:span></text:span><text:span text:style-name="VimmBibQuote"><text:span text:style-name="T11">chindati, </text:span></text:span><text:span text:style-name="VimmBibQuote"><text:span text:style-name="T8">bhaṇḍaṁ vahati, pārimaṁ </text:span></text:span><text:span text:style-name="VimmBibQuote"><text:span text:style-name="T11">t</text:span></text:span><text:span text:style-name="VimmBibQuote"><text:span text:style-name="T8">ī</text:span></text:span><text:span text:style-name="VimmBibQuote"><text:span text:style-name="T11">ra</text:span></text:span><text:span text:style-name="VimmBibQuote"><text:span text:style-name="T8">ṁ</text:span></text:span><text:span text:style-name="VimmBibQuote"><text:span text:style-name="T11"> appeti, </text:span></text:span><text:span text:style-name="VimmBibQuote"><text:span text:style-name="T8">evam eva maggañāṇaṁ...pe...nirodhaṁ sacchikiriyā-abhisamayena abhisameti; etthā pi yathā nāvā orimatīraṁ pajahati, evaṁ maggañāṇaṁ dukkhaṁ parijānāti; yathā sotaṁ </text:span></text:span><text:span text:style-name="VimmBibQuote"><text:span text:style-name="T11">chindati, </text:span></text:span><text:span text:style-name="VimmBibQuote"><text:span text:style-name="T8">evam samudayaṁ pajahati; yathā bhaṇḍaṁ vahati, evaṁ sahajātādi-paccayatāya maggaṁ bhāveti; yathā pārimaṁ </text:span></text:span><text:span text:style-name="VimmBibQuote"><text:span text:style-name="T11">tīra</text:span></text:span><text:span text:style-name="VimmBibQuote"><text:span text:style-name="T8">ṁ</text:span></text:span><text:span text:style-name="VimmBibQuote"><text:span text:style-name="T11"> appeti</text:span></text:span><text:span text:style-name="VimmBibQuote"><text:span text:style-name="T8">, evam pārimatīrabhūtaṁ nirodhaṁ sacchikarotī ti evaṁ upamāsaṁsandanam veditabbam.</text:span></text:span></text:p><text:p text:style-name="P58"><text:span text:style-name="VimmBibRef"><text:span text:style-name="T20">Petaka, 134</text:span></text:span><text:span text:style-name="T20">: </text:span><text:span text:style-name="VimmBibQuote"><text:span text:style-name="T8">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1013" text:note-class="footnote"><text:note-citation>2</text:note-citation><text:note-body><text:p text:style-name="Standard"/><text:list text:style-name="L52"><text:list-item><text:p text:style-name="P59"><text:span text:style-name="VimmBibRef">Vis. Mag. 690</text:span>: <text:span text:style-name="VimmBibQuote">Yath</text:span><text:span text:style-name="VimmBibQuote"><text:span text:style-name="T8">ā</text:span></text:span><text:span text:style-name="VimmBibQuote"> padipo apubbaṁ acarimaṁ ekakkhaṇena catt</text:span><text:span text:style-name="VimmBibQuote"><text:span text:style-name="T8">ā</text:span></text:span><text:span text:style-name="VimmBibQuote">ri </text:span><text:span text:style-name="VimmBibQuote"><text:span text:style-name="T8">kiccāni </text:span></text:span><text:span text:style-name="VimmBibQuote">karoti:— vaṭṭiṁ jh</text:span><text:span text:style-name="VimmBibQuote"><text:span text:style-name="T8">ā</text:span></text:span><text:span text:style-name="VimmBibQuote">peti, andhak</text:span><text:span text:style-name="VimmBibQuote"><text:span text:style-name="T8">ā</text:span></text:span><text:span text:style-name="VimmBibQuote">raṁ vidhamati, </text:span><text:span text:style-name="VimmBibQuote"><text:span text:style-name="T8">ā</text:span></text:span><text:span text:style-name="VimmBibQuote">lokaṁ parividaṁseti, sinehaṁ pariy</text:span><text:span text:style-name="VimmBibQuote"><text:span text:style-name="T8">ā</text:span></text:span><text:span text:style-name="VimmBibQuote">diyati—evam eva maggañ</text:span><text:span text:style-name="VimmBibQuote"><text:span text:style-name="T8">āṇ</text:span></text:span><text:span text:style-name="VimmBibQuote">aṁ apubbaṁ acarimaṁ ekakkha</text:span><text:span text:style-name="VimmBibQuote"><text:span text:style-name="T8">ṇ</text:span></text:span><text:span text:style-name="VimmBibQuote">ena catt</text:span><text:span text:style-name="VimmBibQuote"><text:span text:style-name="T8">ā</text:span></text:span><text:span text:style-name="VimmBibQuote">ri sacc</text:span><text:span text:style-name="VimmBibQuote"><text:span text:style-name="T8">ā</text:span></text:span><text:span text:style-name="VimmBibQuote">ni abhisameti, dukkhaṁ pariññ</text:span><text:span text:style-name="VimmBibQuote"><text:span text:style-name="T8">ā</text:span></text:span><text:span text:style-name="VimmBibQuote">bhisamayena abhisameti, samudayaṁ pah</text:span><text:span text:style-name="VimmBibQuote"><text:span text:style-name="T8">ā</text:span></text:span><text:span text:style-name="VimmBibQuote">n</text:span><text:span text:style-name="VimmBibQuote"><text:span text:style-name="T8">ā</text:span></text:span><text:span text:style-name="VimmBibQuote">bhisamayena abhisameti, maggaṁ bh</text:span><text:span text:style-name="VimmBibQuote"><text:span text:style-name="T8">ā</text:span></text:span><text:span text:style-name="VimmBibQuote">van</text:span><text:span text:style-name="VimmBibQuote"><text:span text:style-name="T8">ā</text:span></text:span><text:span text:style-name="VimmBibQuote">bhisamayena abhisameti, nirodhaṁ sacchikiriy</text:span><text:span text:style-name="VimmBibQuote"><text:span text:style-name="T8">ā</text:span></text:span><text:span text:style-name="VimmBibQuote">bhisamayena abhisameti.</text:span></text:p></text:list-item><text:list-item><text:p text:style-name="P59"><text:span text:style-name="VimmBibRef">Petaka. 134-5</text:span>: <text:span text:style-name="VimmBibQuote">Yath</text:span><text:span text:style-name="VimmBibQuote"><text:span text:style-name="T8">ā</text:span></text:span><text:span text:style-name="VimmBibQuote"> dīpo jalanto ekak</text:span><text:span text:style-name="VimmBibQuote"><text:span text:style-name="T8">ā</text:span></text:span><text:span text:style-name="VimmBibQuote">le apubbaṁ acarimaṁ catt</text:span><text:span text:style-name="VimmBibQuote"><text:span text:style-name="T8">ā</text:span></text:span><text:span text:style-name="VimmBibQuote">ri </text:span><text:span text:style-name="VimmBibQuote"><text:span text:style-name="T8">kiccāni </text:span></text:span><text:span text:style-name="VimmBibQuote">karoti, andhak</text:span><text:span text:style-name="VimmBibQuote"><text:span text:style-name="T8">ā</text:span></text:span><text:span text:style-name="VimmBibQuote">raṁ vidhamati, </text:span><text:span text:style-name="VimmBibQuote"><text:span text:style-name="T8">ā</text:span></text:span><text:span text:style-name="VimmBibQuote">lokaṁ </text:span><text:span text:style-name="VimmBibQuote"><text:span text:style-name="T8">pātukaroti, rūpa</text:span></text:span><text:span text:style-name="VimmBibQuote">ṁ</text:span><text:span text:style-name="VimmBibQuote"><text:span text:style-name="T8"> </text:span></text:span><text:span text:style-name="VimmBibQuote">nidassiyati, up</text:span><text:span text:style-name="VimmBibQuote"><text:span text:style-name="T8">ā</text:span></text:span><text:span text:style-name="VimmBibQuote">d</text:span><text:span text:style-name="VimmBibQuote"><text:span text:style-name="T8">ā</text:span></text:span><text:span text:style-name="VimmBibQuote">naṁ pariy</text:span><text:span text:style-name="VimmBibQuote"><text:span text:style-name="T8">ā</text:span></text:span><text:span text:style-name="VimmBibQuote">diyati, evam eva samathavipassan</text:span><text:span text:style-name="VimmBibQuote"><text:span text:style-name="T8">ā</text:span></text:span><text:span text:style-name="VimmBibQuote"> </text:span><text:span text:style-name="VimmBibQuote"><text:span text:style-name="T8">yuganandhā </text:span></text:span><text:span text:style-name="VimmBibQuote">vattam</text:span><text:span text:style-name="VimmBibQuote"><text:span text:style-name="T8">ā</text:span></text:span><text:span text:style-name="VimmBibQuote">n</text:span><text:span text:style-name="VimmBibQuote"><text:span text:style-name="T8">ā</text:span></text:span><text:span text:style-name="VimmBibQuote"> ekak</text:span><text:span text:style-name="VimmBibQuote"><text:span text:style-name="T8">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pn of origin; like the removal of cold, is the realization of cessation; like the production of light, is the practising of the Path. Thus is the Ariyan knowledge compared to the sun.<text:note text:id="ftn1014" text:note-class="footnote"><text:note-citation>3</text:note-citation><text:note-body><text:p text:style-name="Standard"/><text:list text:style-name="L53"><text:list-item><text:p text:style-name="P60"><text:span text:style-name="VimmBibRef">Vis. Mag. 690</text:span>: <text:span text:style-name="VimmBibQuote">Yath</text:span><text:span text:style-name="VimmBibQuote"><text:span text:style-name="T8">ā</text:span></text:span><text:span text:style-name="VimmBibQuote"> suriyo udayanto apubbaṁ acarimaṁ saha p</text:span><text:span text:style-name="VimmBibQuote"><text:span text:style-name="T8">ā</text:span></text:span><text:span text:style-name="VimmBibQuote">tubh</text:span><text:span text:style-name="VimmBibQuote"><text:span text:style-name="T8">ā</text:span></text:span><text:span text:style-name="VimmBibQuote">v</text:span><text:span text:style-name="VimmBibQuote"><text:span text:style-name="T8">ā</text:span></text:span><text:span text:style-name="VimmBibQuote"> catt</text:span><text:span text:style-name="VimmBibQuote"><text:span text:style-name="T8">ā</text:span></text:span><text:span text:style-name="VimmBibQuote">ri </text:span><text:span text:style-name="VimmBibQuote"><text:span text:style-name="T8">kiccāni </text:span></text:span><text:span text:style-name="VimmBibQuote">karoti:— </text:span><text:span text:style-name="VimmBibQuote"><text:span text:style-name="T8">rūpagatāni </text:span></text:span><text:span text:style-name="VimmBibQuote">obh</text:span><text:span text:style-name="VimmBibQuote"><text:span text:style-name="T8">ā</text:span></text:span><text:span text:style-name="VimmBibQuote">seti, andhak</text:span><text:span text:style-name="VimmBibQuote"><text:span text:style-name="T8">ā</text:span></text:span><text:span text:style-name="VimmBibQuote">raṁ vidhamati, </text:span><text:span text:style-name="VimmBibQuote"><text:span text:style-name="T8">ā</text:span></text:span><text:span text:style-name="VimmBibQuote">lokaṁ dasseti, sītaṁ paṭippassambheti—evam eva maggañ</text:span><text:span text:style-name="VimmBibQuote"><text:span text:style-name="T8">āṇ</text:span></text:span><text:span text:style-name="VimmBibQuote">aṁ...pe...nirodhaṁ sacchikiriy</text:span><text:span text:style-name="VimmBibQuote"><text:span text:style-name="T8">ā</text:span></text:span><text:span text:style-name="VimmBibQuote">bhisamayena abhisameti. Idh</text:span><text:span text:style-name="VimmBibQuote"><text:span text:style-name="T8">ā</text:span></text:span><text:span text:style-name="VimmBibQuote"> pi yath</text:span><text:span text:style-name="VimmBibQuote"><text:span text:style-name="T8">ā</text:span></text:span><text:span text:style-name="VimmBibQuote"> suriyo </text:span><text:span text:style-name="VimmBibQuote"><text:span text:style-name="T8">rūpagatāni </text:span></text:span><text:span text:style-name="VimmBibQuote">obh</text:span><text:span text:style-name="VimmBibQuote"><text:span text:style-name="T8">ā</text:span></text:span><text:span text:style-name="VimmBibQuote">seti, evaṁ maggañ</text:span><text:span text:style-name="VimmBibQuote"><text:span text:style-name="T8">āṇ</text:span></text:span><text:span text:style-name="VimmBibQuote">aṁ dukkhaṁ parij</text:span><text:span text:style-name="VimmBibQuote"><text:span text:style-name="T8">ā</text:span></text:span><text:span text:style-name="VimmBibQuote">n</text:span><text:span text:style-name="VimmBibQuote"><text:span text:style-name="T8">ā</text:span></text:span><text:span text:style-name="VimmBibQuote">ti; yath</text:span><text:span text:style-name="VimmBibQuote"><text:span text:style-name="T8">ā</text:span></text:span><text:span text:style-name="VimmBibQuote"> andhak</text:span><text:span text:style-name="VimmBibQuote"><text:span text:style-name="T8">ā</text:span></text:span><text:span text:style-name="VimmBibQuote">raṁ vidhamati, evaṁ samudayaṁ pajahati; yath</text:span><text:span text:style-name="VimmBibQuote"><text:span text:style-name="T8">ā ā</text:span></text:span><text:span text:style-name="VimmBibQuote">lokaṁ dasseti, evaṁ sahaj</text:span><text:span text:style-name="VimmBibQuote"><text:span text:style-name="T8">ā</text:span></text:span><text:span text:style-name="VimmBibQuote">t</text:span><text:span text:style-name="VimmBibQuote"><text:span text:style-name="T8">ā</text:span></text:span><text:span text:style-name="VimmBibQuote">ni paccayat</text:span><text:span text:style-name="VimmBibQuote"><text:span text:style-name="T8">ā</text:span></text:span><text:span text:style-name="VimmBibQuote">ya maggaṁ bh</text:span><text:span text:style-name="VimmBibQuote"><text:span text:style-name="T8">ā</text:span></text:span><text:span text:style-name="VimmBibQuote">veti; yath</text:span><text:span text:style-name="VimmBibQuote"><text:span text:style-name="T8">ā</text:span></text:span><text:span text:style-name="VimmBibQuote"> sītaṁ paṭippassambheti, evaṁ kilesapaṭippassaddhiṁ nirodhaṁ sacchikarotī ti evaṁ upamāsaṁsandanaṁ veditabbaṁ.</text:span></text:p><text:p text:style-name="P60"><text:span text:style-name="VimmBibRef">Vis. Mag.</text:span> attributes these three similes to the ancient teachers—<text:span text:style-name="VimmPali">‘Vuttaṁ </text:span><text:span text:style-name="VimmPali"><text:span text:style-name="T20">h’</text:span></text:span><text:span text:style-name="VimmPali"> etaṁ </text:span><text:span text:style-name="VimmPali"><text:span text:style-name="T20">Porāṇehi’</text:span></text:span><text:span text:style-name="T20">.</text:span></text:p></text:list-item><text:list-item><text:p text:style-name="P60"><text:span text:style-name="VimmBibRef">Petaka, 134</text:span>: <text:span text:style-name="VimmBibQuote">Yath</text:span><text:span text:style-name="VimmBibQuote"><text:span text:style-name="T8">ā</text:span></text:span><text:span text:style-name="VimmBibQuote"> </text:span><text:span text:style-name="VimmBibQuote"><text:span text:style-name="T8">vā sūriyo </text:span></text:span><text:span text:style-name="VimmBibQuote">udayanto ekak</text:span><text:span text:style-name="VimmBibQuote"><text:span text:style-name="T8">ā</text:span></text:span><text:span text:style-name="VimmBibQuote">le. apubbaṁ acarimaṁ catt</text:span><text:span text:style-name="VimmBibQuote"><text:span text:style-name="T8">ā</text:span></text:span><text:span text:style-name="VimmBibQuote">ri </text:span><text:span text:style-name="VimmBibQuote"><text:span text:style-name="T8">kiccāni </text:span></text:span><text:span text:style-name="VimmBibQuote">karoti, andhak</text:span><text:span text:style-name="VimmBibQuote"><text:span text:style-name="T8">ā</text:span></text:span><text:span text:style-name="VimmBibQuote">raṁ vidhamati, </text:span><text:span text:style-name="VimmBibQuote"><text:span text:style-name="T8">ā</text:span></text:span><text:span text:style-name="VimmBibQuote">lokaṁ </text:span><text:span text:style-name="VimmBibQuote"><text:span text:style-name="T8">pātukaroti, rūpa</text:span></text:span><text:span text:style-name="VimmBibQuote">ṁ</text:span><text:span text:style-name="VimmBibQuote"><text:span text:style-name="T8"> </text:span></text:span><text:span text:style-name="VimmBibQuote">nidassiyati, sītaṁ pariy</text:span><text:span text:style-name="VimmBibQuote"><text:span text:style-name="T8">ā</text:span></text:span><text:span text:style-name="VimmBibQuote">diyati, evaṁ eva samathavipassan</text:span><text:span text:style-name="VimmBibQuote"><text:span text:style-name="T8">ā</text:span></text:span><text:span text:style-name="VimmBibQuote"> </text:span><text:span text:style-name="VimmBibQuote"><text:span text:style-name="T8">yuganandhā </text:span></text:span><text:span text:style-name="VimmBibQuote">vattam</text:span><text:span text:style-name="VimmBibQuote"><text:span text:style-name="T8">ā</text:span></text:span><text:span text:style-name="VimmBibQuote">n</text:span><text:span text:style-name="VimmBibQuote"><text:span text:style-name="T8">ā</text:span></text:span><text:span text:style-name="VimmBibQuote"> ekak</text:span><text:span text:style-name="VimmBibQuote"><text:span text:style-name="T8">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ext:soft-page-break/>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text:span text:style-name="VimmPageNo">[[367|304]]</text:span> he produces serenity and insight, and also can fulfil the enlightenr ment accessories. Thereby he understands the Truth through the kṅ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15"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16"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17"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18"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19" text:note-class="footnote"><text:note-citation>1</text:note-citation><text:note-body><text:p text:style-name="Standard"><text:span text:style-name="VimmBibRef">Vbh. 400</text:span>: <text:span text:style-name="VimmBibQuote">Tattha katamāni dvāsaṭṭhi diṭṭhigatāni Brahmajāle </text:span><text:span text:style-name="VimmBibRef">(D. I, 44-5.)</text:span><text:span text:style-name="VimmBibQuote"> 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20"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21"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22" text:note-class="footnote"><text:note-citation>4</text:note-citation><text:note-body><text:p text:style-name="Standard"/><text:list text:style-name="L54"><text:list-item><text:p text:style-name="P61"><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61"><text:span text:style-name="VimmBibRef">S. III, 83</text:span>:</text:p><text:p text:style-name="P90">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23"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text:soft-page-break/>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24"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25"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m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26" text:note-class="footnote"><text:note-citation>3</text:note-citation><text:note-body><text:p text:style-name="Standard"><text:span text:style-name="VimmBibRef">Ibid.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tain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27" text:note-class="footnote"><text:note-citation>4</text:note-citation><text:note-body><text:p text:style-name="Standard"><text:span text:style-name="VimmBibRef">Ibid.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f there is to do, lays down the burden, attains to the goal, removes the fetters, knows liberation,<text:note text:id="ftn1028" text:note-class="footnote"><text:note-citation>5</text:note-citation><text:note-body><text:p text:style-name="Standard"><text:span text:style-name="VimmBibRef">D. III, 83</text:span>: <text:span text:style-name="VimmBibQuote">Imesaṁ hi Vāseṭṭha catunnaṁ vaṇṇānaṁ yo hoti bhikkhu arahaṁ khīṇāsavo vusitavā kata-karaṇīyo ohita-bhāro anuppatta-sadattho pankkhīṇa-bhava-saṁyojano sammadaññā vimutto, so tesaṁ aggam akkhāyati dhammen’ eva no adhammena.</text:span></text:p></text:note-body></text:note> is sepatate from the five and (endowed with) the six factors, and attains to security. He is not fettered by death, removes cessation associated with other (false) truths, believes in and looks for the stainless, attends to the calming of the bodily formations,<text:note text:id="ftn1029" text:note-class="footnote"><text:note-citation>6</text:note-citation><text:note-body><text:p text:style-name="Standard">Cp. <text:span text:style-name="VimmBibRef">Ibid.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30" text:note-class="footnote"><text:note-citation>7</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m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31"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32"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33"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in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34"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35"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36"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72"><text:note text:id="ftn1037"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38" text:note-class="footnote"><text:note-citation>3</text:note-citation><text:note-body><text:p text:style-name="Standard"/><text:list text:style-name="L55"><text:list-item><text:p text:style-name="P62"><text:span text:style-name="VimmBibRef">A. II, 157</text:span>; <text:span text:style-name="VimmBibRef">Pts. II, 92-6</text:span>: <text:span text:style-name="VimmBibQuote">Idh’ ā</text:span><text:span text:style-name="VimmBibQuote"><text:span text:style-name="T18">vuso </text:span></text:span><text:span text:style-name="VimmBibQuote">bhikkhu samathapubbaṅgamaṁ vipassanaṁ </text:span><text:span text:style-name="VimmBibQuote"><text:span text:style-name="T18">bh</text:span></text:span><text:span text:style-name="VimmBibQuote">ā</text:span><text:span text:style-name="VimmBibQuote"><text:span text:style-name="T18">veti</text:span></text:span><text:span text:style-name="VimmBibQuote">, tassa samathapubbaṅgamaṁ vipassanaṁ </text:span><text:span text:style-name="VimmBibQuote"><text:span text:style-name="T18">bh</text:span></text:span><text:span text:style-name="VimmBibQuote">ā</text:span><text:span text:style-name="VimmBibQuote"><text:span text:style-name="T18">vayato maggo sañj</text:span></text:span><text:span text:style-name="VimmBibQuote">ā</text:span><text:span text:style-name="VimmBibQuote"><text:span text:style-name="T18">yati. </text:span></text:span><text:span text:style-name="VimmBibQuote">So taṁ maggaṁ ā</text:span><text:span text:style-name="VimmBibQuote"><text:span text:style-name="T18">sevati bh</text:span></text:span><text:span text:style-name="VimmBibQuote">ā</text:span><text:span text:style-name="VimmBibQuote"><text:span text:style-name="T18">veti </text:span></text:span><text:span text:style-name="VimmBibQuote">bahulikaroti, tassa taṁ maggaṁ ā</text:span><text:span text:style-name="VimmBibQuote"><text:span text:style-name="T18">sevato bh</text:span></text:span><text:span text:style-name="VimmBibQuote">ā</text:span><text:span text:style-name="VimmBibQuote"><text:span text:style-name="T18">vayato </text:span></text:span><text:span text:style-name="VimmBibQuote">bahulikaroto </text:span><text:span text:style-name="VimmBibQuote"><text:span text:style-name="T18">saññojan</text:span></text:span><text:span text:style-name="VimmBibQuote">ā</text:span><text:span text:style-name="VimmBibQuote"><text:span text:style-name="T18">ni </text:span></text:span><text:span text:style-name="VimmBibQuote">pahīyanti, </text:span><text:span text:style-name="VimmBibQuote"><text:span text:style-name="T18">anusay</text:span></text:span><text:span text:style-name="VimmBibQuote">ā</text:span><text:span text:style-name="VimmBibQuote"><text:span text:style-name="T18"> </text:span></text:span><text:span text:style-name="VimmBibQuote">byantihonti.</text:span></text:p><text:p text:style-name="P62"><text:span text:style-name="VimmBibQuote">Puna ca paraṁ ā</text:span><text:span text:style-name="VimmBibQuote"><text:span text:style-name="T18">vuso </text:span></text:span><text:span text:style-name="VimmBibQuote">bhikkhu </text:span><text:span text:style-name="VimmBibQuote"><text:span text:style-name="T18">vipassan</text:span></text:span><text:span text:style-name="VimmBibQuote">ā</text:span><text:span text:style-name="VimmBibQuote"><text:span text:style-name="T18">pu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text:span></text:span><text:span text:style-name="VimmBibQuote">, tassa </text:span><text:span text:style-name="VimmBibQuote"><text:span text:style-name="T18">vipassan</text:span></text:span><text:span text:style-name="VimmBibQuote">ā</text:span><text:span text:style-name="VimmBibQuote"><text:span text:style-name="T18">pu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ayato </text:span></text:span><text:span text:style-name="VimmBibQuote">maggo </text:span><text:span text:style-name="VimmBibQuote"><text:span text:style-name="T18">sañj</text:span></text:span><text:span text:style-name="VimmBibQuote">ā</text:span><text:span text:style-name="VimmBibQuote"><text:span text:style-name="T18">yati. </text:span></text:span><text:span text:style-name="VimmBibQuote">So taṁ maggaṁ ā</text:span><text:span text:style-name="VimmBibQuote"><text:span text:style-name="T18">sevati</text:span></text:span><text:span text:style-name="VimmBibQuote">...; tassa taṁ maggaṁ ā</text:span><text:span text:style-name="VimmBibQuote"><text:span text:style-name="T18">sevato...anusay</text:span></text:span><text:span text:style-name="VimmBibQuote">ā</text:span><text:span text:style-name="VimmBibQuote"><text:span text:style-name="T18"> </text:span></text:span><text:span text:style-name="VimmBibQuote">byantihonti...</text:span></text:p><text:p text:style-name="P62"><text:span text:style-name="VimmBibQuote">‡ Kathaṁ samathapu</text:span><text:span text:style-name="VimmBibQuote"><text:span text:style-name="T18">bbaṅgama</text:span></text:span><text:span text:style-name="VimmBibQuote">ṁ vipassanaṁ </text:span><text:span text:style-name="VimmBibQuote"><text:span text:style-name="T18">bh</text:span></text:span><text:span text:style-name="VimmBibQuote">ā</text:span><text:span text:style-name="VimmBibQuote"><text:span text:style-name="T18">veti? </text:span></text:span><text:span text:style-name="VimmBibQuote">Nekkhamma-vasena cittassa </text:span><text:span text:style-name="VimmBibQuote"><text:span text:style-name="T18">ekaggat</text:span></text:span><text:span text:style-name="VimmBibQuote">ā</text:span><text:span text:style-name="VimmBibQuote"><text:span text:style-name="T18"> </text:span></text:span><text:span text:style-name="VimmBibQuote">avikkhepo </text:span><text:span text:style-name="VimmBibQuote"><text:span text:style-name="T18">sam</text:span></text:span><text:span text:style-name="VimmBibQuote">ā</text:span><text:span text:style-name="VimmBibQuote"><text:span text:style-name="T18">dhi, </text:span></text:span><text:span text:style-name="VimmBibQuote">tattha </text:span><text:span text:style-name="VimmBibQuote"><text:span text:style-name="T18">j</text:span></text:span><text:span text:style-name="VimmBibQuote">ā</text:span><text:span text:style-name="VimmBibQuote"><text:span text:style-name="T18">te </text:span></text:span><text:span text:style-name="VimmBibQuote">dhamme aniccato anupassanaṭṭhena </text:span><text:span text:style-name="VimmBibQuote"><text:span text:style-name="T18">vipassan</text:span></text:span><text:span text:style-name="VimmBibQuote">ā</text:span><text:span text:style-name="VimmBibQuote"><text:span text:style-name="T18">, </text:span></text:span><text:span text:style-name="VimmBibQuote">dukkhato anupassanaṭṭhena </text:span><text:span text:style-name="VimmBibQuote"><text:span text:style-name="T18">vipassan</text:span></text:span><text:span text:style-name="VimmBibQuote">ā</text:span><text:span text:style-name="VimmBibQuote"><text:span text:style-name="T18">, </text:span></text:span><text:span text:style-name="VimmBibQuote">anattato anupassanaṭṭhena </text:span><text:span text:style-name="VimmBibQuote"><text:span text:style-name="T18">vipassan</text:span></text:span><text:span text:style-name="VimmBibQuote">ā</text:span><text:span text:style-name="VimmBibQuote"><text:span text:style-name="T18">. </text:span></text:span><text:span text:style-name="VimmBibQuote">Iti paṭhamaṁ samatho, </text:span><text:span text:style-name="VimmBibQuote"><text:span text:style-name="T18">pacch</text:span></text:span><text:span text:style-name="VimmBibQuote">ā</text:span><text:span text:style-name="VimmBibQuote"><text:span text:style-name="T18"> vipassan</text:span></text:span><text:span text:style-name="VimmBibQuote">ā</text:span><text:span text:style-name="VimmBibQuote"><text:span text:style-name="T18">; </text:span></text:span><text:span text:style-name="VimmBibQuote">tena vuccati— samathapu</text:span><text:span text:style-name="VimmBibQuote"><text:span text:style-name="T18">bbaṅgama</text:span></text:span><text:span text:style-name="VimmBibQuote">ṁ vipassanaṁ </text:span><text:span text:style-name="VimmBibQuote"><text:span text:style-name="T18">bh</text:span></text:span><text:span text:style-name="VimmBibQuote">ā</text:span><text:span text:style-name="VimmBibQuote"><text:span text:style-name="T18">veti.</text:span></text:span><text:span text:style-name="VimmBibQuote">..</text:span></text:p><text:p text:style-name="P62"><text:span text:style-name="VimmBibQuote">‡‡ Kathaṁ </text:span><text:span text:style-name="VimmBibQuote"><text:span text:style-name="T18">vipassan</text:span></text:span><text:span text:style-name="VimmBibQuote">āpu</text:span><text:span text:style-name="VimmBibQuote"><text:span text:style-name="T18">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 </text:span></text:span><text:span text:style-name="VimmBibQuote">Aniccato anupassanaṭṭhena </text:span><text:span text:style-name="VimmBibQuote"><text:span text:style-name="T18">vipassan</text:span></text:span><text:span text:style-name="VimmBibQuote">ā</text:span><text:span text:style-name="VimmBibQuote"><text:span text:style-name="T18">, </text:span></text:span><text:span text:style-name="VimmBibQuote">dukkhato anupassanaṭṭhena </text:span><text:span text:style-name="VimmBibQuote"><text:span text:style-name="T18">vipassan</text:span></text:span><text:span text:style-name="VimmBibQuote">ā, anattato anupassanaṭṭhena </text:span><text:span text:style-name="VimmBibQuote"><text:span text:style-name="T18">vipassan</text:span></text:span><text:span text:style-name="VimmBibQuote">ā</text:span><text:span text:style-name="VimmBibQuote"><text:span text:style-name="T18">; </text:span></text:span><text:span text:style-name="VimmBibQuote">tattha </text:span><text:span text:style-name="VimmBibQuote"><text:span text:style-name="T18">j</text:span></text:span><text:span text:style-name="VimmBibQuote">ā</text:span><text:span text:style-name="VimmBibQuote"><text:span text:style-name="T18">t</text:span></text:span><text:span text:style-name="VimmBibQuote">ā</text:span><text:span text:style-name="VimmBibQuote"><text:span text:style-name="T18">na</text:span></text:span><text:span text:style-name="VimmBibQuote">ṁ</text:span><text:span text:style-name="VimmBibQuote"><text:span text:style-name="T18"> dhamm</text:span></text:span><text:span text:style-name="VimmBibQuote">ā</text:span><text:span text:style-name="VimmBibQuote"><text:span text:style-name="T18">nañ ca vossagg</text:span></text:span><text:span text:style-name="VimmBibQuote">ā</text:span><text:span text:style-name="VimmBibQuote"><text:span text:style-name="T18">rammaṇat</text:span></text:span><text:span text:style-name="VimmBibQuote">ā</text:span><text:span text:style-name="VimmBibQuote"><text:span text:style-name="T18"> cittassa ekaggat</text:span></text:span><text:span text:style-name="VimmBibQuote">ā</text:span><text:span text:style-name="VimmBibQuote"><text:span text:style-name="T18"> avikkhepo sam</text:span></text:span><text:span text:style-name="VimmBibQuote">ā</text:span><text:span text:style-name="VimmBibQuote"><text:span text:style-name="T18">dhi. Iti paṭhama</text:span></text:span><text:span text:style-name="VimmBibQuote">ṁ</text:span><text:span text:style-name="VimmBibQuote"><text:span text:style-name="T18"> vipassan</text:span></text:span><text:span text:style-name="VimmBibQuote">ā</text:span><text:span text:style-name="VimmBibQuote"><text:span text:style-name="T18"> pacch</text:span></text:span><text:span text:style-name="VimmBibQuote">ā</text:span><text:span text:style-name="VimmBibQuote"><text:span text:style-name="T18"> samatho; tena vuccati— vipassan</text:span></text:span><text:span text:style-name="VimmBibQuote">āpu</text:span><text:span text:style-name="VimmBibQuote"><text:span text:style-name="T18">bbaṅgama</text:span></text:span><text:span text:style-name="VimmBibQuote">ṁ</text:span><text:span text:style-name="VimmBibQuote"><text:span text:style-name="T18"> </text:span></text:span><text:span text:style-name="VimmBibQuote">samathaṁ </text:span><text:span text:style-name="VimmBibQuote"><text:span text:style-name="T18">bh</text:span></text:span><text:span text:style-name="VimmBibQuote">ā</text:span><text:span text:style-name="VimmBibQuote"><text:span text:style-name="T18">veti.</text:span></text:span></text:p></text:list-item><text:list-item><text:p text:style-name="P62"><text:span text:style-name="VimmPali"><text:span text:style-name="T23">Nekkhamma</text:span></text:span><text:span text:style-name="T18"> </text:span>is explained as <text:span text:style-name="VimmPali"><text:span text:style-name="T23">k</text:span></text:span><text:span text:style-name="VimmPali">ā</text:span><text:span text:style-name="VimmPali"><text:span text:style-name="T23">m</text:span></text:span><text:span text:style-name="VimmPali">ā</text:span><text:span text:style-name="VimmPali"><text:span text:style-name="T23">na</text:span></text:span><text:span text:style-name="VimmPali">ṁ</text:span><text:span text:style-name="VimmPali"><text:span text:style-name="T23"> nissaraṇa</text:span></text:span><text:span text:style-name="VimmPali">ṁ</text:span><text:span text:style-name="T18">—(1) </text:span><text:span text:style-name="VimmBibRef">A. III, 245</text:span>: <text:span text:style-name="VimmBibQuote">Idha bhikkhave bhikkhuno </text:span><text:span text:style-name="VimmBibQuote"><text:span text:style-name="T18">k</text:span></text:span><text:span text:style-name="VimmBibQuote">ā</text:span><text:span text:style-name="VimmBibQuote"><text:span text:style-name="T18">ma</text:span></text:span><text:span text:style-name="VimmBibQuote">ṁ</text:span><text:span text:style-name="VimmBibQuote"><text:span text:style-name="T18"> </text:span></text:span><text:span text:style-name="VimmBibQuote">manasikaroto </text:span><text:span text:style-name="VimmBibQuote"><text:span text:style-name="T18">k</text:span></text:span><text:span text:style-name="VimmBibQuote">ā</text:span><text:span text:style-name="VimmBibQuote"><text:span text:style-name="T18">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18">subhāvita</text:span></text:span><text:span text:style-name="VimmBibQuote">ṁ</text:span><text:span text:style-name="VimmBibQuote"><text:span text:style-name="T18"> </text:span></text:span><text:span text:style-name="VimmBibQuote">suvuṭṭhitaṁ suvimuttaṁ suvisaṁyuttaṁ </text:span><text:span text:style-name="VimmBibQuote"><text:span text:style-name="T18">kāmehi, </text:span></text:span><text:span text:style-name="VimmBibQuote">ye </text:span><text:span text:style-name="VimmBibQuote"><text:span text:style-name="T18">ca kāmapaccayā </text:span></text:span><text:span text:style-name="VimmBibQuote">uppajjanti </text:span><text:span text:style-name="VimmBibQuote"><text:span text:style-name="T18">āsavā vighātapariḷāhā, </text:span></text:span><text:span text:style-name="VimmBibQuote">mutto so tehi, na so taṁ vedanaṁ vediyati. Idam </text:span><text:span text:style-name="VimmBibQuote"><text:span text:style-name="T18">akkhāta</text:span></text:span><text:span text:style-name="VimmBibQuote">ṁ</text:span><text:span text:style-name="VimmBibQuote"><text:span text:style-name="T18"> kāmāna</text:span></text:span><text:span text:style-name="VimmBibQuote">ṁ</text:span><text:span text:style-name="VimmBibQuote"><text:span text:style-name="T18"> </text:span></text:span><text:span text:style-name="VimmBibQuote">nissaraṇaṁ.</text:span><text:span text:style-name="VimmPali"> </text:span>(2) <text:span text:style-name="VimmBibRef">It. 61</text:span>: <text:span text:style-name="VimmBibQuote"><text:span text:style-name="T18">Kāmānam-eta</text:span></text:span><text:span text:style-name="VimmBibQuote">ṁ</text:span><text:span text:style-name="VimmBibQuote"><text:span text:style-name="T18"> </text:span></text:span><text:span text:style-name="VimmBibQuote">nissaraṇaṁ yad-idaṁ nekkhammaṁ.</text:span></text:p></text:list-item><text:list-item><text:p text:style-name="P62"><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39" text:note-class="footnote"><text:note-citation>1</text:note-citation><text:note-body><text:p text:style-name="Standard">Cp.</text:p><text:list text:style-name="L56"><text:list-item><text:p text:style-name="P63"><text:span text:style-name="VimmBibRef">Peṭaka. 130</text:span>: <text:span text:style-name="VimmBibQuote">Catasso ariyabhūmiyo, cattāri sāmaññaphalāni, tattha yo yuchābhūtaṁ pajānāti, esā dassanabhūmi.</text:span></text:p></text:list-item><text:list-item><text:p text:style-name="P63"><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63"><text:span text:style-name="VimmBibRef">Ibid. 14</text:span>: <text:span text:style-name="VimmBibQuote">Tiṇi ca saccāni saṁkhatāni nirodhadhammāni: dukkhaṁ, samudayo, maggo. Nirodho asaṁkhato.</text:span></text:p><text:p text:style-name="P63"><text:span text:style-name="VimmBibQuote">Tattha samudayo dvisu bhūmisu pahiyyati: dassanabhūmiyā ca bhāvanābhūmiyā ca.</text:span></text:p><text:p text:style-name="P63"><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63"><text:span text:style-name="VimmBibRef">Ibid.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40" text:note-class="footnote"><text:note-citation>2</text:note-citation><text:note-body><text:p text:style-name="Standard"/><text:list text:style-name="L57"><text:list-item><text:p text:style-name="P64"><text:span text:style-name="VimmBibRef">Ibid 15</text:span>: <text:span text:style-name="VimmBibQuote">Yaṁ pana evaṁ jānāti: khiṇā me jāti ti idaṁ khaye-ñāṇaṁ, nāparaṁ itthattāyā ti pajānāti idaṁ anuppāde- ñāṇaṁ.</text:span></text:p><text:p text:style-name="P64"><text:span text:style-name="VimmBibQuote">Imāni dve ñāṇāni aññātāvindriyaṁ.</text:span></text:p><text:p text:style-name="P64"><text:span text:style-name="VimmBibQuote">Tattha yañ ca aññātaññassāmītindriyaṁ yañ ca aññindriyaṁ, imāni aggaphalaṁ arahattaṁ pāpuṇantassa nirujjhanti.</text:span></text:p></text:list-item><text:list-item><text:p text:style-name="P64"><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64"><text:span text:style-name="VimmBibQuote">Aññ’indriyan ti aññābhūtaṁ jānanabhūtaṁ indriyaṁ. Sot’āpatti phalato paṭṭhāya chasu ṭhānesu ñāṇass’ etaṁ adhivacanaṁ.</text:span></text:p><text:p text:style-name="P64"><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41"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16">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25">—</text:span></text:span><text:span text:style-name="VimmBibRef"><text:span text:style-name="T16">Pts.-a. III, 551</text:span></text:span><text:span text:style-name="T16">).</text:span></text:p></text:note-body></text:note> Here, the absence of <text:span text:style-name="VimmPageNo">[[376|313]]</text:span> the sign in the adoption knowledge of the Path, is the sing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18">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8">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42"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43" text:note-class="footnote"><text:note-citation>1</text:note-citation><text:note-body><text:p text:style-name="Standard"><text:span text:style-name="VimmBibRef">Ibid.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44" text:note-class="footnote"><text:note-citation>2</text:note-citation><text:note-body><text:p text:style-name="Standard"/><text:list text:style-name="L58"><text:list-item><text:p text:style-name="P65"><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65"><text:span text:style-name="VimmBibRef">Dhs. 195, par. 1096</text:span>: <text:span text:style-name="VimmBibQuote">Cattāro āsavā — kāmā- savo bhavāsavo diṭṭhāsava avijjdsavā.</text:span></text:p></text:list-item><text:list-item><text:p text:style-name="P65"><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65"><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45" text:note-class="footnote"><text:note-citation>3</text:note-citation><text:note-body><text:p text:style-name="Standard"><text:span text:style-name="VimmBibRef">Ibid.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46" text:note-class="footnote"><text:note-citation>4</text:note-citation><text:note-body><text:p text:style-name="Standard"><text:span text:style-name="VimmBibRef">Ibid.</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47" text:note-class="footnote"><text:note-citation>5</text:note-citation><text:note-body><text:p text:style-name="Standard"><text:span text:style-name="VimmBibRef">Ibid.</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48" text:note-class="footnote"><text:note-citation>6</text:note-citation><text:note-body><text:p text:style-name="Standard"><text:span text:style-name="VimmBibRef">Ibid.</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49"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50" text:note-class="footnote"><text:note-citation>1</text:note-citation><text:note-body><text:p text:style-name="Standard"><text:span text:style-name="VimmBibRef">Ibid.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51" text:note-class="footnote"><text:note-citation>2</text:note-citation><text:note-body><text:p text:style-name="Standard"><text:span text:style-name="VimmBibRef">Ibid.</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52" text:note-class="footnote"><text:note-citation>3</text:note-citation><text:note-body><text:p text:style-name="Standard"><text:span text:style-name="VimmBibRef">Ibid.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18">p</text:span></text:span><text:span text:style-name="VimmBibQuote">ā</text:span><text:span text:style-name="VimmBibQuote"><text:span text:style-name="T18">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53"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54" text:note-class="footnote"><text:note-citation>5</text:note-citation><text:note-body><text:p text:style-name="Standard"><text:span text:style-name="VimmBibRef">Ibid.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55"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56"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57"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58"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59" text:note-class="footnote"><text:note-citation>5</text:note-citation><text:note-body><text:p text:style-name="Standard"><text:span text:style-name="VimmBibRef">Vbh. 391-2</text:span>: <text:span text:style-name="VimmBibQuote">Tattha </text:span><text:span text:style-name="VimmBibQuote"><text:span text:style-name="T8">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60" text:note-class="footnote"><text:note-citation>1</text:note-citation><text:note-body><text:p text:style-name="Standard"><text:span text:style-name="VimmBibRef"><text:span text:style-name="T8">Pts. II, 80</text:span></text:span><text:span text:style-name="T8">: </text:span><text:span text:style-name="VimmBibQuote"><text:span text:style-name="T8">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8">ànd </text:span>arising of consciousness with external stimulus, not associated with views and accompanied by indifference; arisings of consciousness without external stimulus and arisings of consciounsess with external stimulus associated with hatred and accompanied by grief; arisings of consciousness accompanied by excitement; and arisings of consciousness accompanied by uncertainty.<text:note text:id="ftn1061" text:note-class="footnote"><text:note-citation>2</text:note-citation><text:note-body><text:p text:style-name="Standard"/><text:list text:style-name="L59"><text:list-item><text:p text:style-name="P66"><text:span text:style-name="VimmBibRef"><text:span text:style-name="T8">Dhs. 234, par. 1369</text:span></text:span><text:span text:style-name="T8">: </text:span><text:span text:style-name="VimmBibQuote"><text:span text:style-name="T8">Katame dhammā akusalā? Dvādasa akusalacittuppādā—ime dhammā akusalā.</text:span></text:span></text:p></text:list-item><text:list-item><text:p text:style-name="P66"><text:span text:style-name="VimmBibRef">Dhs. 239, par. 1409</text:span>: <text:span text:style-name="VimmBibQuote">Katame dhammā hinā? Dvādasa akusalacittuppādā—ime dhammā hinā.</text:span></text:p></text:list-item><text:list-item><text:p text:style-name="P66"><text:span text:style-name="VimmBibRef">Vis. Mag. 684</text:span>: <text:span text:style-name="VimmBibQuote">Akusalacittuppādā ti lobhamūlā aṭṭha, dosamūlā dve, mohamūlā dve ti ime dvādasa.</text:span></text:p></text:list-item><text:list-item><text:p text:style-name="P66"><text:span text:style-name="VimmBibRef">Abdhs. 1 Ch. 1, par. 2-3</text:span>: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62"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63"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64"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8">Ānanda: </text:span>“At this time, Ā<text:span text:style-name="T8">nanda, </text:span>the <text:span text:style-name="T8">Tathāgata </text:span>does not attend to any sign; he destroys sensation only and dwells developing the concentration of signless consciousness. At this time, Ā<text:span text:style-name="T8">nanda, </text:span>the body of the <text:span text:style-name="T8">Tathāgata </text:span>is at peace”.<text:note text:id="ftn1065" text:note-class="footnote"><text:note-citation>1</text:note-citation><text:note-body><text:p text:style-name="Standard"><text:span text:style-name="VimmBibRef">D. II, 100</text:span>: <text:span text:style-name="VimmBibQuote">Yasmiṁ Ā</text:span><text:span text:style-name="VimmBibQuote"><text:span text:style-name="T8">nanda </text:span></text:span><text:span text:style-name="VimmBibQuote">samaye </text:span><text:span text:style-name="VimmBibQuote"><text:span text:style-name="T8">Tathāgato sabba-nimittānaṁ amanasikārā ekaccānaṁ vedanāna</text:span></text:span><text:span text:style-name="VimmBibQuote">ṁ</text:span><text:span text:style-name="VimmBibQuote"><text:span text:style-name="T8"> nirodhā animitta</text:span></text:span><text:span text:style-name="VimmBibQuote">ṁ</text:span><text:span text:style-name="VimmBibQuote"><text:span text:style-name="T8"> ceto-samādhi</text:span></text:span><text:span text:style-name="VimmBibQuote">ṁ</text:span><text:span text:style-name="VimmBibQuote"><text:span text:style-name="T8"> upasampajja viharati, phāsukato </text:span></text:span><text:span text:style-name="VimmBibQuote">Ā</text:span><text:span text:style-name="VimmBibQuote"><text:span text:style-name="T8">nanda tasmi</text:span></text:span><text:span text:style-name="VimmBibQuote">ṁ</text:span><text:span text:style-name="VimmBibQuote"><text:span text:style-name="T8">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66" text:note-class="footnote"><text:note-citation>2</text:note-citation><text:note-body><text:p text:style-name="Standard"><text:span text:style-name="VimmBibRef"><text:span text:style-name="T8">M. I, 296</text:span></text:span><text:span text:style-name="T8">: </text:span><text:span text:style-name="VimmBibQuote"><text:span text:style-name="T8">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67" text:note-class="footnote"><text:note-citation>3</text:note-citation><text:note-body><text:p text:style-name="Standard"><text:span text:style-name="VimmBibRef"><text:span text:style-name="T8">Ibid. 296-97</text:span></text:span><text:span text:style-name="T8">: </text:span><text:span text:style-name="VimmBibQuote"><text:span text:style-name="T8">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68" text:note-class="footnote"><text:note-citation>4</text:note-citation><text:note-body><text:p text:style-name="Standard"><text:span text:style-name="VimmBibRef"><text:span text:style-name="T8">Ibid. 297</text:span></text:span><text:span text:style-name="T8">: </text:span><text:span text:style-name="VimmBibQuote"><text:span text:style-name="T8">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mer and he who is bom in the formless element. Here, the commoner cannot enter upon it, because he is not of that plane. The Stream-entrant and the Once-retum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69"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8">repulsion-reviewing, </text:span>dispassion-reviewing, cessation-reviewing, abandonment-reviewing. Serenity-<text:soft-page-break/>strength develops the factors of the meditation, <text:span text:style-name="VimmPali"><text:span text:style-name="T20">jhāna</text:span></text:span><text:span text:style-name="T20">,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0">jhāna</text:span></text:span><text:span text:style-name="T20">,</text:span><text:span text:style-name="T8"> </text:span>one tranquillizes the verbal formations of initial and sustained application of thought. Entering into the fourth meditation, <text:span text:style-name="VimmPali"><text:span text:style-name="T20">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70"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8">nānā-baddha-avikopana</text:span></text:span><text:span text:style-name="VimmBibQuote">ṁ</text:span><text:span text:style-name="VimmBibQuote"><text:span text:style-name="T8">, sanghapaṭimānana</text:span></text:span><text:span text:style-name="VimmBibQuote">ṁ, satthu </text:span><text:span text:style-name="VimmBibQuote"><text:span text:style-name="T8">pakkosana</text:span></text:span><text:span text:style-name="VimmBibQuote">ṁ </text:span><text:span text:style-name="VimmBibQuote"><text:span text:style-name="T8">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ii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71"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72"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8">nirodha-samāpattiyā samādhi-pariyāya </text:span></text:span><text:span text:style-name="VimmBibQuote">sambhavo heṭṭh</text:span><text:span text:style-name="VimmBibQuote"><text:span text:style-name="T8">ā </text:span></text:span><text:span text:style-name="VimmBibQuote">vutto yeva. Pacchimass’ eva </text:span><text:span text:style-name="VimmBibQuote"><text:span text:style-name="T8">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73"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74" text:note-class="footnote"><text:note-citation>1</text:note-citation><text:note-body><text:p text:style-name="Standard"><text:span text:style-name="VimmBibRef">M. I, 296</text:span>: <text:span text:style-name="VimmBibQuote"><text:span text:style-name="T8">Yvāyaṁ āvuso </text:span></text:span><text:span text:style-name="VimmBibQuote">mato </text:span><text:span text:style-name="VimmBibQuote"><text:span text:style-name="T8">kālakato, </text:span></text:span><text:span text:style-name="VimmBibQuote">yo </text:span><text:span text:style-name="VimmBibQuote"><text:span text:style-name="T8">cāy</text:span></text:span><text:span text:style-name="VimmBibQuote">a</text:span><text:span text:style-name="VimmBibQuote"><text:span text:style-name="T8">ṁ</text:span></text:span><text:span text:style-name="VimmBibQuote"> </text:span><text:span text:style-name="VimmBibQuote"><text:span text:style-name="T8">bhikkhu saññāvedayitanirodhaṁ samā</text:span></text:span><text:span text:style-name="VimmBibQuote">panno, imesa</text:span><text:span text:style-name="VimmBibQuote"><text:span text:style-name="T8">ṁ</text:span></text:span><text:span text:style-name="VimmBibQuote"> ki</text:span><text:span text:style-name="VimmBibQuote"><text:span text:style-name="T8">ṁ</text:span></text:span><text:span text:style-name="VimmBibQuote"> </text:span><text:span text:style-name="VimmBibQuote"><text:span text:style-name="T8">nānākaraṇan </text:span></text:span><text:span text:style-name="VimmBibQuote">ti? </text:span><text:span text:style-name="VimmBibQuote"><text:span text:style-name="T8">Yvāyaṁ ā</text:span></text:span><text:span text:style-name="VimmBibQuote">vuso mato </text:span><text:span text:style-name="VimmBibQuote"><text:span text:style-name="T8">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0">
        <text:list-item>
          <text:p text:style-name="P70">Introductory Discourse</text:p>
        </text:list-item>
        <text:list-item>
          <text:p text:style-name="P70">On Distinguishing Virtue</text:p>
        </text:list-item>
        <text:list-item>
          <text:p text:style-name="P70">On Austerities</text:p>
        </text:list-item>
        <text:list-item>
          <text:p text:style-name="P70">On Distinguishing Concentration</text:p>
        </text:list-item>
        <text:list-item>
          <text:p text:style-name="P70">On Approaching a Good Friend</text:p>
        </text:list-item>
        <text:list-item>
          <text:p text:style-name="P70">The Distinguishing of Behaviour</text:p>
        </text:list-item>
        <text:list-item>
          <text:p text:style-name="P70">The Distinguishing of the Subjects of Meditation</text:p>
        </text:list-item>
        <text:list-item>
          <text:p text:style-name="P70">Entrance into the Subjects of Meditation</text:p>
        </text:list-item>
        <text:list-item>
          <text:p text:style-name="P70">Five Kinds of Higher Knowledge</text:p>
        </text:list-item>
        <text:list-item>
          <text:p text:style-name="P70">On Distinguishing Wisdom</text:p>
        </text:list-item>
        <text:list-item>
          <text:p text:style-name="P70">The Five Methods</text:p>
        </text:list-item>
        <text:list-item>
          <text:p text:style-name="P70">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id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t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i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i’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m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e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9">origina-</text:span></text:p>
      <text:p text:style-name="VimmExportSkip">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text:p>
      <text:p text:style-name="VimmExportSkip">ception 7, 118, 119</text:p>
      <text:p text:style-name="VimmExportSkip">partaking of penetration 3</text:p>
      <text:p text:style-name="VimmExportSkip">of the dissolution of per-</text:p>
      <text:p text:style-name="VimmExportSkip">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a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9">penetra-</text:span></text:p>
      <text:p text:style-name="VimmExportSkip">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text:soft-page-break/>, gustatory 239</text:p>
      <text:p text:style-name="VimmExportSkip">-impermanence 295</text:p>
      <text:p text:style-name="VimmExportSkip">,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m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text:soft-page-break/>Detraction 20</text:p>
      <text:p text:style-name="VimmExportSkip">Determination of states 6</text:p>
      <text:p text:style-name="VimmExportSkip">Determining of the four elements 197</text:p>
      <text:p text:style-name="VimmExportSkip">Difference between the four primaries and</text:p>
      <text:p text:style-name="VimmExportSkip">Derived matter 240</text:p>
      <text:p text:style-name="VimmExportSkip">name and form 284, 285</text:p>
      <text:p text:style-name="VimmExportSkip">Di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text:p>
      <text:p text:style-name="VimmExportSkip">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text:soft-page-break/>of earth 198, 199, 200, 292</text:p>
      <text:p text:style-name="VimmExportSkip">of fire 198-201</text:p>
      <text:p text:style-name="VimmExportSkip">of space 239</text:p>
      <text:p text:style-name="VimmExportSkip">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m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text:soft-page-break/>, the five 147</text:p>
      <text:p text:style-name="VimmExportSkip">, virtue pertaining to the 7</text:p>
      <text:p text:style-name="VimmExportSkip">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text:soft-page-break/>, foulness of 67, 68</text:p>
      <text:p text:style-name="VimmExportSkip">-limit 31</text:p>
      <text:p text:style-name="VimmExportSkip">,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text:p>
      <text:p text:style-name="VimmExportSkip">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text:soft-page-break/>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 tum(ing) 307, 325</text:p>
      <text:p text:style-name="VimmExportSkip">Once-retum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text:soft-page-break/>Hearing, purified divine 219</text:p>
      <text:p text:style-name="VimmExportSkip">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text:soft-page-break/>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ext:p>
      <text:p text:style-name="VimmExportSkip">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2">Jhāna</text:span></text:span><text:span text:style-name="T9">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text:soft-page-break/>,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text:p>
      <text:p text:style-name="VimmExportSkip">cernment of freedom 253</text:p>
      <text:p text:style-name="VimmExportSkip">, five faculties of 41</text:p>
      <text:p text:style-name="VimmExportSkip">five forms of hieher 209</text:p>
      <text:p text:style-name="VimmExportSkip">in regard to knolel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text:p>
      <text:p text:style-name="VimmExportSkip">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text:soft-page-break/>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text:p>
      <text:p text:style-name="VimmExportSkip">jects of 65</text:p>
      <text:p text:style-name="VimmExportSkip">, lower 97, 104</text:p>
      <text:p text:style-name="VimmExportSkip"><text:soft-page-break/>,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c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text:soft-page-break/>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ext:p>
      <text:p text:style-name="VimmExportSki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text:soft-page-break/>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m,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text:soft-page-break/>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de<text:span text:style-name="VimmPali"> </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text:soft-page-break/>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e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text:p>
      <text:p text:style-name="VimmExportSkip">bered 63, 137</text:p>
      <text:p text:style-name="VimmExportSkip">(5) the dismem-</text:p>
      <text:p text:style-name="VimmExportSkip">bered 63, 137</text:p>
      <text:p text:style-name="VimmExportSkip">(6) discolour-</text:p>
      <text:p text:style-name="VimmExportSkip">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text:soft-page-break/>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text:p>
      <text:p text:style-name="VimmExportSkip">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ies and ceremonies 11</text:p>
      <text:p text:style-name="VimmExportSkip">Robes 20, 23, 27, 28, 34, 35, 36, 51, 57</text:p>
      <text:p text:style-name="VimmExportSkip">Robing, manner of 58</text:p>
      <text:p text:style-name="VimmExportSkip">Rustics 18</text:p>
      <text:p text:style-name="VimmExportSkip"><text:soft-page-break/>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a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text:soft-page-break/>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ishness 250</text:p>
      <text:p text:style-name="VimmExportSkip">Snakes 36</text:p>
      <text:p text:style-name="VimmExportSkip">Solitude 20, 27, 33, 46, 91, 95</text:p>
      <text:p text:style-name="VimmExportSkip">, bom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p>
      <text:p text:style-name="VimmExportSkip">e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text:soft-page-break/>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e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U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text:p>
      <text:p text:style-name="VimmExportSkip">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text:soft-page-break/>,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text:soft-page-break/>Vacuity, element of space and 155</text:p>
      <text:p text:style-name="VimmExportSkip">Verbal formations 323</text:p>
      <text:p text:style-name="VimmExportSkip">Verities, the four noble 1</text:p>
      <text:p text:style-name="VimmExportSkip">View of evanesce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e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text:p>
      <text:p text:style-name="VimmExportSkip">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text:p>
      <text:p text:style-name="VimmExportSkip">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text:soft-page-break/>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pan text:style-name="VimmPali">,</text:span>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text:p>
      <text:p text:style-name="VimmExportSkip">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text:soft-page-break/>,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2">(ten),</text:span></text:span><text:span text:style-name="T9"> </text:span>318.</text:p>
      <text:p text:style-name="VimmExportSkip">°citta (<text:span text:style-name="VimmPali">twelve, in detail</text:span>), 320.</text:p>
      <text:p text:style-name="VimmExportSkip">°cittuppāda, 319.</text:p>
      <text:p text:style-name="VimmExportSkip">°<text:span text:style-name="T9">mūl</text:span>ā<text:span text:style-name="T9">ni </text:span>(<text:span text:style-name="VimmPali">three</text:span>), 279, 314.</text:p>
      <text:p text:style-name="VimmExportSkip">agati-gamana <text:span text:style-name="VimmPali">(four),</text:span> 316.</text:p>
      <text:p text:style-name="VimmExportSkip">agga. 37; 307; °<text:span text:style-name="T9">ñña </text:span><text:span text:style-name="VimmPali"><text:span text:style-name="T22">(etc.),</text:span></text:span><text:span text:style-name="T9">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9">Agon, </text:span>Chu <text:span text:style-name="VimmPali"><text:span text:style-name="T22">(Chínese),</text:span></text:span><text:span text:style-name="T9"> </text:span>104; 112.</text:p>
      <text:p text:style-name="VimmExportSkip">Aggivessana, 145; 189.</text:p>
      <text:p text:style-name="VimmExportSkip">aṅga-samatikkama, 121.</text:p>
      <text:p text:style-name="VimmExportSkip">acakkhukarana, 80</text:p>
      <text:p text:style-name="VimmExportSkip"><text:soft-page-break/>accāraddha, °viriya, 77; 225-26.</text:p>
      <text:p text:style-name="VimmExportSkip">acci, 287-88.</text:p>
      <text:p text:style-name="VimmExportSkip"><text:span text:style-name="T9">aecha, </text:span>222.</text:p>
      <text:p text:style-name="VimmExportSkip">ajapadadanda, 290-91.</text:p>
      <text:p text:style-name="VimmExportSkip">ajjhupekkhanatā, 81.</text:p>
      <text:p text:style-name="VimmExportSkip"><text:span text:style-name="T9">añjalikaraṇīya, </text:span>151.</text:p>
      <text:p text:style-name="VimmExportSkip"><text:span text:style-name="T9">aññath</text:span>ā<text:span text:style-name="T9">, </text:span>278.</text:p>
      <text:p text:style-name="VimmExportSkip"><text:span text:style-name="T9">aññ</text:span>ā<text:span text:style-name="T9">paṭivedba, </text:span>65.</text:p>
      <text:p text:style-name="VimmExportSkip"><text:span text:style-name="T9">aṭṭha, </text:span>-purisa-puggalā, 151.</text:p>
      <text:p text:style-name="VimmExportSkip">a<text:span text:style-name="T9">ṭṭ</text:span>hi, 204; <text:span text:style-name="VimmPali">(in detail),</text:span> 137ff.</text:p>
      <text:p text:style-name="VimmExportSkip">a<text:span text:style-name="T9">ṭṭ</text:span>hika, 63.</text:p>
      <text:p text:style-name="VimmExportSkip">a<text:span text:style-name="T9">ṭṭ</text:span>hita, 37.</text:p>
      <text:p text:style-name="VimmExportSkip">aḍḍha, 87. °a<text:span text:style-name="T9">ṭṭ</text:span>haratana, 324.</text:p>
      <text:p text:style-name="VimmExportSkip"><text:span text:style-name="T9">a</text:span>ṇḍ<text:span text:style-name="T9">a, </text:span>26; kukku<text:span text:style-name="T9">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9">saññ</text:span>ā<text:span text:style-name="T9">, </text:span>186;</text:p>
      <text:p text:style-name="VimmExportSkip">°bhāva, 170; <text:span text:style-name="T9">-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9">adhipaññ</text:span>ā<text:span text:style-name="T9">,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9">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9">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1">anupassati, </text:span><text:span text:style-name="VimmPali"><text:span text:style-name="T22">(as</text:span></text:span><text:span text:style-name="T9"> </text:span><text:span text:style-name="T11">nicca </text:span><text:span text:style-name="VimmPali"><text:span text:style-name="T22">etc.),</text:span></text:span><text:span text:style-name="T9"> </text:span><text:span text:style-name="T11">295.</text:span></text:p>
      <text:p text:style-name="VimmExportSkip">anupassi(n), anicca°, virāga°, nirodha°,</text:p>
      <text:p text:style-name="VimmExportSkip">paṭinissagga°, 157.</text:p>
      <text:p text:style-name="VimmExportSkip">anupādisesanibbāna, 2.</text:p>
      <text:p text:style-name="VimmExportSkip"><text:span text:style-name="T11">anupubbavihāra, </text:span><text:span text:style-name="T9">nava, </text:span><text:span text:style-name="T11">40.</text:span></text:p>
      <text:p text:style-name="VimmExportSkip">anumodanā, 300.</text:p>
      <text:p text:style-name="VimmExportSkip"><text:span text:style-name="T11">Anuruddha </text:span><text:span text:style-name="VimmPali"><text:span text:style-name="T22">(Ven. Eider),</text:span></text:span><text:span text:style-name="T9"> </text:span><text:span text:style-name="T11">131; 225.</text:span></text:p>
      <text:p text:style-name="VimmExportSkip">anulomapaṭiloma, jhāna°, 132.</text:p>
      <text:p text:style-name="VimmExportSkip">anulomika khanti, 300.</text:p>
      <text:p text:style-name="VimmExportSkip"><text:span text:style-name="T11">anusaya, 143; 307. 310. </text:span><text:span text:style-name="VimmPali"><text:span text:style-name="T21">(the seven),</text:span></text:span><text:span text:style-name="T11"> 280;</text:span></text:p>
      <text:p text:style-name="VimmExportSkip">vicikicchā°, diṭṭhi°, 305.</text:p>
      <text:p text:style-name="VimmExportSkip">anussati, 178.</text:p>
      <text:p text:style-name="VimmExportSkip"><text:span text:style-name="T11">anussava. </text:span><text:span text:style-name="T9">aññatra </text:span><text:span text:style-name="T11">anussavā </text:span><text:span text:style-name="VimmPali"><text:span text:style-name="T22">etc.,</text:span></text:span><text:span text:style-name="T9"> </text:span><text:span text:style-name="T11">321.</text:span></text:p>
      <text:p text:style-name="VimmExportSkip">anottappa, 7.</text:p>
      <text:p text:style-name="VimmExportSkip"><text:span text:style-name="T11">a</text:span><text:span text:style-name="T9">nkura, </text:span><text:span text:style-name="T11">261.</text:span></text:p>
      <text:p text:style-name="VimmExportSkip"><text:span text:style-name="T11">anta, 5;</text:span><text:span text:style-name="VimmPali"><text:span text:style-name="T21"> (the two),</text:span></text:span><text:span text:style-name="T11">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text:soft-page-break/>aparihīna, 41.</text:p>
      <text:p text:style-name="VimmExportSkip"><text:span text:style-name="T9">ap</text:span><text:span text:style-name="T11">ān</text:span><text:span text:style-name="T9">a, </text:span><text:span text:style-name="T11">156.</text:span></text:p>
      <text:p text:style-name="VimmExportSkip">apāya, 5; 186; 227.</text:p>
      <text:p text:style-name="VimmExportSkip">appanā, 94.</text:p>
      <text:p text:style-name="VimmExportSkip">appaṇihita, 313.</text:p>
      <text:p text:style-name="VimmExportSkip"><text:span text:style-name="T9">appamaññ</text:span><text:span text:style-name="T11">ā</text:span><text:span text:style-name="T9">, </text:span><text:span text:style-name="T11">194. </text:span><text:span text:style-name="VimmPali"><text:span text:style-name="T21">(the four),</text:span></text:span><text:span text:style-name="T11">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9">abhiññ</text:span><text:span text:style-name="T11">ā</text:span><text:span text:style-name="T9">, </text:span><text:span text:style-name="T11">°vosānapāramippatta, 223.</text:span></text:p>
      <text:p text:style-name="VimmExportSkip"><text:span text:style-name="T9">Abhibhū </text:span><text:span text:style-name="T11">(sāvaka), 217.</text:span></text:p>
      <text:p text:style-name="VimmExportSkip"><text:span text:style-name="T11">abhisamaya, pahāna°, </text:span><text:span text:style-name="T9">pariññ</text:span><text:span text:style-name="T11">ā°</text:span><text:span text:style-name="T9">, </text:span><text:span text:style-name="T11">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9">arañña, </text:span><text:span text:style-name="T11">187; °</text:span><text:span text:style-name="T9">gata, </text:span><text:span text:style-name="T11">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1">ariya, °sāvaka, 154; 188. -saccāni </text:span><text:span text:style-name="VimmPali"><text:span text:style-name="T21">(the</text:span></text:span></text:p>
      <text:p text:style-name="VimmExportSkip"><text:span text:style-name="VimmPali"><text:span text:style-name="T21">four),</text:span></text:span><text:span text:style-name="T11"> 5; °dhamma </text:span><text:span text:style-name="VimmPali"><text:span text:style-name="T21">(the four),</text:span></text:span><text:span text:style-name="T11">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9">asaññasatta, </text:span>112.</text:p>
      <text:p text:style-name="VimmExportSkip">asankheyya, 144.</text:p>
      <text:p text:style-name="VimmExportSkip">asamāhita, °puggalaparivajjanatā, 81.</text:p>
      <text:p text:style-name="VimmExportSkip">asammoha,<text:span text:style-name="T9"> </text:span>°<text:span text:style-name="T9">ato, </text:span>161.</text:p>
      <text:p text:style-name="VimmExportSkip"><text:span text:style-name="T9">asi, </text:span>218.</text:p>
      <text:p text:style-name="VimmExportSkip">asukha, 47.</text:p>
      <text:p text:style-name="VimmExportSkip">asuci, 172-73.</text:p>
      <text:p text:style-name="VimmExportSkip">asekha, 17; °sīlakkhandha, °samādhi°,</text:p>
      <text:p text:style-name="VimmExportSkip">°<text:span text:style-name="T9">paññ</text:span>ā°<text:span text:style-name="T9">, </text:span>°vimutti°, °<text:span text:style-name="T9">vimuttiñ</text:span>āṇ<text:span text:style-name="T9">adassana</text:span>°<text:span text:style-name="T9">,</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9">paññ</text:span>ā<text:span text:style-name="T9">, </text:span>232.</text:p>
      <text:p text:style-name="VimmExportSkip">ācariya, 36.</text:p>
      <text:p text:style-name="VimmExportSkip">ātappam anvāya, 227.</text:p>
      <text:p text:style-name="VimmExportSkip"><text:soft-page-break/>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9">b</text:span>ā<text:span text:style-name="T9">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9">kiñcaññ°, </text:span>63; 121 ; 195. neva-</text:p>
      <text:p text:style-name="VimmExportSkip"><text:span text:style-name="T9">saññ</text:span>ānā<text:span text:style-name="T9">saññ°, </text:span>63; 120; ākāsāna<text:span text:style-name="T9">ñc°</text:span>, 116;</text:p>
      <text:p text:style-name="VimmExportSkip">195; <text:span text:style-name="T9">viññ</text:span>āṇ<text:span text:style-name="T9">añc°, </text:span>117; 195; ajjhattika-</text:p>
      <text:p text:style-name="VimmExportSkip">bāhira, 254.</text:p>
      <text:p text:style-name="VimmExportSkip">āyu, 325; <text:span text:style-name="T9">°</text:span>ppamāṇa, 104; 116.</text:p>
      <text:p text:style-name="VimmExportSkip">ā<text:span text:style-name="T9">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1">ā</text:span><text:span text:style-name="T9">laya, </text:span><text:span text:style-name="T11">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1">āsī </text:span><text:span text:style-name="VimmPali"><text:span text:style-name="T21">and</text:span></text:span><text:span text:style-name="T11"> āsi. °visa, 250; 299.</text:span></text:p>
      <text:p text:style-name="VimmExportSkip"><text:span text:style-name="T11">āhāra, 22; kabaḷinkāra, 248; </text:span><text:span text:style-name="T9">paṭikkūla-</text:span></text:p>
      <text:p text:style-name="VimmExportSkip"><text:span text:style-name="T9">saññ</text:span><text:span text:style-name="T11">ā</text:span><text:span text:style-name="T9">, </text:span><text:span text:style-name="T11">63.</text:span></text:p>
      <text:p text:style-name="VimmExportSkip">āhuṇeyya, 151.</text:p>
      <text:p text:style-name="VimmExportSkip"><text:span text:style-name="T9">iñjan</text:span><text:span text:style-name="T11">ā</text:span><text:span text:style-name="T9">, </text:span><text:span text:style-name="T11">161 ; 204.</text:span></text:p>
      <text:p text:style-name="VimmExportSkip"><text:span text:style-name="T9">iñjitatta, </text:span><text:span text:style-name="T11">156.</text:span></text:p>
      <text:p text:style-name="VimmExportSkip">iddhi, adhiṭṭhānā°, 209 ; 217. ariyā°, kamma-</text:p>
      <text:p text:style-name="VimmExportSkip"><text:span text:style-name="T11">vipākajā°,211. </text:span><text:span text:style-name="T9">ñ</text:span><text:span text:style-name="T11">āṇavipphāra°, 210. °pāda</text:span></text:p>
      <text:p text:style-name="VimmExportSkip"><text:span text:style-name="T11">(</text:span><text:span text:style-name="VimmPali">the four),</text:span> <text:span text:style-name="T11">212. </text:span><text:span text:style-name="T9">puññavato</text:span><text:span text:style-name="T11">°</text:span><text:span text:style-name="T9">, </text:span><text:span text:style-name="T11">212. mano-</text:span></text:p>
      <text:p text:style-name="VimmExportSkip"><text:span text:style-name="T9">may</text:span><text:span text:style-name="T11">ā°</text:span><text:span text:style-name="T9">, </text:span><text:span text:style-name="T11">210; 218. °mā, 201; 215; 217.</text:span></text:p>
      <text:p text:style-name="VimmExportSkip"><text:span text:style-name="T11">vikubbanā°, 210; 217. </text:span><text:span text:style-name="T9">vijj</text:span><text:span text:style-name="T11">ā</text:span><text:span text:style-name="T9">may</text:span><text:span text:style-name="T11">ā°</text:span><text:span text:style-name="T9">, </text:span><text:span text:style-name="T11">212.</text:span></text:p>
      <text:p text:style-name="VimmExportSkip"><text:span text:style-name="T11">°vidhā, </text:span>209. <text:span text:style-name="T11">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1">°rahada </text:span><text:span text:style-name="VimmPali"><text:span text:style-name="T21">(sim.),</text:span></text:span><text:span text:style-name="T11"> 104.</text:span></text:p>
      <text:p text:style-name="VimmExportSkip"><text:span text:style-name="T11">udarapa</text:span>ṭ<text:span text:style-name="T11">ala, 172.</text:span></text:p>
      <text:p text:style-name="VimmExportSkip"><text:span text:style-name="T11">Udāyi (</text:span><text:span text:style-name="VimmPali"><text:span text:style-name="T22">Ven. </text:span></text:span><text:span text:style-name="VimmPali">Elder),</text:span><text:span text:style-name="T11">76; 110; 222-23.</text:span></text:p>
      <text:p text:style-name="VimmExportSkip">uddhacca, 77; °kukkucca, 84.</text:p>
      <text:p text:style-name="VimmExportSkip">uddharaṇa (<text:span text:style-name="VimmPali">six processes),</text:span> <text:span text:style-name="T11">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9">upa</text:span><text:span text:style-name="T11">ṭṭ</text:span><text:span text:style-name="T9">h</text:span><text:span text:style-name="T11">ā</text:span><text:span text:style-name="T9">na, </text:span><text:span text:style-name="T11">298.</text:span></text:p>
      <text:p text:style-name="VimmExportSkip">Upatissatthera, 57.</text:p>
      <text:p text:style-name="VimmExportSkip"><text:soft-page-break/>upadhi, 187.</text:p>
      <text:p text:style-name="VimmExportSkip"><text:span text:style-name="T11">upanisā. </text:span><text:span text:style-name="T9">dukkhūpanis</text:span><text:span text:style-name="T11">ā</text:span><text:span text:style-name="T9"> </text:span><text:span text:style-name="T11">saddhā; 229.</text:span></text:p>
      <text:p text:style-name="VimmExportSkip"><text:span text:style-name="T11">upamā, 274; 285. (</text:span><text:span text:style-name="VimmPali">illustrating the five</text:span></text:p>
      <text:p text:style-name="VimmExportSkip">khandhas), <text:span text:style-name="T11">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9">upasaṅkamana, </text:span><text:span text:style-name="T11">178.</text:span></text:p>
      <text:p text:style-name="VimmExportSkip"><text:span text:style-name="T11">upādāna </text:span><text:span text:style-name="VimmPali">(the four),</text:span> <text:span text:style-name="T11">315.</text:span></text:p>
      <text:p text:style-name="VimmExportSkip">upāya, 237. khandha-, āyatana-, dhātu-,</text:p>
      <text:p text:style-name="VimmExportSkip">paṭiccasamuppāda-, sacca-, 237.</text:p>
      <text:p text:style-name="VimmExportSkip"><text:span text:style-name="T11">upāyāsa, 271. </text:span><text:span text:style-name="T9">°</text:span><text:span text:style-name="T11">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text:soft-page-break/>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1">Kasiṇa </text:span><text:span text:style-name="VimmPali">(the twelve),</text:span> <text:span text:style-name="T11">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1">kāma, </text:span>amaritu<text:span text:style-name="T11">°</text:span>, jivitu<text:span text:style-name="T11">°</text:span>, sukha<text:span text:style-name="T11">°</text:span>, 250. (<text:span text:style-name="VimmPali">ten</text:span></text:p>
      <text:p text:style-name="VimmExportSkip"><text:span text:style-name="VimmPali">similes),</text:span> 73. <text:span text:style-name="T11">°</text:span>r<text:span text:style-name="T11">ā</text:span>ga, 97; 140. vatthu<text:span text:style-name="T11">°</text:span>,</text:p>
      <text:p text:style-name="VimmExportSkip">kilesa<text:span text:style-name="T11">°</text:span>, <text:span text:style-name="T11">°</text:span>cchanda, 84. <text:span text:style-name="T11">°</text:span>dh<text:span text:style-name="T11">ā</text:span>tu samatikka-</text:p>
      <text:p text:style-name="VimmExportSkip"><text:span text:style-name="T11">manatā </text:span>91. <text:span text:style-name="T11">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1">kāya (</text:span><text:span text:style-name="VimmPali">the thirty-two parts),</text:span> <text:span text:style-name="T11">171. </text:span>sakkhī, 288.</text:p>
      <text:p text:style-name="VimmExportSkip">k<text:span text:style-name="T11">āyagatāsati, </text:span>63.</text:p>
      <text:p text:style-name="VimmExportSkip"><text:span text:style-name="T11">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1">Kimilāla </text:span><text:span text:style-name="VimmPali">(river),</text:span> <text:span text:style-name="T11">48.</text:span></text:p>
      <text:p text:style-name="VimmExportSkip">kilesa, 25.</text:p>
      <text:p text:style-name="VimmExportSkip">kukkuṭa, °aṇḍa, 174.</text:p>
      <text:p text:style-name="VimmExportSkip">kucchi, m<text:span text:style-name="T11">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1">kulla (</text:span><text:span text:style-name="VimmPali"><text:span text:style-name="T21">Ven. Elder), </text:span></text:span><text:span text:style-name="T11">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1">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1">khāṇukoṇḍañña </text:span><text:span text:style-name="VimmPali"><text:span text:style-name="T21">(Ven. </text:span></text:span><text:span text:style-name="VimmPali">Elder),</text:span> <text:span text:style-name="T11">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text:soft-page-break/>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9">vipassanā</text:span>°<text:span text:style-name="T9">, </text:span>magga°, 312.</text:p>
      <text:p text:style-name="VimmExportSkip">gambhīra, 49; 263. °avabh<text:span text:style-name="T9">ā</text:span>sa, 263.</text:p>
      <text:p text:style-name="VimmExportSkip">gáru, 49.</text:p>
      <text:p text:style-name="VimmExportSkip">gahapati, 25; °cīvara, 28. -parisa 25.</text:p>
      <text:p text:style-name="VimmExportSkip"><text:span text:style-name="T9">gāma, </text:span>185; 206; 207. <text:span text:style-name="VimmPali">(sim)., </text:span>223.</text:p>
      <text:p text:style-name="VimmExportSkip">g<text:span text:style-name="T9">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9">ghātaka, 264. </text:span>°<text:span text:style-name="T9">pālaka, 324.</text:span></text:p>
      <text:p text:style-name="VimmExportSkip"><text:span text:style-name="T9">gocara, 19; 34. ārakkha</text:span>°<text:span text:style-name="T9">, upanibandha</text:span>°<text:span text:style-name="T9">,</text:span></text:p>
      <text:p text:style-name="VimmExportSkip"><text:span text:style-name="T9">upanissaya</text:span>°<text:span text:style-name="T9">,19.</text:span></text:p>
      <text:p text:style-name="VimmExportSkip"><text:span text:style-name="T9">gotrabhū, 302. ñāṇa, 302. </text:span><text:span text:style-name="VimmPali">(definition),</text:span> <text:span text:style-name="T9">321.</text:span></text:p>
      <text:p text:style-name="VimmExportSkip">gomaya, 299; 324.</text:p>
      <text:p text:style-name="VimmExportSkip"><text:span text:style-name="T9">ghosa, parato</text:span>°<text:span text:style-name="T9">,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9">cariyā, </text:span><text:span text:style-name="VimmPali">(three), (fourteen),</text:span> <text:span text:style-name="T9">54.</text:span></text:p>
      <text:p text:style-name="VimmExportSkip">caraṇa, 142.</text:p>
      <text:p text:style-name="VimmExportSkip">calana, 161.</text:p>
      <text:p text:style-name="VimmExportSkip"><text:span text:style-name="T9">cāga, </text:span>154. <text:span text:style-name="T9">°anussati, </text:span>63. <text:span text:style-name="T9">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9">148. selūpamaṁ cittaṁ, 324.</text:span></text:p>
      <text:p text:style-name="VimmExportSkip">lina°, 158. °visuddhi, 4; 161. samāhita,</text:p>
      <text:p text:style-name="VimmExportSkip">142.</text:p>
      <text:p text:style-name="VimmExportSkip"><text:span text:style-name="T9">cuṇṇa, 18 (</text:span><text:span text:style-name="VimmPali"><text:span text:style-name="T22">ref. dhātus</text:span></text:span><text:span text:style-name="T9">), 199,</text:span></text:p>
      <text:p text:style-name="VimmExportSkip"><text:span text:style-name="T9">Cunda (</text:span><text:span text:style-name="VimmPali"><text:span text:style-name="T22">Ven. Elder,</text:span></text:span><text:span text:style-name="T9">) 264.</text:span></text:p>
      <text:p text:style-name="VimmExportSkip"><text:span text:style-name="T9">Cunda </text:span><text:span text:style-name="VimmPali">(novice,)</text:span> <text:span text:style-name="T9">16.</text:span></text:p>
      <text:p text:style-name="VimmExportSkip"><text:span text:style-name="T9">Cullpanthaka </text:span><text:span text:style-name="VimmPali"><text:span text:style-name="T22">(Ven. Eider),</text:span></text:span><text:span text:style-name="T9">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9">Channa </text:span><text:span text:style-name="VimmPali"><text:span text:style-name="T22">(Ven. Eider),</text:span></text:span><text:span text:style-name="T9">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9">Chu </text:span>Agon <text:span text:style-name="VimmPali">(Chinese),</text:span> <text:span text:style-name="T9">48.</text:span></text:p>
      <text:p text:style-name="VimmExportSkip"/>
      <text:p text:style-name="VimmExportSkip">janghapesanika, 18.</text:p>
      <text:p text:style-name="VimmExportSkip"><text:span text:style-name="T9">jacchanda </text:span><text:span text:style-name="VimmPali"><text:span text:style-name="T22">(sim.)</text:span></text:span><text:span text:style-name="T9">,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9">jiyā </text:span><text:span text:style-name="VimmPali">(sim.)</text:span> 204.</text:p>
      <text:p text:style-name="VimmExportSkip"><text:span text:style-name="T9">jivhā, </text:span>240.</text:p>
      <text:p text:style-name="VimmExportSkip"><text:span text:style-name="T9">jīvikā. </text:span>parapaṭibaddh<text:span text:style-name="T9">ā</text:span> me j., 23.</text:p>
      <text:p text:style-name="VimmExportSkip"><text:soft-page-break/>jeguccha, adhimatta°, 172.</text:p>
      <text:p text:style-name="VimmExportSkip">Jetavana, 289.</text:p>
      <text:p text:style-name="VimmExportSkip">Jotika gahapati, 212.</text:p>
      <text:p text:style-name="VimmExportSkip"><text:span text:style-name="T9">jhāna, </text:span>24. paṭhama°, 2; 41; 83; 100; 114;</text:p>
      <text:p text:style-name="VimmExportSkip">189; 311. dutiya°, 47; 101. tatiya0, 47;</text:p>
      <text:p text:style-name="VimmExportSkip">90; 105. catuttha°, 47; 110; 120. appan<text:span text:style-name="T9">ā</text:span>,</text:p>
      <text:p text:style-name="VimmExportSkip">79. °vimokkhapaccavekkhanat<text:span text:style-name="T9">ā</text:span>, 81.</text:p>
      <text:p text:style-name="VimmExportSkip">°visesa, 91. (<text:span text:style-name="VimmPali">the fourfold formula),</text:span> 229.</text:p>
      <text:p text:style-name="VimmExportSkip"><text:span text:style-name="T9">ñāṇa, </text:span>298. <text:span text:style-name="T9">anāgataṁsa</text:span>°<text:span text:style-name="T9">, </text:span>227. <text:span text:style-name="T9">anuppāde,</text:span></text:p>
      <text:p text:style-name="VimmExportSkip"><text:span text:style-name="T9">312. anuloma</text:span>°<text:span text:style-name="T9">, 301. anvaye</text:span>°<text:span text:style-name="T9">, 233. āsavak-</text:span></text:p>
      <text:p text:style-name="VimmExportSkip"><text:span text:style-name="T9">khaya</text:span>°<text:span text:style-name="T9">, 142. kammavipāka</text:span>°<text:span text:style-name="T9">, kammas-</text:span></text:p>
      <text:p text:style-name="VimmExportSkip"><text:span text:style-name="T9">sakata</text:span>°<text:span text:style-name="T9">, 227. khaye-, 312. cutūpapāta</text:span>°<text:span text:style-name="T9">,</text:span></text:p>
      <text:p text:style-name="VimmExportSkip"><text:span text:style-name="T9">142. cetopariya</text:span>°<text:span text:style-name="T9">, 209. ñāṇesu°, 235.</text:span></text:p>
      <text:p text:style-name="VimmExportSkip"><text:span text:style-name="T9">-dassana, 142. dibbacakkhu</text:span>°<text:span text:style-name="T9">, 209; 227.</text:span></text:p>
      <text:p text:style-name="VimmExportSkip"><text:span text:style-name="T9">dibbasota</text:span>°<text:span text:style-name="T9">, 209. dukkhe°, dukkhasa-</text:span></text:p>
      <text:p text:style-name="VimmExportSkip"><text:span text:style-name="T9">mudaye</text:span>°<text:span text:style-name="T9">, dukkhanirodhe</text:span>°<text:span text:style-name="T9">, dukkhanirod-</text:span></text:p>
      <text:p text:style-name="VimmExportSkip"><text:span text:style-name="T9">hagāminiyā paṭipadāya</text:span>°<text:span text:style-name="T9">, 235. dhamme</text:span>°<text:span text:style-name="T9">,</text:span></text:p>
      <text:p text:style-name="VimmExportSkip"><text:span text:style-name="T9">233. dhammaṭṭhiti°, 266 ; 286. pakati</text:span>°<text:span text:style-name="T9">,</text:span></text:p>
      <text:p text:style-name="VimmExportSkip"><text:span text:style-name="T9">190. paccavekkhaṇa-, 321. paricce</text:span>°<text:span text:style-name="T9">,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9">sammasane°, </text:span><text:span text:style-name="VimmPali">(in detail),</text:span> <text:span text:style-name="T9">287. sammuti-,</text:span></text:p>
      <text:p text:style-name="VimmExportSkip">233. sekha°, 306. hetuphale°, 235.</text:p>
      <text:p text:style-name="VimmExportSkip"><text:span text:style-name="VimmPali">(various),</text:span> <text:span text:style-name="T9">146.</text:span></text:p>
      <text:p text:style-name="VimmExportSkip"><text:span text:style-name="T9">ṭ</text:span>hiti, <text:span text:style-name="T9">162. </text:span>avaṭ<text:span text:style-name="T9">°</text:span>, 162. <text:span text:style-name="T9">°bhāgiya, </text:span>15; 97. saṇ°,</text:p>
      <text:p text:style-name="VimmExportSkip">162.</text:p>
      <text:p text:style-name="VimmExportSkip">ḍ<text:span text:style-name="T9">ahati. ḍayhāmi ḍayhāmi’ti valvā </text:span>tath’eva</text:p>
      <text:p text:style-name="VimmExportSkip">mah<text:span text:style-name="T9">ā</text:span>mrayaṁ <text:span text:style-name="T9">apatāsi, 324.</text:span></text:p>
      <text:p text:style-name="VimmExportSkip">taca, 204.</text:p>
      <text:p text:style-name="VimmExportSkip"><text:span text:style-name="T9">taṇhā, 191; 249; 300. (</text:span><text:span text:style-name="VimmPali"><text:span text:style-name="T22">the three</text:span></text:span><text:span text:style-name="T9">), 277.</text:span></text:p>
      <text:p text:style-name="VimmExportSkip"><text:span text:style-name="T9">rasa°, 22; 279. °kāya </text:span><text:span text:style-name="VimmPali">(the six),</text:span> <text:span text:style-name="T9">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9">tiṇa, 206; 324. °āgarā </text:span><text:span text:style-name="VimmPali"><text:span text:style-name="T22">(sim.),</text:span></text:span><text:span text:style-name="T9">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9">Tissa </text:span><text:span text:style-name="VimmPali"><text:span text:style-name="T22">(Ven. Elder), </text:span></text:span><text:span text:style-name="T9">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text:soft-page-break/>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text:soft-page-break/>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text:soft-page-break/>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1">Pācīnavaṁsa </text:span><text:span text:style-name="VimmPali">(former name of </text:span><text:span text:style-name="VimmPali"><text:span text:style-name="T21">Vepulla),</text:span></text:span><text:span text:style-name="T11">223.</text:span></text:p>
      <text:p text:style-name="VimmExportSkip">Pā(ṭa)liputta, 208.</text:p>
      <text:p text:style-name="VimmExportSkip">pāṭidesanīya, 20.</text:p>
      <text:p text:style-name="VimmExportSkip"><text:span text:style-name="T11">pāṭihāriya </text:span><text:span text:style-name="VimmPali">(the three),</text:span> <text:span text:style-name="T11">148.</text:span></text:p>
      <text:p text:style-name="VimmExportSkip"><text:span text:style-name="T11">pāna, </text:span>173.</text:p>
      <text:p text:style-name="VimmExportSkip"><text:span text:style-name="T11">pāpimant, </text:span>324.</text:p>
      <text:p text:style-name="VimmExportSkip">pāmujja, 4; 148.</text:p>
      <text:p text:style-name="VimmExportSkip"><text:span text:style-name="T11">pāramī (</text:span><text:span text:style-name="VimmPali"><text:span text:style-name="T21">the </text:span></text:span><text:span text:style-name="VimmPali">ten),</text:span> <text:span text:style-name="T11">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1">piṭṭhi, </text:span>-kaṇ<text:span text:style-name="T11">ṭ</text:span>aka, <text:span text:style-name="T11">172.</text:span></text:p>
      <text:p text:style-name="VimmExportSkip"><text:span text:style-name="T11">pi</text:span>ṇḍ<text:span text:style-name="T11">āya, 324.</text:span></text:p>
      <text:p text:style-name="VimmExportSkip"><text:span text:style-name="T11">pi</text:span>ṇḍa<text:span text:style-name="T11">pātika</text:span>ṇ<text:span text:style-name="T11">ga, 27.</text:span></text:p>
      <text:p text:style-name="VimmExportSkip">piya, 26; 49.</text:p>
      <text:p text:style-name="VimmExportSkip">piḷakā, pañca, 174.</text:p>
      <text:p text:style-name="VimmExportSkip">p<text:span text:style-name="T11">īṭh</text:span>asappin <text:span text:style-name="VimmPali"><text:span text:style-name="T21">(sim.),</text:span></text:span><text:span text:style-name="T11"> 284-85.</text:span></text:p>
      <text:p text:style-name="VimmExportSkip"><text:span text:style-name="T11">pīti, 4; 72 ; 111; 148; 298. </text:span><text:span text:style-name="VimmPali">(fivefold),</text:span> <text:span text:style-name="T11">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1">323.</text:span></text:p>
      <text:p text:style-name="VimmExportSkip">pubbenivāsa, -ñāṇa, 223.</text:p>
      <text:p text:style-name="VimmExportSkip">purisa, °ghātakamma, 227. °dammasārathi,</text:p>
      <text:p text:style-name="VimmExportSkip"><text:soft-page-break/><text:span text:style-name="T11">144. bāḷhagilāna° </text:span><text:span text:style-name="VimmPali"><text:span text:style-name="T21">(sim.),</text:span></text:span><text:span text:style-name="T11">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1">phassāyatana </text:span><text:span text:style-name="VimmPali">(the six),</text:span> <text:span text:style-name="T11">279.</text:span></text:p>
      <text:p text:style-name="VimmExportSkip"/>
      <text:p text:style-name="VimmExportSkip">Bakkula <text:span text:style-name="VimmPali"><text:span text:style-name="T21">(Ven. </text:span></text:span><text:span text:style-name="VimmPali">Elder),</text:span> <text:span text:style-name="T11">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1">bīja, </text:span><text:span text:style-name="VimmPali"><text:span text:style-name="T21">(sim),</text:span></text:span><text:span text:style-name="T11"> 261.</text:span></text:p>
      <text:p text:style-name="VimmExportSkip">bāla, 173.</text:p>
      <text:p text:style-name="VimmExportSkip">biḷārabhasta, 249.</text:p>
      <text:p text:style-name="VimmExportSkip"><text:span text:style-name="T11">Buddha, 144. °anussati, 63. °guṇa </text:span><text:span text:style-name="VimmPali">(the</text:span></text:p>
      <text:p text:style-name="VimmExportSkip"><text:span text:style-name="VimmPali">eighteen),</text:span> <text:span text:style-name="T11">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text:soft-page-break/>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1">Mahāmoggallāna (</text:span><text:span text:style-name="VimmPali"><text:span text:style-name="T21">yen. </text:span></text:span><text:span text:style-name="VimmPali">Elder), </text:span><text:span text:style-name="T11">227 ; 324.</text:span></text:p>
      <text:p text:style-name="VimmExportSkip">mahārajakkha, 318.</text:p>
      <text:p text:style-name="VimmExportSkip"><text:span text:style-name="T11">Mahāli(</text:span><text:span text:style-name="VimmPali"><text:span text:style-name="T21">Ven.</text:span></text:span><text:span text:style-name="T11"> </text:span><text:span text:style-name="VimmPali">Elder),</text:span> <text:span text:style-name="T11">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1">māna, 11. (</text:span><text:span text:style-name="VimmPali">the nine),</text:span> <text:span text:style-name="T11">317.</text:span></text:p>
      <text:p text:style-name="VimmExportSkip">°mānusa, 308.</text:p>
      <text:p text:style-name="VimmExportSkip"><text:span text:style-name="T11">micchatta, </text:span>aṭṭha, <text:span text:style-name="T11">191; 280. (</text:span><text:span text:style-name="VimmPali">the ten),</text:span> <text:span text:style-name="T11">319.</text:span></text:p>
      <text:p text:style-name="VimmExportSkip"><text:span text:style-name="T11">micchā, ājīva, 18. °</text:span>diṭṭhi, <text:span text:style-name="T11">15; °di</text:span>ṭṭ<text:span text:style-name="T11">hika,</text:span></text:p>
      <text:p text:style-name="VimmExportSkip"><text:span text:style-name="T11">15; 227. °di</text:span>ṭṭ<text:span text:style-name="T11">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1">muditā, 63.</text:span> <text:span text:style-name="T11">°cetovimutti, 195.</text:span></text:p>
      <text:p text:style-name="VimmExportSkip">muni, 207.</text:p>
      <text:p text:style-name="VimmExportSkip">musāvāda, 188.</text:p>
      <text:p text:style-name="VimmExportSkip"><text:span text:style-name="T11">Musīla </text:span><text:span text:style-name="VimmPali"><text:span text:style-name="T21">(Ven. </text:span></text:span><text:span text:style-name="VimmPali">Elder),</text:span> <text:span text:style-name="T11">321.</text:span></text:p>
      <text:p text:style-name="VimmExportSkip">muhutta and muhūrta, 169.</text:p>
      <text:p text:style-name="VimmExportSkip">megha, 206.</text:p>
      <text:p text:style-name="VimmExportSkip">Meghiya <text:span text:style-name="VimmPali"><text:span text:style-name="T21">(Ven. </text:span></text:span><text:span text:style-name="VimmPali">Elder),</text:span> <text:span text:style-name="T11">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1">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oft-page-break/><text:span text:style-name="T11">°yanta, °sutta </text:span><text:span text:style-name="VimmPali"><text:span text:style-name="T21">(sim)T</text:span></text:span><text:span text:style-name="T11"> dāru° (</text:span><text:span text:style-name="VimmPali"><text:span text:style-name="T21">sim.),</text:span></text:span><text:span text:style-name="T11"> 204.</text:span></text:p>
      <text:p text:style-name="VimmExportSkip">yamakapāṭihāriya, 44; 190.</text:p>
      <text:p text:style-name="VimmExportSkip">yācayoga, 154.</text:p>
      <text:p text:style-name="VimmExportSkip">yāna, 92.</text:p>
      <text:p text:style-name="VimmExportSkip"><text:span text:style-name="T11">yāma </text:span><text:span text:style-name="VimmPali">(the three),</text:span> <text:span text:style-name="T11">145.</text:span></text:p>
      <text:p text:style-name="VimmExportSkip">yoga (<text:span text:style-name="VimmPali">the four),</text:span> 315.</text:p>
      <text:p text:style-name="VimmExportSkip">yoni, <text:span text:style-name="T11">tiracchāna°, </text:span>15; 57. <text:span text:style-name="T11">nāga°, </text:span>57.</text:p>
      <text:p text:style-name="VimmExportSkip">(<text:span text:style-name="VimmPali">the four),</text:span> 289.</text:p>
      <text:p text:style-name="VimmExportSkip"><text:span text:style-name="T11">°</text:span>yoniso, <text:span text:style-name="T11">manasikāra, </text:span>2. patisankh<text:span text:style-name="T11">ā°</text:span></text:p>
      <text:p text:style-name="VimmExportSkip"><text:span text:style-name="T11">āhāraṁ āhāreti...., </text:span>22. <text:span text:style-name="T11">paṭisankhā°</text:span></text:p>
      <text:p text:style-name="VimmExportSkip">cīvaraṁ....., <text:s text:c="2"/>23. manasikāramūlakā</text:p>
      <text:p text:style-name="VimmExportSkip"><text:span text:style-name="T11">dhammā (</text:span><text:span text:style-name="VimmPali">nine </text:span><text:span text:style-name="VimmPali"><text:span text:style-name="T21">in </text:span></text:span><text:span text:style-name="VimmPali">detail),</text:span> <text:span text:style-name="T11">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1">divasaṁ (</text:span><text:span text:style-name="VimmPali">etc),</text:span> <text:span text:style-name="T11">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text:soft-page-break/>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24">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1">vinipāta, </text:span>186; 227.</text:p>
      <text:p text:style-name="VimmExportSkip"><text:span text:style-name="T11">vinipātika, </text:span>280.</text:p>
      <text:p text:style-name="VimmExportSkip">vinīlaka, 63.</text:p>
      <text:p text:style-name="VimmExportSkip"><text:span text:style-name="T11">vipallāsa, (</text:span><text:span text:style-name="VimmPali">the three),</text:span> <text:span text:style-name="T11">247 </text:span><text:span text:style-name="VimmPali">(the four sets of</text:span></text:p>
      <text:p text:style-name="VimmExportSkip"><text:span text:style-name="VimmPali">three each),</text:span> 319. diṭṭhi<text:span text:style-name="T11">°</text:span>, 289. <text:span text:style-name="T11">°</text:span>vatthu</text:p>
      <text:p text:style-name="VimmExportSkip"><text:span text:style-name="T11">(</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1">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1">vivāda-mūla (</text:span><text:span text:style-name="VimmPali">six </text:span><text:span text:style-name="VimmPali"><text:span text:style-name="T21">in </text:span></text:span><text:span text:style-name="VimmPali">detail),</text:span> <text:span text:style-name="T11">316-17.</text:span></text:p>
      <text:p text:style-name="VimmExportSkip">viveka, °jaṁ pīti-sukhaṁ, 47; 83; 229.</text:p>
      <text:p text:style-name="VimmExportSkip"><text:span text:style-name="VimmPali">threefold),</text:span> <text:span text:style-name="T11">83. tadaṅga°, nissaraṇa°,</text:span></text:p>
      <text:p text:style-name="VimmExportSkip">paṭippassddhi°, vikkhambhana°, samuc-</text:p>
      <text:p text:style-name="VimmExportSkip">cheda°, 84.</text:p>
      <text:p text:style-name="VimmExportSkip">visa, <text:span text:style-name="T11">āsi°, ghora°, 250. 299. visena</text:span></text:p>
      <text:p text:style-name="VimmExportSkip">saṁsaṭṭho, <text:span text:style-name="T11">248.</text:span></text:p>
      <text:p text:style-name="VimmExportSkip">visaya, <text:span text:style-name="T11">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1">°</text:span>, <text:span text:style-name="T11">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1">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1">vesārajja, 190. (</text:span><text:span text:style-name="VimmPali">the four),</text:span> <text:span text:style-name="T11">147.</text:span></text:p>
      <text:p text:style-name="VimmExportSkip">Vehapphala, <text:span text:style-name="T11">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text:soft-page-break/>saṁyojana, 305. kāmarāga°, paṭigha°, 307.</text:p>
      <text:p text:style-name="VimmExportSkip">pañcannaṁ orambhāgiyānaṁ saṁyoja-</text:p>
      <text:p text:style-name="VimmExportSkip"><text:span text:style-name="T11">nānaṁ parikkhayā, 5; 179. (</text:span><text:span text:style-name="VimmPali">the ten),</text:span></text:p>
      <text:p text:style-name="VimmExportSkip"><text:span text:style-name="T11">281 ; 312; 318. (</text:span><text:span text:style-name="VimmPali">the last five),</text:span> <text:span text:style-name="T11">308. </text:span>tiṇṇa<text:span text:style-name="T11">ṁ</text:span></text:p>
      <text:p text:style-name="VimmExportSkip"><text:span text:style-name="T11">°parikkhayā, 5; 179. (</text:span><text:span text:style-name="VimmPali">the last five),</text:span> <text:span text:style-name="T11">307.</text:span></text:p>
      <text:p text:style-name="VimmExportSkip"><text:span text:style-name="T11">ta</text:span>ṇ<text:span text:style-name="T11">hā°, 204; 261.</text:span></text:p>
      <text:p text:style-name="VimmExportSkip">saṁvara, 1. °aṭṭhena sīlavisuddhi, 161.</text:p>
      <text:p text:style-name="VimmExportSkip"><text:span text:style-name="T11">saṁvega, °vatthu.(</text:span><text:span text:style-name="VimmPali"><text:span text:style-name="T21">the</text:span></text:span><text:span text:style-name="T11"> </text:span><text:span text:style-name="VimmPali">eight),</text:span> <text:span text:style-name="T11">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1">sakkāya, °</text:span>diṭṭhi, 305.</text:p>
      <text:p text:style-name="VimmExportSkip">sagga, 227; 306.</text:p>
      <text:p text:style-name="VimmExportSkip"><text:span text:style-name="T9">saṅkappa, </text:span>sara°, 135.</text:p>
      <text:p text:style-name="VimmExportSkip"><text:span text:style-name="T9">Saṅkicca </text:span><text:span text:style-name="VimmPali"><text:span text:style-name="T22">(Ven. </text:span></text:span><text:span text:style-name="VimmPali">Elder),</text:span> 210.</text:p>
      <text:p text:style-name="VimmExportSkip"><text:span text:style-name="T9">saṅkhata, 263; 278. </text:span><text:span text:style-name="T11">-dhammā, </text:span><text:span text:style-name="T9">253. °lakk-</text:span></text:p>
      <text:p text:style-name="VimmExportSkip">haṇa, 296.</text:p>
      <text:p text:style-name="VimmExportSkip"><text:span text:style-name="T11">saṅgha (saṁgha,) </text:span>°<text:span text:style-name="T11">paṭimānana, 323.</text:span></text:p>
      <text:p text:style-name="VimmExportSkip"><text:span text:style-name="T9">s</text:span><text:span text:style-name="T11">ā</text:span><text:span text:style-name="T9">vaka</text:span>°<text:span text:style-name="T9">, </text:span><text:span text:style-name="T11">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1">sacca, </text:span>ariya<text:span text:style-name="T11">°</text:span> <text:span text:style-name="VimmPali">(the four),</text:span> <text:span text:style-name="T11">269 ; 283. taṅhā-</text:span></text:p>
      <text:p text:style-name="VimmExportSkip"><text:span text:style-name="T11">samudaya-, °anulomika </text:span><text:span text:style-name="T9">ñ</text:span><text:span text:style-name="T11">āṇ</text:span><text:span text:style-name="T9">a, </text:span><text:span text:style-name="T11">233. </text:span><text:span text:style-name="T9">tī</text:span><text:span text:style-name="T11">ṅ</text:span><text:span text:style-name="T9">i</text:span></text:p>
      <text:p text:style-name="VimmExportSkip">saccāni saṅkhatāni, 312. Dukkhanirodha</text:p>
      <text:p text:style-name="VimmExportSkip"><text:span text:style-name="T11">ariya-, 272. dukkhanirodhagāmin</text:span><text:span text:style-name="T9">ī</text:span><text:span text:style-name="T11"> paṭi-</text:span></text:p>
      <text:p text:style-name="VimmExportSkip">padā ariya°, 273-74. Dukkhasamudaya</text:p>
      <text:p text:style-name="VimmExportSkip">ariya°, 269. lokiya, lokuttara, 278.</text:p>
      <text:p text:style-name="VimmExportSkip">sacchikata, 274.</text:p>
      <text:p text:style-name="VimmExportSkip"><text:span text:style-name="T9">Sañjīva </text:span><text:span text:style-name="VimmPali"><text:span text:style-name="T22">(Ven. </text:span></text:span><text:span text:style-name="VimmPali">Elder),</text:span> <text:span text:style-name="T11">210; 324.</text:span></text:p>
      <text:p text:style-name="VimmExportSkip"><text:span text:style-name="T9">saññ</text:span><text:span text:style-name="T11">ā</text:span><text:span text:style-name="T9">, 78. </text:span>akusala- <text:span text:style-name="VimmPali">(three),</text:span> <text:span text:style-name="T9">246. </text:span><text:span text:style-name="T11">āloka°,</text:span></text:p>
      <text:p text:style-name="VimmExportSkip"><text:span text:style-name="T11">224. </text:span><text:span text:style-name="VimmPali">(the six),</text:span> 247. <text:span text:style-name="VimmPali">(the ten),</text:span> 281.</text:p>
      <text:p text:style-name="VimmExportSkip"><text:span text:style-name="T11">divā°, </text:span>224. <text:span text:style-name="T11">nānaṭṭa°, 114. </text:span><text:span text:style-name="T9">catubhūmika-,</text:span></text:p>
      <text:p text:style-name="VimmExportSkip">247. pa<text:span text:style-name="T11">ṭ</text:span>igha<text:span text:style-name="T11">°</text:span>, 114. puḷuvaka<text:span text:style-name="T11">°</text:span>, 138.</text:p>
      <text:p text:style-name="VimmExportSkip"><text:span text:style-name="T9">rūpa</text:span><text:span text:style-name="T11">°</text:span><text:span text:style-name="T9">, </text:span>114. lahu<text:span text:style-name="T11">°</text:span>, 214. <text:span text:style-name="T11">°</text:span>vedayitanirodha,</text:p>
      <text:p text:style-name="VimmExportSkip">131 ; 324-25. vicchiddaka<text:span text:style-name="T11">°</text:span>, 136. <text:span text:style-name="T11">vipallāsa,</text:span></text:p>
      <text:p text:style-name="VimmExportSkip"><text:span text:style-name="T11">avipallāsa, </text:span>246. satta<text:span text:style-name="T11">°</text:span>, 285. sukha<text:span text:style-name="T11">°</text:span>, 214.</text:p>
      <text:p text:style-name="VimmExportSkip">sati, 283. <text:span text:style-name="T11">kāyagatā°, </text:span>135. <text:span text:style-name="T11">°paṭṭhāna, </text:span><text:span text:style-name="VimmPali">(the</text:span></text:p>
      <text:p text:style-name="VimmExportSkip"><text:span text:style-name="VimmPali">four),</text:span> 19; 279; 301. parimukhaṁ satiṁ</text:p>
      <text:p text:style-name="VimmExportSkip"><text:span text:style-name="T11">upaṭṭhapetvā, </text:span>157; 304. <text:span text:style-name="T11">°</text:span><text:span text:style-name="T9">sampajañña,</text:span></text:p>
      <text:p text:style-name="VimmExportSkip">229; 283.</text:p>
      <text:p text:style-name="VimmExportSkip">satta, <text:span text:style-name="T11">°ārammaṇattā, </text:span>188. <text:span text:style-name="T11">°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1">satti, °satena hanatha, °</text:span><text:span text:style-name="T9">sūlūpam</text:span><text:span text:style-name="T11">ā</text:span><text:span text:style-name="T9"> </text:span><text:span text:style-name="T11">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1">sadda, 114. bheri-, </text:span><text:span text:style-name="T9">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1">264.</text:span></text:p>
      <text:p text:style-name="VimmExportSkip"><text:span text:style-name="T9">sapadānacārikaṅga, </text:span><text:span text:style-name="T11">27.</text:span></text:p>
      <text:p text:style-name="VimmExportSkip">sappa, 290.</text:p>
      <text:p text:style-name="VimmExportSkip"><text:span text:style-name="T11">sappi-maṇḍja dh</text:span><text:span text:style-name="T9">ā</text:span><text:span text:style-name="T11">tu, 205.</text:span></text:p>
      <text:p text:style-name="VimmExportSkip"><text:span text:style-name="T11">sappītika sam</text:span><text:span text:style-name="T9">ā</text:span><text:span text:style-name="T11">dhi, 226.</text:span></text:p>
      <text:p text:style-name="VimmExportSkip">sappurisa, 306. °saṁseva, 248.</text:p>
      <text:p text:style-name="VimmExportSkip"><text:span text:style-name="T9">sabbaññuta, </text:span><text:span text:style-name="T11">140.</text:span></text:p>
      <text:p text:style-name="VimmExportSkip"><text:span text:style-name="T11">sabh</text:span><text:span text:style-name="T9">ā</text:span><text:span text:style-name="T11">ga, °visabh</text:span><text:span text:style-name="T9">ā</text:span><text:span text:style-name="T11">ga </text:span><text:span text:style-name="VimmPali">(ref. to</text:span> <text:span text:style-name="T11">dh</text:span><text:span text:style-name="T9">ā</text:span><text:span text:style-name="T11">tus), 199.</text:span></text:p>
      <text:p text:style-name="VimmExportSkip"><text:span text:style-name="T11">sabh</text:span><text:span text:style-name="T9">ā</text:span><text:span text:style-name="T11">va, 278.</text:span></text:p>
      <text:p text:style-name="VimmExportSkip">samatha, 39; 92; 190; 275-76; 279; 311.</text:p>
      <text:p text:style-name="VimmExportSkip"><text:soft-page-break/><text:span text:style-name="T11">°</text:span><text:span text:style-name="T9">pubbaṅgama </text:span><text:span text:style-name="T11">vipassan</text:span><text:span text:style-name="T9">ā</text:span><text:span text:style-name="T11">, 310. °vipassan</text:span><text:span text:style-name="T9">ā</text:span><text:span text:style-name="T11">,</text:span></text:p>
      <text:p text:style-name="VimmExportSkip"><text:span text:style-name="T11">163. °vipassan</text:span><text:span text:style-name="T9">ā</text:span><text:span text:style-name="T11"> </text:span>yuganandha, <text:span text:style-name="T11">303. sabba-</text:span></text:p>
      <text:p text:style-name="VimmExportSkip"><text:span text:style-name="T11">sa</text:span><text:span text:style-name="T9">ṅ</text:span><text:span text:style-name="T11">kh</text:span><text:span text:style-name="T9">ā</text:span><text:span text:style-name="T11">ra°, 163.</text:span></text:p>
      <text:p text:style-name="VimmExportSkip"><text:span text:style-name="T11">Samantap</text:span><text:span text:style-name="T9">ā</text:span><text:span text:style-name="T11">s</text:span><text:span text:style-name="T9">ā</text:span><text:span text:style-name="T11">dik</text:span><text:span text:style-name="T9">ā</text:span><text:span text:style-name="T11"> </text:span><text:span text:style-name="VimmPali">(the Chinese),</text:span> <text:span text:style-name="T11">35.</text:span></text:p>
      <text:p text:style-name="VimmExportSkip"><text:span text:style-name="T11">samaya, pubbaṇha°, majjhantika°, s</text:span><text:span text:style-name="T9">ā</text:span><text:span text:style-name="T11">yapha°,</text:span></text:p>
      <text:p text:style-name="VimmExportSkip">283.</text:p>
      <text:p text:style-name="VimmExportSkip">samavaya-saṭṭhesana, 307.</text:p>
      <text:p text:style-name="VimmExportSkip">samasīsi, 264.</text:p>
      <text:p text:style-name="VimmExportSkip"><text:span text:style-name="T11">samācāra, parisuddhakāya°, </text:span>aparisuddha-</text:p>
      <text:p text:style-name="VimmExportSkip">vacī°, 185.</text:p>
      <text:p text:style-name="VimmExportSkip"><text:span text:style-name="T11">samādhi, </text:span>1; 4; 25; 39; 44; 279; 289.</text:p>
      <text:p text:style-name="VimmExportSkip"><text:span text:style-name="T11">appanā</text:span>°<text:span text:style-name="T11">, </text:span>79. <text:span text:style-name="T11">apariyāpanna</text:span>°<text:span text:style-name="T11">, </text:span><text:span text:style-name="T9">arūp</text:span><text:span text:style-name="T11">ā</text:span><text:span text:style-name="T9">va-</text:span></text:p>
      <text:p text:style-name="VimmExportSkip"><text:span text:style-name="T11">cara</text:span>°<text:span text:style-name="T11">, </text:span><text:span text:style-name="T9">43. </text:span><text:span text:style-name="T11">appamāṇa-, 44. </text:span>avitakka</text:p>
      <text:p text:style-name="VimmExportSkip"><text:span text:style-name="T11">avicāra</text:span>°<text:span text:style-name="T11">, avitakka vicāramatta</text:span>°<text:span text:style-name="T11">, savitakka</text:span></text:p>
      <text:p text:style-name="VimmExportSkip"><text:span text:style-name="T11">savicāra</text:span>°<text:span text:style-name="T11">, 42. kāmāvacara</text:span>°<text:span text:style-name="T11">, </text:span><text:span text:style-name="T9">rūp</text:span><text:span text:style-name="T11">ā</text:span><text:span text:style-name="T9">vacara</text:span>°<text:span text:style-name="T9">,</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1">-sambojjhaṅga, 81. </text:span><text:span text:style-name="VimmPali">(the three),</text:span> <text:span text:style-name="T11">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1">samāpatti, aṭṭha-, 323. </text:span><text:span text:style-name="T9">asañña</text:span><text:span text:style-name="T11">°</text:span><text:span text:style-name="T9">, </text:span><text:span text:style-name="T11">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1">mahākaruṇā°, 44; 190. </text:span><text:span text:style-name="T9">saññ</text:span><text:span text:style-name="T11">ā°</text:span><text:span text:style-name="T9">, </text:span><text:span text:style-name="T11">65.</text:span></text:p>
      <text:p text:style-name="VimmExportSkip">samāhita, 219.</text:p>
      <text:p text:style-name="VimmExportSkip">samudaya, 302-3. <text:span text:style-name="T11">avijjā°, </text:span>262; 291. <text:span text:style-name="T11">āsava°,</text:span></text:p>
      <text:p text:style-name="VimmExportSkip"><text:span text:style-name="T11">262. </text:span>kamma<text:span text:style-name="T11">°</text:span>, <text:span text:style-name="T11">taṇhā°, </text:span>paccaya<text:span text:style-name="T11">°</text:span>, <text:span text:style-name="T9">rūpa</text:span><text:span text:style-name="T11">°</text:span><text:span text:style-name="T9">,</text:span></text:p>
      <text:p text:style-name="VimmExportSkip">291. <text:span text:style-name="T11">°sacca, </text:span>278.</text:p>
      <text:p text:style-name="VimmExportSkip"><text:span text:style-name="T9">sampajañña </text:span><text:span text:style-name="VimmPali">(with</text:span> sati), 283. <text:span text:style-name="VimmPali">(fourfold),</text:span> 106.</text:p>
      <text:p text:style-name="VimmExportSkip"><text:span text:style-name="T11">sampajāna, </text:span><text:span text:style-name="VimmPali">with</text:span> <text:span text:style-name="T9">sata, </text:span>47; 105.</text:p>
      <text:p text:style-name="VimmExportSkip"><text:span text:style-name="T11">sampasādana, </text:span>47.</text:p>
      <text:p text:style-name="VimmExportSkip">sampahaṁsana, 94.</text:p>
      <text:p text:style-name="VimmExportSkip"><text:span text:style-name="T11">sammāsambuddha, </text:span>1; 142.</text:p>
      <text:p text:style-name="VimmExportSkip"><text:span text:style-name="T11">sambādha, </text:span><text:span text:style-name="T9">parama</text:span><text:span text:style-name="T11">°</text:span><text:span text:style-name="T9">, </text:span>172.</text:p>
      <text:p text:style-name="VimmExportSkip"><text:span text:style-name="T9">sambojjhaṅga </text:span><text:span text:style-name="VimmPali">(perfected through</text:span> <text:span text:style-name="T11">satipaṭṭhā-</text:span></text:p>
      <text:p text:style-name="VimmExportSkip"><text:span text:style-name="T9">na), </text:span>165. <text:span text:style-name="T11">upekhā°, sati°, 195.</text:span></text:p>
      <text:p text:style-name="VimmExportSkip"><text:span text:style-name="T11">sammatta </text:span><text:span text:style-name="VimmPali">(the eight),</text:span> <text:span text:style-name="T11">280.</text:span></text:p>
      <text:p text:style-name="VimmExportSkip"><text:span text:style-name="T11">sammappadhāna </text:span><text:span text:style-name="VimmPali">(the </text:span><text:span text:style-name="VimmPali"><text:span text:style-name="T21">four),</text:span></text:span><text:span text:style-name="T11">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1">°</text:span>sati, <text:span text:style-name="T11">273.</text:span></text:p>
      <text:p text:style-name="VimmExportSkip">°samādhi, 39: 47; 229, 274.</text:p>
      <text:p text:style-name="VimmExportSkip"><text:span text:style-name="T9">sayambhū, </text:span><text:span text:style-name="T11">140.</text:span></text:p>
      <text:p text:style-name="VimmExportSkip">saraṇa. kareyya °attano, 21.</text:p>
      <text:p text:style-name="VimmExportSkip"><text:span text:style-name="T11">sarāga, citta </text:span><text:span text:style-name="VimmPali">(etc.),</text:span> <text:span text:style-name="T11">221.</text:span></text:p>
      <text:p text:style-name="VimmExportSkip">salabha, 289.</text:p>
      <text:p text:style-name="VimmExportSkip">sallakatta, 275.</text:p>
      <text:p text:style-name="VimmExportSkip">sallekha, <text:span text:style-name="T11">37.</text:span></text:p>
      <text:p text:style-name="VimmExportSkip">savana, 178.</text:p>
      <text:p text:style-name="VimmExportSkip"><text:span text:style-name="T11">sav</text:span><text:span text:style-name="T9">ā</text:span><text:span text:style-name="T11">san</text:span><text:span text:style-name="T9">ā</text:span><text:span text:style-name="T11">, 141.</text:span></text:p>
      <text:p text:style-name="VimmExportSkip"><text:span text:style-name="T11">savic</text:span><text:span text:style-name="T9">ā</text:span><text:span text:style-name="T11">ra, 83.</text:span></text:p>
      <text:p text:style-name="VimmExportSkip">savitakka, 83.</text:p>
      <text:p text:style-name="VimmExportSkip"><text:span text:style-name="T11">s</text:span><text:span text:style-name="T9">ā</text:span><text:span text:style-name="T11">dhu, 207.</text:span></text:p>
      <text:p text:style-name="VimmExportSkip"><text:span text:style-name="T11">s</text:span><text:span text:style-name="T9">āṇ</text:span><text:span text:style-name="T11">a, 35.</text:span></text:p>
      <text:p text:style-name="VimmExportSkip"><text:span text:style-name="T9">sāmañña, </text:span><text:span text:style-name="T11">°phala, 320. °phal</text:span><text:span text:style-name="T9">ā</text:span><text:span text:style-name="T11">ni </text:span><text:span text:style-name="VimmPali">(the four),</text:span><text:span text:style-name="VimmPali"><text:span text:style-name="T21">3</text:span></text:span><text:span text:style-name="T11">12.</text:span></text:p>
      <text:p text:style-name="VimmExportSkip"><text:span text:style-name="T11">S</text:span><text:span text:style-name="T9">ā</text:span><text:span text:style-name="T11">m</text:span><text:span text:style-name="T9">ā</text:span><text:span text:style-name="T11">vatī up</text:span><text:span text:style-name="T9">ā</text:span><text:span text:style-name="T11">sik</text:span><text:span text:style-name="T9">ā</text:span><text:span text:style-name="T11">, 210.</text:span></text:p>
      <text:p text:style-name="VimmExportSkip"><text:span text:style-name="T11">s</text:span><text:span text:style-name="T9">ā</text:span><text:span text:style-name="T11">ra, 289.</text:span></text:p>
      <text:p text:style-name="VimmExportSkip"><text:span text:style-name="T11">S</text:span><text:span text:style-name="T9">ā</text:span><text:span text:style-name="T11">riputta </text:span><text:span text:style-name="VimmPali"><text:span text:style-name="T22">(Ven. </text:span></text:span><text:span text:style-name="VimmPali">Elder),</text:span> <text:span text:style-name="T11">147; 210; 324.</text:span></text:p>
      <text:p text:style-name="VimmExportSkip"><text:span text:style-name="T11">s</text:span><text:span text:style-name="T9">ā</text:span><text:span text:style-name="T11">vaka, 12; 16; 26. ariya°, 13; 306.</text:span></text:p>
      <text:p text:style-name="VimmExportSkip">-saṁgha, 151.</text:p>
      <text:p text:style-name="VimmExportSkip"><text:span text:style-name="T11">S</text:span><text:span text:style-name="T9">ā</text:span><text:span text:style-name="T11">vatthi, 289.</text:span></text:p>
      <text:p text:style-name="VimmExportSkip"><text:span text:style-name="T11">sikkh</text:span><text:span text:style-name="T9">ā</text:span><text:span text:style-name="T11">, 78. </text:span><text:span text:style-name="T9">adhisīla-, </text:span><text:span text:style-name="T11">adhicitta-, </text:span><text:span text:style-name="T9">adhipaññā-,</text:span></text:p>
      <text:p text:style-name="VimmExportSkip">229.</text:p>
      <text:p text:style-name="VimmExportSkip"><text:soft-page-break/><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1">Suddhāvāsa, 112. </text:span><text:span text:style-name="VimmPali"><text:span text:style-name="T21">(the five),</text:span></text:span><text:span text:style-name="T11"> 308.</text:span></text:p>
      <text:p text:style-name="VimmExportSkip">Sunakkhatta, 248.</text:p>
      <text:p text:style-name="VimmExportSkip"><text:span text:style-name="T11">Supassa </text:span><text:span text:style-name="VimmPali"><text:span text:style-name="T21">(former name of</text:span></text:span><text:span text:style-name="T11"> Vepulla), 223.</text:span></text:p>
      <text:p text:style-name="VimmExportSkip">supāṇa, 136.</text:p>
      <text:p text:style-name="VimmExportSkip">Suppiyā, 223.</text:p>
      <text:p text:style-name="VimmExportSkip">subha, 289.</text:p>
      <text:p text:style-name="VimmExportSkip"><text:span text:style-name="T11">Subhakiṇṇā </text:span><text:span text:style-name="VimmPali"><text:span text:style-name="T21">and</text:span></text:span><text:span text:style-name="T11"> Subhakiṇhā, 108 ; 280.</text:span></text:p>
      <text:p text:style-name="VimmExportSkip">surā, °merayamajjapamādaṭṭhānā, 188.</text:p>
      <text:p text:style-name="VimmExportSkip"><text:span text:style-name="T11">suriya, (</text:span><text:span text:style-name="VimmPali"><text:span text:style-name="T21">sim.</text:span></text:span><text:span text:style-name="T11">),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1">sevāla, °pāṇaka </text:span><text:span text:style-name="VimmPali"><text:span text:style-name="T21">(sim.),</text:span></text:span><text:span text:style-name="T11">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1">Soṇa </text:span><text:span text:style-name="VimmPali"><text:span text:style-name="T21">(Ven. Elder</text:span></text:span><text:span text:style-name="T11">), 77.</text:span></text:p>
      <text:p text:style-name="VimmExportSkip"><text:span text:style-name="T11">Sobhita </text:span><text:span text:style-name="VimmPali"><text:span text:style-name="T21">(Ven. Elder),</text:span></text:span><text:span text:style-name="T11"> 223.</text:span></text:p>
      <text:p text:style-name="VimmExportSkip">somanassa-domanassa, 47; 110.</text:p>
      <text:p text:style-name="VimmExportSkip"><text:soft-page-break/>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73"><text:note text:id="ftn1075"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76"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c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77"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b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78"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79"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80"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81"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82"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ext:soft-page-break/>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83"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84"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text:soft-page-break/>be remembered at the proper time their mindfulness is ineffective and full awareness of what is fit to be done, is not present. Then they also lack wise consideration, which is necessary for overcoming adventitious defilements, and are assailed by passion.<text:note text:id="ftn1085" text:note-class="footnote"><text:note-citation>1</text:note-citation><text:note-body><text:p text:style-name="Standard"><text:span text:style-name="VimmBibRef">Cp. 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86" text:note-class="footnote"><text:note-citation>2</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87" text:note-class="footnote"><text:note-citation>3</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h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88" text:note-class="footnote"><text:note-citation>4</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89" text:note-class="footnote"><text:note-citation>5</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90" text:note-class="footnote"><text:note-citation>6</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ext:soft-page-break/>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91"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92"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93"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94"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95"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1">haritv</text:span></text:span><text:span text:style-name="VimmBibQuote">ā</text:span><text:span text:style-name="VimmBibQuote"><text:span text:style-name="T11">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1">th</text:span><text:span text:style-name="T13">e</text:span><text:span text:style-name="T11"> </text:span>discourses on the foundations of mindfulness, the <text:span text:style-name="VimmPali"><text:span text:style-name="T21">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1">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96" text:note-class="footnote"><text:note-citation>1</text:note-citation><text:note-body><text:p text:style-name="Standard"/><text:list text:style-name="L61"><text:list-item><text:p text:style-name="P67"><text:span text:style-name="VimmBibRef">Vis. Mag. 436</text:span>: <text:span text:style-name="VimmBibQuote">Sīte patiṭṭhāya naro sapañño cittaṁ paññañ ca </text:span><text:span text:style-name="VimmBibQuote"><text:span text:style-name="T11">bh</text:span></text:span><text:span text:style-name="VimmBibQuote">ā</text:span><text:span text:style-name="VimmBibQuote"><text:span text:style-name="T11">vayan ti </text:span></text:span><text:span text:style-name="VimmBibQuote">ettha cit</text:span><text:span text:style-name="VimmBibQuote"><text:span text:style-name="T11">tasī-sena </text:span></text:span><text:span text:style-name="VimmBibQuote">niddiṭṭho </text:span><text:span text:style-name="VimmBibQuote"><text:span text:style-name="T11">sam</text:span></text:span><text:span text:style-name="VimmBibQuote">āḍ</text:span><text:span text:style-name="VimmBibQuote"><text:span text:style-name="T11">hi sabb</text:span></text:span><text:span text:style-name="VimmBibQuote">ā</text:span><text:span text:style-name="VimmBibQuote"><text:span text:style-name="T11">karena bh</text:span></text:span><text:span text:style-name="VimmBibQuote">ā</text:span><text:span text:style-name="VimmBibQuote"><text:span text:style-name="T11">vito </text:span></text:span><text:span text:style-name="VimmBibQuote">hoti, tad </text:span><text:span text:style-name="VimmBibQuote"><text:span text:style-name="T11">anantar</text:span></text:span><text:span text:style-name="VimmBibQuote">ā</text:span><text:span text:style-name="VimmBibQuote"><text:span text:style-name="T11"> pana pa</text:span></text:span><text:span text:style-name="VimmBibQuote">ññā</text:span><text:span text:style-name="VimmBibQuote"><text:span text:style-name="T11"> bh</text:span></text:span><text:span text:style-name="VimmBibQuote">ā</text:span><text:span text:style-name="VimmBibQuote"><text:span text:style-name="T11">vetabb</text:span></text:span><text:span text:style-name="VimmBibQuote">ā.</text:span></text:p></text:list-item><text:list-item><text:p text:style-name="P67"><text:span text:style-name="VimmBibRef">Vis. Mag. 443</text:span>: <text:span text:style-name="VimmBibQuote">Ettha </text:span><text:span text:style-name="VimmBibQuote"><text:span text:style-name="T11">pana yasm</text:span></text:span><text:span text:style-name="VimmBibQuote">ā </text:span><text:span text:style-name="VimmBibQuote"><text:span text:style-name="T11">im</text:span></text:span><text:span text:style-name="VimmBibQuote">ā</text:span><text:span text:style-name="VimmBibQuote"><text:span text:style-name="T11">ya pa</text:span></text:span><text:span text:style-name="VimmBibQuote">ññā</text:span><text:span text:style-name="VimmBibQuote"><text:span text:style-name="T11">ya khandh’-</text:span></text:span><text:span text:style-name="VimmBibQuote">ā</text:span><text:span text:style-name="VimmBibQuote"><text:span text:style-name="T11">yatana-dh</text:span></text:span><text:span text:style-name="VimmBibQuote">ā</text:span><text:span text:style-name="VimmBibQuote"><text:span text:style-name="T11">tu-indriya-sacca- </text:span></text:span><text:span text:style-name="VimmBibQuote">paṭiccasamuppādādibhedā </text:span><text:span text:style-name="VimmBibQuote"><text:span text:style-name="T11">dhamm</text:span></text:span><text:span text:style-name="VimmBibQuote">ā</text:span><text:span text:style-name="VimmBibQuote"><text:span text:style-name="T11"> bhūmi. Sīlavisuddhi ceva cittavisuddhi c</text:span></text:span><text:span text:style-name="VimmBibQuote">ā</text:span><text:span text:style-name="VimmBibQuote"><text:span text:style-name="T11"> ti im</text:span></text:span><text:span text:style-name="VimmBibQuote">ā</text:span><text:span text:style-name="VimmBibQuote"><text:span text:style-name="T11"> dve visuddhiyo mūlaṁ. Diṭṭhivisuddhi kankh</text:span></text:span><text:span text:style-name="VimmBibQuote">ā</text:span><text:span text:style-name="VimmBibQuote"><text:span text:style-name="T11">vitaraṇavisuddhi magg</text:span></text:span><text:span text:style-name="VimmBibQuote">ā</text:span><text:span text:style-name="VimmBibQuote"><text:span text:style-name="T11">maggañ</text:span></text:span><text:span text:style-name="VimmBibQuote">āṇ</text:span><text:span text:style-name="VimmBibQuote"><text:span text:style-name="T11">adassanavisuddhi paṭipad</text:span></text:span><text:span text:style-name="VimmBibQuote">āñāṇ</text:span><text:span text:style-name="VimmBibQuote"><text:span text:style-name="T11">adassanavisuddhi </text:span></text:span><text:span text:style-name="VimmBibQuote">ñāṇ</text:span><text:span text:style-name="VimmBibQuote"><text:span text:style-name="T11">adassa- navisuddhi ti im</text:span></text:span><text:span text:style-name="VimmBibQuote">ā</text:span><text:span text:style-name="VimmBibQuote"><text:span text:style-name="T11"> pañca visuddhiyo sarīraṁ. Tasm</text:span></text:span><text:span text:style-name="VimmBibQuote">ā</text:span><text:span text:style-name="VimmBibQuote"><text:span text:style-name="T11"> tesu bhūmīsu tesu maggesu uggahaparipucch</text:span></text:span><text:span text:style-name="VimmBibQuote">ā</text:span><text:span text:style-name="VimmBibQuote"><text:span text:style-name="T11">vasena ñ</text:span></text:span><text:span text:style-name="VimmBibQuote">āṇ</text:span><text:span text:style-name="VimmBibQuote"><text:span text:style-name="T11">aparicayaṁ katva mūlabhūt</text:span></text:span><text:span text:style-name="VimmBibQuote">ā</text:span><text:span text:style-name="VimmBibQuote"><text:span text:style-name="T11"> dve visuddhiyo samp</text:span></text:span><text:span text:style-name="VimmBibQuote">ā</text:span><text:span text:style-name="VimmBibQuote"><text:span text:style-name="T11">detv</text:span></text:span><text:span text:style-name="VimmBibQuote">ā</text:span><text:span text:style-name="VimmBibQuote"><text:span text:style-name="T11"> sarīrabhūt</text:span></text:span><text:span text:style-name="VimmBibQuote">ā</text:span><text:span text:style-name="VimmBibQuote"><text:span text:style-name="T11"> pañcavisuddhiyo samp</text:span></text:span><text:span text:style-name="VimmBibQuote">ā</text:span><text:span text:style-name="VimmBibQuote"><text:span text:style-name="T11">dentena bh</text:span></text:span><text:span text:style-name="VimmBibQuote">ā</text:span><text:span text:style-name="VimmBibQuote"><text:span text:style-name="T11">vetabb</text:span></text:span><text:span text:style-name="VimmBibQuote">ā</text:span><text:span text:style-name="VimmBibQuote"><text:span text:style-name="T11">.</text:span></text:span></text:p></text:list-item><text:list-item><text:p text:style-name="P67"><text:span text:style-name="VimmBibRef"><text:span text:style-name="T11">Vis. Mag. 587</text:span></text:span><text:span text:style-name="T11">: </text:span><text:span text:style-name="VimmBibQuote"><text:span text:style-name="T11">Id</text:span></text:span><text:span text:style-name="VimmBibQuote">ā</text:span><text:span text:style-name="VimmBibQuote"><text:span text:style-name="T11">ni y</text:span></text:span><text:span text:style-name="VimmBibQuote">ā</text:span><text:span text:style-name="VimmBibQuote"><text:span text:style-name="T11"> imesu bhūmi-bhūtesu dhammesu uggahaparipucch</text:span></text:span><text:span text:style-name="VimmBibQuote">ā</text:span><text:span text:style-name="VimmBibQuote"><text:span text:style-name="T11">vasena ñ</text:span></text:span><text:span text:style-name="VimmBibQuote">āṇ</text:span><text:span text:style-name="VimmBibQuote"><text:span text:style-name="T11">aparicayaṁ katv</text:span></text:span><text:span text:style-name="VimmBibQuote">ā</text:span><text:span text:style-name="VimmBibQuote"><text:span text:style-name="T11">: sīlavisuddhi c’eva cittavisuddhi c</text:span></text:span><text:span text:style-name="VimmBibQuote">ā</text:span><text:span text:style-name="VimmBibQuote"><text:span text:style-name="T11"> ti dve mūlabhūt</text:span></text:span><text:span text:style-name="VimmBibQuote">ā visuddhiyo </text:span><text:span text:style-name="VimmBibQuote"><text:span text:style-name="T11">samp</text:span></text:span><text:span text:style-name="VimmBibQuote">ā</text:span><text:span text:style-name="VimmBibQuote"><text:span text:style-name="T11">detabb</text:span></text:span><text:span text:style-name="VimmBibQuote">ā</text:span><text:span text:style-name="VimmBibQuote"><text:span text:style-name="T11"> </text:span></text:span><text:span text:style-name="VimmBibQuote">ti vuttā, tattha sīlavisuddhi </text:span><text:span text:style-name="VimmBibQuote"><text:span text:style-name="T11">n</text:span></text:span><text:span text:style-name="VimmBibQuote">ā</text:span><text:span text:style-name="VimmBibQuote"><text:span text:style-name="T11">ma </text:span></text:span><text:span text:style-name="VimmBibQuote">suparisuddhaṁ </text:span><text:span text:style-name="VimmBibQuote"><text:span text:style-name="T11">p</text:span></text:span><text:span text:style-name="VimmBibQuote">ā</text:span><text:span text:style-name="VimmBibQuote"><text:span text:style-name="T11">timokkhasa</text:span></text:span><text:span text:style-name="VimmBibQuote">ṁ</text:span><text:span text:style-name="VimmBibQuote"><text:span text:style-name="T11">var</text:span></text:span><text:span text:style-name="VimmBibQuote">ā</text:span><text:span text:style-name="VimmBibQuote"><text:span text:style-name="T11">di </text:span></text:span><text:span text:style-name="VimmBibQuote">catubbidhaṁ silaṁ, tañ ca Sīlaniddese </text:span><text:span text:style-name="VimmBibQuote"><text:span text:style-name="T11">vitth</text:span></text:span><text:span text:style-name="VimmBibQuote">ā</text:span><text:span text:style-name="VimmBibQuote"><text:span text:style-name="T11">ritam </text:span></text:span><text:span text:style-name="VimmBibQuote">eva, cittavisuddhi </text:span><text:span text:style-name="VimmBibQuote"><text:span text:style-name="T11">n</text:span></text:span><text:span text:style-name="VimmBibQuote">ā</text:span><text:span text:style-name="VimmBibQuote"><text:span text:style-name="T11">ma sa upac</text:span></text:span><text:span text:style-name="VimmBibQuote">ā</text:span><text:span text:style-name="VimmBibQuote"><text:span text:style-name="T11">r</text:span></text:span><text:span text:style-name="VimmBibQuote">ā</text:span><text:span text:style-name="VimmBibQuote"><text:span text:style-name="T11"> </text:span></text:span><text:span text:style-name="VimmBibQuote">aṭṭha </text:span><text:span text:style-name="VimmBibQuote"><text:span text:style-name="T11">sam</text:span></text:span><text:span text:style-name="VimmBibQuote">ā</text:span><text:span text:style-name="VimmBibQuote"><text:span text:style-name="T11">pattiyo, t</text:span></text:span><text:span text:style-name="VimmBibQuote">ā</text:span><text:span text:style-name="VimmBibQuote"><text:span text:style-name="T11"> pi cittasisena vutta-Sam</text:span></text:span><text:span text:style-name="VimmBibQuote">ā</text:span><text:span text:style-name="VimmBibQuote"><text:span text:style-name="T11">dhiniddese sabb</text:span></text:span><text:span text:style-name="VimmBibQuote">ā</text:span><text:span text:style-name="VimmBibQuote"><text:span text:style-name="T11">k</text:span></text:span><text:span text:style-name="VimmBibQuote">ā</text:span><text:span text:style-name="VimmBibQuote"><text:span text:style-name="T11">rena vitth</text:span></text:span><text:span text:style-name="VimmBibQuote">ā</text:span><text:span text:style-name="VimmBibQuote"><text:span text:style-name="T11">rit</text:span></text:span><text:span text:style-name="VimmBibQuote">ā</text:span><text:span text:style-name="VimmBibQuote"><text:span text:style-name="T11"> eva. Tasm</text:span></text:span><text:span text:style-name="VimmBibQuote">ā</text:span><text:span text:style-name="VimmBibQuote"><text:span text:style-name="T11"> t</text:span></text:span><text:span text:style-name="VimmBibQuote">ā</text:span><text:span text:style-name="VimmBibQuote"><text:span text:style-name="T11"> tattha vitth</text:span></text:span><text:span text:style-name="VimmBibQuote">ā</text:span><text:span text:style-name="VimmBibQuote"><text:span text:style-name="T11">rita-mayen’eva veditabb</text:span></text:span><text:span text:style-name="VimmBibQuote">ā</text:span><text:span text:style-name="VimmBibQuote"><text:span text:style-name="T11">. </text:span></text:span><text:span text:style-name="VimmBibQuote">Yaṁ </text:span><text:span text:style-name="VimmBibQuote"><text:span text:style-name="T11">pana vutta</text:span></text:span><text:span text:style-name="VimmBibQuote">ṁ</text:span><text:span text:style-name="VimmBibQuote"><text:span text:style-name="T11">: diṭṭhivisuddhi... .im</text:span></text:span><text:span text:style-name="VimmBibQuote">ā</text:span><text:span text:style-name="VimmBibQuote"><text:span text:style-name="T11"> pañca visuddhiyo sarīran ti tattha n</text:span></text:span><text:span text:style-name="VimmBibQuote">ā</text:span><text:span text:style-name="VimmBibQuote"><text:span text:style-name="T11">marūp</text:span></text:span><text:span text:style-name="VimmBibQuote">ā</text:span><text:span text:style-name="VimmBibQuote"><text:span text:style-name="T11">naṁ y</text:span></text:span><text:span text:style-name="VimmBibQuote">ā</text:span><text:span text:style-name="VimmBibQuote"><text:span text:style-name="T11">th</text:span></text:span><text:span text:style-name="VimmBibQuote">ā</text:span><text:span text:style-name="VimmBibQuote"><text:span text:style-name="T11">vadassanaṁ diṭṭhivisuddhi nāma.</text:span></text:span></text:p></text:list-item></text:list></text:note-body></text:note> So the Buddha begins his instruction in the two standard <text:span text:style-name="VimmPali"><text:span text:style-name="T21">Satipaṭṭhāna </text:span></text:span><text:span text:style-name="VimmPali">Suttas</text:span> by setting forth the way of producing serenity through mindfulness on breathing (<text:span text:style-name="VimmPali"><text:span text:style-name="T21">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1">va </text:span></text:span><text:span text:style-name="VimmPali">maggo bodh</text:span><text:span text:style-name="VimmPali"><text:span text:style-name="T21">ā</text:span></text:span><text:span text:style-name="VimmPali">ya</text:span>).<text:note text:id="ftn1097"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1">nāpānasati </text:span></text:span><text:span text:style-name="VimmPali">Sutta</text:span> at the very beginning of the two main <text:span text:style-name="VimmPali"><text:span text:style-name="T21">Satipaṭṭhāna </text:span></text:span><text:span text:style-name="VimmPali">Suttas</text:span> is clear indication of the necessity of at least the First <text:span text:style-name="VimmPali">Jhāna</text:span>, the first medita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1">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ext:soft-page-break/>the first tetrad of the <text:span text:style-name="VimmPali"><text:span text:style-name="T21">Ānāpānosati </text:span></text:span><text:span text:style-name="VimmPali">Sutta</text:span>, an exercise in serenity, at the very beginning of the two main <text:span text:style-name="VimmPali">Satipaṭṭh</text:span><text:span text:style-name="VimmPali"><text:span text:style-name="T21">ā</text:span></text:span><text:span text:style-name="VimmPali">na Suttas</text:span>; the <text:span text:style-name="VimmPali">Paṭisambhid</text:span><text:span text:style-name="VimmPali"><text:span text:style-name="T21">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1">ā</text:span></text:span><text:span text:style-name="VimmPali">sam</text:span><text:span text:style-name="VimmPali"><text:span text:style-name="T21">ā</text:span></text:span><text:span text:style-name="VimmPali">dhi</text:span>, as the four <text:span text:style-name="VimmPali">jhānas</text:span>, and not anything lower than them.<text:note text:id="ftn1098" text:note-class="footnote"><text:note-citation>1</text:note-citation><text:note-body><text:p text:style-name="Standard"><text:span text:style-name="VimmBibRef"><text:span text:style-name="T11">Pts. I,41-2</text:span></text:span><text:span text:style-name="T11">; </text:span><text:span text:style-name="VimmBibRef"><text:span text:style-name="T11">D. II, 313</text:span></text:span><text:span text:style-name="T11">: </text:span>See <text:span text:style-name="VimmTODO"><text:span text:style-name="T11">n. 1 (d), p.229.</text:span></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1">k</text:span></text:span><text:span text:style-name="VimmPali">ā</text:span><text:span text:style-name="VimmPali"><text:span text:style-name="T21">mabhūmi</text:span></text:span><text:span text:style-name="T21">.</text:span><text:span text:style-name="T11">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1">S</text:span>ā<text:span text:style-name="T11">riputta </text:span>Thera’s words. This is the escape from sense-desires, namely, renunciation.<text:note text:id="ftn1099" text:note-class="footnote"><text:note-citation>2</text:note-citation><text:note-body><text:p text:style-name="Standard"><text:span text:style-name="VimmBibRef">As. </text:span><text:span text:style-name="VimmBibRef"><text:span text:style-name="T11">164</text:span></text:span><text:span text:style-name="T11">: </text:span><text:span text:style-name="VimmBibQuote"><text:span text:style-name="T11">K</text:span></text:span><text:span text:style-name="VimmBibQuote">ā</text:span><text:span text:style-name="VimmBibQuote"><text:span text:style-name="T11">madh</text:span></text:span><text:span text:style-name="VimmBibQuote">ā</text:span><text:span text:style-name="VimmBibQuote"><text:span text:style-name="T11">tusamatikkamanato hi k</text:span></text:span><text:span text:style-name="VimmBibQuote">ā</text:span><text:span text:style-name="VimmBibQuote"><text:span text:style-name="T11">mar</text:span></text:span><text:span text:style-name="VimmBibQuote">ā</text:span><text:span text:style-name="VimmBibQuote"><text:span text:style-name="T11">gapaṭìpakkhato ca idaṁ jhānaṁ k</text:span></text:span><text:span text:style-name="VimmBibQuote">ā</text:span><text:span text:style-name="VimmBibQuote"><text:span text:style-name="T11">m</text:span></text:span><text:span text:style-name="VimmBibQuote">ā</text:span><text:span text:style-name="VimmBibQuote"><text:span text:style-name="T11">nam eva nissaraṇaṁ. </text:span></text:span><text:span text:style-name="VimmBibQuote">See </text:span><text:span text:style-name="VimmBibQuote"><text:span text:style-name="T11">n. 1 (b), 310.</text:span></text:span></text:p></text:note-body></text:note> <text:span text:style-name="VimmPageNo">[[425|362]]</text:span> </text:p>
      <text:p text:style-name="VimmBody"><text:span text:style-name="T18">In </text:span>the <text:span text:style-name="VimmPali"><text:span text:style-name="T23">Dantabhūmi Sutta</text:span></text:span><text:span text:style-name="T18"> </text:span>of the <text:span text:style-name="VimmPali"><text:span text:style-name="T23">Majjhima Nikāya</text:span></text:span><text:span text:style-name="T23">,</text:span><text:span text:style-name="T18">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100" text:note-class="footnote"><text:note-citation>3</text:note-citation><text:note-body><text:p text:style-name="Standard"><text:span text:style-name="VimmBibRef">M, III, 129-30</text:span>: <text:span text:style-name="VimmBibQuote">Yan </text:span><text:span text:style-name="VimmBibQuote"><text:span text:style-name="T18">taṁ </text:span></text:span><text:span text:style-name="VimmBibQuote">nekkhammena ñā</text:span><text:span text:style-name="VimmBibQuote"><text:span text:style-name="T18">tabbaṁ</text:span></text:span><text:span text:style-name="VimmBibQuote">, nekkhammena daṭṭhabba</text:span><text:span text:style-name="VimmBibQuote"><text:span text:style-name="T18">ṁ</text:span></text:span><text:span text:style-name="VimmBibQuote">, nekkhammena pattabba</text:span><text:span text:style-name="VimmBibQuote"><text:span text:style-name="T18">ṁ</text:span></text:span><text:span text:style-name="VimmBibQuote">, nekkhammena </text:span><text:span text:style-name="VimmBibQuote"><text:span text:style-name="T18">sacchik</text:span></text:span><text:span text:style-name="VimmBibQuote">ā</text:span><text:span text:style-name="VimmBibQuote"><text:span text:style-name="T18">tabbaṁ, taṁ </text:span></text:span><text:span text:style-name="VimmBibQuote">vata Jayaseno </text:span><text:span text:style-name="VimmBibQuote"><text:span text:style-name="T18">r</text:span></text:span><text:span text:style-name="VimmBibQuote">ā</text:span><text:span text:style-name="VimmBibQuote"><text:span text:style-name="T18">jakum</text:span></text:span><text:span text:style-name="VimmBibQuote">ā</text:span><text:span text:style-name="VimmBibQuote"><text:span text:style-name="T18">ro k</text:span></text:span><text:span text:style-name="VimmBibQuote">ā</text:span><text:span text:style-name="VimmBibQuote"><text:span text:style-name="T18">mamajjhe </text:span></text:span><text:span text:style-name="VimmBibQuote">vasanto </text:span><text:span text:style-name="VimmBibQuote"><text:span text:style-name="T18">k</text:span></text:span><text:span text:style-name="VimmBibQuote">ā</text:span><text:span text:style-name="VimmBibQuote"><text:span text:style-name="T18">me </text:span></text:span><text:span text:style-name="VimmBibQuote">paribhuñjanto </text:span><text:span text:style-name="VimmBibQuote"><text:span text:style-name="T18">k</text:span></text:span><text:span text:style-name="VimmBibQuote">ā</text:span><text:span text:style-name="VimmBibQuote"><text:span text:style-name="T18">mavitakkehi khajjam</text:span></text:span><text:span text:style-name="VimmBibQuote">ā</text:span><text:span text:style-name="VimmBibQuote"><text:span text:style-name="T18">no k</text:span></text:span><text:span text:style-name="VimmBibQuote">ā</text:span><text:span text:style-name="VimmBibQuote"><text:span text:style-name="T18">mapariḷ</text:span></text:span><text:span text:style-name="VimmBibQuote">ā</text:span><text:span text:style-name="VimmBibQuote"><text:span text:style-name="T18">hena pariḍayaham</text:span></text:span><text:span text:style-name="VimmBibQuote">ā</text:span><text:span text:style-name="VimmBibQuote"><text:span text:style-name="T18">no k</text:span></text:span><text:span text:style-name="VimmBibQuote">ā</text:span><text:span text:style-name="VimmBibQuote"><text:span text:style-name="T18">mapariyesan</text:span></text:span><text:span text:style-name="VimmBibQuote">ā</text:span><text:span text:style-name="VimmBibQuote"><text:span text:style-name="T18">ya ussukko </text:span></text:span><text:span text:style-name="VimmBibQuote">ñ</text:span><text:span text:style-name="VimmBibQuote"><text:span text:style-name="T18">assati v</text:span></text:span><text:span text:style-name="VimmBibQuote">ā</text:span><text:span text:style-name="VimmBibQuote"><text:span text:style-name="T18"> dakkhati v</text:span></text:span><text:span text:style-name="VimmBibQuote">ā</text:span><text:span text:style-name="VimmBibQuote"><text:span text:style-name="T18"> sacchi v</text:span></text:span><text:span text:style-name="VimmBibQuote">ā</text:span><text:span text:style-name="VimmBibQuote"><text:span text:style-name="T18"> karissatīti n'etaṁ ṭh</text:span></text:span><text:span text:style-name="VimmBibQuote">ā</text:span><text:span text:style-name="VimmBibQuote"><text:span text:style-name="T18">naṁ vijjati.</text:span></text:span></text:p></text:note-body></text:note> Now sense-desires and the other hindrances to the First <text:span text:style-name="VimmPali"><text:span text:style-name="T23">Jhāna</text:span></text:span><text:span text:style-name="T18"> </text:span>are not conducive to the penetration of things and seeing them as they are. So, for the development of insight (<text:span text:style-name="VimmPali"><text:span text:style-name="T23">vipassanā</text:span></text:span>), the bringing into being of the First <text:span text:style-name="VimmPali"><text:span text:style-name="T23">Jhāna</text:span></text:span><text:span text:style-name="T18"> </text:span>is indispensable according to the Buddha’s teaching, that is to say, the words of the Buddha in the Pali Texts.<text:note text:id="ftn1101" text:note-class="footnote"><text:note-citation>4</text:note-citation><text:note-body><text:p text:style-name="Standard"><text:span text:style-name="VimmBibRef">A. </text:span><text:span text:style-name="VimmBibRef"><text:span text:style-name="T18">V, 1-2</text:span></text:span><text:span text:style-name="T18">: </text:span><text:span text:style-name="VimmBibQuote"><text:span text:style-name="T18">Ekamantaṁ nisinno kho </text:span></text:span><text:span text:style-name="VimmBibQuote">ā</text:span><text:span text:style-name="VimmBibQuote"><text:span text:style-name="T18">yasm</text:span></text:span><text:span text:style-name="VimmBibQuote">ā</text:span><text:span text:style-name="VimmBibQuote"><text:span text:style-name="T18"> Ānando Bhagavantaṁ etad avoca ‘kimathtiy</text:span></text:span><text:span text:style-name="VimmBibQuote">ā</text:span><text:span text:style-name="VimmBibQuote"><text:span text:style-name="T18">ni bhante kusal</text:span></text:span><text:span text:style-name="VimmBibQuote">ā</text:span><text:span text:style-name="VimmBibQuote"><text:span text:style-name="T18">ni sīl</text:span></text:span><text:span text:style-name="VimmBibQuote">ā</text:span><text:span text:style-name="VimmBibQuote"><text:span text:style-name="T18">ni kim</text:span></text:span><text:span text:style-name="VimmBibQuote">ā</text:span><text:span text:style-name="VimmBibQuote"><text:span text:style-name="T18">nisaṁs</text:span></text:span><text:span text:style-name="VimmBibQuote">ā</text:span><text:span text:style-name="VimmBibQuote"><text:span text:style-name="T18">nī‘ti? ‘Avippaṭis</text:span></text:span><text:span text:style-name="VimmBibQuote">ā</text:span><text:span text:style-name="VimmBibQuote"><text:span text:style-name="T18">ratth</text:span></text:span><text:span text:style-name="VimmBibQuote">ā</text:span><text:span text:style-name="VimmBibQuote"><text:span text:style-name="T18">ni kho Ānanda kusal</text:span></text:span><text:span text:style-name="VimmBibQuote">ā</text:span><text:span text:style-name="VimmBibQuote"><text:span text:style-name="T18">ni sīl</text:span></text:span><text:span text:style-name="VimmBibQuote">ā</text:span><text:span text:style-name="VimmBibQuote"><text:span text:style-name="T18">ni avippaṭis</text:span></text:span><text:span text:style-name="VimmBibQuote">ā</text:span><text:span text:style-name="VimmBibQuote"><text:span text:style-name="T18">r</text:span></text:span><text:span text:style-name="VimmBibQuote">ā</text:span><text:span text:style-name="VimmBibQuote"><text:span text:style-name="T18">nisaṁs</text:span></text:span><text:span text:style-name="VimmBibQuote">ā</text:span><text:span text:style-name="VimmBibQuote"><text:span text:style-name="T18">nī‘ti. ‘Āvippaṭis</text:span></text:span><text:span text:style-name="VimmBibQuote">ā</text:span><text:span text:style-name="VimmBibQuote"><text:span text:style-name="T18">ro pana bhante kimatthiyo kim</text:span></text:span><text:span text:style-name="VimmBibQuote">ā</text:span><text:span text:style-name="VimmBibQuote"><text:span text:style-name="T18">nisaṁso’ti? ‘Avippaṭis</text:span></text:span><text:span text:style-name="VimmBibQuote">ā</text:span><text:span text:style-name="VimmBibQuote"><text:span text:style-name="T18">ro kho Ānanda p</text:span></text:span><text:span text:style-name="VimmBibQuote">ā</text:span><text:span text:style-name="VimmBibQuote"><text:span text:style-name="T18">mujjattho p</text:span></text:span><text:span text:style-name="VimmBibQuote">ā</text:span><text:span text:style-name="VimmBibQuote"><text:span text:style-name="T18">mujj</text:span></text:span><text:span text:style-name="VimmBibQuote">ā</text:span><text:span text:style-name="VimmBibQuote"><text:span text:style-name="T18">nisaṁso’ ti. ‘P</text:span></text:span><text:span text:style-name="VimmBibQuote">ā</text:span><text:span text:style-name="VimmBibQuote"><text:span text:style-name="T18">mujjaṁ pana bhante kimatthiyaṁ kim</text:span></text:span><text:span text:style-name="VimmBibQuote">ā</text:span><text:span text:style-name="VimmBibQuote"><text:span text:style-name="T18">nisaṁsan’ ti? ‘P</text:span></text:span><text:span text:style-name="VimmBibQuote">ā</text:span><text:span text:style-name="VimmBibQuote"><text:span text:style-name="T18">mujjaṁ kho Ānanda pītatthaṁ pīt</text:span></text:span><text:span text:style-name="VimmBibQuote">ā</text:span><text:span text:style-name="VimmBibQuote"><text:span text:style-name="T18">nisaṁsan‘ ti. ‘Pīti pana bhante kimatthiy</text:span></text:span><text:span text:style-name="VimmBibQuote">ā</text:span><text:span text:style-name="VimmBibQuote"><text:span text:style-name="T18"> kim</text:span></text:span><text:span text:style-name="VimmBibQuote">ā</text:span><text:span text:style-name="VimmBibQuote"><text:span text:style-name="T18">nisaṁs</text:span></text:span><text:span text:style-name="VimmBibQuote">ā</text:span><text:span text:style-name="VimmBibQuote"><text:span text:style-name="T18">’ ti? Pīti kho Ānanda passaddhatth</text:span></text:span><text:span text:style-name="VimmBibQuote">ā </text:span><text:span text:style-name="VimmBibQuote"><text:span text:style-name="T18">passaddh</text:span></text:span><text:span text:style-name="VimmBibQuote">ā</text:span><text:span text:style-name="VimmBibQuote"><text:span text:style-name="T18">nisaṁsa‘ ti. Passaddhi pana bhante kimatthiy</text:span></text:span><text:span text:style-name="VimmBibQuote">ā</text:span><text:span text:style-name="VimmBibQuote"><text:span text:style-name="T18"> kim</text:span></text:span><text:span text:style-name="VimmBibQuote">ā</text:span><text:span text:style-name="VimmBibQuote"><text:span text:style-name="T18">nisaṁs</text:span></text:span><text:span text:style-name="VimmBibQuote">ā</text:span><text:span text:style-name="VimmBibQuote"><text:span text:style-name="T18">’ ti? ‘Passaddhi kho Ānanda sukhatth</text:span></text:span><text:span text:style-name="VimmBibQuote">ā</text:span><text:span text:style-name="VimmBibQuote"><text:span text:style-name="T18"> sukh</text:span></text:span><text:span text:style-name="VimmBibQuote">ā</text:span><text:span text:style-name="VimmBibQuote"><text:span text:style-name="T18">nisams</text:span></text:span><text:span text:style-name="VimmBibQuote">ā</text:span><text:span text:style-name="VimmBibQuote"><text:span text:style-name="T18">’ ti. </text:span></text:span><text:span text:style-name="VimmBibQuote"><text:span text:style-name="T17">‘</text:span></text:span><text:span text:style-name="VimmBibQuote"><text:span text:style-name="T18">Sukhaṁ pana bhante kimatthiyaṁ kim</text:span></text:span><text:span text:style-name="VimmBibQuote">ā</text:span><text:span text:style-name="VimmBibQuote"><text:span text:style-name="T18">nisaṁsan’ ti? ‘Sukhaṁ kho Ānanda sam</text:span></text:span><text:span text:style-name="VimmBibQuote">ā</text:span><text:span text:style-name="VimmBibQuote"><text:span text:style-name="T18">dhatthaṁ sam</text:span></text:span><text:span text:style-name="VimmBibQuote">ā</text:span><text:span text:style-name="VimmBibQuote"><text:span text:style-name="T18">dh</text:span></text:span><text:span text:style-name="VimmBibQuote">ā</text:span><text:span text:style-name="VimmBibQuote"><text:span text:style-name="T18">nisaṁsan‘ ti. ‘Sam</text:span></text:span><text:span text:style-name="VimmBibQuote">ā</text:span><text:span text:style-name="VimmBibQuote"><text:span text:style-name="T18">dhi pana bhante kimatthiyo kim</text:span></text:span><text:span text:style-name="VimmBibQuote">ā</text:span><text:span text:style-name="VimmBibQuote"><text:span text:style-name="T18">nisaṁso’ ti? ‘Sam</text:span></text:span><text:span text:style-name="VimmBibQuote">ā</text:span><text:span text:style-name="VimmBibQuote"><text:span text:style-name="T18">dhi kho Ānanda yath</text:span></text:span><text:span text:style-name="VimmBibQuote">ā</text:span><text:span text:style-name="VimmBibQuote"><text:span text:style-name="T18">bhūtañ</text:span></text:span><text:span text:style-name="VimmBibQuote">āṇ</text:span><text:span text:style-name="VimmBibQuote"><text:span text:style-name="T18">adassanattho yath</text:span></text:span><text:span text:style-name="VimmBibQuote">ā</text:span><text:span text:style-name="VimmBibQuote"><text:span text:style-name="T18">bhūtañ</text:span></text:span><text:span text:style-name="VimmBibQuote">āṇ</text:span><text:span text:style-name="VimmBibQuote"><text:span text:style-name="T18">adassan</text:span></text:span><text:span text:style-name="VimmBibQuote">ā</text:span><text:span text:style-name="VimmBibQuote"><text:span text:style-name="T18">nisaṁso’ ti. ‘Yath</text:span></text:span><text:span text:style-name="VimmBibQuote">ā</text:span><text:span text:style-name="VimmBibQuote"><text:span text:style-name="T18">bhūtañ</text:span></text:span><text:span text:style-name="VimmBibQuote">āṇā</text:span><text:span text:style-name="VimmBibQuote"><text:span text:style-name="T18">dassanaṁ pana bhante kimatthiyaṁ kim</text:span></text:span><text:span text:style-name="VimmBibQuote">ā</text:span><text:span text:style-name="VimmBibQuote"><text:span text:style-name="T18">nisaṁsan’ ti? ‘Yath</text:span></text:span><text:span text:style-name="VimmBibQuote">ā</text:span><text:span text:style-name="VimmBibQuote"><text:span text:style-name="T18">bhūtañ</text:span></text:span><text:span text:style-name="VimmBibQuote">āṇ</text:span><text:span text:style-name="VimmBibQuote"><text:span text:style-name="T18">adassanaṁ kho Ānanda nibbid</text:span></text:span><text:span text:style-name="VimmBibQuote">ā</text:span><text:span text:style-name="VimmBibQuote"><text:span text:style-name="T18">vir</text:span></text:span><text:span text:style-name="VimmBibQuote">ā</text:span><text:span text:style-name="VimmBibQuote"><text:span text:style-name="T18">gatthaṁ nibbidavir</text:span></text:span><text:span text:style-name="VimmBibQuote">ā</text:span><text:span text:style-name="VimmBibQuote"><text:span text:style-name="T18">g</text:span></text:span><text:span text:style-name="VimmBibQuote">ā</text:span><text:span text:style-name="VimmBibQuote"><text:span text:style-name="T18">nisaṁsan’ ti? Nibbid</text:span></text:span><text:span text:style-name="VimmBibQuote">ā</text:span><text:span text:style-name="VimmBibQuote"><text:span text:style-name="T18">vir</text:span></text:span><text:span text:style-name="VimmBibQuote">ā</text:span><text:span text:style-name="VimmBibQuote"><text:span text:style-name="T18">go pana bhante kimatthiyo kim</text:span></text:span><text:span text:style-name="VimmBibQuote">ā</text:span><text:span text:style-name="VimmBibQuote"><text:span text:style-name="T18">nisaṁso’ ti? Nibbid</text:span></text:span><text:span text:style-name="VimmBibQuote">ā</text:span><text:span text:style-name="VimmBibQuote"><text:span text:style-name="T18">vir</text:span></text:span><text:span text:style-name="VimmBibQuote">ā</text:span><text:span text:style-name="VimmBibQuote"><text:span text:style-name="T18">go kho Ānanda vimuttiñ</text:span></text:span><text:span text:style-name="VimmBibQuote">āṇ</text:span><text:span text:style-name="VimmBibQuote"><text:span text:style-name="T18">adassanattho vimuttiñ</text:span></text:span><text:span text:style-name="VimmBibQuote">āṇ</text:span><text:span text:style-name="VimmBibQuote"><text:span text:style-name="T18">adassan</text:span></text:span><text:span text:style-name="VimmBibQuote">ā</text:span><text:span text:style-name="VimmBibQuote"><text:span text:style-name="T18">nisaṁso’ ti.</text:span></text:span><text:span text:style-name="T18"> (=</text:span><text:span text:style-name="VimmBibQuote"><text:span text:style-name="T18">Yath</text:span></text:span><text:span text:style-name="VimmBibQuote">ā</text:span><text:span text:style-name="VimmBibQuote"><text:span text:style-name="T18">bhūtañ</text:span></text:span><text:span text:style-name="VimmBibQuote">āṇ</text:span><text:span text:style-name="VimmBibQuote"><text:span text:style-name="T18">adassanattho ti </text:span></text:span><text:span text:style-name="VimmBibQuote">ā</text:span><text:span text:style-name="VimmBibQuote"><text:span text:style-name="T18">disu yath</text:span></text:span><text:span text:style-name="VimmBibQuote">ā</text:span><text:span text:style-name="VimmBibQuote"><text:span text:style-name="T18">bhūtañ</text:span></text:span><text:span text:style-name="VimmBibQuote">āṇ</text:span><text:span text:style-name="VimmBibQuote"><text:span text:style-name="T18">adassanaṁ n</text:span></text:span><text:span text:style-name="VimmBibQuote">ā</text:span><text:span text:style-name="VimmBibQuote"><text:span text:style-name="T18">ma. taruṇavipassan</text:span></text:span><text:span text:style-name="VimmBibQuote">ā</text:span><text:span text:style-name="VimmBibQuote"><text:span text:style-name="T18">; nibbid</text:span></text:span><text:span text:style-name="VimmBibQuote">ā</text:span><text:span text:style-name="VimmBibQuote"><text:span text:style-name="T18"> n</text:span></text:span><text:span text:style-name="VimmBibQuote">ā</text:span><text:span text:style-name="VimmBibQuote"><text:span text:style-name="T18">ma balavavipassan</text:span></text:span><text:span text:style-name="VimmBibQuote">ā</text:span><text:span text:style-name="VimmBibQuote"><text:span text:style-name="T18">; vir</text:span></text:span><text:span text:style-name="VimmBibQuote">ā</text:span><text:span text:style-name="VimmBibQuote"><text:span text:style-name="T18">go n</text:span></text:span><text:span text:style-name="VimmBibQuote">ā</text:span><text:span text:style-name="VimmBibQuote"><text:span text:style-name="T18">ma maggo; vimutti n</text:span></text:span><text:span text:style-name="VimmBibQuote">ā</text:span><text:span text:style-name="VimmBibQuote"><text:span text:style-name="T18">ma arahattaphalaṁ; ñ</text:span></text:span><text:span text:style-name="VimmBibQuote">āṇ</text:span><text:span text:style-name="VimmBibQuote"><text:span text:style-name="T18">adassanaṁ n</text:span></text:span><text:span text:style-name="VimmBibQuote">ā</text:span><text:span text:style-name="VimmBibQuote"><text:span text:style-name="T18">ma paccavekkhanañ</text:span></text:span><text:span text:style-name="VimmBibQuote">āṇ</text:span><text:span text:style-name="VimmBibQuote"><text:span text:style-name="T18">aṁ</text:span></text:span><text:span text:style-name="T18">—</text:span><text:span text:style-name="VimmBibRef"><text:span text:style-name="T18">Mp. V, 1</text:span></text:span><text:span text:style-name="T18">).</text:span></text:p></text:note-body></text:note> There is no doubt that according to the <text:soft-page-break/>Bodhisatta’s words repeated by the Buddha in conformation, the First <text:span text:style-name="VimmPali"><text:span text:style-name="T23">Jhāna</text:span></text:span><text:span text:style-name="T18"> </text:span>is truly the way to enlightenment, and so this <text:span text:style-name="VimmPali"><text:span text:style-name="T23">jhāna</text:span></text:span><text:span text:style-name="T18"> </text:span>has a specially important place in the Buddha’s scheme of salvation.</text:p>
      <text:p text:style-name="VimmBody"><text:span text:style-name="VimmPageNo">[[426|363]]</text:span></text:p>
      <text:p text:style-name="VimmExportSkip">Index of pali words in footnotes</text:p>
      <text:p text:style-name="VimmExportSkip">aññā. °ārādhanā, 345. °paṭivedha,344.</text:p>
      <text:p text:style-name="VimmExportSkip">anupubba, °kiriyā, °paṭipadā, °sikkhā,<text:span text:style-name="T11">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2">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9">chanda, </text:span>°jāto, 345.</text:p>
      <text:p text:style-name="VimmExportSkip">tuleti, 345.</text:p>
      <text:p text:style-name="VimmExportSkip"><text:span text:style-name="T9">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9">pañca, </text:span>°kāmaguṇarāga, 348. pahāna,</text:p>
      <text:p text:style-name="VimmExportSkip">350.</text:p>
      <text:p text:style-name="VimmExportSkip"><text:span text:style-name="T9">paññ</text:span>ā<text:span text:style-name="T9">. °paññ</text:span>ā<text:span text:style-name="T9">ya dubbalīkaraṇe, </text:span>346.</text:p>
      <text:p text:style-name="VimmExportSkip"><text:span text:style-name="T9">paṭhavī, °samaṁ bh</text:span>ā<text:span text:style-name="T9">vanaṁ bh</text:span>ā<text:span text:style-name="T9">vehi</text:span></text:p>
      <text:p text:style-name="VimmExportSkip"><text:span text:style-name="VimmPali"><text:span text:style-name="T22">(etc.),</text:span></text:span><text:span text:style-name="T9"> 346.</text:span></text:p>
      <text:p text:style-name="VimmExportSkip">pabhassara, 348.</text:p>
      <text:p text:style-name="VimmExportSkip"><text:span text:style-name="T9">payirup</text:span>ā<text:span text:style-name="T9">sati, 345.</text:span></text:p>
      <text:p text:style-name="VimmExportSkip"><text:span text:style-name="T9">Pasenadi </text:span>Rosala <text:span text:style-name="VimmPali">(the king),</text:span> <text:span text:style-name="T9">345.</text:span></text:p>
      <text:p text:style-name="VimmExportSkip">Pahārāda, 344.</text:p>
      <text:p text:style-name="VimmExportSkip">puthujjana, 348.</text:p>
      <text:p text:style-name="VimmExportSkip"><text:span text:style-name="T9">bhūmi. </text:span><text:span text:style-name="T11">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1">Maṇḍalārāmavāsī </text:span><text:span text:style-name="T9">Mah</text:span><text:span text:style-name="T11">ā</text:span><text:span text:style-name="T9">-Tissabhūti-</text:span></text:p>
      <text:p text:style-name="VimmExportSkip">tthera, 348.</text:p>
      <text:p text:style-name="VimmExportSkip"><text:span text:style-name="T9">ma</text:span><text:span text:style-name="T11">ṇḍ</text:span><text:span text:style-name="T9">ūka, </text:span><text:span text:style-name="T11">344.</text:span></text:p>
      <text:p text:style-name="VimmExportSkip">mahā, °patha, 347.</text:p>
      <text:p text:style-name="VimmExportSkip"><text:span text:style-name="T11">mitta, </text:span><text:span text:style-name="T9">°amacc</text:span><text:span text:style-name="T11">ā</text:span><text:span text:style-name="T9"> ñ</text:span><text:span text:style-name="T11">ā</text:span><text:span text:style-name="T9">tis</text:span><text:span text:style-name="T11">ā</text:span><text:span text:style-name="T9">lohit</text:span><text:span text:style-name="T11">ā</text:span><text:span text:style-name="T9">, </text:span><text:span text:style-name="T11">345.</text:span></text:p>
      <text:p text:style-name="VimmExportSkip"><text:span text:style-name="T11">m</text:span><text:span text:style-name="T9">ū</text:span><text:span text:style-name="T11">la, dve visuddhiyo </text:span><text:span text:style-name="T9">mūlaṁ, </text:span><text:span text:style-name="T11">351.</text:span></text:p>
      <text:p text:style-name="VimmExportSkip"><text:span text:style-name="T9">yath</text:span><text:span text:style-name="T11">ā</text:span><text:span text:style-name="T9">bhūta, </text:span><text:span text:style-name="T11">348.</text:span></text:p>
      <text:p text:style-name="VimmExportSkip">rathavinīta, 345.</text:p>
      <text:p text:style-name="VimmExportSkip"><text:span text:style-name="T11">Rāhula </text:span><text:span text:style-name="VimmPali"><text:span text:style-name="T22">(Ven. </text:span></text:span><text:span text:style-name="VimmPali">Elder),</text:span> 346.</text:p>
      <text:p text:style-name="VimmExportSkip">loṇa, <text:span text:style-name="T9">-dhūpana, </text:span>349.</text:p>
      <text:p text:style-name="VimmExportSkip"><text:span text:style-name="T9">vipassan</text:span><text:span text:style-name="T11">ā</text:span><text:span text:style-name="T9">, </text:span>349. taruṇa°, <text:span text:style-name="T11">balava°,</text:span></text:p>
      <text:p text:style-name="VimmExportSkip">353.</text:p>
      <text:p text:style-name="VimmExportSkip"/>
      <text:p text:style-name="VimmExportSkip">vir<text:span text:style-name="T11">āga, 353.</text:span></text:p>
      <text:p text:style-name="VimmExportSkip">visuddhi, (<text:span text:style-name="VimmPali">the seven</text:span>), 345; 351-52.</text:p>
      <text:p text:style-name="VimmExportSkip">saṃvara, <text:span text:style-name="T11">indriya</text:span>°<text:span text:style-name="T11">, </text:span>346.</text:p>
      <text:p text:style-name="VimmExportSkip"><text:span text:style-name="T11">sacca, </text:span><text:span text:style-name="T9">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9">paññ</text:span><text:span text:style-name="T11">ā</text:span><text:span text:style-name="T9">yo p</text:span><text:span text:style-name="T11">ū</text:span><text:span text:style-name="T9">retv</text:span><text:span text:style-name="T11">ā</text:span><text:span text:style-name="T9"> va sakk</text:span><text:span text:style-name="T11">ā</text:span><text:span text:style-name="T9"> arahat-</text:span></text:p>
      <text:p text:style-name="VimmExportSkip"><text:span text:style-name="T9">taṃ pattunti, 344. sīle patiṭṭh</text:span><text:span text:style-name="T11">ā</text:span><text:span text:style-name="T9">ya</text:span></text:p>
      <text:p text:style-name="VimmExportSkip">naro sapañño, 351. (sīla, avippaṭi-</text:p>
      <text:p text:style-name="VimmExportSkip"><text:span text:style-name="T9">s</text:span><text:span text:style-name="T11">ā</text:span><text:span text:style-name="T9">ra,.... vimuttiñ</text:span><text:span text:style-name="T11">āṇ</text:span><text:span text:style-name="T9">adassana),</text:span></text:p>
      <text:p text:style-name="VimmExportSkip">353.</text:p>
      <text:p text:style-name="VimmExportSkip">sukka, dhamma, 346.</text:p>
      <text:p text:style-name="VimmExportSkip"><text:span text:style-name="T11">suṇāti. </text:span>ohitasoto dhammaṁ <text:span text:style-name="T11">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text:soft-page-break/>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0">overseas@budaedu.org</text:span></text:a></text:p>
      <text:p text:style-name="VimmExportSkip">Website: http://www.<text:span text:style-name="T10">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font-weight="bold" fo:background-color="#e8f2a1"/>
    </style:style>
    <style:style style:name="VimmTODO" style:family="text">
      <style:text-properties style:font-name="TeX Gyre Pagella" fo:font-family="'TeX Gyre Pagella'" style:font-style-name="Bold" style:font-pitch="variable" fo:font-size="10.5pt"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13T12:38:01.097763122</dc:date>
    <meta:editing-cycles>742</meta:editing-cycles>
    <dc:subject>(VIMUTTIMAGGA)</dc:subject>
    <dc:title>THE PATH OF FREEDOM</dc:title>
    <meta:editing-duration>P10DT1H41M3S</meta:editing-duration>
    <meta:generator>LibreOffice/7.4.4.2$Linux_X86_64 LibreOffice_project/40$Build-2</meta:generator>
    <meta:document-statistic meta:table-count="0" meta:image-count="0" meta:object-count="0" meta:page-count="311" meta:paragraph-count="8210" meta:word-count="177675" meta:character-count="1142313" meta:non-whitespace-character-count="972503"/>
    <meta:user-defined meta:name="AppVersion">15.0000</meta:user-defined>
    <meta:user-defined meta:name="Company">HP</meta:user-defined>
    <meta:template xlink:type="simple" xlink:actuate="onRequest" xlink:title="Normal" xlink:href=""/>
  </office:meta>
</office:document-meta>
</file>